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7cm"/>
    </style:style>
    <style:style style:name="co3" style:family="table-column">
      <style:table-column-properties fo:break-before="auto" style:column-width="2.2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 style:data-style-name="N61"/>
    <style:style style:name="ce8" style:family="table-cell" style:parent-style-name="Default" style:data-style-name="N2"/>
    <style:style style:name="ce5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8.924cm" svg:height="19.117cm" svg:x="16.672cm" svg:y="1.353cm">
            <draw:object draw:notify-on-update-of-ranges="Tabelle1.A38:Tabelle1.A165 Tabelle1.B5:Tabelle1.B5 Tabelle1.B38:Tabelle1.B165 Tabelle1.A6:Tabelle1.A165 Tabelle1.C5:Tabelle1.C5 Tabelle1.C6:Tabelle1.C165 Tabelle1.A23:Tabelle1.A165 Tabelle1.D5:Tabelle1.D5 Tabelle1.D23:Tabelle1.D165 Tabelle1.A44:Tabelle1.A165 Tabelle1.E5:Tabelle1.E5 Tabelle1.E44:Tabelle1.E1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15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6" office:value-type="string" calcext:value-type="string">
            <text:p>ReidRepelCorrectionFactor = 0.55</text:p>
          </table:table-cell>
          <table:table-cell table:style-name="ce6" table:number-columns-repeated="2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ce1"/>
          <table:table-cell/>
          <table:table-cell table:style-name="ce6"/>
          <table:table-cell table:number-columns-repeated="10"/>
          <table:table-cell office:value-type="string" calcext:value-type="string">
            <text:p>reid suj</text:p>
          </table:table-cell>
        </table:table-row>
        <table:table-row table:style-name="ro1">
          <table:table-cell table:style-name="ce2" office:value-type="string" calcext:value-type="string">
            <text:p>Distance[fm]</text:p>
          </table:table-cell>
          <table:table-cell table:style-name="ce2" office:value-type="string" calcext:value-type="string">
            <text:p>Reid</text:p>
          </table:table-cell>
          <table:table-cell table:style-name="ce2" office:value-type="string" calcext:value-type="string">
            <text:p>Hard</text:p>
          </table:table-cell>
          <table:table-cell table:style-name="ce5" office:value-type="string" calcext:value-type="string">
            <text:p>Fine</text:p>
          </table:table-cell>
          <table:table-cell table:style-name="ce6" office:value-type="string" calcext:value-type="string">
            <text:p>ReidRepel</text:p>
          </table:table-cell>
          <table:table-cell table:style-name="ce2" office:value-type="string" calcext:value-type="string">
            <text:p>ReidAttrac</text:p>
          </table:table-cell>
          <table:table-cell table:style-name="ce6" office:value-type="string" calcext:value-type="string">
            <text:p>Fine+ReidRepel</text:p>
          </table:table-cell>
          <table:table-cell table:number-columns-repeated="15"/>
        </table:table-row>
        <table:table-row table:style-name="ro1">
          <table:table-cell office:value-type="float" office:value="0.025" calcext:value-type="float">
            <text:p>0,025</text:p>
          </table:table-cell>
          <table:table-cell table:style-name="ce1" office:value-type="float" office:value="1751280000" calcext:value-type="float">
            <text:p>1,75E+09</text:p>
          </table:table-cell>
          <table:table-cell office:value-type="float" office:value="-70546" calcext:value-type="float">
            <text:p>-7,05E+04</text:p>
          </table:table-cell>
          <table:table-cell office:value-type="float" office:value="-10463.8" calcext:value-type="float">
            <text:p>-10463,8</text:p>
          </table:table-cell>
          <table:table-cell table:style-name="ce1" office:value-type="float" office:value="2358160000" calcext:value-type="float">
            <text:p>2,36E+09</text:p>
          </table:table-cell>
          <table:table-cell table:style-name="ce1" office:value-type="float" office:value="-606887000" calcext:value-type="float">
            <text:p>-6,07E+08</text:p>
          </table:table-cell>
          <table:table-cell table:formula="of:=[.D6]+ 0.55*[.E6]" office:value-type="float" office:value="1296977536.2" calcext:value-type="float">
            <text:p>1,30E+09</text:p>
          </table:table-cell>
          <table:table-cell table:number-columns-repeated="14"/>
          <table:table-cell table:formula="of:=[.F6]+[.E6]-[.B6]" office:value-type="float" office:value="-7000" calcext:value-type="float">
            <text:p>-7000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style-name="ce1" office:value-type="float" office:value="427765000" calcext:value-type="float">
            <text:p>4,28E+08</text:p>
          </table:table-cell>
          <table:table-cell office:value-type="float" office:value="-70494.4" calcext:value-type="float">
            <text:p>-7,05E+04</text:p>
          </table:table-cell>
          <table:table-cell office:value-type="float" office:value="-20819.4" calcext:value-type="float">
            <text:p>-20819,4</text:p>
          </table:table-cell>
          <table:table-cell table:style-name="ce1" office:value-type="float" office:value="578490000" calcext:value-type="float">
            <text:p>5,78E+08</text:p>
          </table:table-cell>
          <table:table-cell table:style-name="ce1" office:value-type="float" office:value="-150725000" calcext:value-type="float">
            <text:p>-1,51E+08</text:p>
          </table:table-cell>
          <table:table-cell table:formula="of:=[.D7]+ 0.55*[.E7]" office:value-type="float" office:value="318148680.6" calcext:value-type="float">
            <text:p>3,18E+08</text:p>
          </table:table-cell>
          <table:table-cell table:number-columns-repeated="14"/>
          <table:table-cell table:style-name="ce10" table:formula="of:=[.F7]+[.E7]-[.B7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table:style-name="ce1" office:value-type="float" office:value="183545000" calcext:value-type="float">
            <text:p>1,84E+08</text:p>
          </table:table-cell>
          <table:table-cell office:value-type="float" office:value="-70408.2" calcext:value-type="float">
            <text:p>-7,04E+04</text:p>
          </table:table-cell>
          <table:table-cell office:value-type="float" office:value="-30961.8" calcext:value-type="float">
            <text:p>-30961,8</text:p>
          </table:table-cell>
          <table:table-cell table:style-name="ce1" office:value-type="float" office:value="249845000" calcext:value-type="float">
            <text:p>2,50E+08</text:p>
          </table:table-cell>
          <table:table-cell table:style-name="ce1" office:value-type="float" office:value="-66299400" calcext:value-type="float">
            <text:p>-6,63E+07</text:p>
          </table:table-cell>
          <table:table-cell table:formula="of:=[.D8]+ 0.55*[.E8]" office:value-type="float" office:value="137383788.2" calcext:value-type="float">
            <text:p>1,37E+08</text:p>
          </table:table-cell>
          <table:table-cell table:number-columns-repeated="14"/>
          <table:table-cell table:style-name="ce10" table:formula="of:=[.F8]+[.E8]-[.B8]" office:value-type="float" office:value="600" calcext:value-type="float">
            <text:p>600,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ce1" office:value-type="float" office:value="98685600" calcext:value-type="float">
            <text:p>9,87E+07</text:p>
          </table:table-cell>
          <table:table-cell office:value-type="float" office:value="-70287.6" calcext:value-type="float">
            <text:p>-7,03E+04</text:p>
          </table:table-cell>
          <table:table-cell office:value-type="float" office:value="-40793" calcext:value-type="float">
            <text:p>-40793</text:p>
          </table:table-cell>
          <table:table-cell table:style-name="ce1" office:value-type="float" office:value="135472000" calcext:value-type="float">
            <text:p>1,35E+08</text:p>
          </table:table-cell>
          <table:table-cell table:style-name="ce1" office:value-type="float" office:value="-36786800" calcext:value-type="float">
            <text:p>-3,68E+07</text:p>
          </table:table-cell>
          <table:table-cell table:formula="of:=[.D9]+ 0.55*[.E9]" office:value-type="float" office:value="74468807" calcext:value-type="float">
            <text:p>7,45E+07</text:p>
          </table:table-cell>
          <table:table-cell table:number-columns-repeated="14"/>
          <table:table-cell table:style-name="ce10" table:formula="of:=[.F9]+[.E9]-[.B9]" office:value-type="float" office:value="-400" calcext:value-type="float">
            <text:p>-400,0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table:style-name="ce1" office:value-type="float" office:value="59857700" calcext:value-type="float">
            <text:p>5,99E+07</text:p>
          </table:table-cell>
          <table:table-cell office:value-type="float" office:value="-70132.6" calcext:value-type="float">
            <text:p>-7,01E+04</text:p>
          </table:table-cell>
          <table:table-cell office:value-type="float" office:value="-50223.6" calcext:value-type="float">
            <text:p>-50223,6</text:p>
          </table:table-cell>
          <table:table-cell table:style-name="ce1" office:value-type="float" office:value="83012400" calcext:value-type="float">
            <text:p>8,30E+07</text:p>
          </table:table-cell>
          <table:table-cell table:style-name="ce1" office:value-type="float" office:value="-23154700" calcext:value-type="float">
            <text:p>-2,32E+07</text:p>
          </table:table-cell>
          <table:table-cell table:formula="of:=[.D10]+ 0.55*[.E10]" office:value-type="float" office:value="45606596.4" calcext:value-type="float">
            <text:p>4,56E+07</text:p>
          </table:table-cell>
          <table:table-cell table:number-columns-repeated="14"/>
          <table:table-cell table:style-name="ce10" table:formula="of:=[.F10]+[.E10]-[.B10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table:style-name="ce1" office:value-type="float" office:value="39103800" calcext:value-type="float">
            <text:p>3,91E+07</text:p>
          </table:table-cell>
          <table:table-cell office:value-type="float" office:value="-69943.1" calcext:value-type="float">
            <text:p>-6,99E+04</text:p>
          </table:table-cell>
          <table:table-cell office:value-type="float" office:value="-59175.2" calcext:value-type="float">
            <text:p>-59175,2</text:p>
          </table:table-cell>
          <table:table-cell table:style-name="ce1" office:value-type="float" office:value="54875600" calcext:value-type="float">
            <text:p>5,49E+07</text:p>
          </table:table-cell>
          <table:table-cell table:style-name="ce1" office:value-type="float" office:value="-15771800" calcext:value-type="float">
            <text:p>-1,58E+07</text:p>
          </table:table-cell>
          <table:table-cell table:formula="of:=[.D11]+ 0.55*[.E11]" office:value-type="float" office:value="30122404.8" calcext:value-type="float">
            <text:p>3,01E+07</text:p>
          </table:table-cell>
          <table:table-cell table:number-columns-repeated="14"/>
          <table:table-cell table:style-name="ce10" table:formula="of:=[.F11]+[.E11]-[.B11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0.175" calcext:value-type="float">
            <text:p>0,175</text:p>
          </table:table-cell>
          <table:table-cell table:style-name="ce1" office:value-type="float" office:value="26848600" calcext:value-type="float">
            <text:p>2,68E+07</text:p>
          </table:table-cell>
          <table:table-cell office:value-type="float" office:value="-69719.1" calcext:value-type="float">
            <text:p>-6,97E+04</text:p>
          </table:table-cell>
          <table:table-cell office:value-type="float" office:value="-67581.4" calcext:value-type="float">
            <text:p>-67581,4</text:p>
          </table:table-cell>
          <table:table-cell table:style-name="ce1" office:value-type="float" office:value="38186900" calcext:value-type="float">
            <text:p>3,82E+07</text:p>
          </table:table-cell>
          <table:table-cell table:style-name="ce1" office:value-type="float" office:value="-11338200" calcext:value-type="float">
            <text:p>-1,13E+07</text:p>
          </table:table-cell>
          <table:table-cell table:formula="of:=[.D12]+ 0.55*[.E12]" office:value-type="float" office:value="20935213.6" calcext:value-type="float">
            <text:p>2,09E+07</text:p>
          </table:table-cell>
          <table:table-cell table:number-columns-repeated="14"/>
          <table:table-cell table:style-name="ce10" table:formula="of:=[.F12]+[.E12]-[.B12]" office:value-type="float" office:value="100" calcext:value-type="float">
            <text:p>100,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style-name="ce1" office:value-type="float" office:value="19096300" calcext:value-type="float">
            <text:p>1,91E+07</text:p>
          </table:table-cell>
          <table:table-cell office:value-type="float" office:value="-69460.7" calcext:value-type="float">
            <text:p>-6,95E+04</text:p>
          </table:table-cell>
          <table:table-cell office:value-type="float" office:value="-75387.9" calcext:value-type="float">
            <text:p>-75387,9</text:p>
          </table:table-cell>
          <table:table-cell table:style-name="ce1" office:value-type="float" office:value="27571800" calcext:value-type="float">
            <text:p>2,76E+07</text:p>
          </table:table-cell>
          <table:table-cell table:style-name="ce1" office:value-type="float" office:value="-8475490" calcext:value-type="float">
            <text:p>-8,48E+06</text:p>
          </table:table-cell>
          <table:table-cell table:formula="of:=[.D13]+ 0.55*[.E13]" office:value-type="float" office:value="15089102.1" calcext:value-type="float">
            <text:p>1,51E+07</text:p>
          </table:table-cell>
          <table:table-cell table:number-columns-repeated="14"/>
          <table:table-cell table:style-name="ce10" table:formula="of:=[.F13]+[.E13]-[.B13]" office:value-type="float" office:value="10" calcext:value-type="float">
            <text:p>10,0</text:p>
          </table:table-cell>
        </table:table-row>
        <table:table-row table:style-name="ro1">
          <table:table-cell office:value-type="float" office:value="0.225" calcext:value-type="float">
            <text:p>0,225</text:p>
          </table:table-cell>
          <table:table-cell table:style-name="ce1" office:value-type="float" office:value="13940600" calcext:value-type="float">
            <text:p>1,39E+07</text:p>
          </table:table-cell>
          <table:table-cell office:value-type="float" office:value="-69167.9" calcext:value-type="float">
            <text:p>-6,92E+04</text:p>
          </table:table-cell>
          <table:table-cell office:value-type="float" office:value="-82552.7" calcext:value-type="float">
            <text:p>-82552,7</text:p>
          </table:table-cell>
          <table:table-cell table:style-name="ce1" office:value-type="float" office:value="20465900" calcext:value-type="float">
            <text:p>2,05E+07</text:p>
          </table:table-cell>
          <table:table-cell table:style-name="ce1" office:value-type="float" office:value="-6525230" calcext:value-type="float">
            <text:p>-6,53E+06</text:p>
          </table:table-cell>
          <table:table-cell table:formula="of:=[.D14]+ 0.55*[.E14]" office:value-type="float" office:value="11173692.3" calcext:value-type="float">
            <text:p>1,12E+07</text:p>
          </table:table-cell>
          <table:table-cell table:number-columns-repeated="14"/>
          <table:table-cell table:style-name="ce10" table:formula="of:=[.F14]+[.E14]-[.B14]" office:value-type="float" office:value="70" calcext:value-type="float">
            <text:p>70,0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style-name="ce1" office:value-type="float" office:value="10379900" calcext:value-type="float">
            <text:p>1,04E+07</text:p>
          </table:table-cell>
          <table:table-cell office:value-type="float" office:value="-68840.5" calcext:value-type="float">
            <text:p>-6,88E+04</text:p>
          </table:table-cell>
          <table:table-cell office:value-type="float" office:value="-89045.3" calcext:value-type="float">
            <text:p>-89045,3</text:p>
          </table:table-cell>
          <table:table-cell table:style-name="ce1" office:value-type="float" office:value="15520600" calcext:value-type="float">
            <text:p>1,55E+07</text:p>
          </table:table-cell>
          <table:table-cell table:style-name="ce1" office:value-type="float" office:value="-5140690" calcext:value-type="float">
            <text:p>-5,14E+06</text:p>
          </table:table-cell>
          <table:table-cell table:formula="of:=[.D15]+ 0.55*[.E15]" office:value-type="float" office:value="8447284.7" calcext:value-type="float">
            <text:p>8,45E+06</text:p>
          </table:table-cell>
          <table:table-cell table:number-columns-repeated="14"/>
          <table:table-cell table:style-name="ce10" table:formula="of:=[.F15]+[.E15]-[.B15]" office:value-type="float" office:value="10" calcext:value-type="float">
            <text:p>10,0</text:p>
          </table:table-cell>
        </table:table-row>
        <table:table-row table:style-name="ro1">
          <table:table-cell office:value-type="float" office:value="0.275" calcext:value-type="float">
            <text:p>0,275</text:p>
          </table:table-cell>
          <table:table-cell table:style-name="ce1" office:value-type="float" office:value="7847620" calcext:value-type="float">
            <text:p>7,85E+06</text:p>
          </table:table-cell>
          <table:table-cell office:value-type="float" office:value="-68478.8" calcext:value-type="float">
            <text:p>-6,85E+04</text:p>
          </table:table-cell>
          <table:table-cell office:value-type="float" office:value="-94845.9" calcext:value-type="float">
            <text:p>-94845,9</text:p>
          </table:table-cell>
          <table:table-cell table:style-name="ce1" office:value-type="float" office:value="11972800" calcext:value-type="float">
            <text:p>1,20E+07</text:p>
          </table:table-cell>
          <table:table-cell table:style-name="ce1" office:value-type="float" office:value="-4125220" calcext:value-type="float">
            <text:p>-4,13E+06</text:p>
          </table:table-cell>
          <table:table-cell table:formula="of:=[.D16]+ 0.55*[.E16]" office:value-type="float" office:value="6490194.1" calcext:value-type="float">
            <text:p>6,49E+06</text:p>
          </table:table-cell>
          <table:table-cell table:number-columns-repeated="14"/>
          <table:table-cell table:style-name="ce10" table:formula="of:=[.F16]+[.E16]-[.B16]" office:value-type="float" office:value="-40" calcext:value-type="float">
            <text:p>-40,0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style-name="ce1" office:value-type="float" office:value="6004520" calcext:value-type="float">
            <text:p>6,00E+06</text:p>
          </table:table-cell>
          <table:table-cell office:value-type="float" office:value="-68082.5" calcext:value-type="float">
            <text:p>-6,81E+04</text:p>
          </table:table-cell>
          <table:table-cell office:value-type="float" office:value="-99944.6" calcext:value-type="float">
            <text:p>-99944,6</text:p>
          </table:table-cell>
          <table:table-cell table:style-name="ce1" office:value-type="float" office:value="9365050" calcext:value-type="float">
            <text:p>9,37E+06</text:p>
          </table:table-cell>
          <table:table-cell table:style-name="ce1" office:value-type="float" office:value="-3360530" calcext:value-type="float">
            <text:p>-3,36E+06</text:p>
          </table:table-cell>
          <table:table-cell table:formula="of:=[.D17]+ 0.55*[.E17]" office:value-type="float" office:value="5050832.9" calcext:value-type="float">
            <text:p>5,05E+06</text:p>
          </table:table-cell>
          <table:table-cell table:number-columns-repeated="14"/>
          <table:table-cell table:style-name="ce10" table:formula="of:=[.F17]+[.E17]-[.B17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0.325" calcext:value-type="float">
            <text:p>0,325</text:p>
          </table:table-cell>
          <table:table-cell table:style-name="ce1" office:value-type="float" office:value="4637760" calcext:value-type="float">
            <text:p>4,64E+06</text:p>
          </table:table-cell>
          <table:table-cell office:value-type="float" office:value="-67651.8" calcext:value-type="float">
            <text:p>-6,77E+04</text:p>
          </table:table-cell>
          <table:table-cell office:value-type="float" office:value="-104340" calcext:value-type="float">
            <text:p>-104340</text:p>
          </table:table-cell>
          <table:table-cell table:style-name="ce1" office:value-type="float" office:value="7409810" calcext:value-type="float">
            <text:p>7,41E+06</text:p>
          </table:table-cell>
          <table:table-cell table:style-name="ce1" office:value-type="float" office:value="-2772040" calcext:value-type="float">
            <text:p>-2,77E+06</text:p>
          </table:table-cell>
          <table:table-cell table:formula="of:=[.D18]+ 0.55*[.E18]" office:value-type="float" office:value="3971055.5" calcext:value-type="float">
            <text:p>3,97E+06</text:p>
          </table:table-cell>
          <table:table-cell table:number-columns-repeated="14"/>
          <table:table-cell table:style-name="ce10" table:formula="of:=[.F18]+[.E18]-[.B18]" office:value-type="float" office:value="10" calcext:value-type="float">
            <text:p>10,0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1" office:value-type="float" office:value="3608690" calcext:value-type="float">
            <text:p>3,61E+06</text:p>
          </table:table-cell>
          <table:table-cell office:value-type="float" office:value="-67186.7" calcext:value-type="float">
            <text:p>-6,72E+04</text:p>
          </table:table-cell>
          <table:table-cell office:value-type="float" office:value="-108040" calcext:value-type="float">
            <text:p>-108040</text:p>
          </table:table-cell>
          <table:table-cell table:style-name="ce1" office:value-type="float" office:value="5919530" calcext:value-type="float">
            <text:p>5,92E+06</text:p>
          </table:table-cell>
          <table:table-cell table:style-name="ce1" office:value-type="float" office:value="-2310840" calcext:value-type="float">
            <text:p>-2,31E+06</text:p>
          </table:table-cell>
          <table:table-cell table:formula="of:=[.D19]+ 0.55*[.E19]" office:value-type="float" office:value="3147701.5" calcext:value-type="float">
            <text:p>3,15E+06</text:p>
          </table:table-cell>
          <table:table-cell table:number-columns-repeated="14"/>
          <table:table-cell table:style-name="ce10" table:formula="of:=[.F19]+[.E19]-[.B19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  <table:table-cell table:style-name="ce1" office:value-type="float" office:value="2824110" calcext:value-type="float">
            <text:p>2,82E+06</text:p>
          </table:table-cell>
          <table:table-cell office:value-type="float" office:value="-66687.1" calcext:value-type="float">
            <text:p>-6,67E+04</text:p>
          </table:table-cell>
          <table:table-cell office:value-type="float" office:value="-111056" calcext:value-type="float">
            <text:p>-111056</text:p>
          </table:table-cell>
          <table:table-cell table:style-name="ce1" office:value-type="float" office:value="4767890" calcext:value-type="float">
            <text:p>4,77E+06</text:p>
          </table:table-cell>
          <table:table-cell table:style-name="ce1" office:value-type="float" office:value="-1943780" calcext:value-type="float">
            <text:p>-1,94E+06</text:p>
          </table:table-cell>
          <table:table-cell table:formula="of:=[.D20]+ 0.55*[.E20]" office:value-type="float" office:value="2511283.5" calcext:value-type="float">
            <text:p>2,51E+06</text:p>
          </table:table-cell>
          <table:table-cell table:number-columns-repeated="14"/>
          <table:table-cell table:style-name="ce10" table:formula="of:=[.F20]+[.E20]-[.B20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style-name="ce1" office:value-type="float" office:value="2219680" calcext:value-type="float">
            <text:p>2,22E+06</text:p>
          </table:table-cell>
          <table:table-cell office:value-type="float" office:value="-66153.1" calcext:value-type="float">
            <text:p>-6,62E+04</text:p>
          </table:table-cell>
          <table:table-cell office:value-type="float" office:value="-113409" calcext:value-type="float">
            <text:p>-113409</text:p>
          </table:table-cell>
          <table:table-cell table:style-name="ce1" office:value-type="float" office:value="3867440" calcext:value-type="float">
            <text:p>3,87E+06</text:p>
          </table:table-cell>
          <table:table-cell table:style-name="ce1" office:value-type="float" office:value="-1647760" calcext:value-type="float">
            <text:p>-1,65E+06</text:p>
          </table:table-cell>
          <table:table-cell table:formula="of:=[.D21]+ 0.55*[.E21]" office:value-type="float" office:value="2013683" calcext:value-type="float">
            <text:p>2,01E+06</text:p>
          </table:table-cell>
          <table:table-cell table:number-columns-repeated="14"/>
          <table:table-cell table:style-name="ce10" table:formula="of:=[.F21]+[.E21]-[.B21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0.425" calcext:value-type="float">
            <text:p>0,425</text:p>
          </table:table-cell>
          <table:table-cell table:style-name="ce1" office:value-type="float" office:value="1750000" calcext:value-type="float">
            <text:p>1,75E+06</text:p>
          </table:table-cell>
          <table:table-cell office:value-type="float" office:value="-65584.6" calcext:value-type="float">
            <text:p>-6,56E+04</text:p>
          </table:table-cell>
          <table:table-cell office:value-type="float" office:value="-115123" calcext:value-type="float">
            <text:p>-115123</text:p>
          </table:table-cell>
          <table:table-cell table:style-name="ce1" office:value-type="float" office:value="3156280" calcext:value-type="float">
            <text:p>3,16E+06</text:p>
          </table:table-cell>
          <table:table-cell table:style-name="ce1" office:value-type="float" office:value="-1406290" calcext:value-type="float">
            <text:p>-1,41E+06</text:p>
          </table:table-cell>
          <table:table-cell table:formula="of:=[.D22]+ 0.55*[.E22]" office:value-type="float" office:value="1620831" calcext:value-type="float">
            <text:p>1,62E+06</text:p>
          </table:table-cell>
          <table:table-cell table:number-columns-repeated="14"/>
          <table:table-cell table:style-name="ce10" table:formula="of:=[.F22]+[.E22]-[.B22]" office:value-type="float" office:value="-10" calcext:value-type="float">
            <text:p>-10,0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1" office:value-type="float" office:value="1382380" calcext:value-type="float">
            <text:p>1,38E+06</text:p>
          </table:table-cell>
          <table:table-cell office:value-type="float" office:value="-64981.6" calcext:value-type="float">
            <text:p>-6,50E+04</text:p>
          </table:table-cell>
          <table:table-cell office:value-type="float" office:value="-116225" calcext:value-type="float">
            <text:p>-116225</text:p>
          </table:table-cell>
          <table:table-cell table:style-name="ce1" office:value-type="float" office:value="2589720" calcext:value-type="float">
            <text:p>2,59E+06</text:p>
          </table:table-cell>
          <table:table-cell table:style-name="ce1" office:value-type="float" office:value="-1207340" calcext:value-type="float">
            <text:p>-1,21E+06</text:p>
          </table:table-cell>
          <table:table-cell table:formula="of:=[.D23]+ 0.55*[.E23]" office:value-type="float" office:value="1308121" calcext:value-type="float">
            <text:p>1,31E+06</text:p>
          </table:table-cell>
          <table:table-cell table:number-columns-repeated="14"/>
          <table:table-cell table:style-name="ce10" table:formula="of:=[.F23]+[.E23]-[.B23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0.475" calcext:value-type="float">
            <text:p>0,475</text:p>
          </table:table-cell>
          <table:table-cell table:style-name="ce1" office:value-type="float" office:value="1092930" calcext:value-type="float">
            <text:p>1,09E+06</text:p>
          </table:table-cell>
          <table:table-cell office:value-type="float" office:value="-64344.2" calcext:value-type="float">
            <text:p>-6,43E+04</text:p>
          </table:table-cell>
          <table:table-cell office:value-type="float" office:value="-116748" calcext:value-type="float">
            <text:p>-116748</text:p>
          </table:table-cell>
          <table:table-cell table:style-name="ce1" office:value-type="float" office:value="2134910" calcext:value-type="float">
            <text:p>2,13E+06</text:p>
          </table:table-cell>
          <table:table-cell table:style-name="ce1" office:value-type="float" office:value="-1041980" calcext:value-type="float">
            <text:p>-1,04E+06</text:p>
          </table:table-cell>
          <table:table-cell table:formula="of:=[.D24]+ 0.55*[.E24]" office:value-type="float" office:value="1057452.5" calcext:value-type="float">
            <text:p>1,06E+06</text:p>
          </table:table-cell>
          <table:table-cell table:number-columns-repeated="14"/>
          <table:table-cell table:style-name="ce10" table:formula="of:=[.F24]+[.E24]-[.B24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863891" calcext:value-type="float">
            <text:p>863891,00</text:p>
          </table:table-cell>
          <table:table-cell office:value-type="float" office:value="-63672.3" calcext:value-type="float">
            <text:p>-6,37E+04</text:p>
          </table:table-cell>
          <table:table-cell office:value-type="float" office:value="-116725" calcext:value-type="float">
            <text:p>-116725</text:p>
          </table:table-cell>
          <table:table-cell table:style-name="ce1" office:value-type="float" office:value="1767370" calcext:value-type="float">
            <text:p>1,77E+06</text:p>
          </table:table-cell>
          <table:table-cell table:style-name="ce1" office:value-type="float" office:value="-903475" calcext:value-type="float">
            <text:p>-9,03E+05</text:p>
          </table:table-cell>
          <table:table-cell table:formula="of:=[.D25]+ 0.55*[.E25]" office:value-type="float" office:value="855328.5" calcext:value-type="float">
            <text:p>8,55E+05</text:p>
          </table:table-cell>
          <table:table-cell table:number-columns-repeated="14"/>
          <table:table-cell table:style-name="ce10" table:formula="of:=[.F25]+[.E25]-[.B25]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681930" calcext:value-type="float">
            <text:p>681930,00</text:p>
          </table:table-cell>
          <table:table-cell office:value-type="float" office:value="-62966" calcext:value-type="float">
            <text:p>-6,30E+04</text:p>
          </table:table-cell>
          <table:table-cell office:value-type="float" office:value="-116194" calcext:value-type="float">
            <text:p>-116194</text:p>
          </table:table-cell>
          <table:table-cell table:style-name="ce1" office:value-type="float" office:value="1468590" calcext:value-type="float">
            <text:p>1,47E+06</text:p>
          </table:table-cell>
          <table:table-cell table:style-name="ce1" office:value-type="float" office:value="-786658" calcext:value-type="float">
            <text:p>-7,87E+05</text:p>
          </table:table-cell>
          <table:table-cell table:formula="of:=[.D26]+ 0.55*[.E26]" office:value-type="float" office:value="691530.5" calcext:value-type="float">
            <text:p>6,92E+05</text:p>
          </table:table-cell>
          <table:table-cell table:number-columns-repeated="14"/>
          <table:table-cell table:style-name="ce10" table:formula="of:=[.F26]+[.E26]-[.B26]" office:value-type="float" office:value="2" calcext:value-type="float">
            <text:p>2,0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536907" calcext:value-type="float">
            <text:p>536907,00</text:p>
          </table:table-cell>
          <table:table-cell office:value-type="float" office:value="-62225.2" calcext:value-type="float">
            <text:p>-6,22E+04</text:p>
          </table:table-cell>
          <table:table-cell office:value-type="float" office:value="-115191" calcext:value-type="float">
            <text:p>-115191</text:p>
          </table:table-cell>
          <table:table-cell table:style-name="ce1" office:value-type="float" office:value="1224430" calcext:value-type="float">
            <text:p>1,22E+06</text:p>
          </table:table-cell>
          <table:table-cell table:style-name="ce1" office:value-type="float" office:value="-687524" calcext:value-type="float">
            <text:p>-6,88E+05</text:p>
          </table:table-cell>
          <table:table-cell table:formula="of:=[.D27]+ 0.55*[.E27]" office:value-type="float" office:value="558245.5" calcext:value-type="float">
            <text:p>5,58E+05</text:p>
          </table:table-cell>
          <table:table-cell table:number-columns-repeated="14"/>
          <table:table-cell table:style-name="ce10" table:formula="of:=[.F27]+[.E27]-[.B27]" office:value-type="float" office:value="-1" calcext:value-type="float">
            <text:p>-1,0</text:p>
          </table:table-cell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float" office:value="421042" calcext:value-type="float">
            <text:p>421042,00</text:p>
          </table:table-cell>
          <table:table-cell office:value-type="float" office:value="-61450" calcext:value-type="float">
            <text:p>-6,15E+04</text:p>
          </table:table-cell>
          <table:table-cell office:value-type="float" office:value="-113756" calcext:value-type="float">
            <text:p>-113756</text:p>
          </table:table-cell>
          <table:table-cell table:style-name="ce1" office:value-type="float" office:value="1023970" calcext:value-type="float">
            <text:p>1,02E+06</text:p>
          </table:table-cell>
          <table:table-cell table:style-name="ce1" office:value-type="float" office:value="-602928" calcext:value-type="float">
            <text:p>-6,03E+05</text:p>
          </table:table-cell>
          <table:table-cell table:formula="of:=[.D28]+ 0.55*[.E28]" office:value-type="float" office:value="449427.5" calcext:value-type="float">
            <text:p>4,49E+05</text:p>
          </table:table-cell>
          <table:table-cell table:number-columns-repeated="14"/>
          <table:table-cell table:style-name="ce10" table:formula="of:=[.F28]+[.E28]-[.B28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328315" calcext:value-type="float">
            <text:p>328315,00</text:p>
          </table:table-cell>
          <table:table-cell office:value-type="float" office:value="-60640.3" calcext:value-type="float">
            <text:p>-6,06E+04</text:p>
          </table:table-cell>
          <table:table-cell office:value-type="float" office:value="-111928" calcext:value-type="float">
            <text:p>-111928</text:p>
          </table:table-cell>
          <table:table-cell office:value-type="float" office:value="858691" calcext:value-type="float">
            <text:p>858691</text:p>
          </table:table-cell>
          <table:table-cell office:value-type="float" office:value="-530376" calcext:value-type="float">
            <text:p>-530376</text:p>
          </table:table-cell>
          <table:table-cell table:formula="of:=[.D29]+ 0.55*[.E29]" office:value-type="float" office:value="360352.05" calcext:value-type="float">
            <text:p>3,60E+05</text:p>
          </table:table-cell>
          <table:table-cell table:number-columns-repeated="14"/>
          <table:table-cell table:style-name="ce10" table:formula="of:=[.F29]+[.E29]-[.B29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254027" calcext:value-type="float">
            <text:p>254027,00</text:p>
          </table:table-cell>
          <table:table-cell office:value-type="float" office:value="-59796.2" calcext:value-type="float">
            <text:p>-5,98E+04</text:p>
          </table:table-cell>
          <table:table-cell office:value-type="float" office:value="-109745" calcext:value-type="float">
            <text:p>-109745</text:p>
          </table:table-cell>
          <table:table-cell office:value-type="float" office:value="721897" calcext:value-type="float">
            <text:p>721897</text:p>
          </table:table-cell>
          <table:table-cell office:value-type="float" office:value="-467870" calcext:value-type="float">
            <text:p>-467870</text:p>
          </table:table-cell>
          <table:table-cell table:formula="of:=[.D30]+ 0.55*[.E30]" office:value-type="float" office:value="287298.35" calcext:value-type="float">
            <text:p>2,87E+05</text:p>
          </table:table-cell>
          <table:table-cell table:number-columns-repeated="14"/>
          <table:table-cell table:style-name="ce10" table:formula="of:=[.F30]+[.E30]-[.B30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194492" calcext:value-type="float">
            <text:p>194492,00</text:p>
          </table:table-cell>
          <table:table-cell office:value-type="float" office:value="-58917.6" calcext:value-type="float">
            <text:p>-5,89E+04</text:p>
          </table:table-cell>
          <table:table-cell office:value-type="float" office:value="-107248" calcext:value-type="float">
            <text:p>-107248</text:p>
          </table:table-cell>
          <table:table-cell office:value-type="float" office:value="608288" calcext:value-type="float">
            <text:p>608288</text:p>
          </table:table-cell>
          <table:table-cell office:value-type="float" office:value="-413797" calcext:value-type="float">
            <text:p>-413797</text:p>
          </table:table-cell>
          <table:table-cell table:formula="of:=[.D31]+ 0.55*[.E31]" office:value-type="float" office:value="227310.4" calcext:value-type="float">
            <text:p>2,27E+05</text:p>
          </table:table-cell>
          <table:table-cell table:number-columns-repeated="14"/>
          <table:table-cell table:style-name="ce10" table:formula="of:=[.F31]+[.E31]-[.B31]" office:value-type="float" office:value="-1" calcext:value-type="float">
            <text:p>-1,0</text:p>
          </table:table-cell>
        </table:table-row>
        <table:table-row table:style-name="ro1">
          <table:table-cell office:value-type="float" office:value="0.675" calcext:value-type="float">
            <text:p>0,675</text:p>
          </table:table-cell>
          <table:table-cell office:value-type="float" office:value="146797" calcext:value-type="float">
            <text:p>146797,00</text:p>
          </table:table-cell>
          <table:table-cell office:value-type="float" office:value="-58004.5" calcext:value-type="float">
            <text:p>-5,80E+04</text:p>
          </table:table-cell>
          <table:table-cell office:value-type="float" office:value="-104473" calcext:value-type="float">
            <text:p>-104473</text:p>
          </table:table-cell>
          <table:table-cell office:value-type="float" office:value="513638" calcext:value-type="float">
            <text:p>513638</text:p>
          </table:table-cell>
          <table:table-cell office:value-type="float" office:value="-366841" calcext:value-type="float">
            <text:p>-366841</text:p>
          </table:table-cell>
          <table:table-cell table:formula="of:=[.D32]+ 0.55*[.E32]" office:value-type="float" office:value="178027.9" calcext:value-type="float">
            <text:p>1,78E+05</text:p>
          </table:table-cell>
          <table:table-cell table:number-columns-repeated="14"/>
          <table:table-cell table:style-name="ce10" table:formula="of:=[.F32]+[.E32]-[.B32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08631" calcext:value-type="float">
            <text:p>108631,00</text:p>
          </table:table-cell>
          <table:table-cell office:value-type="float" office:value="-57057" calcext:value-type="float">
            <text:p>-5,71E+04</text:p>
          </table:table-cell>
          <table:table-cell office:value-type="float" office:value="-101459" calcext:value-type="float">
            <text:p>-101459</text:p>
          </table:table-cell>
          <table:table-cell office:value-type="float" office:value="434557" calcext:value-type="float">
            <text:p>434557</text:p>
          </table:table-cell>
          <table:table-cell office:value-type="float" office:value="-325925" calcext:value-type="float">
            <text:p>-325925</text:p>
          </table:table-cell>
          <table:table-cell table:formula="of:=[.D33]+ 0.55*[.E33]" office:value-type="float" office:value="137547.35" calcext:value-type="float">
            <text:p>1,38E+05</text:p>
          </table:table-cell>
          <table:table-cell table:number-columns-repeated="14"/>
          <table:table-cell table:style-name="ce10" table:formula="of:=[.F33]+[.E33]-[.B33]" office:value-type="float" office:value="1" calcext:value-type="float">
            <text:p>1,0</text:p>
          </table:table-cell>
        </table:table-row>
        <table:table-row table:style-name="ro1">
          <table:table-cell office:value-type="float" office:value="0.725" calcext:value-type="float">
            <text:p>0,725</text:p>
          </table:table-cell>
          <table:table-cell office:value-type="float" office:value="78149.3" calcext:value-type="float">
            <text:p>78149,30</text:p>
          </table:table-cell>
          <table:table-cell office:value-type="float" office:value="-56075.1" calcext:value-type="float">
            <text:p>-5,61E+04</text:p>
          </table:table-cell>
          <table:table-cell office:value-type="float" office:value="-98241.5" calcext:value-type="float">
            <text:p>-98241,5</text:p>
          </table:table-cell>
          <table:table-cell office:value-type="float" office:value="368308" calcext:value-type="float">
            <text:p>368308</text:p>
          </table:table-cell>
          <table:table-cell office:value-type="float" office:value="-290159" calcext:value-type="float">
            <text:p>-290159</text:p>
          </table:table-cell>
          <table:table-cell table:formula="of:=[.D34]+ 0.55*[.E34]" office:value-type="float" office:value="104327.9" calcext:value-type="float">
            <text:p>1,04E+05</text:p>
          </table:table-cell>
          <table:table-cell table:number-columns-repeated="14"/>
          <table:table-cell table:style-name="ce10" table:formula="of:=[.F34]+[.E34]-[.B34]" office:value-type="float" office:value="-0.30000000000291" calcext:value-type="float">
            <text:p>-0,3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53874.4" calcext:value-type="float">
            <text:p>53874,40</text:p>
          </table:table-cell>
          <table:table-cell office:value-type="float" office:value="-55058.6" calcext:value-type="float">
            <text:p>-5,51E+04</text:p>
          </table:table-cell>
          <table:table-cell office:value-type="float" office:value="-94855" calcext:value-type="float">
            <text:p>-94855</text:p>
          </table:table-cell>
          <table:table-cell office:value-type="float" office:value="312677" calcext:value-type="float">
            <text:p>312677</text:p>
          </table:table-cell>
          <table:table-cell office:value-type="float" office:value="-258802" calcext:value-type="float">
            <text:p>-258802</text:p>
          </table:table-cell>
          <table:table-cell table:formula="of:=[.D35]+ 0.55*[.E35]" office:value-type="float" office:value="77117.35" calcext:value-type="float">
            <text:p>7,71E+04</text:p>
          </table:table-cell>
          <table:table-cell table:number-columns-repeated="14"/>
          <table:table-cell table:style-name="ce10" table:formula="of:=[.F35]+[.E35]-[.B35]" office:value-type="float" office:value="0.599999999998545" calcext:value-type="float">
            <text:p>0,6</text:p>
          </table:table-cell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34619" calcext:value-type="float">
            <text:p>34619,00</text:p>
          </table:table-cell>
          <table:table-cell office:value-type="float" office:value="-54007.8" calcext:value-type="float">
            <text:p>-5,40E+04</text:p>
          </table:table-cell>
          <table:table-cell office:value-type="float" office:value="-91332.7" calcext:value-type="float">
            <text:p>-91332,7</text:p>
          </table:table-cell>
          <table:table-cell office:value-type="float" office:value="265856" calcext:value-type="float">
            <text:p>265856</text:p>
          </table:table-cell>
          <table:table-cell office:value-type="float" office:value="-231237" calcext:value-type="float">
            <text:p>-231237</text:p>
          </table:table-cell>
          <table:table-cell table:formula="of:=[.D36]+ 0.55*[.E36]" office:value-type="float" office:value="54888.1" calcext:value-type="float">
            <text:p>5,49E+04</text:p>
          </table:table-cell>
          <table:table-cell table:number-columns-repeated="14"/>
          <table:table-cell table:style-name="ce10" table:formula="of:=[.F36]+[.E36]-[.B36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9425.8" calcext:value-type="float">
            <text:p>19425,80</text:p>
          </table:table-cell>
          <table:table-cell office:value-type="float" office:value="-52922.5" calcext:value-type="float">
            <text:p>-5,29E+04</text:p>
          </table:table-cell>
          <table:table-cell office:value-type="float" office:value="-87706.2" calcext:value-type="float">
            <text:p>-87706,2</text:p>
          </table:table-cell>
          <table:table-cell office:value-type="float" office:value="226370" calcext:value-type="float">
            <text:p>226370</text:p>
          </table:table-cell>
          <table:table-cell office:value-type="float" office:value="-206945" calcext:value-type="float">
            <text:p>-206945</text:p>
          </table:table-cell>
          <table:table-cell table:formula="of:=[.D37]+ 0.55*[.E37]" office:value-type="float" office:value="36797.3" calcext:value-type="float">
            <text:p>3,68E+04</text:p>
          </table:table-cell>
          <table:table-cell table:number-columns-repeated="14"/>
          <table:table-cell table:style-name="ce10" table:formula="of:=[.F37]+[.E37]-[.B37]" office:value-type="float" office:value="-0.799999999999272" calcext:value-type="float">
            <text:p>-0,8</text:p>
          </table:table-cell>
        </table:table-row>
        <table:table-row table:style-name="ro1">
          <table:table-cell office:value-type="float" office:value="0.825" calcext:value-type="float">
            <text:p>0,825</text:p>
          </table:table-cell>
          <table:table-cell office:value-type="float" office:value="7520.48" calcext:value-type="float">
            <text:p>7520,48</text:p>
          </table:table-cell>
          <table:table-cell office:value-type="float" office:value="-51802.7" calcext:value-type="float">
            <text:p>-5,18E+04</text:p>
          </table:table-cell>
          <table:table-cell office:value-type="float" office:value="-84004.8" calcext:value-type="float">
            <text:p>-84004,8</text:p>
          </table:table-cell>
          <table:table-cell office:value-type="float" office:value="193006" calcext:value-type="float">
            <text:p>193006</text:p>
          </table:table-cell>
          <table:table-cell office:value-type="float" office:value="-185486" calcext:value-type="float">
            <text:p>-185486</text:p>
          </table:table-cell>
          <table:table-cell table:formula="of:=[.D38]+ 0.55*[.E38]" office:value-type="float" office:value="22148.5" calcext:value-type="float">
            <text:p>2,21E+04</text:p>
          </table:table-cell>
          <table:table-cell table:number-columns-repeated="14"/>
          <table:table-cell table:style-name="ce10" table:formula="of:=[.F38]+[.E38]-[.B38]" office:value-type="float" office:value="-0.479999999999563" calcext:value-type="float">
            <text:p>-0,5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-1724.3" calcext:value-type="float">
            <text:p>-1724,30</text:p>
          </table:table-cell>
          <table:table-cell office:value-type="float" office:value="-50648.4" calcext:value-type="float">
            <text:p>-5,06E+04</text:p>
          </table:table-cell>
          <table:table-cell office:value-type="float" office:value="-80256.1" calcext:value-type="float">
            <text:p>-80256,1</text:p>
          </table:table-cell>
          <table:table-cell office:value-type="float" office:value="164765" calcext:value-type="float">
            <text:p>164765</text:p>
          </table:table-cell>
          <table:table-cell office:value-type="float" office:value="-166489" calcext:value-type="float">
            <text:p>-166489</text:p>
          </table:table-cell>
          <table:table-cell table:formula="of:=[.D39]+ 0.55*[.E39]" office:value-type="float" office:value="10364.65" calcext:value-type="float">
            <text:p>1,04E+04</text:p>
          </table:table-cell>
          <table:table-cell table:number-columns-repeated="14"/>
          <table:table-cell table:style-name="ce10" table:formula="of:=[.F39]+[.E39]-[.B39]" office:value-type="float" office:value="0.299999999999955" calcext:value-type="float">
            <text:p>0,3</text:p>
          </table:table-cell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float" office:value="-8818.02" calcext:value-type="float">
            <text:p>-8818,02</text:p>
          </table:table-cell>
          <table:table-cell office:value-type="float" office:value="-49459.8" calcext:value-type="float">
            <text:p>-4,95E+04</text:p>
          </table:table-cell>
          <table:table-cell office:value-type="float" office:value="-76485.6" calcext:value-type="float">
            <text:p>-76485,6</text:p>
          </table:table-cell>
          <table:table-cell office:value-type="float" office:value="140820" calcext:value-type="float">
            <text:p>140820</text:p>
          </table:table-cell>
          <table:table-cell office:value-type="float" office:value="-149638" calcext:value-type="float">
            <text:p>-149638</text:p>
          </table:table-cell>
          <table:table-cell table:formula="of:=[.D40]+ 0.55*[.E40]" office:value-type="float" office:value="965.399999999994" calcext:value-type="float">
            <text:p>9,65E+02</text:p>
          </table:table-cell>
          <table:table-cell table:number-columns-repeated="14"/>
          <table:table-cell table:style-name="ce10" table:formula="of:=[.F40]+[.E40]-[.B40]" office:value-type="float" office:value="0.0200000000004366" calcext:value-type="float">
            <text:p>0,0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-14175.1" calcext:value-type="float">
            <text:p>-14175,10</text:p>
          </table:table-cell>
          <table:table-cell office:value-type="float" office:value="-48236.6" calcext:value-type="float">
            <text:p>-4,82E+04</text:p>
          </table:table-cell>
          <table:table-cell office:value-type="float" office:value="-72716.9" calcext:value-type="float">
            <text:p>-72716,9</text:p>
          </table:table-cell>
          <table:table-cell office:value-type="float" office:value="120488" calcext:value-type="float">
            <text:p>120488</text:p>
          </table:table-cell>
          <table:table-cell office:value-type="float" office:value="-134663" calcext:value-type="float">
            <text:p>-134663</text:p>
          </table:table-cell>
          <table:table-cell table:formula="of:=[.D41]+ 0.55*[.E41]" office:value-type="float" office:value="-6448.49999999999" calcext:value-type="float">
            <text:p>-6,45E+03</text:p>
          </table:table-cell>
          <table:table-cell table:number-columns-repeated="14"/>
          <table:table-cell table:style-name="ce10" table:formula="of:=[.F41]+[.E41]-[.B41]" office:value-type="float" office:value="0.100000000000364" calcext:value-type="float">
            <text:p>0,1</text:p>
          </table:table-cell>
        </table:table-row>
        <table:table-row table:style-name="ro1">
          <table:table-cell office:value-type="float" office:value="0.925" calcext:value-type="float">
            <text:p>0,925</text:p>
          </table:table-cell>
          <table:table-cell office:value-type="float" office:value="-18132.9" calcext:value-type="float">
            <text:p>-18132,90</text:p>
          </table:table-cell>
          <table:table-cell office:value-type="float" office:value="-46979" calcext:value-type="float">
            <text:p>-4,70E+04</text:p>
          </table:table-cell>
          <table:table-cell office:value-type="float" office:value="-68971.3" calcext:value-type="float">
            <text:p>-68971,3</text:p>
          </table:table-cell>
          <table:table-cell office:value-type="float" office:value="103197" calcext:value-type="float">
            <text:p>103197</text:p>
          </table:table-cell>
          <table:table-cell office:value-type="float" office:value="-121330" calcext:value-type="float">
            <text:p>-121330</text:p>
          </table:table-cell>
          <table:table-cell table:formula="of:=[.D42]+ 0.55*[.E42]" office:value-type="float" office:value="-12212.95" calcext:value-type="float">
            <text:p>-1,22E+04</text:p>
          </table:table-cell>
          <table:table-cell table:number-columns-repeated="14"/>
          <table:table-cell table:style-name="ce10" table:formula="of:=[.F42]+[.E42]-[.B42]" office:value-type="float" office:value="-0.0999999999985448" calcext:value-type="float">
            <text:p>-0,1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-20966.5" calcext:value-type="float">
            <text:p>-20966,50</text:p>
          </table:table-cell>
          <table:table-cell office:value-type="float" office:value="-45687" calcext:value-type="float">
            <text:p>-4,57E+04</text:p>
          </table:table-cell>
          <table:table-cell office:value-type="float" office:value="-65268.2" calcext:value-type="float">
            <text:p>-65268,2</text:p>
          </table:table-cell>
          <table:table-cell office:value-type="float" office:value="88473.5" calcext:value-type="float">
            <text:p>88473,5</text:p>
          </table:table-cell>
          <table:table-cell office:value-type="float" office:value="-109440" calcext:value-type="float">
            <text:p>-109440</text:p>
          </table:table-cell>
          <table:table-cell table:formula="of:=[.D43]+ 0.55*[.E43]" office:value-type="float" office:value="-16607.775" calcext:value-type="float">
            <text:p>-1,66E+04</text:p>
          </table:table-cell>
          <table:table-cell table:number-columns-repeated="14"/>
          <table:table-cell table:style-name="ce10" table:formula="of:=[.F43]+[.E43]-[.B43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-22900.2" calcext:value-type="float">
            <text:p>-22900,20</text:p>
          </table:table-cell>
          <table:table-cell office:value-type="float" office:value="-44360.5" calcext:value-type="float">
            <text:p>-4,44E+04</text:p>
          </table:table-cell>
          <table:table-cell office:value-type="float" office:value="-61624.8" calcext:value-type="float">
            <text:p>-61624,8</text:p>
          </table:table-cell>
          <table:table-cell office:value-type="float" office:value="75920.2" calcext:value-type="float">
            <text:p>75920,2</text:p>
          </table:table-cell>
          <table:table-cell office:value-type="float" office:value="-98820.4" calcext:value-type="float">
            <text:p>-98820,4</text:p>
          </table:table-cell>
          <table:table-cell table:formula="of:=[.D44]+ 0.55*[.E44]" office:value-type="float" office:value="-19868.69" calcext:value-type="float">
            <text:p>-1,99E+04</text:p>
          </table:table-cell>
          <table:table-cell table:number-columns-repeated="14"/>
          <table:table-cell table:style-name="ce10" table:formula="of:=[.F44]+[.E44]-[.B44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4116.9" calcext:value-type="float">
            <text:p>-24116,90</text:p>
          </table:table-cell>
          <table:table-cell office:value-type="float" office:value="-42999.5" calcext:value-type="float">
            <text:p>-4,30E+04</text:p>
          </table:table-cell>
          <table:table-cell office:value-type="float" office:value="-58056.5" calcext:value-type="float">
            <text:p>-58056,5</text:p>
          </table:table-cell>
          <table:table-cell office:value-type="float" office:value="65204.5" calcext:value-type="float">
            <text:p>65204,5</text:p>
          </table:table-cell>
          <table:table-cell office:value-type="float" office:value="-89321.5" calcext:value-type="float">
            <text:p>-89321,5</text:p>
          </table:table-cell>
          <table:table-cell table:formula="of:=[.D45]+ 0.55*[.E45]" office:value-type="float" office:value="-22194.025" calcext:value-type="float">
            <text:p>-2,22E+04</text:p>
          </table:table-cell>
          <table:table-cell>
            <draw:frame draw:z-index="1" draw:style-name="gr1" draw:text-style-name="P1" svg:width="18.221cm" svg:height="17.264cm" svg:x="1.527cm" svg:y="0.413cm">
              <draw:object draw:notify-on-update-of-ranges="Tabelle1.A38:Tabelle1.A165 Tabelle1.B5:Tabelle1.B5 Tabelle1.B38:Tabelle1.B165 Tabelle1.A47:Tabelle1.A165 Tabelle1.D5:Tabelle1.D5 Tabelle1.D47:Tabelle1.D165 Tabelle1.A47:Tabelle1.A165 Tabelle1.E5:Tabelle1.E5 Tabelle1.E47:Tabelle1.E165 Tabelle1.A45:Tabelle1.A165 Tabelle1.F5:Tabelle1.F5 Tabelle1.F45:Tabelle1.F165 Tabelle1.A40:Tabelle1.A165 Tabelle1.G5:Tabelle1.G5 Tabelle1.G40:Tabelle1.G16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3"/>
          <table:table-cell table:style-name="ce10" table:formula="of:=[.F45]+[.E45]-[.B45]" office:value-type="float" office:value="-0.0999999999985448" calcext:value-type="float">
            <text:p>-0,1</text:p>
          </table:table-cell>
        </table:table-row>
        <table:table-row table:style-name="ro1">
          <table:table-cell office:value-type="float" office:value="1.025" calcext:value-type="float">
            <text:p>1,025</text:p>
          </table:table-cell>
          <table:table-cell office:value-type="float" office:value="-24765.9" calcext:value-type="float">
            <text:p>-24765,90</text:p>
          </table:table-cell>
          <table:table-cell office:value-type="float" office:value="-41604.1" calcext:value-type="float">
            <text:p>-4,16E+04</text:p>
          </table:table-cell>
          <table:table-cell office:value-type="float" office:value="-54576.7" calcext:value-type="float">
            <text:p>-54576,7</text:p>
          </table:table-cell>
          <table:table-cell office:value-type="float" office:value="56047.2" calcext:value-type="float">
            <text:p>56047,2</text:p>
          </table:table-cell>
          <table:table-cell office:value-type="float" office:value="-80813.1" calcext:value-type="float">
            <text:p>-80813,1</text:p>
          </table:table-cell>
          <table:table-cell table:formula="of:=[.D46]+ 0.55*[.E46]" office:value-type="float" office:value="-23750.74" calcext:value-type="float">
            <text:p>-2,38E+04</text:p>
          </table:table-cell>
          <table:table-cell table:number-columns-repeated="14"/>
          <table:table-cell table:style-name="ce10" table:formula="of:=[.F46]+[.E46]-[.B46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-24968.8" calcext:value-type="float">
            <text:p>-24968,80</text:p>
          </table:table-cell>
          <table:table-cell office:value-type="float" office:value="-40174.2" calcext:value-type="float">
            <text:p>-4,02E+04</text:p>
          </table:table-cell>
          <table:table-cell office:value-type="float" office:value="-51196.7" calcext:value-type="float">
            <text:p>-51196,7</text:p>
          </table:table-cell>
          <table:table-cell office:value-type="float" office:value="48213.3" calcext:value-type="float">
            <text:p>48213,3</text:p>
          </table:table-cell>
          <table:table-cell office:value-type="float" office:value="-73182.1" calcext:value-type="float">
            <text:p>-73182,1</text:p>
          </table:table-cell>
          <table:table-cell table:formula="of:=[.D47]+ 0.55*[.E47]" office:value-type="float" office:value="-24679.385" calcext:value-type="float">
            <text:p>-2,47E+04</text:p>
          </table:table-cell>
          <table:table-cell table:number-columns-repeated="14"/>
          <table:table-cell table:style-name="ce10" table:formula="of:=[.F47]+[.E47]-[.B47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1.075" calcext:value-type="float">
            <text:p>1,075</text:p>
          </table:table-cell>
          <table:table-cell office:value-type="float" office:value="-24824.5" calcext:value-type="float">
            <text:p>-24824,50</text:p>
          </table:table-cell>
          <table:table-cell office:value-type="float" office:value="-38709.9" calcext:value-type="float">
            <text:p>-3,87E+04</text:p>
          </table:table-cell>
          <table:table-cell office:value-type="float" office:value="-47926.4" calcext:value-type="float">
            <text:p>-47926,4</text:p>
          </table:table-cell>
          <table:table-cell office:value-type="float" office:value="41505" calcext:value-type="float">
            <text:p>41505</text:p>
          </table:table-cell>
          <table:table-cell office:value-type="float" office:value="-66329.5" calcext:value-type="float">
            <text:p>-66329,5</text:p>
          </table:table-cell>
          <table:table-cell table:formula="of:=[.D48]+ 0.55*[.E48]" office:value-type="float" office:value="-25098.65" calcext:value-type="float">
            <text:p>-2,51E+04</text:p>
          </table:table-cell>
          <table:table-cell table:number-columns-repeated="14"/>
          <table:table-cell table:style-name="ce10" table:formula="of:=[.F48]+[.E48]-[.B48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-24413.6" calcext:value-type="float">
            <text:p>-24413,60</text:p>
          </table:table-cell>
          <table:table-cell office:value-type="float" office:value="-37211.1" calcext:value-type="float">
            <text:p>-3,72E+04</text:p>
          </table:table-cell>
          <table:table-cell office:value-type="float" office:value="-44773.6" calcext:value-type="float">
            <text:p>-44773,6</text:p>
          </table:table-cell>
          <table:table-cell office:value-type="float" office:value="35755" calcext:value-type="float">
            <text:p>35755</text:p>
          </table:table-cell>
          <table:table-cell office:value-type="float" office:value="-60168.6" calcext:value-type="float">
            <text:p>-60168,6</text:p>
          </table:table-cell>
          <table:table-cell table:formula="of:=[.D49]+ 0.55*[.E49]" office:value-type="float" office:value="-25108.35" calcext:value-type="float">
            <text:p>-2,51E+04</text:p>
          </table:table-cell>
          <table:table-cell table:number-columns-repeated="14"/>
          <table:table-cell table:style-name="ce10" table:formula="of:=[.F49]+[.E49]-[.B49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1.125" calcext:value-type="float">
            <text:p>1,125</text:p>
          </table:table-cell>
          <table:table-cell office:value-type="float" office:value="-23801.4" calcext:value-type="float">
            <text:p>-23801,40</text:p>
          </table:table-cell>
          <table:table-cell office:value-type="float" office:value="-35677.9" calcext:value-type="float">
            <text:p>-3,57E+04</text:p>
          </table:table-cell>
          <table:table-cell office:value-type="float" office:value="-41744.8" calcext:value-type="float">
            <text:p>-41744,8</text:p>
          </table:table-cell>
          <table:table-cell office:value-type="float" office:value="30822.2" calcext:value-type="float">
            <text:p>30822,2</text:p>
          </table:table-cell>
          <table:table-cell office:value-type="float" office:value="-54623.6" calcext:value-type="float">
            <text:p>-54623,6</text:p>
          </table:table-cell>
          <table:table-cell table:formula="of:=[.D50]+ 0.55*[.E50]" office:value-type="float" office:value="-24792.59" calcext:value-type="float">
            <text:p>-2,48E+04</text:p>
          </table:table-cell>
          <table:table-cell table:number-columns-repeated="15"/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-23040.8" calcext:value-type="float">
            <text:p>-23040,80</text:p>
          </table:table-cell>
          <table:table-cell office:value-type="float" office:value="-34110.2" calcext:value-type="float">
            <text:p>-3,41E+04</text:p>
          </table:table-cell>
          <table:table-cell office:value-type="float" office:value="-38844.9" calcext:value-type="float">
            <text:p>-38844,9</text:p>
          </table:table-cell>
          <table:table-cell office:value-type="float" office:value="26586.7" calcext:value-type="float">
            <text:p>26586,7</text:p>
          </table:table-cell>
          <table:table-cell office:value-type="float" office:value="-49627.6" calcext:value-type="float">
            <text:p>-49627,6</text:p>
          </table:table-cell>
          <table:table-cell table:formula="of:=[.D51]+ 0.55*[.E51]" office:value-type="float" office:value="-24222.215" calcext:value-type="float">
            <text:p>-2,42E+04</text:p>
          </table:table-cell>
          <table:table-cell table:number-columns-repeated="15"/>
        </table:table-row>
        <table:table-row table:style-name="ro1">
          <table:table-cell office:value-type="float" office:value="1.175" calcext:value-type="float">
            <text:p>1,175</text:p>
          </table:table-cell>
          <table:table-cell office:value-type="float" office:value="-22174.5" calcext:value-type="float">
            <text:p>-22174,50</text:p>
          </table:table-cell>
          <table:table-cell office:value-type="float" office:value="-32508" calcext:value-type="float">
            <text:p>-3,25E+04</text:p>
          </table:table-cell>
          <table:table-cell office:value-type="float" office:value="-36077.3" calcext:value-type="float">
            <text:p>-36077,3</text:p>
          </table:table-cell>
          <table:table-cell office:value-type="float" office:value="22947.1" calcext:value-type="float">
            <text:p>22947,1</text:p>
          </table:table-cell>
          <table:table-cell office:value-type="float" office:value="-45121.6" calcext:value-type="float">
            <text:p>-45121,6</text:p>
          </table:table-cell>
          <table:table-cell table:formula="of:=[.D52]+ 0.55*[.E52]" office:value-type="float" office:value="-23456.395" calcext:value-type="float">
            <text:p>-2,35E+04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-21236.6" calcext:value-type="float">
            <text:p>-21236,60</text:p>
          </table:table-cell>
          <table:table-cell office:value-type="float" office:value="-30871.4" calcext:value-type="float">
            <text:p>-3,09E+04</text:p>
          </table:table-cell>
          <table:table-cell office:value-type="float" office:value="-33444.2" calcext:value-type="float">
            <text:p>-33444,2</text:p>
          </table:table-cell>
          <table:table-cell office:value-type="float" office:value="19817.2" calcext:value-type="float">
            <text:p>19817,2</text:p>
          </table:table-cell>
          <table:table-cell office:value-type="float" office:value="-41053.8" calcext:value-type="float">
            <text:p>-41053,8</text:p>
          </table:table-cell>
          <table:table-cell table:formula="of:=[.D53]+ 0.55*[.E53]" office:value-type="float" office:value="-22544.74" calcext:value-type="float">
            <text:p>-2,25E+04</text:p>
          </table:table-cell>
          <table:table-cell table:number-columns-repeated="15"/>
        </table:table-row>
        <table:table-row table:style-name="ro1">
          <table:table-cell office:value-type="float" office:value="1.225" calcext:value-type="float">
            <text:p>1,225</text:p>
          </table:table-cell>
          <table:table-cell office:value-type="float" office:value="-20254.5" calcext:value-type="float">
            <text:p>-20254,50</text:p>
          </table:table-cell>
          <table:table-cell office:value-type="float" office:value="-29200.4" calcext:value-type="float">
            <text:p>-2,92E+04</text:p>
          </table:table-cell>
          <table:table-cell office:value-type="float" office:value="-30946.7" calcext:value-type="float">
            <text:p>-30946,7</text:p>
          </table:table-cell>
          <table:table-cell office:value-type="float" office:value="17123.7" calcext:value-type="float">
            <text:p>17123,7</text:p>
          </table:table-cell>
          <table:table-cell office:value-type="float" office:value="-37378.2" calcext:value-type="float">
            <text:p>-37378,2</text:p>
          </table:table-cell>
          <table:table-cell table:formula="of:=[.D54]+ 0.55*[.E54]" office:value-type="float" office:value="-21528.665" calcext:value-type="float">
            <text:p>-2,15E+04</text:p>
          </table:table-cell>
          <table:table-cell table:number-columns-repeated="15"/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-19250" calcext:value-type="float">
            <text:p>-19250,00</text:p>
          </table:table-cell>
          <table:table-cell office:value-type="float" office:value="-27494.9" calcext:value-type="float">
            <text:p>-2,75E+04</text:p>
          </table:table-cell>
          <table:table-cell office:value-type="float" office:value="-28584.6" calcext:value-type="float">
            <text:p>-28584,6</text:p>
          </table:table-cell>
          <table:table-cell office:value-type="float" office:value="14804" calcext:value-type="float">
            <text:p>14804</text:p>
          </table:table-cell>
          <table:table-cell office:value-type="float" office:value="-34054.1" calcext:value-type="float">
            <text:p>-34054,1</text:p>
          </table:table-cell>
          <table:table-cell table:formula="of:=[.D55]+ 0.55*[.E55]" office:value-type="float" office:value="-20442.4" calcext:value-type="float">
            <text:p>-2,04E+04</text:p>
          </table:table-cell>
          <table:table-cell table:number-columns-repeated="15"/>
        </table:table-row>
        <table:table-row table:style-name="ro1">
          <table:table-cell office:value-type="float" office:value="1.275" calcext:value-type="float">
            <text:p>1,275</text:p>
          </table:table-cell>
          <table:table-cell office:value-type="float" office:value="-18240.2" calcext:value-type="float">
            <text:p>-18240,20</text:p>
          </table:table-cell>
          <table:table-cell office:value-type="float" office:value="-25754.9" calcext:value-type="float">
            <text:p>-2,58E+04</text:p>
          </table:table-cell>
          <table:table-cell office:value-type="float" office:value="-26357.1" calcext:value-type="float">
            <text:p>-26357,1</text:p>
          </table:table-cell>
          <table:table-cell office:value-type="float" office:value="12805.1" calcext:value-type="float">
            <text:p>12805,1</text:p>
          </table:table-cell>
          <table:table-cell office:value-type="float" office:value="-31045.3" calcext:value-type="float">
            <text:p>-31045,3</text:p>
          </table:table-cell>
          <table:table-cell table:formula="of:=[.D56]+ 0.55*[.E56]" office:value-type="float" office:value="-19314.295" calcext:value-type="float">
            <text:p>-1,93E+04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-17238.4" calcext:value-type="float">
            <text:p>-17238,40</text:p>
          </table:table-cell>
          <table:table-cell office:value-type="float" office:value="-23980.5" calcext:value-type="float">
            <text:p>-2,40E+04</text:p>
          </table:table-cell>
          <table:table-cell office:value-type="float" office:value="-24262.2" calcext:value-type="float">
            <text:p>-24262,2</text:p>
          </table:table-cell>
          <table:table-cell office:value-type="float" office:value="11081.4" calcext:value-type="float">
            <text:p>11081,4</text:p>
          </table:table-cell>
          <table:table-cell office:value-type="float" office:value="-28319.8" calcext:value-type="float">
            <text:p>-28319,8</text:p>
          </table:table-cell>
          <table:table-cell table:formula="of:=[.D57]+ 0.55*[.E57]" office:value-type="float" office:value="-18167.43" calcext:value-type="float">
            <text:p>-1,82E+04</text:p>
          </table:table-cell>
          <table:table-cell table:number-columns-repeated="15"/>
        </table:table-row>
        <table:table-row table:style-name="ro1">
          <table:table-cell office:value-type="float" office:value="1.325" calcext:value-type="float">
            <text:p>1,325</text:p>
          </table:table-cell>
          <table:table-cell office:value-type="float" office:value="-16254.9" calcext:value-type="float">
            <text:p>-16254,90</text:p>
          </table:table-cell>
          <table:table-cell office:value-type="float" office:value="-22171.6" calcext:value-type="float">
            <text:p>-2,22E+04</text:p>
          </table:table-cell>
          <table:table-cell office:value-type="float" office:value="-22297.4" calcext:value-type="float">
            <text:p>-22297,4</text:p>
          </table:table-cell>
          <table:table-cell office:value-type="float" office:value="9594.16" calcext:value-type="float">
            <text:p>9594,16</text:p>
          </table:table-cell>
          <table:table-cell office:value-type="float" office:value="-25849.1" calcext:value-type="float">
            <text:p>-25849,1</text:p>
          </table:table-cell>
          <table:table-cell table:formula="of:=[.D58]+ 0.55*[.E58]" office:value-type="float" office:value="-17020.612" calcext:value-type="float">
            <text:p>-1,70E+04</text:p>
          </table:table-cell>
          <table:table-cell table:number-columns-repeated="15"/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-15297.4" calcext:value-type="float">
            <text:p>-15297,40</text:p>
          </table:table-cell>
          <table:table-cell office:value-type="float" office:value="-20328.3" calcext:value-type="float">
            <text:p>-2,03E+04</text:p>
          </table:table-cell>
          <table:table-cell office:value-type="float" office:value="-20459.5" calcext:value-type="float">
            <text:p>-20459,5</text:p>
          </table:table-cell>
          <table:table-cell office:value-type="float" office:value="8310.23" calcext:value-type="float">
            <text:p>8310,23</text:p>
          </table:table-cell>
          <table:table-cell office:value-type="float" office:value="-23607.6" calcext:value-type="float">
            <text:p>-23607,6</text:p>
          </table:table-cell>
          <table:table-cell table:formula="of:=[.D59]+ 0.55*[.E59]" office:value-type="float" office:value="-15888.8735" calcext:value-type="float">
            <text:p>-1,59E+04</text:p>
          </table:table-cell>
          <table:table-cell table:number-columns-repeated="15"/>
        </table:table-row>
        <table:table-row table:style-name="ro1">
          <table:table-cell office:value-type="float" office:value="1.375" calcext:value-type="float">
            <text:p>1,375</text:p>
          </table:table-cell>
          <table:table-cell office:value-type="float" office:value="-14371.5" calcext:value-type="float">
            <text:p>-14371,50</text:p>
          </table:table-cell>
          <table:table-cell office:value-type="float" office:value="-18450.5" calcext:value-type="float">
            <text:p>-1,85E+04</text:p>
          </table:table-cell>
          <table:table-cell office:value-type="float" office:value="-18744.8" calcext:value-type="float">
            <text:p>-18744,8</text:p>
          </table:table-cell>
          <table:table-cell office:value-type="float" office:value="7201.2" calcext:value-type="float">
            <text:p>7201,2</text:p>
          </table:table-cell>
          <table:table-cell office:value-type="float" office:value="-21572.7" calcext:value-type="float">
            <text:p>-21572,7</text:p>
          </table:table-cell>
          <table:table-cell table:formula="of:=[.D60]+ 0.55*[.E60]" office:value-type="float" office:value="-14784.14" calcext:value-type="float">
            <text:p>-1,48E+04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-13481.3" calcext:value-type="float">
            <text:p>-13481,30</text:p>
          </table:table-cell>
          <table:table-cell office:value-type="float" office:value="-16538.3" calcext:value-type="float">
            <text:p>-1,65E+04</text:p>
          </table:table-cell>
          <table:table-cell office:value-type="float" office:value="-17148.9" calcext:value-type="float">
            <text:p>-17148,9</text:p>
          </table:table-cell>
          <table:table-cell office:value-type="float" office:value="6242.74" calcext:value-type="float">
            <text:p>6242,74</text:p>
          </table:table-cell>
          <table:table-cell office:value-type="float" office:value="-19724" calcext:value-type="float">
            <text:p>-19724</text:p>
          </table:table-cell>
          <table:table-cell table:formula="of:=[.D61]+ 0.55*[.E61]" office:value-type="float" office:value="-13715.393" calcext:value-type="float">
            <text:p>-1,37E+04</text:p>
          </table:table-cell>
          <table:table-cell table:number-columns-repeated="15"/>
        </table:table-row>
        <table:table-row table:style-name="ro1">
          <table:table-cell office:value-type="float" office:value="1.425" calcext:value-type="float">
            <text:p>1,425</text:p>
          </table:table-cell>
          <table:table-cell office:value-type="float" office:value="-12629.5" calcext:value-type="float">
            <text:p>-12629,50</text:p>
          </table:table-cell>
          <table:table-cell office:value-type="float" office:value="-14591.6" calcext:value-type="float">
            <text:p>-1,46E+04</text:p>
          </table:table-cell>
          <table:table-cell office:value-type="float" office:value="-15667.4" calcext:value-type="float">
            <text:p>-15667,4</text:p>
          </table:table-cell>
          <table:table-cell office:value-type="float" office:value="5413.98" calcext:value-type="float">
            <text:p>5413,98</text:p>
          </table:table-cell>
          <table:table-cell office:value-type="float" office:value="-18043.5" calcext:value-type="float">
            <text:p>-18043,5</text:p>
          </table:table-cell>
          <table:table-cell table:formula="of:=[.D62]+ 0.55*[.E62]" office:value-type="float" office:value="-12689.711" calcext:value-type="float">
            <text:p>-1,27E+04</text:p>
          </table:table-cell>
          <table:table-cell table:number-columns-repeated="15"/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-11817.9" calcext:value-type="float">
            <text:p>-11817,90</text:p>
          </table:table-cell>
          <table:table-cell office:value-type="float" office:value="-12610.4" calcext:value-type="float">
            <text:p>-1,26E+04</text:p>
          </table:table-cell>
          <table:table-cell office:value-type="float" office:value="-14295.3" calcext:value-type="float">
            <text:p>-14295,3</text:p>
          </table:table-cell>
          <table:table-cell office:value-type="float" office:value="4697.03" calcext:value-type="float">
            <text:p>4697,03</text:p>
          </table:table-cell>
          <table:table-cell office:value-type="float" office:value="-16514.9" calcext:value-type="float">
            <text:p>-16514,9</text:p>
          </table:table-cell>
          <table:table-cell table:formula="of:=[.D63]+ 0.55*[.E63]" office:value-type="float" office:value="-11711.9335" calcext:value-type="float">
            <text:p>-1,17E+04</text:p>
          </table:table-cell>
          <table:table-cell table:number-columns-repeated="15"/>
        </table:table-row>
        <table:table-row table:style-name="ro1">
          <table:table-cell office:value-type="float" office:value="1.475" calcext:value-type="float">
            <text:p>1,475</text:p>
          </table:table-cell>
          <table:table-cell office:value-type="float" office:value="-11047.1" calcext:value-type="float">
            <text:p>-11047,10</text:p>
          </table:table-cell>
          <table:table-cell office:value-type="float" office:value="-10594.8" calcext:value-type="float">
            <text:p>-1,06E+04</text:p>
          </table:table-cell>
          <table:table-cell office:value-type="float" office:value="-13027.6" calcext:value-type="float">
            <text:p>-13027,6</text:p>
          </table:table-cell>
          <table:table-cell office:value-type="float" office:value="4076.52" calcext:value-type="float">
            <text:p>4076,52</text:p>
          </table:table-cell>
          <table:table-cell office:value-type="float" office:value="-15123.6" calcext:value-type="float">
            <text:p>-15123,6</text:p>
          </table:table-cell>
          <table:table-cell table:formula="of:=[.D64]+ 0.55*[.E64]" office:value-type="float" office:value="-10785.514" calcext:value-type="float">
            <text:p>-1,08E+04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-10317.3" calcext:value-type="float">
            <text:p>-10317,30</text:p>
          </table:table-cell>
          <table:table-cell office:value-type="float" office:value="-8544.77" calcext:value-type="float">
            <text:p>-8,54E+03</text:p>
          </table:table-cell>
          <table:table-cell office:value-type="float" office:value="-11859.1" calcext:value-type="float">
            <text:p>-11859,1</text:p>
          </table:table-cell>
          <table:table-cell office:value-type="float" office:value="3539.23" calcext:value-type="float">
            <text:p>3539,23</text:p>
          </table:table-cell>
          <table:table-cell office:value-type="float" office:value="-13856.5" calcext:value-type="float">
            <text:p>-13856,5</text:p>
          </table:table-cell>
          <table:table-cell table:formula="of:=[.D65]+ 0.55*[.E65]" office:value-type="float" office:value="-9912.5235" calcext:value-type="float">
            <text:p>-9,91E+03</text:p>
          </table:table-cell>
          <table:table-cell table:number-columns-repeated="15"/>
        </table:table-row>
        <table:table-row table:style-name="ro1">
          <table:table-cell office:value-type="float" office:value="1.525" calcext:value-type="float">
            <text:p>1,525</text:p>
          </table:table-cell>
          <table:table-cell office:value-type="float" office:value="-9628.12" calcext:value-type="float">
            <text:p>-9628,12</text:p>
          </table:table-cell>
          <table:table-cell office:value-type="float" office:value="-6460.26" calcext:value-type="float">
            <text:p>-6,46E+03</text:p>
          </table:table-cell>
          <table:table-cell office:value-type="float" office:value="-10784.5" calcext:value-type="float">
            <text:p>-10784,5</text:p>
          </table:table-cell>
          <table:table-cell office:value-type="float" office:value="3073.8" calcext:value-type="float">
            <text:p>3073,8</text:p>
          </table:table-cell>
          <table:table-cell office:value-type="float" office:value="-12701.9" calcext:value-type="float">
            <text:p>-12701,9</text:p>
          </table:table-cell>
          <table:table-cell table:formula="of:=[.D66]+ 0.55*[.E66]" office:value-type="float" office:value="-9093.91" calcext:value-type="float">
            <text:p>-9,09E+03</text:p>
          </table:table-cell>
          <table:table-cell table:number-columns-repeated="15"/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-8978.79" calcext:value-type="float">
            <text:p>-8978,79</text:p>
          </table:table-cell>
          <table:table-cell office:value-type="float" office:value="-4341.29" calcext:value-type="float">
            <text:p>-4,34E+03</text:p>
          </table:table-cell>
          <table:table-cell office:value-type="float" office:value="-9798.39" calcext:value-type="float">
            <text:p>-9798,39</text:p>
          </table:table-cell>
          <table:table-cell office:value-type="float" office:value="2670.45" calcext:value-type="float">
            <text:p>2670,45</text:p>
          </table:table-cell>
          <table:table-cell office:value-type="float" office:value="-11649.2" calcext:value-type="float">
            <text:p>-11649,2</text:p>
          </table:table-cell>
          <table:table-cell table:formula="of:=[.D67]+ 0.55*[.E67]" office:value-type="float" office:value="-8329.6425" calcext:value-type="float">
            <text:p>-8,33E+03</text:p>
          </table:table-cell>
          <table:table-cell table:number-columns-repeated="15"/>
        </table:table-row>
        <table:table-row table:style-name="ro1">
          <table:table-cell office:value-type="float" office:value="1.575" calcext:value-type="float">
            <text:p>1,575</text:p>
          </table:table-cell>
          <table:table-cell office:value-type="float" office:value="-8368.21" calcext:value-type="float">
            <text:p>-8368,21</text:p>
          </table:table-cell>
          <table:table-cell office:value-type="float" office:value="-2187.87" calcext:value-type="float">
            <text:p>-2,19E+03</text:p>
          </table:table-cell>
          <table:table-cell office:value-type="float" office:value="-8895.46" calcext:value-type="float">
            <text:p>-8895,46</text:p>
          </table:table-cell>
          <table:table-cell office:value-type="float" office:value="2320.77" calcext:value-type="float">
            <text:p>2320,77</text:p>
          </table:table-cell>
          <table:table-cell office:value-type="float" office:value="-10689" calcext:value-type="float">
            <text:p>-10689</text:p>
          </table:table-cell>
          <table:table-cell table:formula="of:=[.D68]+ 0.55*[.E68]" office:value-type="float" office:value="-7619.0365" calcext:value-type="float">
            <text:p>-7,62E+03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-7795.07" calcext:value-type="float">
            <text:p>-7795,07</text:p>
          </table:table-cell>
          <table:table-cell office:value-type="float" office:value="-0" calcext:value-type="float">
            <text:p>-0,00E+00</text:p>
          </table:table-cell>
          <table:table-cell office:value-type="float" office:value="-8070.48" calcext:value-type="float">
            <text:p>-8070,48</text:p>
          </table:table-cell>
          <table:table-cell office:value-type="float" office:value="2017.49" calcext:value-type="float">
            <text:p>2017,49</text:p>
          </table:table-cell>
          <table:table-cell office:value-type="float" office:value="-9812.56" calcext:value-type="float">
            <text:p>-9812,56</text:p>
          </table:table-cell>
          <table:table-cell table:formula="of:=[.D69]+ 0.55*[.E69]" office:value-type="float" office:value="-6960.8605" calcext:value-type="float">
            <text:p>-6,96E+03</text:p>
          </table:table-cell>
          <table:table-cell table:number-columns-repeated="15"/>
        </table:table-row>
        <table:table-row table:style-name="ro1">
          <table:table-cell office:value-type="float" office:value="1.625" calcext:value-type="float">
            <text:p>1,625</text:p>
          </table:table-cell>
          <table:table-cell office:value-type="float" office:value="-7257.9" calcext:value-type="float">
            <text:p>-7257,90</text:p>
          </table:table-cell>
          <table:table-cell office:value-type="float" office:value="-0" calcext:value-type="float">
            <text:p>-0,00E+00</text:p>
          </table:table-cell>
          <table:table-cell office:value-type="float" office:value="-7318.26" calcext:value-type="float">
            <text:p>-7318,26</text:p>
          </table:table-cell>
          <table:table-cell office:value-type="float" office:value="1754.37" calcext:value-type="float">
            <text:p>1754,37</text:p>
          </table:table-cell>
          <table:table-cell office:value-type="float" office:value="-9012.27" calcext:value-type="float">
            <text:p>-9012,27</text:p>
          </table:table-cell>
          <table:table-cell table:formula="of:=[.D70]+ 0.55*[.E70]" office:value-type="float" office:value="-6353.3565" calcext:value-type="float">
            <text:p>-6,35E+03</text:p>
          </table:table-cell>
          <table:table-cell table:number-columns-repeated="15"/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-6755.13" calcext:value-type="float">
            <text:p>-6755,13</text:p>
          </table:table-cell>
          <table:table-cell office:value-type="float" office:value="-0" calcext:value-type="float">
            <text:p>-0,00E+00</text:p>
          </table:table-cell>
          <table:table-cell office:value-type="float" office:value="-6633.77" calcext:value-type="float">
            <text:p>-6633,77</text:p>
          </table:table-cell>
          <table:table-cell office:value-type="float" office:value="1526" calcext:value-type="float">
            <text:p>1526</text:p>
          </table:table-cell>
          <table:table-cell office:value-type="float" office:value="-8281.13" calcext:value-type="float">
            <text:p>-8281,13</text:p>
          </table:table-cell>
          <table:table-cell table:formula="of:=[.D71]+ 0.55*[.E71]" office:value-type="float" office:value="-5794.47" calcext:value-type="float">
            <text:p>-5,79E+03</text:p>
          </table:table-cell>
          <table:table-cell table:number-columns-repeated="15"/>
        </table:table-row>
        <table:table-row table:style-name="ro1">
          <table:table-cell office:value-type="float" office:value="1.675" calcext:value-type="float">
            <text:p>1,675</text:p>
          </table:table-cell>
          <table:table-cell office:value-type="float" office:value="-6285.13" calcext:value-type="float">
            <text:p>-6285,13</text:p>
          </table:table-cell>
          <table:table-cell office:value-type="float" office:value="-0" calcext:value-type="float">
            <text:p>-0,00E+00</text:p>
          </table:table-cell>
          <table:table-cell office:value-type="float" office:value="-6012.14" calcext:value-type="float">
            <text:p>-6012,14</text:p>
          </table:table-cell>
          <table:table-cell office:value-type="float" office:value="1327.73" calcext:value-type="float">
            <text:p>1327,73</text:p>
          </table:table-cell>
          <table:table-cell office:value-type="float" office:value="-7612.85" calcext:value-type="float">
            <text:p>-7612,85</text:p>
          </table:table-cell>
          <table:table-cell table:formula="of:=[.D72]+ 0.55*[.E72]" office:value-type="float" office:value="-5281.8885" calcext:value-type="float">
            <text:p>-5,28E+03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-5846.22" calcext:value-type="float">
            <text:p>-5846,22</text:p>
          </table:table-cell>
          <table:table-cell office:value-type="float" office:value="-0" calcext:value-type="float">
            <text:p>-0,00E+00</text:p>
          </table:table-cell>
          <table:table-cell office:value-type="float" office:value="-5448.66" calcext:value-type="float">
            <text:p>-5448,66</text:p>
          </table:table-cell>
          <table:table-cell office:value-type="float" office:value="1155.53" calcext:value-type="float">
            <text:p>1155,53</text:p>
          </table:table-cell>
          <table:table-cell office:value-type="float" office:value="-7001.75" calcext:value-type="float">
            <text:p>-7001,75</text:p>
          </table:table-cell>
          <table:table-cell table:formula="of:=[.D73]+ 0.55*[.E73]" office:value-type="float" office:value="-4813.1185" calcext:value-type="float">
            <text:p>-4,81E+03</text:p>
          </table:table-cell>
          <table:table-cell table:number-columns-repeated="15"/>
        </table:table-row>
        <table:table-row table:style-name="ro1">
          <table:table-cell office:value-type="float" office:value="1.725" calcext:value-type="float">
            <text:p>1,725</text:p>
          </table:table-cell>
          <table:table-cell office:value-type="float" office:value="-5436.75" calcext:value-type="float">
            <text:p>-5436,75</text:p>
          </table:table-cell>
          <table:table-cell office:value-type="float" office:value="-0" calcext:value-type="float">
            <text:p>-0,00E+00</text:p>
          </table:table-cell>
          <table:table-cell office:value-type="float" office:value="-4938.82" calcext:value-type="float">
            <text:p>-4938,82</text:p>
          </table:table-cell>
          <table:table-cell office:value-type="float" office:value="1005.92" calcext:value-type="float">
            <text:p>1005,92</text:p>
          </table:table-cell>
          <table:table-cell office:value-type="float" office:value="-6442.67" calcext:value-type="float">
            <text:p>-6442,67</text:p>
          </table:table-cell>
          <table:table-cell table:formula="of:=[.D74]+ 0.55*[.E74]" office:value-type="float" office:value="-4385.564" calcext:value-type="float">
            <text:p>-4,39E+03</text:p>
          </table:table-cell>
          <table:table-cell table:number-columns-repeated="15"/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-5055.05" calcext:value-type="float">
            <text:p>-5055,05</text:p>
          </table:table-cell>
          <table:table-cell office:value-type="float" office:value="-0" calcext:value-type="float">
            <text:p>-0,00E+00</text:p>
          </table:table-cell>
          <table:table-cell office:value-type="float" office:value="-4478.31" calcext:value-type="float">
            <text:p>-4478,31</text:p>
          </table:table-cell>
          <table:table-cell office:value-type="float" office:value="875.903" calcext:value-type="float">
            <text:p>875,903</text:p>
          </table:table-cell>
          <table:table-cell office:value-type="float" office:value="-5930.96" calcext:value-type="float">
            <text:p>-5930,96</text:p>
          </table:table-cell>
          <table:table-cell table:formula="of:=[.D75]+ 0.55*[.E75]" office:value-type="float" office:value="-3996.56335" calcext:value-type="float">
            <text:p>-4,00E+03</text:p>
          </table:table-cell>
          <table:table-cell table:number-columns-repeated="15"/>
        </table:table-row>
        <table:table-row table:style-name="ro1">
          <table:table-cell office:value-type="float" office:value="1.775" calcext:value-type="float">
            <text:p>1,775</text:p>
          </table:table-cell>
          <table:table-cell office:value-type="float" office:value="-4699.52" calcext:value-type="float">
            <text:p>-4699,52</text:p>
          </table:table-cell>
          <table:table-cell office:value-type="float" office:value="-0" calcext:value-type="float">
            <text:p>-0,00E+00</text:p>
          </table:table-cell>
          <table:table-cell office:value-type="float" office:value="-4063.05" calcext:value-type="float">
            <text:p>-4063,05</text:p>
          </table:table-cell>
          <table:table-cell office:value-type="float" office:value="762.879" calcext:value-type="float">
            <text:p>762,879</text:p>
          </table:table-cell>
          <table:table-cell office:value-type="float" office:value="-5462.4" calcext:value-type="float">
            <text:p>-5462,4</text:p>
          </table:table-cell>
          <table:table-cell table:formula="of:=[.D76]+ 0.55*[.E76]" office:value-type="float" office:value="-3643.46655" calcext:value-type="float">
            <text:p>-3,64E+03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-4368.57" calcext:value-type="float">
            <text:p>-4368,57</text:p>
          </table:table-cell>
          <table:table-cell office:value-type="float" office:value="-0" calcext:value-type="float">
            <text:p>-0,00E+00</text:p>
          </table:table-cell>
          <table:table-cell office:value-type="float" office:value="-3689.17" calcext:value-type="float">
            <text:p>-3689,17</text:p>
          </table:table-cell>
          <table:table-cell office:value-type="float" office:value="664.596" calcext:value-type="float">
            <text:p>664,596</text:p>
          </table:table-cell>
          <table:table-cell office:value-type="float" office:value="-5033.17" calcext:value-type="float">
            <text:p>-5033,17</text:p>
          </table:table-cell>
          <table:table-cell table:formula="of:=[.D77]+ 0.55*[.E77]" office:value-type="float" office:value="-3323.6422" calcext:value-type="float">
            <text:p>-3,32E+03</text:p>
          </table:table-cell>
          <table:table-cell table:number-columns-repeated="15"/>
        </table:table-row>
        <table:table-row table:style-name="ro1">
          <table:table-cell office:value-type="float" office:value="1.825" calcext:value-type="float">
            <text:p>1,825</text:p>
          </table:table-cell>
          <table:table-cell office:value-type="float" office:value="-4060.69" calcext:value-type="float">
            <text:p>-4060,69</text:p>
          </table:table-cell>
          <table:table-cell office:value-type="float" office:value="-0" calcext:value-type="float">
            <text:p>-0,00E+00</text:p>
          </table:table-cell>
          <table:table-cell office:value-type="float" office:value="-3353.05" calcext:value-type="float">
            <text:p>-3353,05</text:p>
          </table:table-cell>
          <table:table-cell office:value-type="float" office:value="579.109" calcext:value-type="float">
            <text:p>579,109</text:p>
          </table:table-cell>
          <table:table-cell office:value-type="float" office:value="-4639.8" calcext:value-type="float">
            <text:p>-4639,8</text:p>
          </table:table-cell>
          <table:table-cell table:formula="of:=[.D78]+ 0.55*[.E78]" office:value-type="float" office:value="-3034.54005" calcext:value-type="float">
            <text:p>-3,03E+03</text:p>
          </table:table-cell>
          <table:table-cell table:number-columns-repeated="15"/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-3774.43" calcext:value-type="float">
            <text:p>-3774,43</text:p>
          </table:table-cell>
          <table:table-cell office:value-type="float" office:value="-0" calcext:value-type="float">
            <text:p>-0,00E+00</text:p>
          </table:table-cell>
          <table:table-cell office:value-type="float" office:value="-3051.26" calcext:value-type="float">
            <text:p>-3051,26</text:p>
          </table:table-cell>
          <table:table-cell office:value-type="float" office:value="504.731" calcext:value-type="float">
            <text:p>504,731</text:p>
          </table:table-cell>
          <table:table-cell office:value-type="float" office:value="-4279.16" calcext:value-type="float">
            <text:p>-4279,16</text:p>
          </table:table-cell>
          <table:table-cell table:formula="of:=[.D79]+ 0.55*[.E79]" office:value-type="float" office:value="-2773.65795" calcext:value-type="float">
            <text:p>-2,77E+03</text:p>
          </table:table-cell>
          <table:table-cell table:number-columns-repeated="15"/>
        </table:table-row>
        <table:table-row table:style-name="ro1">
          <table:table-cell office:value-type="float" office:value="1.875" calcext:value-type="float">
            <text:p>1,875</text:p>
          </table:table-cell>
          <table:table-cell office:value-type="float" office:value="-3508.37" calcext:value-type="float">
            <text:p>-3508,37</text:p>
          </table:table-cell>
          <table:table-cell office:value-type="float" office:value="-0" calcext:value-type="float">
            <text:p>-0,00E+00</text:p>
          </table:table-cell>
          <table:table-cell office:value-type="float" office:value="-2780.62" calcext:value-type="float">
            <text:p>-2780,62</text:p>
          </table:table-cell>
          <table:table-cell office:value-type="float" office:value="440.001" calcext:value-type="float">
            <text:p>440,001</text:p>
          </table:table-cell>
          <table:table-cell office:value-type="float" office:value="-3948.37" calcext:value-type="float">
            <text:p>-3948,37</text:p>
          </table:table-cell>
          <table:table-cell table:formula="of:=[.D80]+ 0.55*[.E80]" office:value-type="float" office:value="-2538.61945" calcext:value-type="float">
            <text:p>-2,54E+03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-3261.21" calcext:value-type="float">
            <text:p>-3261,21</text:p>
          </table:table-cell>
          <table:table-cell office:value-type="float" office:value="-0" calcext:value-type="float">
            <text:p>-0,00E+00</text:p>
          </table:table-cell>
          <table:table-cell office:value-type="float" office:value="-2538.17" calcext:value-type="float">
            <text:p>-2538,17</text:p>
          </table:table-cell>
          <table:table-cell office:value-type="float" office:value="383.653" calcext:value-type="float">
            <text:p>383,653</text:p>
          </table:table-cell>
          <table:table-cell office:value-type="float" office:value="-3644.86" calcext:value-type="float">
            <text:p>-3644,86</text:p>
          </table:table-cell>
          <table:table-cell table:formula="of:=[.D81]+ 0.55*[.E81]" office:value-type="float" office:value="-2327.16085" calcext:value-type="float">
            <text:p>-2,33E+03</text:p>
          </table:table-cell>
          <table:table-cell table:number-columns-repeated="15"/>
        </table:table-row>
        <table:table-row table:style-name="ro1">
          <table:table-cell office:value-type="float" office:value="1.925" calcext:value-type="float">
            <text:p>1,925</text:p>
          </table:table-cell>
          <table:table-cell office:value-type="float" office:value="-3031.67" calcext:value-type="float">
            <text:p>-3031,67</text:p>
          </table:table-cell>
          <table:table-cell office:value-type="float" office:value="-0" calcext:value-type="float">
            <text:p>-0,00E+00</text:p>
          </table:table-cell>
          <table:table-cell office:value-type="float" office:value="-2321.15" calcext:value-type="float">
            <text:p>-2321,15</text:p>
          </table:table-cell>
          <table:table-cell office:value-type="float" office:value="334.59" calcext:value-type="float">
            <text:p>334,59</text:p>
          </table:table-cell>
          <table:table-cell office:value-type="float" office:value="-3366.26" calcext:value-type="float">
            <text:p>-3366,26</text:p>
          </table:table-cell>
          <table:table-cell table:formula="of:=[.D82]+ 0.55*[.E82]" office:value-type="float" office:value="-2137.1255" calcext:value-type="float">
            <text:p>-2,14E+03</text:p>
          </table:table-cell>
          <table:table-cell table:number-columns-repeated="15"/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-2818.56" calcext:value-type="float">
            <text:p>-2818,56</text:p>
          </table:table-cell>
          <table:table-cell office:value-type="float" office:value="-0" calcext:value-type="float">
            <text:p>-0,00E+00</text:p>
          </table:table-cell>
          <table:table-cell office:value-type="float" office:value="-2127.03" calcext:value-type="float">
            <text:p>-2127,03</text:p>
          </table:table-cell>
          <table:table-cell office:value-type="float" office:value="291.86" calcext:value-type="float">
            <text:p>291,86</text:p>
          </table:table-cell>
          <table:table-cell office:value-type="float" office:value="-3110.42" calcext:value-type="float">
            <text:p>-3110,42</text:p>
          </table:table-cell>
          <table:table-cell table:formula="of:=[.D83]+ 0.55*[.E83]" office:value-type="float" office:value="-1966.507" calcext:value-type="float">
            <text:p>-1,97E+03</text:p>
          </table:table-cell>
          <table:table-cell table:number-columns-repeated="15"/>
        </table:table-row>
        <table:table-row table:style-name="ro1">
          <table:table-cell office:value-type="float" office:value="1.975" calcext:value-type="float">
            <text:p>1,975</text:p>
          </table:table-cell>
          <table:table-cell office:value-type="float" office:value="-2620.77" calcext:value-type="float">
            <text:p>-2620,77</text:p>
          </table:table-cell>
          <table:table-cell office:value-type="float" office:value="-0" calcext:value-type="float">
            <text:p>-0,00E+00</text:p>
          </table:table-cell>
          <table:table-cell office:value-type="float" office:value="-1953.46" calcext:value-type="float">
            <text:p>-1953,46</text:p>
          </table:table-cell>
          <table:table-cell office:value-type="float" office:value="254.636" calcext:value-type="float">
            <text:p>254,636</text:p>
          </table:table-cell>
          <table:table-cell office:value-type="float" office:value="-2875.41" calcext:value-type="float">
            <text:p>-2875,41</text:p>
          </table:table-cell>
          <table:table-cell table:formula="of:=[.D84]+ 0.55*[.E84]" office:value-type="float" office:value="-1813.4102" calcext:value-type="float">
            <text:p>-1,81E+0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437.22" calcext:value-type="float">
            <text:p>-2437,22</text:p>
          </table:table-cell>
          <table:table-cell office:value-type="float" office:value="-0" calcext:value-type="float">
            <text:p>-0,00E+00</text:p>
          </table:table-cell>
          <table:table-cell office:value-type="float" office:value="-1798.31" calcext:value-type="float">
            <text:p>-1798,31</text:p>
          </table:table-cell>
          <table:table-cell office:value-type="float" office:value="222.201" calcext:value-type="float">
            <text:p>222,201</text:p>
          </table:table-cell>
          <table:table-cell office:value-type="float" office:value="-2659.43" calcext:value-type="float">
            <text:p>-2659,43</text:p>
          </table:table-cell>
          <table:table-cell table:formula="of:=[.D85]+ 0.55*[.E85]" office:value-type="float" office:value="-1676.09945" calcext:value-type="float">
            <text:p>-1,68E+03</text:p>
          </table:table-cell>
          <table:table-cell table:number-columns-repeated="15"/>
        </table:table-row>
        <table:table-row table:style-name="ro1">
          <table:table-cell office:value-type="float" office:value="2.025" calcext:value-type="float">
            <text:p>2,025</text:p>
          </table:table-cell>
          <table:table-cell office:value-type="float" office:value="-2266.93" calcext:value-type="float">
            <text:p>-2266,93</text:p>
          </table:table-cell>
          <table:table-cell office:value-type="float" office:value="-0" calcext:value-type="float">
            <text:p>-0,00E+00</text:p>
          </table:table-cell>
          <table:table-cell office:value-type="float" office:value="-1659.6" calcext:value-type="float">
            <text:p>-1659,6</text:p>
          </table:table-cell>
          <table:table-cell office:value-type="float" office:value="193.934" calcext:value-type="float">
            <text:p>193,934</text:p>
          </table:table-cell>
          <table:table-cell office:value-type="float" office:value="-2460.87" calcext:value-type="float">
            <text:p>-2460,87</text:p>
          </table:table-cell>
          <table:table-cell table:formula="of:=[.D86]+ 0.55*[.E86]" office:value-type="float" office:value="-1552.9363" calcext:value-type="float">
            <text:p>-1,55E+03</text:p>
          </table:table-cell>
          <table:table-cell table:number-columns-repeated="15"/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-2108.96" calcext:value-type="float">
            <text:p>-2108,96</text:p>
          </table:table-cell>
          <table:table-cell office:value-type="float" office:value="-0" calcext:value-type="float">
            <text:p>-0,00E+00</text:p>
          </table:table-cell>
          <table:table-cell office:value-type="float" office:value="-1535.55" calcext:value-type="float">
            <text:p>-1535,55</text:p>
          </table:table-cell>
          <table:table-cell office:value-type="float" office:value="169.293" calcext:value-type="float">
            <text:p>169,293</text:p>
          </table:table-cell>
          <table:table-cell office:value-type="float" office:value="-2278.26" calcext:value-type="float">
            <text:p>-2278,26</text:p>
          </table:table-cell>
          <table:table-cell table:formula="of:=[.D87]+ 0.55*[.E87]" office:value-type="float" office:value="-1442.43885" calcext:value-type="float">
            <text:p>-1,44E+03</text:p>
          </table:table-cell>
          <table:table-cell table:number-columns-repeated="15"/>
        </table:table-row>
        <table:table-row table:style-name="ro1">
          <table:table-cell office:value-type="float" office:value="2.075" calcext:value-type="float">
            <text:p>2,075</text:p>
          </table:table-cell>
          <table:table-cell office:value-type="float" office:value="-1962.44" calcext:value-type="float">
            <text:p>-1962,44</text:p>
          </table:table-cell>
          <table:table-cell office:value-type="float" office:value="-0" calcext:value-type="float">
            <text:p>-0,00E+00</text:p>
          </table:table-cell>
          <table:table-cell office:value-type="float" office:value="-1424.53" calcext:value-type="float">
            <text:p>-1424,53</text:p>
          </table:table-cell>
          <table:table-cell office:value-type="float" office:value="147.808" calcext:value-type="float">
            <text:p>147,808</text:p>
          </table:table-cell>
          <table:table-cell office:value-type="float" office:value="-2110.25" calcext:value-type="float">
            <text:p>-2110,25</text:p>
          </table:table-cell>
          <table:table-cell table:formula="of:=[.D88]+ 0.55*[.E88]" office:value-type="float" office:value="-1343.2356" calcext:value-type="float">
            <text:p>-1,34E+03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-1826.55" calcext:value-type="float">
            <text:p>-1826,55</text:p>
          </table:table-cell>
          <table:table-cell office:value-type="float" office:value="-0" calcext:value-type="float">
            <text:p>-0,00E+00</text:p>
          </table:table-cell>
          <table:table-cell office:value-type="float" office:value="-1325.08" calcext:value-type="float">
            <text:p>-1325,08</text:p>
          </table:table-cell>
          <table:table-cell office:value-type="float" office:value="129.073" calcext:value-type="float">
            <text:p>129,073</text:p>
          </table:table-cell>
          <table:table-cell office:value-type="float" office:value="-1955.62" calcext:value-type="float">
            <text:p>-1955,62</text:p>
          </table:table-cell>
          <table:table-cell table:formula="of:=[.D89]+ 0.55*[.E89]" office:value-type="float" office:value="-1254.08985" calcext:value-type="float">
            <text:p>-1,25E+03</text:p>
          </table:table-cell>
          <table:table-cell table:number-columns-repeated="15"/>
        </table:table-row>
        <table:table-row table:style-name="ro1">
          <table:table-cell office:value-type="float" office:value="2.125" calcext:value-type="float">
            <text:p>2,125</text:p>
          </table:table-cell>
          <table:table-cell office:value-type="float" office:value="-1700.52" calcext:value-type="float">
            <text:p>-1700,52</text:p>
          </table:table-cell>
          <table:table-cell office:value-type="float" office:value="-0" calcext:value-type="float">
            <text:p>-0,00E+00</text:p>
          </table:table-cell>
          <table:table-cell office:value-type="float" office:value="-1235.86" calcext:value-type="float">
            <text:p>-1235,86</text:p>
          </table:table-cell>
          <table:table-cell office:value-type="float" office:value="112.73" calcext:value-type="float">
            <text:p>112,73</text:p>
          </table:table-cell>
          <table:table-cell office:value-type="float" office:value="-1813.25" calcext:value-type="float">
            <text:p>-1813,25</text:p>
          </table:table-cell>
          <table:table-cell table:formula="of:=[.D90]+ 0.55*[.E90]" office:value-type="float" office:value="-1173.8585" calcext:value-type="float">
            <text:p>-1,17E+03</text:p>
          </table:table-cell>
          <table:table-cell table:number-columns-repeated="4"/>
          <table:table-cell>
            <draw:frame draw:z-index="2" draw:style-name="gr1" draw:text-style-name="P1" svg:width="18.924cm" svg:height="11.03cm" svg:x="0.268cm" svg:y="0.323cm">
              <draw:object draw:notify-on-update-of-ranges="Tabelle1.A38:Tabelle1.A165 Tabelle1.B5:Tabelle1.B5 Tabelle1.B38:Tabelle1.B165 Tabelle1.A36:Tabelle1.A165 Tabelle1.C5:Tabelle1.C5 Tabelle1.C36:Tabelle1.C16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-1583.65" calcext:value-type="float">
            <text:p>-1583,65</text:p>
          </table:table-cell>
          <table:table-cell office:value-type="float" office:value="-0" calcext:value-type="float">
            <text:p>-0,00E+00</text:p>
          </table:table-cell>
          <table:table-cell office:value-type="float" office:value="-1155.67" calcext:value-type="float">
            <text:p>-1155,67</text:p>
          </table:table-cell>
          <table:table-cell office:value-type="float" office:value="98.473" calcext:value-type="float">
            <text:p>98,473</text:p>
          </table:table-cell>
          <table:table-cell office:value-type="float" office:value="-1682.12" calcext:value-type="float">
            <text:p>-1682,12</text:p>
          </table:table-cell>
          <table:table-cell table:formula="of:=[.D91]+ 0.55*[.E91]" office:value-type="float" office:value="-1101.50985" calcext:value-type="float">
            <text:p>-1,10E+03</text:p>
          </table:table-cell>
          <table:table-cell table:number-columns-repeated="15"/>
        </table:table-row>
        <table:table-row table:style-name="ro1">
          <table:table-cell office:value-type="float" office:value="2.175" calcext:value-type="float">
            <text:p>2,175</text:p>
          </table:table-cell>
          <table:table-cell office:value-type="float" office:value="-1475.27" calcext:value-type="float">
            <text:p>-1475,27</text:p>
          </table:table-cell>
          <table:table-cell office:value-type="float" office:value="-0" calcext:value-type="float">
            <text:p>-0,00E+00</text:p>
          </table:table-cell>
          <table:table-cell office:value-type="float" office:value="-1083.45" calcext:value-type="float">
            <text:p>-1083,45</text:p>
          </table:table-cell>
          <table:table-cell office:value-type="float" office:value="86.0324" calcext:value-type="float">
            <text:p>86,0324</text:p>
          </table:table-cell>
          <table:table-cell office:value-type="float" office:value="-1561.3" calcext:value-type="float">
            <text:p>-1561,3</text:p>
          </table:table-cell>
          <table:table-cell table:formula="of:=[.D92]+ 0.55*[.E92]" office:value-type="float" office:value="-1036.13218" calcext:value-type="float">
            <text:p>-1,04E+03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-1374.76" calcext:value-type="float">
            <text:p>-1374,76</text:p>
          </table:table-cell>
          <table:table-cell office:value-type="float" office:value="-0" calcext:value-type="float">
            <text:p>-0,00E+00</text:p>
          </table:table-cell>
          <table:table-cell office:value-type="float" office:value="-1018.24" calcext:value-type="float">
            <text:p>-1018,24</text:p>
          </table:table-cell>
          <table:table-cell office:value-type="float" office:value="75.1751" calcext:value-type="float">
            <text:p>75,1751</text:p>
          </table:table-cell>
          <table:table-cell office:value-type="float" office:value="-1449.93" calcext:value-type="float">
            <text:p>-1449,93</text:p>
          </table:table-cell>
          <table:table-cell table:formula="of:=[.D93]+ 0.55*[.E93]" office:value-type="float" office:value="-976.893695" calcext:value-type="float">
            <text:p>-9,77E+02</text:p>
          </table:table-cell>
          <table:table-cell table:number-columns-repeated="15"/>
        </table:table-row>
        <table:table-row table:style-name="ro1">
          <table:table-cell office:value-type="float" office:value="2.225" calcext:value-type="float">
            <text:p>2,225</text:p>
          </table:table-cell>
          <table:table-cell office:value-type="float" office:value="-1281.54" calcext:value-type="float">
            <text:p>-1281,54</text:p>
          </table:table-cell>
          <table:table-cell office:value-type="float" office:value="-0" calcext:value-type="float">
            <text:p>-0,00E+00</text:p>
          </table:table-cell>
          <table:table-cell office:value-type="float" office:value="-959.191" calcext:value-type="float">
            <text:p>-959,191</text:p>
          </table:table-cell>
          <table:table-cell office:value-type="float" office:value="65.6979" calcext:value-type="float">
            <text:p>65,6979</text:p>
          </table:table-cell>
          <table:table-cell office:value-type="float" office:value="-1347.24" calcext:value-type="float">
            <text:p>-1347,24</text:p>
          </table:table-cell>
          <table:table-cell table:formula="of:=[.D94]+ 0.55*[.E94]" office:value-type="float" office:value="-923.057155" calcext:value-type="float">
            <text:p>-9,23E+02</text:p>
          </table:table-cell>
          <table:table-cell table:number-columns-repeated="15"/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-1195.09" calcext:value-type="float">
            <text:p>-1195,09</text:p>
          </table:table-cell>
          <table:table-cell office:value-type="float" office:value="-0" calcext:value-type="float">
            <text:p>-0,00E+00</text:p>
          </table:table-cell>
          <table:table-cell office:value-type="float" office:value="-905.538" calcext:value-type="float">
            <text:p>-905,538</text:p>
          </table:table-cell>
          <table:table-cell office:value-type="float" office:value="57.4238" calcext:value-type="float">
            <text:p>57,4238</text:p>
          </table:table-cell>
          <table:table-cell office:value-type="float" office:value="-1252.52" calcext:value-type="float">
            <text:p>-1252,52</text:p>
          </table:table-cell>
          <table:table-cell table:formula="of:=[.D95]+ 0.55*[.E95]" office:value-type="float" office:value="-873.95491" calcext:value-type="float">
            <text:p>-8,74E+02</text:p>
          </table:table-cell>
          <table:table-cell table:number-columns-repeated="15"/>
        </table:table-row>
        <table:table-row table:style-name="ro1">
          <table:table-cell office:value-type="float" office:value="2.275" calcext:value-type="float">
            <text:p>2,275</text:p>
          </table:table-cell>
          <table:table-cell office:value-type="float" office:value="-1114.9" calcext:value-type="float">
            <text:p>-1114,90</text:p>
          </table:table-cell>
          <table:table-cell office:value-type="float" office:value="-0" calcext:value-type="float">
            <text:p>-0,00E+00</text:p>
          </table:table-cell>
          <table:table-cell office:value-type="float" office:value="-856.617" calcext:value-type="float">
            <text:p>-856,617</text:p>
          </table:table-cell>
          <table:table-cell office:value-type="float" office:value="50.199" calcext:value-type="float">
            <text:p>50,199</text:p>
          </table:table-cell>
          <table:table-cell office:value-type="float" office:value="-1165.1" calcext:value-type="float">
            <text:p>-1165,1</text:p>
          </table:table-cell>
          <table:table-cell table:formula="of:=[.D96]+ 0.55*[.E96]" office:value-type="float" office:value="-829.00755" calcext:value-type="float">
            <text:p>-8,29E+02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-1040.52" calcext:value-type="float">
            <text:p>-1040,52</text:p>
          </table:table-cell>
          <table:table-cell office:value-type="float" office:value="-0" calcext:value-type="float">
            <text:p>-0,00E+00</text:p>
          </table:table-cell>
          <table:table-cell office:value-type="float" office:value="-811.838" calcext:value-type="float">
            <text:p>-811,838</text:p>
          </table:table-cell>
          <table:table-cell office:value-type="float" office:value="43.8893" calcext:value-type="float">
            <text:p>43,8893</text:p>
          </table:table-cell>
          <table:table-cell office:value-type="float" office:value="-1084.41" calcext:value-type="float">
            <text:p>-1084,41</text:p>
          </table:table-cell>
          <table:table-cell table:formula="of:=[.D97]+ 0.55*[.E97]" office:value-type="float" office:value="-787.698885" calcext:value-type="float">
            <text:p>-7,88E+02</text:p>
          </table:table-cell>
          <table:table-cell table:number-columns-repeated="15"/>
        </table:table-row>
        <table:table-row table:style-name="ro1">
          <table:table-cell office:value-type="float" office:value="2.325" calcext:value-type="float">
            <text:p>2,325</text:p>
          </table:table-cell>
          <table:table-cell office:value-type="float" office:value="-971.513" calcext:value-type="float">
            <text:p>-971,51</text:p>
          </table:table-cell>
          <table:table-cell office:value-type="float" office:value="-0" calcext:value-type="float">
            <text:p>-0,00E+00</text:p>
          </table:table-cell>
          <table:table-cell office:value-type="float" office:value="-770.686" calcext:value-type="float">
            <text:p>-770,686</text:p>
          </table:table-cell>
          <table:table-cell office:value-type="float" office:value="38.378" calcext:value-type="float">
            <text:p>38,378</text:p>
          </table:table-cell>
          <table:table-cell office:value-type="float" office:value="-1009.89" calcext:value-type="float">
            <text:p>-1009,89</text:p>
          </table:table-cell>
          <table:table-cell table:formula="of:=[.D98]+ 0.55*[.E98]" office:value-type="float" office:value="-749.5781" calcext:value-type="float">
            <text:p>-7,50E+02</text:p>
          </table:table-cell>
          <table:table-cell table:number-columns-repeated="15"/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-907.484" calcext:value-type="float">
            <text:p>-907,48</text:p>
          </table:table-cell>
          <table:table-cell office:value-type="float" office:value="-0" calcext:value-type="float">
            <text:p>-0,00E+00</text:p>
          </table:table-cell>
          <table:table-cell office:value-type="float" office:value="-732.71" calcext:value-type="float">
            <text:p>-732,71</text:p>
          </table:table-cell>
          <table:table-cell office:value-type="float" office:value="33.5632" calcext:value-type="float">
            <text:p>33,5632</text:p>
          </table:table-cell>
          <table:table-cell office:value-type="float" office:value="-941.047" calcext:value-type="float">
            <text:p>-941,047</text:p>
          </table:table-cell>
          <table:table-cell table:formula="of:=[.D99]+ 0.55*[.E99]" office:value-type="float" office:value="-714.25024" calcext:value-type="float">
            <text:p>-7,14E+02</text:p>
          </table:table-cell>
          <table:table-cell table:number-columns-repeated="15"/>
        </table:table-row>
        <table:table-row table:style-name="ro1">
          <table:table-cell office:value-type="float" office:value="2.375" calcext:value-type="float">
            <text:p>2,375</text:p>
          </table:table-cell>
          <table:table-cell office:value-type="float" office:value="-848.065" calcext:value-type="float">
            <text:p>-848,07</text:p>
          </table:table-cell>
          <table:table-cell office:value-type="float" office:value="-0" calcext:value-type="float">
            <text:p>-0,00E+00</text:p>
          </table:table-cell>
          <table:table-cell office:value-type="float" office:value="-697.517" calcext:value-type="float">
            <text:p>-697,517</text:p>
          </table:table-cell>
          <table:table-cell office:value-type="float" office:value="29.3563" calcext:value-type="float">
            <text:p>29,3563</text:p>
          </table:table-cell>
          <table:table-cell office:value-type="float" office:value="-877.421" calcext:value-type="float">
            <text:p>-877,421</text:p>
          </table:table-cell>
          <table:table-cell table:formula="of:=[.D100]+ 0.55*[.E100]" office:value-type="float" office:value="-681.371035" calcext:value-type="float">
            <text:p>-6,81E+02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-792.915" calcext:value-type="float">
            <text:p>-792,92</text:p>
          </table:table-cell>
          <table:table-cell office:value-type="float" office:value="-0" calcext:value-type="float">
            <text:p>-0,00E+00</text:p>
          </table:table-cell>
          <table:table-cell office:value-type="float" office:value="-664.767" calcext:value-type="float">
            <text:p>-664,767</text:p>
          </table:table-cell>
          <table:table-cell office:value-type="float" office:value="25.6799" calcext:value-type="float">
            <text:p>25,6799</text:p>
          </table:table-cell>
          <table:table-cell office:value-type="float" office:value="-818.594" calcext:value-type="float">
            <text:p>-818,594</text:p>
          </table:table-cell>
          <table:table-cell table:formula="of:=[.D101]+ 0.55*[.E101]" office:value-type="float" office:value="-650.643055" calcext:value-type="float">
            <text:p>-6,51E+02</text:p>
          </table:table-cell>
          <table:table-cell table:number-columns-repeated="15"/>
        </table:table-row>
        <table:table-row table:style-name="ro1">
          <table:table-cell office:value-type="float" office:value="2.425" calcext:value-type="float">
            <text:p>2,425</text:p>
          </table:table-cell>
          <table:table-cell office:value-type="float" office:value="-741.717" calcext:value-type="float">
            <text:p>-741,72</text:p>
          </table:table-cell>
          <table:table-cell office:value-type="float" office:value="-0" calcext:value-type="float">
            <text:p>-0,00E+00</text:p>
          </table:table-cell>
          <table:table-cell office:value-type="float" office:value="-634.168" calcext:value-type="float">
            <text:p>-634,168</text:p>
          </table:table-cell>
          <table:table-cell office:value-type="float" office:value="22.4668" calcext:value-type="float">
            <text:p>22,4668</text:p>
          </table:table-cell>
          <table:table-cell office:value-type="float" office:value="-764.183" calcext:value-type="float">
            <text:p>-764,183</text:p>
          </table:table-cell>
          <table:table-cell table:formula="of:=[.D102]+ 0.55*[.E102]" office:value-type="float" office:value="-621.81126" calcext:value-type="float">
            <text:p>-6,22E+02</text:p>
          </table:table-cell>
          <table:table-cell table:number-columns-repeated="15"/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-694.178" calcext:value-type="float">
            <text:p>-694,18</text:p>
          </table:table-cell>
          <table:table-cell office:value-type="float" office:value="-0" calcext:value-type="float">
            <text:p>-0,00E+00</text:p>
          </table:table-cell>
          <table:table-cell office:value-type="float" office:value="-605.469" calcext:value-type="float">
            <text:p>-605,469</text:p>
          </table:table-cell>
          <table:table-cell office:value-type="float" office:value="19.6581" calcext:value-type="float">
            <text:p>19,6581</text:p>
          </table:table-cell>
          <table:table-cell office:value-type="float" office:value="-713.837" calcext:value-type="float">
            <text:p>-713,837</text:p>
          </table:table-cell>
          <table:table-cell table:formula="of:=[.D103]+ 0.55*[.E103]" office:value-type="float" office:value="-594.657045" calcext:value-type="float">
            <text:p>-5,95E+02</text:p>
          </table:table-cell>
          <table:table-cell table:number-columns-repeated="15"/>
        </table:table-row>
        <table:table-row table:style-name="ro1">
          <table:table-cell office:value-type="float" office:value="2.475" calcext:value-type="float">
            <text:p>2,475</text:p>
          </table:table-cell>
          <table:table-cell office:value-type="float" office:value="-650.028" calcext:value-type="float">
            <text:p>-650,03</text:p>
          </table:table-cell>
          <table:table-cell office:value-type="float" office:value="-0" calcext:value-type="float">
            <text:p>-0,00E+00</text:p>
          </table:table-cell>
          <table:table-cell office:value-type="float" office:value="-578.455" calcext:value-type="float">
            <text:p>-578,455</text:p>
          </table:table-cell>
          <table:table-cell office:value-type="float" office:value="17.2026" calcext:value-type="float">
            <text:p>17,2026</text:p>
          </table:table-cell>
          <table:table-cell office:value-type="float" office:value="-667.231" calcext:value-type="float">
            <text:p>-667,231</text:p>
          </table:table-cell>
          <table:table-cell table:formula="of:=[.D104]+ 0.55*[.E104]" office:value-type="float" office:value="-568.99357" calcext:value-type="float">
            <text:p>-5,69E+02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-609.015" calcext:value-type="float">
            <text:p>-609,02</text:p>
          </table:table-cell>
          <table:table-cell office:value-type="float" office:value="-0" calcext:value-type="float">
            <text:p>-0,00E+00</text:p>
          </table:table-cell>
          <table:table-cell office:value-type="float" office:value="-552.944" calcext:value-type="float">
            <text:p>-552,944</text:p>
          </table:table-cell>
          <table:table-cell office:value-type="float" office:value="15.0556" calcext:value-type="float">
            <text:p>15,0556</text:p>
          </table:table-cell>
          <table:table-cell office:value-type="float" office:value="-624.071" calcext:value-type="float">
            <text:p>-624,071</text:p>
          </table:table-cell>
          <table:table-cell table:formula="of:=[.D105]+ 0.55*[.E105]" office:value-type="float" office:value="-544.66342" calcext:value-type="float">
            <text:p>-5,45E+02</text:p>
          </table:table-cell>
          <table:table-cell table:number-columns-repeated="15"/>
        </table:table-row>
        <table:table-row table:style-name="ro1">
          <table:table-cell office:value-type="float" office:value="2.525" calcext:value-type="float">
            <text:p>2,525</text:p>
          </table:table-cell>
          <table:table-cell office:value-type="float" office:value="-570.907" calcext:value-type="float">
            <text:p>-570,91</text:p>
          </table:table-cell>
          <table:table-cell office:value-type="float" office:value="-0" calcext:value-type="float">
            <text:p>-0,00E+00</text:p>
          </table:table-cell>
          <table:table-cell office:value-type="float" office:value="-528.779" calcext:value-type="float">
            <text:p>-528,779</text:p>
          </table:table-cell>
          <table:table-cell office:value-type="float" office:value="13.178" calcext:value-type="float">
            <text:p>13,178</text:p>
          </table:table-cell>
          <table:table-cell office:value-type="float" office:value="-584.085" calcext:value-type="float">
            <text:p>-584,085</text:p>
          </table:table-cell>
          <table:table-cell table:formula="of:=[.D106]+ 0.55*[.E106]" office:value-type="float" office:value="-521.5311" calcext:value-type="float">
            <text:p>-5,22E+02</text:p>
          </table:table-cell>
          <table:table-cell table:number-columns-repeated="15"/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-535.488" calcext:value-type="float">
            <text:p>-535,49</text:p>
          </table:table-cell>
          <table:table-cell office:value-type="float" office:value="-0" calcext:value-type="float">
            <text:p>-0,00E+00</text:p>
          </table:table-cell>
          <table:table-cell office:value-type="float" office:value="-505.831" calcext:value-type="float">
            <text:p>-505,831</text:p>
          </table:table-cell>
          <table:table-cell office:value-type="float" office:value="11.5359" calcext:value-type="float">
            <text:p>11,5359</text:p>
          </table:table-cell>
          <table:table-cell office:value-type="float" office:value="-547.024" calcext:value-type="float">
            <text:p>-547,024</text:p>
          </table:table-cell>
          <table:table-cell table:formula="of:=[.D107]+ 0.55*[.E107]" office:value-type="float" office:value="-499.486255" calcext:value-type="float">
            <text:p>-4,99E+02</text:p>
          </table:table-cell>
          <table:table-cell table:number-columns-repeated="15"/>
        </table:table-row>
        <table:table-row table:style-name="ro1">
          <table:table-cell office:value-type="float" office:value="2.575" calcext:value-type="float">
            <text:p>2,575</text:p>
          </table:table-cell>
          <table:table-cell office:value-type="float" office:value="-502.56" calcext:value-type="float">
            <text:p>-502,56</text:p>
          </table:table-cell>
          <table:table-cell office:value-type="float" office:value="-0" calcext:value-type="float">
            <text:p>-0,00E+00</text:p>
          </table:table-cell>
          <table:table-cell office:value-type="float" office:value="-483.99" calcext:value-type="float">
            <text:p>-483,99</text:p>
          </table:table-cell>
          <table:table-cell office:value-type="float" office:value="10.0995" calcext:value-type="float">
            <text:p>10,0995</text:p>
          </table:table-cell>
          <table:table-cell office:value-type="float" office:value="-512.659" calcext:value-type="float">
            <text:p>-512,659</text:p>
          </table:table-cell>
          <table:table-cell table:formula="of:=[.D108]+ 0.55*[.E108]" office:value-type="float" office:value="-478.435275" calcext:value-type="float">
            <text:p>-4,78E+02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-471.937" calcext:value-type="float">
            <text:p>-471,94</text:p>
          </table:table-cell>
          <table:table-cell office:value-type="float" office:value="-0" calcext:value-type="float">
            <text:p>-0,00E+00</text:p>
          </table:table-cell>
          <table:table-cell office:value-type="float" office:value="-463.162" calcext:value-type="float">
            <text:p>-463,162</text:p>
          </table:table-cell>
          <table:table-cell office:value-type="float" office:value="8.84295" calcext:value-type="float">
            <text:p>8,84295</text:p>
          </table:table-cell>
          <table:table-cell office:value-type="float" office:value="-480.78" calcext:value-type="float">
            <text:p>-480,78</text:p>
          </table:table-cell>
          <table:table-cell table:formula="of:=[.D109]+ 0.55*[.E109]" office:value-type="float" office:value="-458.2983775" calcext:value-type="float">
            <text:p>-4,58E+02</text:p>
          </table:table-cell>
          <table:table-cell table:number-columns-repeated="15"/>
        </table:table-row>
        <table:table-row table:style-name="ro1">
          <table:table-cell office:value-type="float" office:value="2.625" calcext:value-type="float">
            <text:p>2,625</text:p>
          </table:table-cell>
          <table:table-cell office:value-type="float" office:value="-443.45" calcext:value-type="float">
            <text:p>-443,45</text:p>
          </table:table-cell>
          <table:table-cell office:value-type="float" office:value="-0" calcext:value-type="float">
            <text:p>-0,00E+00</text:p>
          </table:table-cell>
          <table:table-cell office:value-type="float" office:value="-443.269" calcext:value-type="float">
            <text:p>-443,269</text:p>
          </table:table-cell>
          <table:table-cell office:value-type="float" office:value="7.74353" calcext:value-type="float">
            <text:p>7,74353</text:p>
          </table:table-cell>
          <table:table-cell office:value-type="float" office:value="-451.194" calcext:value-type="float">
            <text:p>-451,194</text:p>
          </table:table-cell>
          <table:table-cell table:formula="of:=[.D110]+ 0.55*[.E110]" office:value-type="float" office:value="-439.0100585" calcext:value-type="float">
            <text:p>-4,39E+02</text:p>
          </table:table-cell>
          <table:table-cell table:number-columns-repeated="15"/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-416.942" calcext:value-type="float">
            <text:p>-416,94</text:p>
          </table:table-cell>
          <table:table-cell office:value-type="float" office:value="-0" calcext:value-type="float">
            <text:p>-0,00E+00</text:p>
          </table:table-cell>
          <table:table-cell office:value-type="float" office:value="-424.245" calcext:value-type="float">
            <text:p>-424,245</text:p>
          </table:table-cell>
          <table:table-cell office:value-type="float" office:value="6.7815" calcext:value-type="float">
            <text:p>6,7815</text:p>
          </table:table-cell>
          <table:table-cell office:value-type="float" office:value="-423.723" calcext:value-type="float">
            <text:p>-423,723</text:p>
          </table:table-cell>
          <table:table-cell table:formula="of:=[.D111]+ 0.55*[.E111]" office:value-type="float" office:value="-420.515175" calcext:value-type="float">
            <text:p>-4,21E+02</text:p>
          </table:table-cell>
          <table:table-cell table:number-columns-repeated="15"/>
        </table:table-row>
        <table:table-row table:style-name="ro1">
          <table:table-cell office:value-type="float" office:value="2.675" calcext:value-type="float">
            <text:p>2,675</text:p>
          </table:table-cell>
          <table:table-cell office:value-type="float" office:value="-392.265" calcext:value-type="float">
            <text:p>-392,27</text:p>
          </table:table-cell>
          <table:table-cell office:value-type="float" office:value="-0" calcext:value-type="float">
            <text:p>-0,00E+00</text:p>
          </table:table-cell>
          <table:table-cell office:value-type="float" office:value="-406.034" calcext:value-type="float">
            <text:p>-406,034</text:p>
          </table:table-cell>
          <table:table-cell office:value-type="float" office:value="5.93959" calcext:value-type="float">
            <text:p>5,93959</text:p>
          </table:table-cell>
          <table:table-cell office:value-type="float" office:value="-398.205" calcext:value-type="float">
            <text:p>-398,205</text:p>
          </table:table-cell>
          <table:table-cell table:formula="of:=[.D112]+ 0.55*[.E112]" office:value-type="float" office:value="-402.7672255" calcext:value-type="float">
            <text:p>-4,03E+02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-369.286" calcext:value-type="float">
            <text:p>-369,29</text:p>
          </table:table-cell>
          <table:table-cell office:value-type="float" office:value="-0" calcext:value-type="float">
            <text:p>-0,00E+00</text:p>
          </table:table-cell>
          <table:table-cell office:value-type="float" office:value="-388.587" calcext:value-type="float">
            <text:p>-388,587</text:p>
          </table:table-cell>
          <table:table-cell office:value-type="float" office:value="5.20272" calcext:value-type="float">
            <text:p>5,20272</text:p>
          </table:table-cell>
          <table:table-cell office:value-type="float" office:value="-374.489" calcext:value-type="float">
            <text:p>-374,489</text:p>
          </table:table-cell>
          <table:table-cell table:formula="of:=[.D113]+ 0.55*[.E113]" office:value-type="float" office:value="-385.725504" calcext:value-type="float">
            <text:p>-3,86E+02</text:p>
          </table:table-cell>
          <table:table-cell table:number-columns-repeated="15"/>
        </table:table-row>
        <table:table-row table:style-name="ro1">
          <table:table-cell office:value-type="float" office:value="2.725" calcext:value-type="float">
            <text:p>2,725</text:p>
          </table:table-cell>
          <table:table-cell office:value-type="float" office:value="-347.88" calcext:value-type="float">
            <text:p>-347,88</text:p>
          </table:table-cell>
          <table:table-cell office:value-type="float" office:value="-0" calcext:value-type="float">
            <text:p>-0,00E+00</text:p>
          </table:table-cell>
          <table:table-cell office:value-type="float" office:value="-371.865" calcext:value-type="float">
            <text:p>-371,865</text:p>
          </table:table-cell>
          <table:table-cell office:value-type="float" office:value="4.55771" calcext:value-type="float">
            <text:p>4,55771</text:p>
          </table:table-cell>
          <table:table-cell office:value-type="float" office:value="-352.438" calcext:value-type="float">
            <text:p>-352,438</text:p>
          </table:table-cell>
          <table:table-cell table:formula="of:=[.D114]+ 0.55*[.E114]" office:value-type="float" office:value="-369.3582595" calcext:value-type="float">
            <text:p>-3,69E+02</text:p>
          </table:table-cell>
          <table:table-cell table:number-columns-repeated="15"/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-327.932" calcext:value-type="float">
            <text:p>-327,93</text:p>
          </table:table-cell>
          <table:table-cell office:value-type="float" office:value="-0" calcext:value-type="float">
            <text:p>-0,00E+00</text:p>
          </table:table-cell>
          <table:table-cell office:value-type="float" office:value="-355.83" calcext:value-type="float">
            <text:p>-355,83</text:p>
          </table:table-cell>
          <table:table-cell office:value-type="float" office:value="3.99304" calcext:value-type="float">
            <text:p>3,99304</text:p>
          </table:table-cell>
          <table:table-cell office:value-type="float" office:value="-331.925" calcext:value-type="float">
            <text:p>-331,925</text:p>
          </table:table-cell>
          <table:table-cell table:formula="of:=[.D115]+ 0.55*[.E115]" office:value-type="float" office:value="-353.633828" calcext:value-type="float">
            <text:p>-3,54E+02</text:p>
          </table:table-cell>
          <table:table-cell table:number-columns-repeated="15"/>
        </table:table-row>
        <table:table-row table:style-name="ro1">
          <table:table-cell office:value-type="float" office:value="2.775" calcext:value-type="float">
            <text:p>2,775</text:p>
          </table:table-cell>
          <table:table-cell office:value-type="float" office:value="-309.334" calcext:value-type="float">
            <text:p>-309,33</text:p>
          </table:table-cell>
          <table:table-cell office:value-type="float" office:value="-0" calcext:value-type="float">
            <text:p>-0,00E+00</text:p>
          </table:table-cell>
          <table:table-cell office:value-type="float" office:value="-340.451" calcext:value-type="float">
            <text:p>-340,451</text:p>
          </table:table-cell>
          <table:table-cell office:value-type="float" office:value="3.49866" calcext:value-type="float">
            <text:p>3,49866</text:p>
          </table:table-cell>
          <table:table-cell office:value-type="float" office:value="-312.832" calcext:value-type="float">
            <text:p>-312,832</text:p>
          </table:table-cell>
          <table:table-cell table:formula="of:=[.D116]+ 0.55*[.E116]" office:value-type="float" office:value="-338.526737" calcext:value-type="float">
            <text:p>-3,39E+02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-291.988" calcext:value-type="float">
            <text:p>-291,99</text:p>
          </table:table-cell>
          <table:table-cell office:value-type="float" office:value="-0" calcext:value-type="float">
            <text:p>-0,00E+00</text:p>
          </table:table-cell>
          <table:table-cell office:value-type="float" office:value="-325.699" calcext:value-type="float">
            <text:p>-325,699</text:p>
          </table:table-cell>
          <table:table-cell office:value-type="float" office:value="3.06577" calcext:value-type="float">
            <text:p>3,06577</text:p>
          </table:table-cell>
          <table:table-cell office:value-type="float" office:value="-295.054" calcext:value-type="float">
            <text:p>-295,054</text:p>
          </table:table-cell>
          <table:table-cell table:formula="of:=[.D117]+ 0.55*[.E117]" office:value-type="float" office:value="-324.0128265" calcext:value-type="float">
            <text:p>-3,24E+02</text:p>
          </table:table-cell>
          <table:table-cell table:number-columns-repeated="15"/>
        </table:table-row>
        <table:table-row table:style-name="ro1">
          <table:table-cell office:value-type="float" office:value="2.825" calcext:value-type="float">
            <text:p>2,825</text:p>
          </table:table-cell>
          <table:table-cell office:value-type="float" office:value="-275.803" calcext:value-type="float">
            <text:p>-275,80</text:p>
          </table:table-cell>
          <table:table-cell office:value-type="float" office:value="-0" calcext:value-type="float">
            <text:p>-0,00E+00</text:p>
          </table:table-cell>
          <table:table-cell office:value-type="float" office:value="-311.549" calcext:value-type="float">
            <text:p>-311,549</text:p>
          </table:table-cell>
          <table:table-cell office:value-type="float" office:value="2.68669" calcext:value-type="float">
            <text:p>2,68669</text:p>
          </table:table-cell>
          <table:table-cell office:value-type="float" office:value="-278.49" calcext:value-type="float">
            <text:p>-278,49</text:p>
          </table:table-cell>
          <table:table-cell table:formula="of:=[.D118]+ 0.55*[.E118]" office:value-type="float" office:value="-310.0713205" calcext:value-type="float">
            <text:p>-3,10E+02</text:p>
          </table:table-cell>
          <table:table-cell table:number-columns-repeated="15"/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-260.695" calcext:value-type="float">
            <text:p>-260,70</text:p>
          </table:table-cell>
          <table:table-cell office:value-type="float" office:value="-0" calcext:value-type="float">
            <text:p>-0,00E+00</text:p>
          </table:table-cell>
          <table:table-cell office:value-type="float" office:value="-297.976" calcext:value-type="float">
            <text:p>-297,976</text:p>
          </table:table-cell>
          <table:table-cell office:value-type="float" office:value="2.35469" calcext:value-type="float">
            <text:p>2,35469</text:p>
          </table:table-cell>
          <table:table-cell office:value-type="float" office:value="-263.05" calcext:value-type="float">
            <text:p>-263,05</text:p>
          </table:table-cell>
          <table:table-cell table:formula="of:=[.D119]+ 0.55*[.E119]" office:value-type="float" office:value="-296.6809205" calcext:value-type="float">
            <text:p>-2,97E+02</text:p>
          </table:table-cell>
          <table:table-cell table:number-columns-repeated="15"/>
        </table:table-row>
        <table:table-row table:style-name="ro1">
          <table:table-cell office:value-type="float" office:value="2.875" calcext:value-type="float">
            <text:p>2,875</text:p>
          </table:table-cell>
          <table:table-cell office:value-type="float" office:value="-246.586" calcext:value-type="float">
            <text:p>-246,59</text:p>
          </table:table-cell>
          <table:table-cell office:value-type="float" office:value="-0" calcext:value-type="float">
            <text:p>-0,00E+00</text:p>
          </table:table-cell>
          <table:table-cell office:value-type="float" office:value="-284.959" calcext:value-type="float">
            <text:p>-284,959</text:p>
          </table:table-cell>
          <table:table-cell office:value-type="float" office:value="2.06389" calcext:value-type="float">
            <text:p>2,06389</text:p>
          </table:table-cell>
          <table:table-cell office:value-type="float" office:value="-248.649" calcext:value-type="float">
            <text:p>-248,649</text:p>
          </table:table-cell>
          <table:table-cell table:formula="of:=[.D120]+ 0.55*[.E120]" office:value-type="float" office:value="-283.8238605" calcext:value-type="float">
            <text:p>-2,84E+02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-233.402" calcext:value-type="float">
            <text:p>-233,40</text:p>
          </table:table-cell>
          <table:table-cell office:value-type="float" office:value="-0" calcext:value-type="float">
            <text:p>-0,00E+00</text:p>
          </table:table-cell>
          <table:table-cell office:value-type="float" office:value="-272.475" calcext:value-type="float">
            <text:p>-272,475</text:p>
          </table:table-cell>
          <table:table-cell office:value-type="float" office:value="1.80916" calcext:value-type="float">
            <text:p>1,80916</text:p>
          </table:table-cell>
          <table:table-cell office:value-type="float" office:value="-235.211" calcext:value-type="float">
            <text:p>-235,211</text:p>
          </table:table-cell>
          <table:table-cell table:formula="of:=[.D121]+ 0.55*[.E121]" office:value-type="float" office:value="-271.479962" calcext:value-type="float">
            <text:p>-2,71E+02</text:p>
          </table:table-cell>
          <table:table-cell table:number-columns-repeated="15"/>
        </table:table-row>
        <table:table-row table:style-name="ro1">
          <table:table-cell office:value-type="float" office:value="2.925" calcext:value-type="float">
            <text:p>2,925</text:p>
          </table:table-cell>
          <table:table-cell office:value-type="float" office:value="-221.079" calcext:value-type="float">
            <text:p>-221,08</text:p>
          </table:table-cell>
          <table:table-cell office:value-type="float" office:value="-0" calcext:value-type="float">
            <text:p>-0,00E+00</text:p>
          </table:table-cell>
          <table:table-cell office:value-type="float" office:value="-260.506" calcext:value-type="float">
            <text:p>-260,506</text:p>
          </table:table-cell>
          <table:table-cell office:value-type="float" office:value="1.586" calcext:value-type="float">
            <text:p>1,586</text:p>
          </table:table-cell>
          <table:table-cell office:value-type="float" office:value="-222.665" calcext:value-type="float">
            <text:p>-222,665</text:p>
          </table:table-cell>
          <table:table-cell table:formula="of:=[.D122]+ 0.55*[.E122]" office:value-type="float" office:value="-259.6337" calcext:value-type="float">
            <text:p>-2,60E+02</text:p>
          </table:table-cell>
          <table:table-cell table:number-columns-repeated="15"/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-209.553" calcext:value-type="float">
            <text:p>-209,55</text:p>
          </table:table-cell>
          <table:table-cell office:value-type="float" office:value="-0" calcext:value-type="float">
            <text:p>-0,00E+00</text:p>
          </table:table-cell>
          <table:table-cell office:value-type="float" office:value="-249.032" calcext:value-type="float">
            <text:p>-249,032</text:p>
          </table:table-cell>
          <table:table-cell office:value-type="float" office:value="1.39049" calcext:value-type="float">
            <text:p>1,39049</text:p>
          </table:table-cell>
          <table:table-cell office:value-type="float" office:value="-210.944" calcext:value-type="float">
            <text:p>-210,944</text:p>
          </table:table-cell>
          <table:table-cell table:formula="of:=[.D123]+ 0.55*[.E123]" office:value-type="float" office:value="-248.2672305" calcext:value-type="float">
            <text:p>-2,48E+02</text:p>
          </table:table-cell>
          <table:table-cell table:number-columns-repeated="15"/>
        </table:table-row>
        <table:table-row table:style-name="ro1">
          <table:table-cell office:value-type="float" office:value="2.975" calcext:value-type="float">
            <text:p>2,975</text:p>
          </table:table-cell>
          <table:table-cell office:value-type="float" office:value="-198.768" calcext:value-type="float">
            <text:p>-198,77</text:p>
          </table:table-cell>
          <table:table-cell office:value-type="float" office:value="-0" calcext:value-type="float">
            <text:p>-0,00E+00</text:p>
          </table:table-cell>
          <table:table-cell office:value-type="float" office:value="-238.035" calcext:value-type="float">
            <text:p>-238,035</text:p>
          </table:table-cell>
          <table:table-cell office:value-type="float" office:value="1.21917" calcext:value-type="float">
            <text:p>1,21917</text:p>
          </table:table-cell>
          <table:table-cell office:value-type="float" office:value="-199.987" calcext:value-type="float">
            <text:p>-199,987</text:p>
          </table:table-cell>
          <table:table-cell table:formula="of:=[.D124]+ 0.55*[.E124]" office:value-type="float" office:value="-237.3644565" calcext:value-type="float">
            <text:p>-2,37E+0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88.671" calcext:value-type="float">
            <text:p>-188,67</text:p>
          </table:table-cell>
          <table:table-cell office:value-type="float" office:value="-0" calcext:value-type="float">
            <text:p>-0,00E+00</text:p>
          </table:table-cell>
          <table:table-cell office:value-type="float" office:value="-227.496" calcext:value-type="float">
            <text:p>-227,496</text:p>
          </table:table-cell>
          <table:table-cell office:value-type="float" office:value="1.06905" calcext:value-type="float">
            <text:p>1,06905</text:p>
          </table:table-cell>
          <table:table-cell office:value-type="float" office:value="-189.74" calcext:value-type="float">
            <text:p>-189,74</text:p>
          </table:table-cell>
          <table:table-cell table:formula="of:=[.D125]+ 0.55*[.E125]" office:value-type="float" office:value="-226.9080225" calcext:value-type="float">
            <text:p>-2,27E+02</text:p>
          </table:table-cell>
          <table:table-cell table:number-columns-repeated="15"/>
        </table:table-row>
        <table:table-row table:style-name="ro1">
          <table:table-cell office:value-type="float" office:value="3.025" calcext:value-type="float">
            <text:p>3,025</text:p>
          </table:table-cell>
          <table:table-cell office:value-type="float" office:value="-179.213" calcext:value-type="float">
            <text:p>-179,21</text:p>
          </table:table-cell>
          <table:table-cell office:value-type="float" office:value="-0" calcext:value-type="float">
            <text:p>-0,00E+00</text:p>
          </table:table-cell>
          <table:table-cell office:value-type="float" office:value="-217.398" calcext:value-type="float">
            <text:p>-217,398</text:p>
          </table:table-cell>
          <table:table-cell office:value-type="float" office:value="0.937482" calcext:value-type="float">
            <text:p>0,937482</text:p>
          </table:table-cell>
          <table:table-cell office:value-type="float" office:value="-180.151" calcext:value-type="float">
            <text:p>-180,151</text:p>
          </table:table-cell>
          <table:table-cell table:formula="of:=[.D126]+ 0.55*[.E126]" office:value-type="float" office:value="-216.8823849" calcext:value-type="float">
            <text:p>-2,17E+02</text:p>
          </table:table-cell>
          <table:table-cell table:number-columns-repeated="15"/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-170.349" calcext:value-type="float">
            <text:p>-170,35</text:p>
          </table:table-cell>
          <table:table-cell office:value-type="float" office:value="-0" calcext:value-type="float">
            <text:p>-0,00E+00</text:p>
          </table:table-cell>
          <table:table-cell office:value-type="float" office:value="-207.725" calcext:value-type="float">
            <text:p>-207,725</text:p>
          </table:table-cell>
          <table:table-cell office:value-type="float" office:value="0.822172" calcext:value-type="float">
            <text:p>0,822172</text:p>
          </table:table-cell>
          <table:table-cell office:value-type="float" office:value="-171.171" calcext:value-type="float">
            <text:p>-171,171</text:p>
          </table:table-cell>
          <table:table-cell table:formula="of:=[.D127]+ 0.55*[.E127]" office:value-type="float" office:value="-207.2728054" calcext:value-type="float">
            <text:p>-2,07E+02</text:p>
          </table:table-cell>
          <table:table-cell table:number-columns-repeated="15"/>
        </table:table-row>
        <table:table-row table:style-name="ro1">
          <table:table-cell office:value-type="float" office:value="3.075" calcext:value-type="float">
            <text:p>3,075</text:p>
          </table:table-cell>
          <table:table-cell office:value-type="float" office:value="-162.037" calcext:value-type="float">
            <text:p>-162,04</text:p>
          </table:table-cell>
          <table:table-cell office:value-type="float" office:value="-0" calcext:value-type="float">
            <text:p>-0,00E+00</text:p>
          </table:table-cell>
          <table:table-cell office:value-type="float" office:value="-198.459" calcext:value-type="float">
            <text:p>-198,459</text:p>
          </table:table-cell>
          <table:table-cell office:value-type="float" office:value="0.721099" calcext:value-type="float">
            <text:p>0,721099</text:p>
          </table:table-cell>
          <table:table-cell office:value-type="float" office:value="-162.758" calcext:value-type="float">
            <text:p>-162,758</text:p>
          </table:table-cell>
          <table:table-cell table:formula="of:=[.D128]+ 0.55*[.E128]" office:value-type="float" office:value="-198.06239555" calcext:value-type="float">
            <text:p>-1,98E+02</text:p>
          </table:table-cell>
          <table:table-cell table:number-columns-repeated="15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-154.237" calcext:value-type="float">
            <text:p>-154,24</text:p>
          </table:table-cell>
          <table:table-cell office:value-type="float" office:value="-0" calcext:value-type="float">
            <text:p>-0,00E+00</text:p>
          </table:table-cell>
          <table:table-cell office:value-type="float" office:value="-189.586" calcext:value-type="float">
            <text:p>-189,586</text:p>
          </table:table-cell>
          <table:table-cell office:value-type="float" office:value="0.632498" calcext:value-type="float">
            <text:p>0,632498</text:p>
          </table:table-cell>
          <table:table-cell office:value-type="float" office:value="-154.87" calcext:value-type="float">
            <text:p>-154,87</text:p>
          </table:table-cell>
          <table:table-cell table:formula="of:=[.D129]+ 0.55*[.E129]" office:value-type="float" office:value="-189.2381261" calcext:value-type="float">
            <text:p>-1,89E+02</text:p>
          </table:table-cell>
          <table:table-cell table:number-columns-repeated="15"/>
        </table:table-row>
        <table:table-row table:style-name="ro1">
          <table:table-cell office:value-type="float" office:value="3.125" calcext:value-type="float">
            <text:p>3,125</text:p>
          </table:table-cell>
          <table:table-cell office:value-type="float" office:value="-146.915" calcext:value-type="float">
            <text:p>-146,92</text:p>
          </table:table-cell>
          <table:table-cell office:value-type="float" office:value="-0" calcext:value-type="float">
            <text:p>-0,00E+00</text:p>
          </table:table-cell>
          <table:table-cell office:value-type="float" office:value="-181.089" calcext:value-type="float">
            <text:p>-181,089</text:p>
          </table:table-cell>
          <table:table-cell office:value-type="float" office:value="0.554824" calcext:value-type="float">
            <text:p>0,554824</text:p>
          </table:table-cell>
          <table:table-cell office:value-type="float" office:value="-147.47" calcext:value-type="float">
            <text:p>-147,47</text:p>
          </table:table-cell>
          <table:table-cell table:formula="of:=[.D130]+ 0.55*[.E130]" office:value-type="float" office:value="-180.7838468" calcext:value-type="float">
            <text:p>-1,81E+02</text:p>
          </table:table-cell>
          <table:table-cell table:number-columns-repeated="15"/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-140.037" calcext:value-type="float">
            <text:p>-140,04</text:p>
          </table:table-cell>
          <table:table-cell office:value-type="float" office:value="-0" calcext:value-type="float">
            <text:p>-0,00E+00</text:p>
          </table:table-cell>
          <table:table-cell office:value-type="float" office:value="-172.953" calcext:value-type="float">
            <text:p>-172,953</text:p>
          </table:table-cell>
          <table:table-cell office:value-type="float" office:value="0.486723" calcext:value-type="float">
            <text:p>0,486723</text:p>
          </table:table-cell>
          <table:table-cell office:value-type="float" office:value="-140.523" calcext:value-type="float">
            <text:p>-140,523</text:p>
          </table:table-cell>
          <table:table-cell table:formula="of:=[.D131]+ 0.55*[.E131]" office:value-type="float" office:value="-172.68530235" calcext:value-type="float">
            <text:p>-1,73E+02</text:p>
          </table:table-cell>
          <table:table-cell table:number-columns-repeated="15"/>
        </table:table-row>
        <table:table-row table:style-name="ro1">
          <table:table-cell office:value-type="float" office:value="3.175" calcext:value-type="float">
            <text:p>3,175</text:p>
          </table:table-cell>
          <table:table-cell office:value-type="float" office:value="-133.572" calcext:value-type="float">
            <text:p>-133,57</text:p>
          </table:table-cell>
          <table:table-cell office:value-type="float" office:value="-0" calcext:value-type="float">
            <text:p>-0,00E+00</text:p>
          </table:table-cell>
          <table:table-cell office:value-type="float" office:value="-165.164" calcext:value-type="float">
            <text:p>-165,164</text:p>
          </table:table-cell>
          <table:table-cell office:value-type="float" office:value="0.427012" calcext:value-type="float">
            <text:p>0,427012</text:p>
          </table:table-cell>
          <table:table-cell office:value-type="float" office:value="-133.999" calcext:value-type="float">
            <text:p>-133,999</text:p>
          </table:table-cell>
          <table:table-cell table:formula="of:=[.D132]+ 0.55*[.E132]" office:value-type="float" office:value="-164.9291434" calcext:value-type="float">
            <text:p>-1,65E+02</text:p>
          </table:table-cell>
          <table:table-cell table:number-columns-repeated="15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-127.491" calcext:value-type="float">
            <text:p>-127,49</text:p>
          </table:table-cell>
          <table:table-cell office:value-type="float" office:value="-0" calcext:value-type="float">
            <text:p>-0,00E+00</text:p>
          </table:table-cell>
          <table:table-cell office:value-type="float" office:value="-157.707" calcext:value-type="float">
            <text:p>-157,707</text:p>
          </table:table-cell>
          <table:table-cell office:value-type="float" office:value="0.374651" calcext:value-type="float">
            <text:p>0,374651</text:p>
          </table:table-cell>
          <table:table-cell office:value-type="float" office:value="-127.866" calcext:value-type="float">
            <text:p>-127,866</text:p>
          </table:table-cell>
          <table:table-cell table:formula="of:=[.D133]+ 0.55*[.E133]" office:value-type="float" office:value="-157.50094195" calcext:value-type="float">
            <text:p>-1,58E+02</text:p>
          </table:table-cell>
          <table:table-cell table:number-columns-repeated="15"/>
        </table:table-row>
        <table:table-row table:style-name="ro1">
          <table:table-cell office:value-type="float" office:value="3.225" calcext:value-type="float">
            <text:p>3,225</text:p>
          </table:table-cell>
          <table:table-cell office:value-type="float" office:value="-121.769" calcext:value-type="float">
            <text:p>-121,77</text:p>
          </table:table-cell>
          <table:table-cell office:value-type="float" office:value="-0" calcext:value-type="float">
            <text:p>-0,00E+00</text:p>
          </table:table-cell>
          <table:table-cell office:value-type="float" office:value="-150.568" calcext:value-type="float">
            <text:p>-150,568</text:p>
          </table:table-cell>
          <table:table-cell office:value-type="float" office:value="0.328734" calcext:value-type="float">
            <text:p>0,328734</text:p>
          </table:table-cell>
          <table:table-cell office:value-type="float" office:value="-122.098" calcext:value-type="float">
            <text:p>-122,098</text:p>
          </table:table-cell>
          <table:table-cell table:formula="of:=[.D134]+ 0.55*[.E134]" office:value-type="float" office:value="-150.3871963" calcext:value-type="float">
            <text:p>-1,50E+02</text:p>
          </table:table-cell>
          <table:table-cell table:number-columns-repeated="15"/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-116.381" calcext:value-type="float">
            <text:p>-116,38</text:p>
          </table:table-cell>
          <table:table-cell office:value-type="float" office:value="-0" calcext:value-type="float">
            <text:p>-0,00E+00</text:p>
          </table:table-cell>
          <table:table-cell office:value-type="float" office:value="-143.735" calcext:value-type="float">
            <text:p>-143,735</text:p>
          </table:table-cell>
          <table:table-cell office:value-type="float" office:value="0.288464" calcext:value-type="float">
            <text:p>0,288464</text:p>
          </table:table-cell>
          <table:table-cell office:value-type="float" office:value="-116.669" calcext:value-type="float">
            <text:p>-116,669</text:p>
          </table:table-cell>
          <table:table-cell table:formula="of:=[.D135]+ 0.55*[.E135]" office:value-type="float" office:value="-143.5763448" calcext:value-type="float">
            <text:p>-1,44E+02</text:p>
          </table:table-cell>
          <table:table-cell table:number-columns-repeated="15"/>
        </table:table-row>
        <table:table-row table:style-name="ro1">
          <table:table-cell office:value-type="float" office:value="3.275" calcext:value-type="float">
            <text:p>3,275</text:p>
          </table:table-cell>
          <table:table-cell office:value-type="float" office:value="-111.303" calcext:value-type="float">
            <text:p>-111,30</text:p>
          </table:table-cell>
          <table:table-cell office:value-type="float" office:value="-0" calcext:value-type="float">
            <text:p>-0,00E+00</text:p>
          </table:table-cell>
          <table:table-cell office:value-type="float" office:value="-137.193" calcext:value-type="float">
            <text:p>-137,193</text:p>
          </table:table-cell>
          <table:table-cell office:value-type="float" office:value="0.253143" calcext:value-type="float">
            <text:p>0,253143</text:p>
          </table:table-cell>
          <table:table-cell office:value-type="float" office:value="-111.556" calcext:value-type="float">
            <text:p>-111,556</text:p>
          </table:table-cell>
          <table:table-cell table:formula="of:=[.D136]+ 0.55*[.E136]" office:value-type="float" office:value="-137.05377135" calcext:value-type="float">
            <text:p>-1,37E+02</text:p>
          </table:table-cell>
          <table:table-cell table:number-columns-repeated="15"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-106.516" calcext:value-type="float">
            <text:p>-106,52</text:p>
          </table:table-cell>
          <table:table-cell office:value-type="float" office:value="-0" calcext:value-type="float">
            <text:p>-0,00E+00</text:p>
          </table:table-cell>
          <table:table-cell office:value-type="float" office:value="-130.932" calcext:value-type="float">
            <text:p>-130,932</text:p>
          </table:table-cell>
          <table:table-cell office:value-type="float" office:value="0.222162" calcext:value-type="float">
            <text:p>0,222162</text:p>
          </table:table-cell>
          <table:table-cell office:value-type="float" office:value="-106.738" calcext:value-type="float">
            <text:p>-106,738</text:p>
          </table:table-cell>
          <table:table-cell table:formula="of:=[.D137]+ 0.55*[.E137]" office:value-type="float" office:value="-130.8098109" calcext:value-type="float">
            <text:p>-1,31E+02</text:p>
          </table:table-cell>
          <table:table-cell table:number-columns-repeated="15"/>
        </table:table-row>
        <table:table-row table:style-name="ro1">
          <table:table-cell office:value-type="float" office:value="3.325" calcext:value-type="float">
            <text:p>3,325</text:p>
          </table:table-cell>
          <table:table-cell office:value-type="float" office:value="-101.999" calcext:value-type="float">
            <text:p>-102,00</text:p>
          </table:table-cell>
          <table:table-cell office:value-type="float" office:value="-0" calcext:value-type="float">
            <text:p>-0,00E+00</text:p>
          </table:table-cell>
          <table:table-cell office:value-type="float" office:value="-124.938" calcext:value-type="float">
            <text:p>-124,938</text:p>
          </table:table-cell>
          <table:table-cell office:value-type="float" office:value="0.194985" calcext:value-type="float">
            <text:p>0,194985</text:p>
          </table:table-cell>
          <table:table-cell office:value-type="float" office:value="-102.194" calcext:value-type="float">
            <text:p>-102,194</text:p>
          </table:table-cell>
          <table:table-cell table:formula="of:=[.D138]+ 0.55*[.E138]" office:value-type="float" office:value="-124.83075825" calcext:value-type="float">
            <text:p>-1,25E+02</text:p>
          </table:table-cell>
          <table:table-cell table:number-columns-repeated="15"/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-97.7347" calcext:value-type="float">
            <text:p>-97,73</text:p>
          </table:table-cell>
          <table:table-cell office:value-type="float" office:value="-0" calcext:value-type="float">
            <text:p>-0,00E+00</text:p>
          </table:table-cell>
          <table:table-cell office:value-type="float" office:value="-119.2" calcext:value-type="float">
            <text:p>-119,2</text:p>
          </table:table-cell>
          <table:table-cell office:value-type="float" office:value="0.171143" calcext:value-type="float">
            <text:p>0,171143</text:p>
          </table:table-cell>
          <table:table-cell office:value-type="float" office:value="-97.9058" calcext:value-type="float">
            <text:p>-97,9058</text:p>
          </table:table-cell>
          <table:table-cell table:formula="of:=[.D139]+ 0.55*[.E139]" office:value-type="float" office:value="-119.10587135" calcext:value-type="float">
            <text:p>-1,19E+02</text:p>
          </table:table-cell>
          <table:table-cell table:number-columns-repeated="15"/>
        </table:table-row>
        <table:table-row table:style-name="ro1">
          <table:table-cell office:value-type="float" office:value="3.375" calcext:value-type="float">
            <text:p>3,375</text:p>
          </table:table-cell>
          <table:table-cell office:value-type="float" office:value="-93.7061" calcext:value-type="float">
            <text:p>-93,71</text:p>
          </table:table-cell>
          <table:table-cell office:value-type="float" office:value="-0" calcext:value-type="float">
            <text:p>-0,00E+00</text:p>
          </table:table-cell>
          <table:table-cell office:value-type="float" office:value="-113.708" calcext:value-type="float">
            <text:p>-113,708</text:p>
          </table:table-cell>
          <table:table-cell office:value-type="float" office:value="0.150226" calcext:value-type="float">
            <text:p>0,150226</text:p>
          </table:table-cell>
          <table:table-cell office:value-type="float" office:value="-93.8563" calcext:value-type="float">
            <text:p>-93,8563</text:p>
          </table:table-cell>
          <table:table-cell table:formula="of:=[.D140]+ 0.55*[.E140]" office:value-type="float" office:value="-113.6253757" calcext:value-type="float">
            <text:p>-1,14E+02</text:p>
          </table:table-cell>
          <table:table-cell table:number-columns-repeated="15"/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-89.8977" calcext:value-type="float">
            <text:p>-89,90</text:p>
          </table:table-cell>
          <table:table-cell office:value-type="float" office:value="-0" calcext:value-type="float">
            <text:p>-0,00E+00</text:p>
          </table:table-cell>
          <table:table-cell office:value-type="float" office:value="-108.45" calcext:value-type="float">
            <text:p>-108,45</text:p>
          </table:table-cell>
          <table:table-cell office:value-type="float" office:value="0.131873" calcext:value-type="float">
            <text:p>0,131873</text:p>
          </table:table-cell>
          <table:table-cell office:value-type="float" office:value="-90.0296" calcext:value-type="float">
            <text:p>-90,0296</text:p>
          </table:table-cell>
          <table:table-cell table:formula="of:=[.D141]+ 0.55*[.E141]" office:value-type="float" office:value="-108.37746985" calcext:value-type="float">
            <text:p>-1,08E+02</text:p>
          </table:table-cell>
          <table:table-cell table:number-columns-repeated="15"/>
        </table:table-row>
        <table:table-row table:style-name="ro1">
          <table:table-cell office:value-type="float" office:value="3.425" calcext:value-type="float">
            <text:p>3,425</text:p>
          </table:table-cell>
          <table:table-cell office:value-type="float" office:value="-86.295" calcext:value-type="float">
            <text:p>-86,30</text:p>
          </table:table-cell>
          <table:table-cell office:value-type="float" office:value="-0" calcext:value-type="float">
            <text:p>-0,00E+00</text:p>
          </table:table-cell>
          <table:table-cell office:value-type="float" office:value="-103.416" calcext:value-type="float">
            <text:p>-103,416</text:p>
          </table:table-cell>
          <table:table-cell office:value-type="float" office:value="0.115769" calcext:value-type="float">
            <text:p>0,115769</text:p>
          </table:table-cell>
          <table:table-cell office:value-type="float" office:value="-86.4108" calcext:value-type="float">
            <text:p>-86,4108</text:p>
          </table:table-cell>
          <table:table-cell table:formula="of:=[.D142]+ 0.55*[.E142]" office:value-type="float" office:value="-103.35232705" calcext:value-type="float">
            <text:p>-1,03E+02</text:p>
          </table:table-cell>
          <table:table-cell table:number-columns-repeated="15"/>
        </table:table-row>
        <table:table-row table:style-name="ro1">
          <table:table-cell office:value-type="float" office:value="3.45" calcext:value-type="float">
            <text:p>3,45</text:p>
          </table:table-cell>
          <table:table-cell office:value-type="float" office:value="-82.8847" calcext:value-type="float">
            <text:p>-82,88</text:p>
          </table:table-cell>
          <table:table-cell office:value-type="float" office:value="-0" calcext:value-type="float">
            <text:p>-0,00E+00</text:p>
          </table:table-cell>
          <table:table-cell office:value-type="float" office:value="-98.5964" calcext:value-type="float">
            <text:p>-98,5964</text:p>
          </table:table-cell>
          <table:table-cell office:value-type="float" office:value="0.101638" calcext:value-type="float">
            <text:p>0,101638</text:p>
          </table:table-cell>
          <table:table-cell office:value-type="float" office:value="-82.9863" calcext:value-type="float">
            <text:p>-82,9863</text:p>
          </table:table-cell>
          <table:table-cell table:formula="of:=[.D143]+ 0.55*[.E143]" office:value-type="float" office:value="-98.5404991" calcext:value-type="float">
            <text:p>-9,85E+01</text:p>
          </table:table-cell>
          <table:table-cell table:number-columns-repeated="15"/>
        </table:table-row>
        <table:table-row table:style-name="ro1">
          <table:table-cell office:value-type="float" office:value="3.475" calcext:value-type="float">
            <text:p>3,475</text:p>
          </table:table-cell>
          <table:table-cell office:value-type="float" office:value="-79.6542" calcext:value-type="float">
            <text:p>-79,65</text:p>
          </table:table-cell>
          <table:table-cell office:value-type="float" office:value="-0" calcext:value-type="float">
            <text:p>-0,00E+00</text:p>
          </table:table-cell>
          <table:table-cell office:value-type="float" office:value="-93.9819" calcext:value-type="float">
            <text:p>-93,9819</text:p>
          </table:table-cell>
          <table:table-cell office:value-type="float" office:value="0.0892371" calcext:value-type="float">
            <text:p>0,0892371</text:p>
          </table:table-cell>
          <table:table-cell office:value-type="float" office:value="-79.7435" calcext:value-type="float">
            <text:p>-79,7435</text:p>
          </table:table-cell>
          <table:table-cell table:formula="of:=[.D144]+ 0.55*[.E144]" office:value-type="float" office:value="-93.932819595" calcext:value-type="float">
            <text:p>-9,39E+01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-76.5921" calcext:value-type="float">
            <text:p>-76,59</text:p>
          </table:table-cell>
          <table:table-cell office:value-type="float" office:value="-0" calcext:value-type="float">
            <text:p>-0,00E+00</text:p>
          </table:table-cell>
          <table:table-cell office:value-type="float" office:value="-89.5635" calcext:value-type="float">
            <text:p>-89,5635</text:p>
          </table:table-cell>
          <table:table-cell office:value-type="float" office:value="0.0783536" calcext:value-type="float">
            <text:p>0,0783536</text:p>
          </table:table-cell>
          <table:table-cell office:value-type="float" office:value="-76.6705" calcext:value-type="float">
            <text:p>-76,6705</text:p>
          </table:table-cell>
          <table:table-cell table:formula="of:=[.D145]+ 0.55*[.E145]" office:value-type="float" office:value="-89.52040552" calcext:value-type="float">
            <text:p>-8,95E+01</text:p>
          </table:table-cell>
          <table:table-cell table:number-columns-repeated="15"/>
        </table:table-row>
        <table:table-row table:style-name="ro1">
          <table:table-cell office:value-type="float" office:value="3.525" calcext:value-type="float">
            <text:p>3,525</text:p>
          </table:table-cell>
          <table:table-cell office:value-type="float" office:value="-73.6877" calcext:value-type="float">
            <text:p>-73,69</text:p>
          </table:table-cell>
          <table:table-cell office:value-type="float" office:value="-0" calcext:value-type="float">
            <text:p>-0,00E+00</text:p>
          </table:table-cell>
          <table:table-cell office:value-type="float" office:value="-85.3325" calcext:value-type="float">
            <text:p>-85,3325</text:p>
          </table:table-cell>
          <table:table-cell office:value-type="float" office:value="0.0688014" calcext:value-type="float">
            <text:p>0,0688014</text:p>
          </table:table-cell>
          <table:table-cell office:value-type="float" office:value="-73.7565" calcext:value-type="float">
            <text:p>-73,7565</text:p>
          </table:table-cell>
          <table:table-cell table:formula="of:=[.D146]+ 0.55*[.E146]" office:value-type="float" office:value="-85.29465923" calcext:value-type="float">
            <text:p>-8,53E+01</text:p>
          </table:table-cell>
          <table:table-cell table:number-columns-repeated="15"/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-70.9308" calcext:value-type="float">
            <text:p>-70,93</text:p>
          </table:table-cell>
          <table:table-cell office:value-type="float" office:value="-0" calcext:value-type="float">
            <text:p>-0,00E+00</text:p>
          </table:table-cell>
          <table:table-cell office:value-type="float" office:value="-81.2809" calcext:value-type="float">
            <text:p>-81,2809</text:p>
          </table:table-cell>
          <table:table-cell office:value-type="float" office:value="0.060417" calcext:value-type="float">
            <text:p>0,060417</text:p>
          </table:table-cell>
          <table:table-cell office:value-type="float" office:value="-70.9913" calcext:value-type="float">
            <text:p>-70,9913</text:p>
          </table:table-cell>
          <table:table-cell table:formula="of:=[.D147]+ 0.55*[.E147]" office:value-type="float" office:value="-81.24767065" calcext:value-type="float">
            <text:p>-8,12E+01</text:p>
          </table:table-cell>
          <table:table-cell table:number-columns-repeated="15"/>
        </table:table-row>
        <table:table-row table:style-name="ro1">
          <table:table-cell office:value-type="float" office:value="3.575" calcext:value-type="float">
            <text:p>3,575</text:p>
          </table:table-cell>
          <table:table-cell office:value-type="float" office:value="-68.3124" calcext:value-type="float">
            <text:p>-68,31</text:p>
          </table:table-cell>
          <table:table-cell office:value-type="float" office:value="-0" calcext:value-type="float">
            <text:p>-0,00E+00</text:p>
          </table:table-cell>
          <table:table-cell office:value-type="float" office:value="-77.4008" calcext:value-type="float">
            <text:p>-77,4008</text:p>
          </table:table-cell>
          <table:table-cell office:value-type="float" office:value="0.0530573" calcext:value-type="float">
            <text:p>0,0530573</text:p>
          </table:table-cell>
          <table:table-cell office:value-type="float" office:value="-68.3655" calcext:value-type="float">
            <text:p>-68,3655</text:p>
          </table:table-cell>
          <table:table-cell table:formula="of:=[.D148]+ 0.55*[.E148]" office:value-type="float" office:value="-77.371618485" calcext:value-type="float">
            <text:p>-7,74E+01</text:p>
          </table:table-cell>
          <table:table-cell table:number-columns-repeated="15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-65.8237" calcext:value-type="float">
            <text:p>-65,82</text:p>
          </table:table-cell>
          <table:table-cell office:value-type="float" office:value="-0" calcext:value-type="float">
            <text:p>-0,00E+00</text:p>
          </table:table-cell>
          <table:table-cell office:value-type="float" office:value="-73.6848" calcext:value-type="float">
            <text:p>-73,6848</text:p>
          </table:table-cell>
          <table:table-cell office:value-type="float" office:value="0.0465967" calcext:value-type="float">
            <text:p>0,0465967</text:p>
          </table:table-cell>
          <table:table-cell office:value-type="float" office:value="-65.8703" calcext:value-type="float">
            <text:p>-65,8703</text:p>
          </table:table-cell>
          <table:table-cell table:formula="of:=[.D149]+ 0.55*[.E149]" office:value-type="float" office:value="-73.659171815" calcext:value-type="float">
            <text:p>-7,37E+01</text:p>
          </table:table-cell>
          <table:table-cell table:number-columns-repeated="15"/>
        </table:table-row>
        <table:table-row table:style-name="ro1">
          <table:table-cell office:value-type="float" office:value="3.625" calcext:value-type="float">
            <text:p>3,625</text:p>
          </table:table-cell>
          <table:table-cell office:value-type="float" office:value="-63.4568" calcext:value-type="float">
            <text:p>-63,46</text:p>
          </table:table-cell>
          <table:table-cell office:value-type="float" office:value="-0" calcext:value-type="float">
            <text:p>-0,00E+00</text:p>
          </table:table-cell>
          <table:table-cell office:value-type="float" office:value="-70.1258" calcext:value-type="float">
            <text:p>-70,1258</text:p>
          </table:table-cell>
          <table:table-cell office:value-type="float" office:value="0.0409249" calcext:value-type="float">
            <text:p>0,0409249</text:p>
          </table:table-cell>
          <table:table-cell office:value-type="float" office:value="-63.4978" calcext:value-type="float">
            <text:p>-63,4978</text:p>
          </table:table-cell>
          <table:table-cell table:formula="of:=[.D150]+ 0.55*[.E150]" office:value-type="float" office:value="-70.103291305" calcext:value-type="float">
            <text:p>-7,01E+01</text:p>
          </table:table-cell>
          <table:table-cell table:number-columns-repeated="15"/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-61.2042" calcext:value-type="float">
            <text:p>-61,20</text:p>
          </table:table-cell>
          <table:table-cell office:value-type="float" office:value="-0" calcext:value-type="float">
            <text:p>-0,00E+00</text:p>
          </table:table-cell>
          <table:table-cell office:value-type="float" office:value="-66.717" calcext:value-type="float">
            <text:p>-66,717</text:p>
          </table:table-cell>
          <table:table-cell office:value-type="float" office:value="0.0359454" calcext:value-type="float">
            <text:p>0,0359454</text:p>
          </table:table-cell>
          <table:table-cell office:value-type="float" office:value="-61.2402" calcext:value-type="float">
            <text:p>-61,2402</text:p>
          </table:table-cell>
          <table:table-cell table:formula="of:=[.D151]+ 0.55*[.E151]" office:value-type="float" office:value="-66.69723003" calcext:value-type="float">
            <text:p>-6,67E+01</text:p>
          </table:table-cell>
          <table:table-cell table:number-columns-repeated="15"/>
        </table:table-row>
        <table:table-row table:style-name="ro1">
          <table:table-cell office:value-type="float" office:value="3.675" calcext:value-type="float">
            <text:p>3,675</text:p>
          </table:table-cell>
          <table:table-cell office:value-type="float" office:value="-59.059" calcext:value-type="float">
            <text:p>-59,06</text:p>
          </table:table-cell>
          <table:table-cell office:value-type="float" office:value="-0" calcext:value-type="float">
            <text:p>-0,00E+00</text:p>
          </table:table-cell>
          <table:table-cell office:value-type="float" office:value="-63.452" calcext:value-type="float">
            <text:p>-63,452</text:p>
          </table:table-cell>
          <table:table-cell office:value-type="float" office:value="0.0315734" calcext:value-type="float">
            <text:p>0,0315734</text:p>
          </table:table-cell>
          <table:table-cell office:value-type="float" office:value="-59.0905" calcext:value-type="float">
            <text:p>-59,0905</text:p>
          </table:table-cell>
          <table:table-cell table:formula="of:=[.D152]+ 0.55*[.E152]" office:value-type="float" office:value="-63.43463463" calcext:value-type="float">
            <text:p>-6,34E+01</text:p>
          </table:table-cell>
          <table:table-cell table:number-columns-repeated="15"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-57.0146" calcext:value-type="float">
            <text:p>-57,01</text:p>
          </table:table-cell>
          <table:table-cell office:value-type="float" office:value="-0" calcext:value-type="float">
            <text:p>-0,00E+00</text:p>
          </table:table-cell>
          <table:table-cell office:value-type="float" office:value="-60.3248" calcext:value-type="float">
            <text:p>-60,3248</text:p>
          </table:table-cell>
          <table:table-cell office:value-type="float" office:value="0.0277346" calcext:value-type="float">
            <text:p>0,0277346</text:p>
          </table:table-cell>
          <table:table-cell office:value-type="float" office:value="-57.0423" calcext:value-type="float">
            <text:p>-57,0423</text:p>
          </table:table-cell>
          <table:table-cell table:formula="of:=[.D153]+ 0.55*[.E153]" office:value-type="float" office:value="-60.30954597" calcext:value-type="float">
            <text:p>-6,03E+01</text:p>
          </table:table-cell>
          <table:table-cell table:number-columns-repeated="15"/>
        </table:table-row>
        <table:table-row table:style-name="ro1">
          <table:table-cell office:value-type="float" office:value="3.725" calcext:value-type="float">
            <text:p>3,725</text:p>
          </table:table-cell>
          <table:table-cell office:value-type="float" office:value="-55.0651" calcext:value-type="float">
            <text:p>-55,07</text:p>
          </table:table-cell>
          <table:table-cell office:value-type="float" office:value="-0" calcext:value-type="float">
            <text:p>-0,00E+00</text:p>
          </table:table-cell>
          <table:table-cell office:value-type="float" office:value="-57.3294" calcext:value-type="float">
            <text:p>-57,3294</text:p>
          </table:table-cell>
          <table:table-cell office:value-type="float" office:value="0.0243637" calcext:value-type="float">
            <text:p>0,0243637</text:p>
          </table:table-cell>
          <table:table-cell office:value-type="float" office:value="-55.0895" calcext:value-type="float">
            <text:p>-55,0895</text:p>
          </table:table-cell>
          <table:table-cell table:formula="of:=[.D154]+ 0.55*[.E154]" office:value-type="float" office:value="-57.315999965" calcext:value-type="float">
            <text:p>-5,73E+01</text:p>
          </table:table-cell>
          <table:table-cell table:number-columns-repeated="15"/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-53.2049" calcext:value-type="float">
            <text:p>-53,20</text:p>
          </table:table-cell>
          <table:table-cell office:value-type="float" office:value="-0" calcext:value-type="float">
            <text:p>-0,00E+00</text:p>
          </table:table-cell>
          <table:table-cell office:value-type="float" office:value="-54.4605" calcext:value-type="float">
            <text:p>-54,4605</text:p>
          </table:table-cell>
          <table:table-cell office:value-type="float" office:value="0.0214036" calcext:value-type="float">
            <text:p>0,0214036</text:p>
          </table:table-cell>
          <table:table-cell office:value-type="float" office:value="-53.2263" calcext:value-type="float">
            <text:p>-53,2263</text:p>
          </table:table-cell>
          <table:table-cell table:formula="of:=[.D155]+ 0.55*[.E155]" office:value-type="float" office:value="-54.44872802" calcext:value-type="float">
            <text:p>-5,44E+01</text:p>
          </table:table-cell>
          <table:table-cell table:number-columns-repeated="15"/>
        </table:table-row>
        <table:table-row table:style-name="ro1">
          <table:table-cell office:value-type="float" office:value="3.775" calcext:value-type="float">
            <text:p>3,775</text:p>
          </table:table-cell>
          <table:table-cell office:value-type="float" office:value="-51.4287" calcext:value-type="float">
            <text:p>-51,43</text:p>
          </table:table-cell>
          <table:table-cell office:value-type="float" office:value="-0" calcext:value-type="float">
            <text:p>-0,00E+00</text:p>
          </table:table-cell>
          <table:table-cell office:value-type="float" office:value="-51.7127" calcext:value-type="float">
            <text:p>-51,7127</text:p>
          </table:table-cell>
          <table:table-cell office:value-type="float" office:value="0.0188041" calcext:value-type="float">
            <text:p>0,0188041</text:p>
          </table:table-cell>
          <table:table-cell office:value-type="float" office:value="-51.4475" calcext:value-type="float">
            <text:p>-51,4475</text:p>
          </table:table-cell>
          <table:table-cell table:formula="of:=[.D156]+ 0.55*[.E156]" office:value-type="float" office:value="-51.702357745" calcext:value-type="float">
            <text:p>-5,17E+01</text:p>
          </table:table-cell>
          <table:table-cell table:number-columns-repeated="15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-49.7318" calcext:value-type="float">
            <text:p>-49,73</text:p>
          </table:table-cell>
          <table:table-cell office:value-type="float" office:value="-0" calcext:value-type="float">
            <text:p>-0,00E+00</text:p>
          </table:table-cell>
          <table:table-cell office:value-type="float" office:value="-49.0812" calcext:value-type="float">
            <text:p>-49,0812</text:p>
          </table:table-cell>
          <table:table-cell office:value-type="float" office:value="0.016521" calcext:value-type="float">
            <text:p>0,016521</text:p>
          </table:table-cell>
          <table:table-cell office:value-type="float" office:value="-49.7483" calcext:value-type="float">
            <text:p>-49,7483</text:p>
          </table:table-cell>
          <table:table-cell table:formula="of:=[.D157]+ 0.55*[.E157]" office:value-type="float" office:value="-49.07211345" calcext:value-type="float">
            <text:p>-4,91E+01</text:p>
          </table:table-cell>
          <table:table-cell table:number-columns-repeated="15"/>
        </table:table-row>
        <table:table-row table:style-name="ro1">
          <table:table-cell office:value-type="float" office:value="3.825" calcext:value-type="float">
            <text:p>3,825</text:p>
          </table:table-cell>
          <table:table-cell office:value-type="float" office:value="-48.1094" calcext:value-type="float">
            <text:p>-48,11</text:p>
          </table:table-cell>
          <table:table-cell office:value-type="float" office:value="-0" calcext:value-type="float">
            <text:p>-0,00E+00</text:p>
          </table:table-cell>
          <table:table-cell office:value-type="float" office:value="-46.5613" calcext:value-type="float">
            <text:p>-46,5613</text:p>
          </table:table-cell>
          <table:table-cell office:value-type="float" office:value="0.0145159" calcext:value-type="float">
            <text:p>0,0145159</text:p>
          </table:table-cell>
          <table:table-cell office:value-type="float" office:value="-48.1239" calcext:value-type="float">
            <text:p>-48,1239</text:p>
          </table:table-cell>
          <table:table-cell table:formula="of:=[.D158]+ 0.55*[.E158]" office:value-type="float" office:value="-46.553316255" calcext:value-type="float">
            <text:p>-4,66E+01</text:p>
          </table:table-cell>
          <table:table-cell table:number-columns-repeated="15"/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-46.5575" calcext:value-type="float">
            <text:p>-46,56</text:p>
          </table:table-cell>
          <table:table-cell office:value-type="float" office:value="-0" calcext:value-type="float">
            <text:p>-0,00E+00</text:p>
          </table:table-cell>
          <table:table-cell office:value-type="float" office:value="-44.1485" calcext:value-type="float">
            <text:p>-44,1485</text:p>
          </table:table-cell>
          <table:table-cell office:value-type="float" office:value="0.0127547" calcext:value-type="float">
            <text:p>0,0127547</text:p>
          </table:table-cell>
          <table:table-cell office:value-type="float" office:value="-46.5702" calcext:value-type="float">
            <text:p>-46,5702</text:p>
          </table:table-cell>
          <table:table-cell table:formula="of:=[.D159]+ 0.55*[.E159]" office:value-type="float" office:value="-44.141484915" calcext:value-type="float">
            <text:p>-4,41E+01</text:p>
          </table:table-cell>
          <table:table-cell table:number-columns-repeated="15"/>
        </table:table-row>
        <table:table-row table:style-name="ro1">
          <table:table-cell office:value-type="float" office:value="3.875" calcext:value-type="float">
            <text:p>3,875</text:p>
          </table:table-cell>
          <table:table-cell office:value-type="float" office:value="-45.072" calcext:value-type="float">
            <text:p>-45,07</text:p>
          </table:table-cell>
          <table:table-cell office:value-type="float" office:value="-0" calcext:value-type="float">
            <text:p>-0,00E+00</text:p>
          </table:table-cell>
          <table:table-cell office:value-type="float" office:value="-41.8385" calcext:value-type="float">
            <text:p>-41,8385</text:p>
          </table:table-cell>
          <table:table-cell office:value-type="float" office:value="0.0112077" calcext:value-type="float">
            <text:p>0,0112077</text:p>
          </table:table-cell>
          <table:table-cell office:value-type="float" office:value="-45.0832" calcext:value-type="float">
            <text:p>-45,0832</text:p>
          </table:table-cell>
          <table:table-cell table:formula="of:=[.D160]+ 0.55*[.E160]" office:value-type="float" office:value="-41.832335765" calcext:value-type="float">
            <text:p>-4,18E+01</text:p>
          </table:table-cell>
          <table:table-cell table:number-columns-repeated="15"/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-43.6492" calcext:value-type="float">
            <text:p>-43,65</text:p>
          </table:table-cell>
          <table:table-cell office:value-type="float" office:value="-0" calcext:value-type="float">
            <text:p>-0,00E+00</text:p>
          </table:table-cell>
          <table:table-cell office:value-type="float" office:value="-39.6274" calcext:value-type="float">
            <text:p>-39,6274</text:p>
          </table:table-cell>
          <table:table-cell office:value-type="float" office:value="0.00984882" calcext:value-type="float">
            <text:p>0,00984882</text:p>
          </table:table-cell>
          <table:table-cell office:value-type="float" office:value="-43.659" calcext:value-type="float">
            <text:p>-43,659</text:p>
          </table:table-cell>
          <table:table-cell table:formula="of:=[.D161]+ 0.55*[.E161]" office:value-type="float" office:value="-39.621983149" calcext:value-type="float">
            <text:p>-3,96E+01</text:p>
          </table:table-cell>
          <table:table-cell table:number-columns-repeated="15"/>
        </table:table-row>
        <table:table-row table:style-name="ro1">
          <table:table-cell office:value-type="float" office:value="3.925" calcext:value-type="float">
            <text:p>3,925</text:p>
          </table:table-cell>
          <table:table-cell office:value-type="float" office:value="-42.2857" calcext:value-type="float">
            <text:p>-42,29</text:p>
          </table:table-cell>
          <table:table-cell office:value-type="float" office:value="-0" calcext:value-type="float">
            <text:p>-0,00E+00</text:p>
          </table:table-cell>
          <table:table-cell office:value-type="float" office:value="-37.5114" calcext:value-type="float">
            <text:p>-37,5114</text:p>
          </table:table-cell>
          <table:table-cell office:value-type="float" office:value="0.00865507" calcext:value-type="float">
            <text:p>0,00865507</text:p>
          </table:table-cell>
          <table:table-cell office:value-type="float" office:value="-42.2944" calcext:value-type="float">
            <text:p>-42,2944</text:p>
          </table:table-cell>
          <table:table-cell table:formula="of:=[.D162]+ 0.55*[.E162]" office:value-type="float" office:value="-37.5066397115" calcext:value-type="float">
            <text:p>-3,75E+01</text:p>
          </table:table-cell>
          <table:table-cell table:number-columns-repeated="15"/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-40.9783" calcext:value-type="float">
            <text:p>-40,98</text:p>
          </table:table-cell>
          <table:table-cell office:value-type="float" office:value="-0" calcext:value-type="float">
            <text:p>-0,00E+00</text:p>
          </table:table-cell>
          <table:table-cell office:value-type="float" office:value="-35.4868" calcext:value-type="float">
            <text:p>-35,4868</text:p>
          </table:table-cell>
          <table:table-cell office:value-type="float" office:value="0.00760634" calcext:value-type="float">
            <text:p>0,00760634</text:p>
          </table:table-cell>
          <table:table-cell office:value-type="float" office:value="-40.9859" calcext:value-type="float">
            <text:p>-40,9859</text:p>
          </table:table-cell>
          <table:table-cell table:formula="of:=[.D163]+ 0.55*[.E163]" office:value-type="float" office:value="-35.482616513" calcext:value-type="float">
            <text:p>-3,55E+01</text:p>
          </table:table-cell>
          <table:table-cell table:number-columns-repeated="15"/>
        </table:table-row>
        <table:table-row table:style-name="ro1">
          <table:table-cell office:value-type="float" office:value="3.975" calcext:value-type="float">
            <text:p>3,975</text:p>
          </table:table-cell>
          <table:table-cell office:value-type="float" office:value="-39.7239" calcext:value-type="float">
            <text:p>-39,72</text:p>
          </table:table-cell>
          <table:table-cell office:value-type="float" office:value="-0" calcext:value-type="float">
            <text:p>-0,00E+00</text:p>
          </table:table-cell>
          <table:table-cell office:value-type="float" office:value="-33.5502" calcext:value-type="float">
            <text:p>-33,5502</text:p>
          </table:table-cell>
          <table:table-cell office:value-type="float" office:value="0.00668499" calcext:value-type="float">
            <text:p>0,00668499</text:p>
          </table:table-cell>
          <table:table-cell office:value-type="float" office:value="-39.7306" calcext:value-type="float">
            <text:p>-39,7306</text:p>
          </table:table-cell>
          <table:table-cell table:formula="of:=[.D164]+ 0.55*[.E164]" office:value-type="float" office:value="-33.5465232555" calcext:value-type="float">
            <text:p>-3,35E+01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8.5198" calcext:value-type="float">
            <text:p>-38,52</text:p>
          </table:table-cell>
          <table:table-cell office:value-type="float" office:value="-0" calcext:value-type="float">
            <text:p>-0,00E+00</text:p>
          </table:table-cell>
          <table:table-cell office:value-type="float" office:value="-31.6984" calcext:value-type="float">
            <text:p>-31,6984</text:p>
          </table:table-cell>
          <table:table-cell office:value-type="float" office:value="0.00587549" calcext:value-type="float">
            <text:p>0,00587549</text:p>
          </table:table-cell>
          <table:table-cell office:value-type="float" office:value="-38.5257" calcext:value-type="float">
            <text:p>-38,5257</text:p>
          </table:table-cell>
          <table:table-cell table:formula="of:=[.D165]+ 0.55*[.E165]" office:value-type="float" office:value="-31.6951684805" calcext:value-type="float">
            <text:p>-3,17E+01</text:p>
          </table:table-cell>
          <table:table-cell table:number-columns-repeated="15"/>
        </table:table-row>
      </table:table>
      <table:table table:name="Tabelle2" table:style-name="ta1">
        <table:shapes>
          <draw:frame draw:z-index="0" draw:style-name="gr1" draw:text-style-name="P1" svg:width="15.997cm" svg:height="8.988cm" svg:x="12.801cm" svg:y="1.097cm">
            <draw:object draw:notify-on-update-of-ranges="Tabelle2.B3:Tabelle2.B3 Tabelle2.B4:Tabelle2.B26 Tabelle2.C3:Tabelle2.C3 Tabelle2.C4:Tabelle2.C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Default" office:value-type="string" calcext:value-type="string">
            <text:p>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69E-015" calcext:value-type="float">
            <text:p>1,69E-1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.11E-015" calcext:value-type="float">
            <text:p>1,11E-1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.76E-016" calcext:value-type="float">
            <text:p>9,76E-1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.87E-016" calcext:value-type="float">
            <text:p>8,87E-1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.17E-016" calcext:value-type="float">
            <text:p>8,17E-16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7.58E-016" calcext:value-type="float">
            <text:p>7,58E-16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7.07E-016" calcext:value-type="float">
            <text:p>7,07E-16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6.6E-016" calcext:value-type="float">
            <text:p>6,60E-1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6.16E-016" calcext:value-type="float">
            <text:p>6,16E-16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5.75E-016" calcext:value-type="float">
            <text:p>5,75E-16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.36E-016" calcext:value-type="float">
            <text:p>5,36E-16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4.6E-016" calcext:value-type="float">
            <text:p>4,60E-16</text:p>
          </table:table-cell>
        </table:table-row>
        <table:table-row table:style-name="ro1" table:number-rows-repeated="3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.04E-016" calcext:value-type="float">
            <text:p>3,04E-16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2.08E-016" calcext:value-type="float">
            <text:p>2,08E-16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1.45E-016" calcext:value-type="float">
            <text:p>1,45E-16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2.04E-017" calcext:value-type="float">
            <text:p>2,04E-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.00.0000</text:date>, <text:time style:data-style-name="N2" text:time-value="17:53:39.727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13T17:54:13.927000000</dc:date>
    <meta:editing-duration>P2DT5H50M39S</meta:editing-duration>
    <meta:editing-cycles>25</meta:editing-cycles>
    <meta:generator>LibreOffice/7.2.0.4$Windows_X86_64 LibreOffice_project/9a9c6381e3f7a62afc1329bd359cc48accb6435b</meta:generator>
    <meta:document-statistic meta:table-count="2" meta:cell-count="1207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10d0c" draw:fill-color="#f10d0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25cm" svg:height="11.031cm" xlink:href=".." xlink:type="simple" chart:class="chart:scatter" chart:style-name="ch1">
        <chart:legend chart:legend-position="end" svg:x="16.019cm" svg:y="4.961cm" style:legend-expansion="high" chart:style-name="ch2"/>
        <chart:plot-area chart:style-name="ch3" table:cell-range-address="Tabelle1.A38:Tabelle1.B165 Tabelle1.B5:Tabelle1.C5 Tabelle1.C36:Tabelle1.C165" chart:data-source-has-labels="row" svg:x="1.379cm" svg:y="0.22cm" svg:width="14.262cm" svg:height="9.62cm">
          <chart:coordinate-region svg:x="3.196cm" svg:y="0.422cm" svg:width="12.2cm" svg:height="9.216cm"/>
          <chart:axis chart:dimension="x" chart:name="primary-x" chart:style-name="ch4">
            <chart:title svg:x="13.215cm" svg:y="2.86cm" chart:style-name="ch5">
              <text:p> [fm]</text:p>
            </chart:title>
          </chart:axis>
          <chart:axis chart:dimension="y" chart:name="primary-y" chart:style-name="ch6">
            <chart:title svg:x="0.451cm" svg:y="6.939cm" chart:style-name="ch7">
              <text:p>Strong nuclear Force in [N]</text:p>
            </chart:title>
            <chart:grid chart:style-name="ch8" chart:class="major"/>
          </chart:axis>
          <chart:series chart:style-name="ch9" chart:values-cell-range-address="Tabelle1.B38:Tabelle1.B165" chart:label-cell-address="Tabelle1.B5:Tabelle1.B5" chart:class="chart:scatter">
            <chart:domain table:cell-range-address="Tabelle1.A38:Tabelle1.A165"/>
            <chart:data-point chart:repeated="128"/>
          </chart:series>
          <chart:series chart:style-name="ch10" chart:values-cell-range-address="Tabelle1.C36:Tabelle1.C165" chart:label-cell-address="Tabelle1.C5:Tabelle1.C5" chart:class="chart:scatter">
            <chart:domain table:cell-range-address="Tabelle1.A36:Tabelle1.A165"/>
            <chart:data-point chart:repeated="1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eid</text:p>
                <draw:g>
                  <svg:desc>Tabelle1.B5:Tabelle1.B5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Hard</text:p>
                <draw:g>
                  <svg:desc>Tabelle1.C5:Tabelle1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25">
                <text:p>0.825</text:p>
                <draw:g>
                  <svg:desc>Tabelle1.A38:Tabelle1.A165</svg:desc>
                </draw:g>
              </table:table-cell>
              <table:table-cell office:value-type="float" office:value="7520.48">
                <text:p>7520.48</text:p>
                <draw:g>
                  <svg:desc>Tabelle1.B38:Tabelle1.B165</svg:desc>
                </draw:g>
              </table:table-cell>
              <table:table-cell office:value-type="float" office:value="0.775">
                <text:p>0.775</text:p>
                <draw:g>
                  <svg:desc>Tabelle1.A36:Tabelle1.A165</svg:desc>
                </draw:g>
              </table:table-cell>
              <table:table-cell office:value-type="float" office:value="-54007.8">
                <text:p>-54007.8</text:p>
                <draw:g>
                  <svg:desc>Tabelle1.C36:Tabelle1.C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-1724.3">
                <text:p>-1724.3</text:p>
              </table:table-cell>
              <table:table-cell office:value-type="float" office:value="0.8">
                <text:p>0.8</text:p>
              </table:table-cell>
              <table:table-cell office:value-type="float" office:value="-52922.5">
                <text:p>-5292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5">
                <text:p>0.875</text:p>
              </table:table-cell>
              <table:table-cell office:value-type="float" office:value="-8818.02">
                <text:p>-8818.02</text:p>
              </table:table-cell>
              <table:table-cell office:value-type="float" office:value="0.825">
                <text:p>0.825</text:p>
              </table:table-cell>
              <table:table-cell office:value-type="float" office:value="-51802.7">
                <text:p>-51802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-14175.1">
                <text:p>-14175.1</text:p>
              </table:table-cell>
              <table:table-cell office:value-type="float" office:value="0.85">
                <text:p>0.85</text:p>
              </table:table-cell>
              <table:table-cell office:value-type="float" office:value="-50648.4">
                <text:p>-50648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5">
                <text:p>0.925</text:p>
              </table:table-cell>
              <table:table-cell office:value-type="float" office:value="-18132.9">
                <text:p>-18132.9</text:p>
              </table:table-cell>
              <table:table-cell office:value-type="float" office:value="0.875">
                <text:p>0.875</text:p>
              </table:table-cell>
              <table:table-cell office:value-type="float" office:value="-49459.8">
                <text:p>-49459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">
                <text:p>0.95</text:p>
              </table:table-cell>
              <table:table-cell office:value-type="float" office:value="-20966.5">
                <text:p>-20966.5</text:p>
              </table:table-cell>
              <table:table-cell office:value-type="float" office:value="0.9">
                <text:p>0.9</text:p>
              </table:table-cell>
              <table:table-cell office:value-type="float" office:value="-48236.6">
                <text:p>-48236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5">
                <text:p>0.975</text:p>
              </table:table-cell>
              <table:table-cell office:value-type="float" office:value="-22900.2">
                <text:p>-22900.2</text:p>
              </table:table-cell>
              <table:table-cell office:value-type="float" office:value="0.925">
                <text:p>0.925</text:p>
              </table:table-cell>
              <table:table-cell office:value-type="float" office:value="-46979">
                <text:p>-46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-24116.9">
                <text:p>-24116.9</text:p>
              </table:table-cell>
              <table:table-cell office:value-type="float" office:value="0.95">
                <text:p>0.95</text:p>
              </table:table-cell>
              <table:table-cell office:value-type="float" office:value="-45687">
                <text:p>-45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5">
                <text:p>1.025</text:p>
              </table:table-cell>
              <table:table-cell office:value-type="float" office:value="-24765.9">
                <text:p>-24765.9</text:p>
              </table:table-cell>
              <table:table-cell office:value-type="float" office:value="0.975">
                <text:p>0.975</text:p>
              </table:table-cell>
              <table:table-cell office:value-type="float" office:value="-44360.5">
                <text:p>-4436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5">
                <text:p>1.05</text:p>
              </table:table-cell>
              <table:table-cell office:value-type="float" office:value="-24968.8">
                <text:p>-24968.8</text:p>
              </table:table-cell>
              <table:table-cell office:value-type="float" office:value="1">
                <text:p>1</text:p>
              </table:table-cell>
              <table:table-cell office:value-type="float" office:value="-42999.5">
                <text:p>-42999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75">
                <text:p>1.075</text:p>
              </table:table-cell>
              <table:table-cell office:value-type="float" office:value="-24824.5">
                <text:p>-24824.5</text:p>
              </table:table-cell>
              <table:table-cell office:value-type="float" office:value="1.025">
                <text:p>1.025</text:p>
              </table:table-cell>
              <table:table-cell office:value-type="float" office:value="-41604.1">
                <text:p>-41604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24413.6">
                <text:p>-24413.6</text:p>
              </table:table-cell>
              <table:table-cell office:value-type="float" office:value="1.05">
                <text:p>1.05</text:p>
              </table:table-cell>
              <table:table-cell office:value-type="float" office:value="-40174.2">
                <text:p>-40174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25">
                <text:p>1.125</text:p>
              </table:table-cell>
              <table:table-cell office:value-type="float" office:value="-23801.4">
                <text:p>-23801.4</text:p>
              </table:table-cell>
              <table:table-cell office:value-type="float" office:value="1.075">
                <text:p>1.075</text:p>
              </table:table-cell>
              <table:table-cell office:value-type="float" office:value="-38709.9">
                <text:p>-38709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5">
                <text:p>1.15</text:p>
              </table:table-cell>
              <table:table-cell office:value-type="float" office:value="-23040.8">
                <text:p>-23040.8</text:p>
              </table:table-cell>
              <table:table-cell office:value-type="float" office:value="1.1">
                <text:p>1.1</text:p>
              </table:table-cell>
              <table:table-cell office:value-type="float" office:value="-37211.1">
                <text:p>-3721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75">
                <text:p>1.175</text:p>
              </table:table-cell>
              <table:table-cell office:value-type="float" office:value="-22174.5">
                <text:p>-22174.5</text:p>
              </table:table-cell>
              <table:table-cell office:value-type="float" office:value="1.125">
                <text:p>1.125</text:p>
              </table:table-cell>
              <table:table-cell office:value-type="float" office:value="-35677.9">
                <text:p>-35677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">
                <text:p>1.2</text:p>
              </table:table-cell>
              <table:table-cell office:value-type="float" office:value="-21236.6">
                <text:p>-21236.6</text:p>
              </table:table-cell>
              <table:table-cell office:value-type="float" office:value="1.15">
                <text:p>1.15</text:p>
              </table:table-cell>
              <table:table-cell office:value-type="float" office:value="-34110.2">
                <text:p>-3411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25">
                <text:p>1.225</text:p>
              </table:table-cell>
              <table:table-cell office:value-type="float" office:value="-20254.5">
                <text:p>-20254.5</text:p>
              </table:table-cell>
              <table:table-cell office:value-type="float" office:value="1.175">
                <text:p>1.175</text:p>
              </table:table-cell>
              <table:table-cell office:value-type="float" office:value="-32508">
                <text:p>-32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-19250">
                <text:p>-19250</text:p>
              </table:table-cell>
              <table:table-cell office:value-type="float" office:value="1.2">
                <text:p>1.2</text:p>
              </table:table-cell>
              <table:table-cell office:value-type="float" office:value="-30871.4">
                <text:p>-30871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75">
                <text:p>1.275</text:p>
              </table:table-cell>
              <table:table-cell office:value-type="float" office:value="-18240.2">
                <text:p>-18240.2</text:p>
              </table:table-cell>
              <table:table-cell office:value-type="float" office:value="1.225">
                <text:p>1.225</text:p>
              </table:table-cell>
              <table:table-cell office:value-type="float" office:value="-29200.4">
                <text:p>-2920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">
                <text:p>1.3</text:p>
              </table:table-cell>
              <table:table-cell office:value-type="float" office:value="-17238.4">
                <text:p>-17238.4</text:p>
              </table:table-cell>
              <table:table-cell office:value-type="float" office:value="1.25">
                <text:p>1.25</text:p>
              </table:table-cell>
              <table:table-cell office:value-type="float" office:value="-27494.9">
                <text:p>-27494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25">
                <text:p>1.325</text:p>
              </table:table-cell>
              <table:table-cell office:value-type="float" office:value="-16254.9">
                <text:p>-16254.9</text:p>
              </table:table-cell>
              <table:table-cell office:value-type="float" office:value="1.275">
                <text:p>1.275</text:p>
              </table:table-cell>
              <table:table-cell office:value-type="float" office:value="-25754.9">
                <text:p>-25754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5">
                <text:p>1.35</text:p>
              </table:table-cell>
              <table:table-cell office:value-type="float" office:value="-15297.4">
                <text:p>-15297.4</text:p>
              </table:table-cell>
              <table:table-cell office:value-type="float" office:value="1.3">
                <text:p>1.3</text:p>
              </table:table-cell>
              <table:table-cell office:value-type="float" office:value="-23980.5">
                <text:p>-2398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5">
                <text:p>1.375</text:p>
              </table:table-cell>
              <table:table-cell office:value-type="float" office:value="-14371.5">
                <text:p>-14371.5</text:p>
              </table:table-cell>
              <table:table-cell office:value-type="float" office:value="1.325">
                <text:p>1.325</text:p>
              </table:table-cell>
              <table:table-cell office:value-type="float" office:value="-22171.6">
                <text:p>-22171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">
                <text:p>1.4</text:p>
              </table:table-cell>
              <table:table-cell office:value-type="float" office:value="-13481.3">
                <text:p>-13481.3</text:p>
              </table:table-cell>
              <table:table-cell office:value-type="float" office:value="1.35">
                <text:p>1.35</text:p>
              </table:table-cell>
              <table:table-cell office:value-type="float" office:value="-20328.3">
                <text:p>-20328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25">
                <text:p>1.425</text:p>
              </table:table-cell>
              <table:table-cell office:value-type="float" office:value="-12629.5">
                <text:p>-12629.5</text:p>
              </table:table-cell>
              <table:table-cell office:value-type="float" office:value="1.375">
                <text:p>1.375</text:p>
              </table:table-cell>
              <table:table-cell office:value-type="float" office:value="-18450.5">
                <text:p>-1845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5">
                <text:p>1.45</text:p>
              </table:table-cell>
              <table:table-cell office:value-type="float" office:value="-11817.9">
                <text:p>-11817.9</text:p>
              </table:table-cell>
              <table:table-cell office:value-type="float" office:value="1.4">
                <text:p>1.4</text:p>
              </table:table-cell>
              <table:table-cell office:value-type="float" office:value="-16538.3">
                <text:p>-16538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75">
                <text:p>1.475</text:p>
              </table:table-cell>
              <table:table-cell office:value-type="float" office:value="-11047.1">
                <text:p>-11047.1</text:p>
              </table:table-cell>
              <table:table-cell office:value-type="float" office:value="1.425">
                <text:p>1.425</text:p>
              </table:table-cell>
              <table:table-cell office:value-type="float" office:value="-14591.6">
                <text:p>-14591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">
                <text:p>1.5</text:p>
              </table:table-cell>
              <table:table-cell office:value-type="float" office:value="-10317.3">
                <text:p>-10317.3</text:p>
              </table:table-cell>
              <table:table-cell office:value-type="float" office:value="1.45">
                <text:p>1.45</text:p>
              </table:table-cell>
              <table:table-cell office:value-type="float" office:value="-12610.4">
                <text:p>-1261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25">
                <text:p>1.525</text:p>
              </table:table-cell>
              <table:table-cell office:value-type="float" office:value="-9628.12">
                <text:p>-9628.12</text:p>
              </table:table-cell>
              <table:table-cell office:value-type="float" office:value="1.475">
                <text:p>1.475</text:p>
              </table:table-cell>
              <table:table-cell office:value-type="float" office:value="-10594.8">
                <text:p>-10594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5">
                <text:p>1.55</text:p>
              </table:table-cell>
              <table:table-cell office:value-type="float" office:value="-8978.79">
                <text:p>-8978.79</text:p>
              </table:table-cell>
              <table:table-cell office:value-type="float" office:value="1.5">
                <text:p>1.5</text:p>
              </table:table-cell>
              <table:table-cell office:value-type="float" office:value="-8544.77">
                <text:p>-8544.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75">
                <text:p>1.575</text:p>
              </table:table-cell>
              <table:table-cell office:value-type="float" office:value="-8368.21">
                <text:p>-8368.21</text:p>
              </table:table-cell>
              <table:table-cell office:value-type="float" office:value="1.525">
                <text:p>1.525</text:p>
              </table:table-cell>
              <table:table-cell office:value-type="float" office:value="-6460.26">
                <text:p>-6460.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">
                <text:p>1.6</text:p>
              </table:table-cell>
              <table:table-cell office:value-type="float" office:value="-7795.07">
                <text:p>-7795.07</text:p>
              </table:table-cell>
              <table:table-cell office:value-type="float" office:value="1.55">
                <text:p>1.55</text:p>
              </table:table-cell>
              <table:table-cell office:value-type="float" office:value="-4341.29">
                <text:p>-4341.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25">
                <text:p>1.625</text:p>
              </table:table-cell>
              <table:table-cell office:value-type="float" office:value="-7257.9">
                <text:p>-7257.9</text:p>
              </table:table-cell>
              <table:table-cell office:value-type="float" office:value="1.575">
                <text:p>1.575</text:p>
              </table:table-cell>
              <table:table-cell office:value-type="float" office:value="-2187.87">
                <text:p>-2187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-6755.13">
                <text:p>-6755.13</text:p>
              </table:table-cell>
              <table:table-cell office:value-type="float" office:value="1.6">
                <text:p>1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75">
                <text:p>1.675</text:p>
              </table:table-cell>
              <table:table-cell office:value-type="float" office:value="-6285.13">
                <text:p>-6285.13</text:p>
              </table:table-cell>
              <table:table-cell office:value-type="float" office:value="1.625">
                <text:p>1.6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">
                <text:p>1.7</text:p>
              </table:table-cell>
              <table:table-cell office:value-type="float" office:value="-5846.22">
                <text:p>-5846.22</text:p>
              </table:table-cell>
              <table:table-cell office:value-type="float" office:value="1.65">
                <text:p>1.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25">
                <text:p>1.725</text:p>
              </table:table-cell>
              <table:table-cell office:value-type="float" office:value="-5436.75">
                <text:p>-5436.75</text:p>
              </table:table-cell>
              <table:table-cell office:value-type="float" office:value="1.675">
                <text:p>1.6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5">
                <text:p>1.75</text:p>
              </table:table-cell>
              <table:table-cell office:value-type="float" office:value="-5055.05">
                <text:p>-5055.05</text:p>
              </table:table-cell>
              <table:table-cell office:value-type="float" office:value="1.7">
                <text:p>1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75">
                <text:p>1.775</text:p>
              </table:table-cell>
              <table:table-cell office:value-type="float" office:value="-4699.52">
                <text:p>-4699.52</text:p>
              </table:table-cell>
              <table:table-cell office:value-type="float" office:value="1.725">
                <text:p>1.7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">
                <text:p>1.8</text:p>
              </table:table-cell>
              <table:table-cell office:value-type="float" office:value="-4368.57">
                <text:p>-4368.57</text:p>
              </table:table-cell>
              <table:table-cell office:value-type="float" office:value="1.75">
                <text:p>1.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25">
                <text:p>1.825</text:p>
              </table:table-cell>
              <table:table-cell office:value-type="float" office:value="-4060.69">
                <text:p>-4060.69</text:p>
              </table:table-cell>
              <table:table-cell office:value-type="float" office:value="1.775">
                <text:p>1.7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5">
                <text:p>1.85</text:p>
              </table:table-cell>
              <table:table-cell office:value-type="float" office:value="-3774.43">
                <text:p>-3774.43</text:p>
              </table:table-cell>
              <table:table-cell office:value-type="float" office:value="1.8">
                <text:p>1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75">
                <text:p>1.875</text:p>
              </table:table-cell>
              <table:table-cell office:value-type="float" office:value="-3508.37">
                <text:p>-3508.37</text:p>
              </table:table-cell>
              <table:table-cell office:value-type="float" office:value="1.825">
                <text:p>1.8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">
                <text:p>1.9</text:p>
              </table:table-cell>
              <table:table-cell office:value-type="float" office:value="-3261.21">
                <text:p>-3261.21</text:p>
              </table:table-cell>
              <table:table-cell office:value-type="float" office:value="1.85">
                <text:p>1.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25">
                <text:p>1.925</text:p>
              </table:table-cell>
              <table:table-cell office:value-type="float" office:value="-3031.67">
                <text:p>-3031.67</text:p>
              </table:table-cell>
              <table:table-cell office:value-type="float" office:value="1.875">
                <text:p>1.8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5">
                <text:p>1.95</text:p>
              </table:table-cell>
              <table:table-cell office:value-type="float" office:value="-2818.56">
                <text:p>-2818.56</text:p>
              </table:table-cell>
              <table:table-cell office:value-type="float" office:value="1.9">
                <text:p>1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75">
                <text:p>1.975</text:p>
              </table:table-cell>
              <table:table-cell office:value-type="float" office:value="-2620.77">
                <text:p>-2620.77</text:p>
              </table:table-cell>
              <table:table-cell office:value-type="float" office:value="1.925">
                <text:p>1.9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-2437.22">
                <text:p>-2437.22</text:p>
              </table:table-cell>
              <table:table-cell office:value-type="float" office:value="1.95">
                <text:p>1.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25">
                <text:p>2.025</text:p>
              </table:table-cell>
              <table:table-cell office:value-type="float" office:value="-2266.93">
                <text:p>-2266.93</text:p>
              </table:table-cell>
              <table:table-cell office:value-type="float" office:value="1.975">
                <text:p>1.9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5">
                <text:p>2.05</text:p>
              </table:table-cell>
              <table:table-cell office:value-type="float" office:value="-2108.96">
                <text:p>-2108.96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75">
                <text:p>2.075</text:p>
              </table:table-cell>
              <table:table-cell office:value-type="float" office:value="-1962.44">
                <text:p>-1962.44</text:p>
              </table:table-cell>
              <table:table-cell office:value-type="float" office:value="2.025">
                <text:p>2.0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">
                <text:p>2.1</text:p>
              </table:table-cell>
              <table:table-cell office:value-type="float" office:value="-1826.55">
                <text:p>-1826.55</text:p>
              </table:table-cell>
              <table:table-cell office:value-type="float" office:value="2.05">
                <text:p>2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25">
                <text:p>2.125</text:p>
              </table:table-cell>
              <table:table-cell office:value-type="float" office:value="-1700.52">
                <text:p>-1700.52</text:p>
              </table:table-cell>
              <table:table-cell office:value-type="float" office:value="2.075">
                <text:p>2.0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5">
                <text:p>2.15</text:p>
              </table:table-cell>
              <table:table-cell office:value-type="float" office:value="-1583.65">
                <text:p>-1583.65</text:p>
              </table:table-cell>
              <table:table-cell office:value-type="float" office:value="2.1">
                <text:p>2.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75">
                <text:p>2.175</text:p>
              </table:table-cell>
              <table:table-cell office:value-type="float" office:value="-1475.27">
                <text:p>-1475.27</text:p>
              </table:table-cell>
              <table:table-cell office:value-type="float" office:value="2.125">
                <text:p>2.1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-1374.76">
                <text:p>-1374.76</text:p>
              </table:table-cell>
              <table:table-cell office:value-type="float" office:value="2.15">
                <text:p>2.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25">
                <text:p>2.225</text:p>
              </table:table-cell>
              <table:table-cell office:value-type="float" office:value="-1281.54">
                <text:p>-1281.54</text:p>
              </table:table-cell>
              <table:table-cell office:value-type="float" office:value="2.175">
                <text:p>2.1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5">
                <text:p>2.25</text:p>
              </table:table-cell>
              <table:table-cell office:value-type="float" office:value="-1195.09">
                <text:p>-1195.09</text:p>
              </table:table-cell>
              <table:table-cell office:value-type="float" office:value="2.2">
                <text:p>2.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75">
                <text:p>2.275</text:p>
              </table:table-cell>
              <table:table-cell office:value-type="float" office:value="-1114.9">
                <text:p>-1114.9</text:p>
              </table:table-cell>
              <table:table-cell office:value-type="float" office:value="2.225">
                <text:p>2.2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">
                <text:p>2.3</text:p>
              </table:table-cell>
              <table:table-cell office:value-type="float" office:value="-1040.52">
                <text:p>-1040.52</text:p>
              </table:table-cell>
              <table:table-cell office:value-type="float" office:value="2.25">
                <text:p>2.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25">
                <text:p>2.325</text:p>
              </table:table-cell>
              <table:table-cell office:value-type="float" office:value="-971.513">
                <text:p>-971.513</text:p>
              </table:table-cell>
              <table:table-cell office:value-type="float" office:value="2.275">
                <text:p>2.2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5">
                <text:p>2.35</text:p>
              </table:table-cell>
              <table:table-cell office:value-type="float" office:value="-907.484">
                <text:p>-907.484</text:p>
              </table:table-cell>
              <table:table-cell office:value-type="float" office:value="2.3">
                <text:p>2.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75">
                <text:p>2.375</text:p>
              </table:table-cell>
              <table:table-cell office:value-type="float" office:value="-848.065">
                <text:p>-848.065</text:p>
              </table:table-cell>
              <table:table-cell office:value-type="float" office:value="2.325">
                <text:p>2.3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4">
                <text:p>2.4</text:p>
              </table:table-cell>
              <table:table-cell office:value-type="float" office:value="-792.915">
                <text:p>-792.915</text:p>
              </table:table-cell>
              <table:table-cell office:value-type="float" office:value="2.35">
                <text:p>2.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25">
                <text:p>2.425</text:p>
              </table:table-cell>
              <table:table-cell office:value-type="float" office:value="-741.717">
                <text:p>-741.717</text:p>
              </table:table-cell>
              <table:table-cell office:value-type="float" office:value="2.375">
                <text:p>2.3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45">
                <text:p>2.45</text:p>
              </table:table-cell>
              <table:table-cell office:value-type="float" office:value="-694.178">
                <text:p>-694.178</text:p>
              </table:table-cell>
              <table:table-cell office:value-type="float" office:value="2.4">
                <text:p>2.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75">
                <text:p>2.475</text:p>
              </table:table-cell>
              <table:table-cell office:value-type="float" office:value="-650.028">
                <text:p>-650.028</text:p>
              </table:table-cell>
              <table:table-cell office:value-type="float" office:value="2.425">
                <text:p>2.4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5">
                <text:p>2.5</text:p>
              </table:table-cell>
              <table:table-cell office:value-type="float" office:value="-609.015">
                <text:p>-609.015</text:p>
              </table:table-cell>
              <table:table-cell office:value-type="float" office:value="2.45">
                <text:p>2.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525">
                <text:p>2.525</text:p>
              </table:table-cell>
              <table:table-cell office:value-type="float" office:value="-570.907">
                <text:p>-570.907</text:p>
              </table:table-cell>
              <table:table-cell office:value-type="float" office:value="2.475">
                <text:p>2.4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5">
                <text:p>2.55</text:p>
              </table:table-cell>
              <table:table-cell office:value-type="float" office:value="-535.488">
                <text:p>-535.488</text:p>
              </table:table-cell>
              <table:table-cell office:value-type="float" office:value="2.5">
                <text:p>2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75">
                <text:p>2.575</text:p>
              </table:table-cell>
              <table:table-cell office:value-type="float" office:value="-502.56">
                <text:p>-502.56</text:p>
              </table:table-cell>
              <table:table-cell office:value-type="float" office:value="2.525">
                <text:p>2.5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">
                <text:p>2.6</text:p>
              </table:table-cell>
              <table:table-cell office:value-type="float" office:value="-471.937">
                <text:p>-471.937</text:p>
              </table:table-cell>
              <table:table-cell office:value-type="float" office:value="2.55">
                <text:p>2.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25">
                <text:p>2.625</text:p>
              </table:table-cell>
              <table:table-cell office:value-type="float" office:value="-443.45">
                <text:p>-443.45</text:p>
              </table:table-cell>
              <table:table-cell office:value-type="float" office:value="2.575">
                <text:p>2.5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5">
                <text:p>2.65</text:p>
              </table:table-cell>
              <table:table-cell office:value-type="float" office:value="-416.942">
                <text:p>-416.942</text:p>
              </table:table-cell>
              <table:table-cell office:value-type="float" office:value="2.6">
                <text:p>2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75">
                <text:p>2.675</text:p>
              </table:table-cell>
              <table:table-cell office:value-type="float" office:value="-392.265">
                <text:p>-392.265</text:p>
              </table:table-cell>
              <table:table-cell office:value-type="float" office:value="2.625">
                <text:p>2.6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">
                <text:p>2.7</text:p>
              </table:table-cell>
              <table:table-cell office:value-type="float" office:value="-369.286">
                <text:p>-369.286</text:p>
              </table:table-cell>
              <table:table-cell office:value-type="float" office:value="2.65">
                <text:p>2.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25">
                <text:p>2.725</text:p>
              </table:table-cell>
              <table:table-cell office:value-type="float" office:value="-347.88">
                <text:p>-347.88</text:p>
              </table:table-cell>
              <table:table-cell office:value-type="float" office:value="2.675">
                <text:p>2.6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5">
                <text:p>2.75</text:p>
              </table:table-cell>
              <table:table-cell office:value-type="float" office:value="-327.932">
                <text:p>-327.932</text:p>
              </table:table-cell>
              <table:table-cell office:value-type="float" office:value="2.7">
                <text:p>2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75">
                <text:p>2.775</text:p>
              </table:table-cell>
              <table:table-cell office:value-type="float" office:value="-309.334">
                <text:p>-309.334</text:p>
              </table:table-cell>
              <table:table-cell office:value-type="float" office:value="2.725">
                <text:p>2.7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">
                <text:p>2.8</text:p>
              </table:table-cell>
              <table:table-cell office:value-type="float" office:value="-291.988">
                <text:p>-291.988</text:p>
              </table:table-cell>
              <table:table-cell office:value-type="float" office:value="2.75">
                <text:p>2.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825">
                <text:p>2.825</text:p>
              </table:table-cell>
              <table:table-cell office:value-type="float" office:value="-275.803">
                <text:p>-275.803</text:p>
              </table:table-cell>
              <table:table-cell office:value-type="float" office:value="2.775">
                <text:p>2.7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85">
                <text:p>2.85</text:p>
              </table:table-cell>
              <table:table-cell office:value-type="float" office:value="-260.695">
                <text:p>-260.695</text:p>
              </table:table-cell>
              <table:table-cell office:value-type="float" office:value="2.8">
                <text:p>2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875">
                <text:p>2.875</text:p>
              </table:table-cell>
              <table:table-cell office:value-type="float" office:value="-246.586">
                <text:p>-246.586</text:p>
              </table:table-cell>
              <table:table-cell office:value-type="float" office:value="2.825">
                <text:p>2.8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9">
                <text:p>2.9</text:p>
              </table:table-cell>
              <table:table-cell office:value-type="float" office:value="-233.402">
                <text:p>-233.402</text:p>
              </table:table-cell>
              <table:table-cell office:value-type="float" office:value="2.85">
                <text:p>2.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925">
                <text:p>2.925</text:p>
              </table:table-cell>
              <table:table-cell office:value-type="float" office:value="-221.079">
                <text:p>-221.079</text:p>
              </table:table-cell>
              <table:table-cell office:value-type="float" office:value="2.875">
                <text:p>2.8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95">
                <text:p>2.95</text:p>
              </table:table-cell>
              <table:table-cell office:value-type="float" office:value="-209.553">
                <text:p>-209.553</text:p>
              </table:table-cell>
              <table:table-cell office:value-type="float" office:value="2.9">
                <text:p>2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75">
                <text:p>2.975</text:p>
              </table:table-cell>
              <table:table-cell office:value-type="float" office:value="-198.768">
                <text:p>-198.768</text:p>
              </table:table-cell>
              <table:table-cell office:value-type="float" office:value="2.925">
                <text:p>2.9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-188.671">
                <text:p>-188.671</text:p>
              </table:table-cell>
              <table:table-cell office:value-type="float" office:value="2.95">
                <text:p>2.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25">
                <text:p>3.025</text:p>
              </table:table-cell>
              <table:table-cell office:value-type="float" office:value="-179.213">
                <text:p>-179.213</text:p>
              </table:table-cell>
              <table:table-cell office:value-type="float" office:value="2.975">
                <text:p>2.9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5">
                <text:p>3.05</text:p>
              </table:table-cell>
              <table:table-cell office:value-type="float" office:value="-170.349">
                <text:p>-170.349</text:p>
              </table:table-cell>
              <table:table-cell office:value-type="float" office:value="3">
                <text:p>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75">
                <text:p>3.075</text:p>
              </table:table-cell>
              <table:table-cell office:value-type="float" office:value="-162.037">
                <text:p>-162.037</text:p>
              </table:table-cell>
              <table:table-cell office:value-type="float" office:value="3.025">
                <text:p>3.0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1">
                <text:p>3.1</text:p>
              </table:table-cell>
              <table:table-cell office:value-type="float" office:value="-154.237">
                <text:p>-154.237</text:p>
              </table:table-cell>
              <table:table-cell office:value-type="float" office:value="3.05">
                <text:p>3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25">
                <text:p>3.125</text:p>
              </table:table-cell>
              <table:table-cell office:value-type="float" office:value="-146.915">
                <text:p>-146.915</text:p>
              </table:table-cell>
              <table:table-cell office:value-type="float" office:value="3.075">
                <text:p>3.0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5">
                <text:p>3.15</text:p>
              </table:table-cell>
              <table:table-cell office:value-type="float" office:value="-140.037">
                <text:p>-140.037</text:p>
              </table:table-cell>
              <table:table-cell office:value-type="float" office:value="3.1">
                <text:p>3.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75">
                <text:p>3.175</text:p>
              </table:table-cell>
              <table:table-cell office:value-type="float" office:value="-133.572">
                <text:p>-133.572</text:p>
              </table:table-cell>
              <table:table-cell office:value-type="float" office:value="3.125">
                <text:p>3.1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">
                <text:p>3.2</text:p>
              </table:table-cell>
              <table:table-cell office:value-type="float" office:value="-127.491">
                <text:p>-127.491</text:p>
              </table:table-cell>
              <table:table-cell office:value-type="float" office:value="3.15">
                <text:p>3.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25">
                <text:p>3.225</text:p>
              </table:table-cell>
              <table:table-cell office:value-type="float" office:value="-121.769">
                <text:p>-121.769</text:p>
              </table:table-cell>
              <table:table-cell office:value-type="float" office:value="3.175">
                <text:p>3.1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5">
                <text:p>3.25</text:p>
              </table:table-cell>
              <table:table-cell office:value-type="float" office:value="-116.381">
                <text:p>-116.381</text:p>
              </table:table-cell>
              <table:table-cell office:value-type="float" office:value="3.2">
                <text:p>3.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75">
                <text:p>3.275</text:p>
              </table:table-cell>
              <table:table-cell office:value-type="float" office:value="-111.303">
                <text:p>-111.303</text:p>
              </table:table-cell>
              <table:table-cell office:value-type="float" office:value="3.225">
                <text:p>3.2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">
                <text:p>3.3</text:p>
              </table:table-cell>
              <table:table-cell office:value-type="float" office:value="-106.516">
                <text:p>-106.516</text:p>
              </table:table-cell>
              <table:table-cell office:value-type="float" office:value="3.25">
                <text:p>3.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25">
                <text:p>3.325</text:p>
              </table:table-cell>
              <table:table-cell office:value-type="float" office:value="-101.999">
                <text:p>-101.999</text:p>
              </table:table-cell>
              <table:table-cell office:value-type="float" office:value="3.275">
                <text:p>3.2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35">
                <text:p>3.35</text:p>
              </table:table-cell>
              <table:table-cell office:value-type="float" office:value="-97.7347">
                <text:p>-97.7347</text:p>
              </table:table-cell>
              <table:table-cell office:value-type="float" office:value="3.3">
                <text:p>3.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375">
                <text:p>3.375</text:p>
              </table:table-cell>
              <table:table-cell office:value-type="float" office:value="-93.7061">
                <text:p>-93.7061</text:p>
              </table:table-cell>
              <table:table-cell office:value-type="float" office:value="3.325">
                <text:p>3.3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">
                <text:p>3.4</text:p>
              </table:table-cell>
              <table:table-cell office:value-type="float" office:value="-89.8977">
                <text:p>-89.8977</text:p>
              </table:table-cell>
              <table:table-cell office:value-type="float" office:value="3.35">
                <text:p>3.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425">
                <text:p>3.425</text:p>
              </table:table-cell>
              <table:table-cell office:value-type="float" office:value="-86.295">
                <text:p>-86.295</text:p>
              </table:table-cell>
              <table:table-cell office:value-type="float" office:value="3.375">
                <text:p>3.3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45">
                <text:p>3.45</text:p>
              </table:table-cell>
              <table:table-cell office:value-type="float" office:value="-82.8847">
                <text:p>-82.8847</text:p>
              </table:table-cell>
              <table:table-cell office:value-type="float" office:value="3.4">
                <text:p>3.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475">
                <text:p>3.475</text:p>
              </table:table-cell>
              <table:table-cell office:value-type="float" office:value="-79.6542">
                <text:p>-79.6542</text:p>
              </table:table-cell>
              <table:table-cell office:value-type="float" office:value="3.425">
                <text:p>3.4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5">
                <text:p>3.5</text:p>
              </table:table-cell>
              <table:table-cell office:value-type="float" office:value="-76.5921">
                <text:p>-76.5921</text:p>
              </table:table-cell>
              <table:table-cell office:value-type="float" office:value="3.45">
                <text:p>3.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525">
                <text:p>3.525</text:p>
              </table:table-cell>
              <table:table-cell office:value-type="float" office:value="-73.6877">
                <text:p>-73.6877</text:p>
              </table:table-cell>
              <table:table-cell office:value-type="float" office:value="3.475">
                <text:p>3.4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55">
                <text:p>3.55</text:p>
              </table:table-cell>
              <table:table-cell office:value-type="float" office:value="-70.9308">
                <text:p>-70.9308</text:p>
              </table:table-cell>
              <table:table-cell office:value-type="float" office:value="3.5">
                <text:p>3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575">
                <text:p>3.575</text:p>
              </table:table-cell>
              <table:table-cell office:value-type="float" office:value="-68.3124">
                <text:p>-68.3124</text:p>
              </table:table-cell>
              <table:table-cell office:value-type="float" office:value="3.525">
                <text:p>3.5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6">
                <text:p>3.6</text:p>
              </table:table-cell>
              <table:table-cell office:value-type="float" office:value="-65.8237">
                <text:p>-65.8237</text:p>
              </table:table-cell>
              <table:table-cell office:value-type="float" office:value="3.55">
                <text:p>3.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625">
                <text:p>3.625</text:p>
              </table:table-cell>
              <table:table-cell office:value-type="float" office:value="-63.4568">
                <text:p>-63.4568</text:p>
              </table:table-cell>
              <table:table-cell office:value-type="float" office:value="3.575">
                <text:p>3.5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65">
                <text:p>3.65</text:p>
              </table:table-cell>
              <table:table-cell office:value-type="float" office:value="-61.2042">
                <text:p>-61.2042</text:p>
              </table:table-cell>
              <table:table-cell office:value-type="float" office:value="3.6">
                <text:p>3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675">
                <text:p>3.675</text:p>
              </table:table-cell>
              <table:table-cell office:value-type="float" office:value="-59.059">
                <text:p>-59.059</text:p>
              </table:table-cell>
              <table:table-cell office:value-type="float" office:value="3.625">
                <text:p>3.6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7">
                <text:p>3.7</text:p>
              </table:table-cell>
              <table:table-cell office:value-type="float" office:value="-57.0146">
                <text:p>-57.0146</text:p>
              </table:table-cell>
              <table:table-cell office:value-type="float" office:value="3.65">
                <text:p>3.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725">
                <text:p>3.725</text:p>
              </table:table-cell>
              <table:table-cell office:value-type="float" office:value="-55.0651">
                <text:p>-55.0651</text:p>
              </table:table-cell>
              <table:table-cell office:value-type="float" office:value="3.675">
                <text:p>3.6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75">
                <text:p>3.75</text:p>
              </table:table-cell>
              <table:table-cell office:value-type="float" office:value="-53.2049">
                <text:p>-53.2049</text:p>
              </table:table-cell>
              <table:table-cell office:value-type="float" office:value="3.7">
                <text:p>3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775">
                <text:p>3.775</text:p>
              </table:table-cell>
              <table:table-cell office:value-type="float" office:value="-51.4287">
                <text:p>-51.4287</text:p>
              </table:table-cell>
              <table:table-cell office:value-type="float" office:value="3.725">
                <text:p>3.7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8">
                <text:p>3.8</text:p>
              </table:table-cell>
              <table:table-cell office:value-type="float" office:value="-49.7318">
                <text:p>-49.7318</text:p>
              </table:table-cell>
              <table:table-cell office:value-type="float" office:value="3.75">
                <text:p>3.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825">
                <text:p>3.825</text:p>
              </table:table-cell>
              <table:table-cell office:value-type="float" office:value="-48.1094">
                <text:p>-48.1094</text:p>
              </table:table-cell>
              <table:table-cell office:value-type="float" office:value="3.775">
                <text:p>3.7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85">
                <text:p>3.85</text:p>
              </table:table-cell>
              <table:table-cell office:value-type="float" office:value="-46.5575">
                <text:p>-46.5575</text:p>
              </table:table-cell>
              <table:table-cell office:value-type="float" office:value="3.8">
                <text:p>3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875">
                <text:p>3.875</text:p>
              </table:table-cell>
              <table:table-cell office:value-type="float" office:value="-45.072">
                <text:p>-45.072</text:p>
              </table:table-cell>
              <table:table-cell office:value-type="float" office:value="3.825">
                <text:p>3.8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9">
                <text:p>3.9</text:p>
              </table:table-cell>
              <table:table-cell office:value-type="float" office:value="-43.6492">
                <text:p>-43.6492</text:p>
              </table:table-cell>
              <table:table-cell office:value-type="float" office:value="3.85">
                <text:p>3.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25">
                <text:p>3.925</text:p>
              </table:table-cell>
              <table:table-cell office:value-type="float" office:value="-42.2857">
                <text:p>-42.2857</text:p>
              </table:table-cell>
              <table:table-cell office:value-type="float" office:value="3.875">
                <text:p>3.8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95">
                <text:p>3.95</text:p>
              </table:table-cell>
              <table:table-cell office:value-type="float" office:value="-40.9783">
                <text:p>-40.9783</text:p>
              </table:table-cell>
              <table:table-cell office:value-type="float" office:value="3.9">
                <text:p>3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975">
                <text:p>3.975</text:p>
              </table:table-cell>
              <table:table-cell office:value-type="float" office:value="-39.7239">
                <text:p>-39.7239</text:p>
              </table:table-cell>
              <table:table-cell office:value-type="float" office:value="3.925">
                <text:p>3.9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-38.5198">
                <text:p>-38.5198</text:p>
              </table:table-cell>
              <table:table-cell office:value-type="float" office:value="3.95">
                <text:p>3.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5">
                <text:p>3.9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Long_20_Dash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ong_20_Dot"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25cm" svg:height="19.118cm" xlink:href=".." xlink:type="simple" chart:class="chart:scatter" chart:style-name="ch1">
        <chart:legend chart:legend-position="end" svg:x="15.151cm" svg:y="8.501cm" style:legend-expansion="high" chart:style-name="ch2"/>
        <chart:plot-area chart:style-name="ch3" table:cell-range-address="Tabelle1.A38:Tabelle1.B165 Tabelle1.B5:Tabelle1.E5 Tabelle1.C6:Tabelle1.C165 Tabelle1.D23:Tabelle1.D165 Tabelle1.E44:Tabelle1.E165" chart:data-source-has-labels="row" svg:x="0.378cm" svg:y="0.382cm" svg:width="14.395cm" svg:height="18.354cm">
          <chart:coordinate-region svg:x="1.899cm" svg:y="0.584cm" svg:width="12.629cm" svg:height="17.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38:Tabelle1.B165" chart:label-cell-address="Tabelle1.B5:Tabelle1.B5" chart:class="chart:scatter">
            <chart:domain table:cell-range-address="Tabelle1.A38:Tabelle1.A165"/>
            <chart:data-point chart:repeated="128"/>
          </chart:series>
          <chart:series chart:style-name="ch8" chart:values-cell-range-address="Tabelle1.C6:Tabelle1.C165" chart:label-cell-address="Tabelle1.C5:Tabelle1.C5" chart:class="chart:scatter">
            <chart:domain table:cell-range-address="Tabelle1.A6:Tabelle1.A165"/>
            <chart:data-point chart:repeated="160"/>
          </chart:series>
          <chart:series chart:style-name="ch9" chart:values-cell-range-address="Tabelle1.D23:Tabelle1.D165" chart:label-cell-address="Tabelle1.D5:Tabelle1.D5" chart:class="chart:scatter">
            <chart:domain table:cell-range-address="Tabelle1.A23:Tabelle1.A165"/>
            <chart:data-point chart:repeated="143"/>
          </chart:series>
          <chart:series chart:style-name="ch10" chart:values-cell-range-address="Tabelle1.E44:Tabelle1.E165" chart:label-cell-address="Tabelle1.E5:Tabelle1.E5" chart:class="chart:scatter">
            <chart:domain table:cell-range-address="Tabelle1.A44:Tabelle1.A165"/>
            <chart:data-point chart:repeated="1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eid</text:p>
                <draw:g>
                  <svg:desc>Tabelle1.B5:Tabelle1.B5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Hard</text:p>
                <draw:g>
                  <svg:desc>Tabelle1.C5:Tabelle1.C5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Fine</text:p>
                <draw:g>
                  <svg:desc>Tabelle1.D5:Tabelle1.D5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ReidRepel</text:p>
                <draw:g>
                  <svg:desc>Tabelle1.E5:Tabelle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25">
                <text:p>0.825</text:p>
                <draw:g>
                  <svg:desc>Tabelle1.A38:Tabelle1.A165</svg:desc>
                </draw:g>
              </table:table-cell>
              <table:table-cell office:value-type="float" office:value="7520.48">
                <text:p>7520.48</text:p>
                <draw:g>
                  <svg:desc>Tabelle1.B38:Tabelle1.B165</svg:desc>
                </draw:g>
              </table:table-cell>
              <table:table-cell office:value-type="float" office:value="0.025">
                <text:p>0.025</text:p>
                <draw:g>
                  <svg:desc>Tabelle1.A6:Tabelle1.A165</svg:desc>
                </draw:g>
              </table:table-cell>
              <table:table-cell office:value-type="float" office:value="-70546">
                <text:p>-70546</text:p>
                <draw:g>
                  <svg:desc>Tabelle1.C6:Tabelle1.C165</svg:desc>
                </draw:g>
              </table:table-cell>
              <table:table-cell office:value-type="float" office:value="0.45">
                <text:p>0.45</text:p>
                <draw:g>
                  <svg:desc>Tabelle1.A23:Tabelle1.A165</svg:desc>
                </draw:g>
              </table:table-cell>
              <table:table-cell office:value-type="float" office:value="-116225">
                <text:p>-116225</text:p>
                <draw:g>
                  <svg:desc>Tabelle1.D23:Tabelle1.D165</svg:desc>
                </draw:g>
              </table:table-cell>
              <table:table-cell office:value-type="float" office:value="0.975">
                <text:p>0.975</text:p>
                <draw:g>
                  <svg:desc>Tabelle1.A44:Tabelle1.A165</svg:desc>
                </draw:g>
              </table:table-cell>
              <table:table-cell office:value-type="float" office:value="75920.2">
                <text:p>75920.2</text:p>
                <draw:g>
                  <svg:desc>Tabelle1.E44:Tabelle1.E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-1724.3">
                <text:p>-1724.3</text:p>
              </table:table-cell>
              <table:table-cell office:value-type="float" office:value="0.05">
                <text:p>0.05</text:p>
              </table:table-cell>
              <table:table-cell office:value-type="float" office:value="-70494.4">
                <text:p>-70494.4</text:p>
              </table:table-cell>
              <table:table-cell office:value-type="float" office:value="0.475">
                <text:p>0.475</text:p>
              </table:table-cell>
              <table:table-cell office:value-type="float" office:value="-116748">
                <text:p>-116748</text:p>
              </table:table-cell>
              <table:table-cell office:value-type="float" office:value="1">
                <text:p>1</text:p>
              </table:table-cell>
              <table:table-cell office:value-type="float" office:value="65204.5">
                <text:p>6520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5">
                <text:p>0.875</text:p>
              </table:table-cell>
              <table:table-cell office:value-type="float" office:value="-8818.02">
                <text:p>-8818.02</text:p>
              </table:table-cell>
              <table:table-cell office:value-type="float" office:value="0.075">
                <text:p>0.075</text:p>
              </table:table-cell>
              <table:table-cell office:value-type="float" office:value="-70408.2">
                <text:p>-70408.2</text:p>
              </table:table-cell>
              <table:table-cell office:value-type="float" office:value="0.5">
                <text:p>0.5</text:p>
              </table:table-cell>
              <table:table-cell office:value-type="float" office:value="-116725">
                <text:p>-116725</text:p>
              </table:table-cell>
              <table:table-cell office:value-type="float" office:value="1.025">
                <text:p>1.025</text:p>
              </table:table-cell>
              <table:table-cell office:value-type="float" office:value="56047.2">
                <text:p>5604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-14175.1">
                <text:p>-14175.1</text:p>
              </table:table-cell>
              <table:table-cell office:value-type="float" office:value="0.1">
                <text:p>0.1</text:p>
              </table:table-cell>
              <table:table-cell office:value-type="float" office:value="-70287.6">
                <text:p>-70287.6</text:p>
              </table:table-cell>
              <table:table-cell office:value-type="float" office:value="0.525">
                <text:p>0.525</text:p>
              </table:table-cell>
              <table:table-cell office:value-type="float" office:value="-116194">
                <text:p>-116194</text:p>
              </table:table-cell>
              <table:table-cell office:value-type="float" office:value="1.05">
                <text:p>1.05</text:p>
              </table:table-cell>
              <table:table-cell office:value-type="float" office:value="48213.3">
                <text:p>4821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5">
                <text:p>0.925</text:p>
              </table:table-cell>
              <table:table-cell office:value-type="float" office:value="-18132.9">
                <text:p>-18132.9</text:p>
              </table:table-cell>
              <table:table-cell office:value-type="float" office:value="0.125">
                <text:p>0.125</text:p>
              </table:table-cell>
              <table:table-cell office:value-type="float" office:value="-70132.6">
                <text:p>-70132.6</text:p>
              </table:table-cell>
              <table:table-cell office:value-type="float" office:value="0.55">
                <text:p>0.55</text:p>
              </table:table-cell>
              <table:table-cell office:value-type="float" office:value="-115191">
                <text:p>-115191</text:p>
              </table:table-cell>
              <table:table-cell office:value-type="float" office:value="1.075">
                <text:p>1.075</text:p>
              </table:table-cell>
              <table:table-cell office:value-type="float" office:value="41505">
                <text:p>41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">
                <text:p>0.95</text:p>
              </table:table-cell>
              <table:table-cell office:value-type="float" office:value="-20966.5">
                <text:p>-20966.5</text:p>
              </table:table-cell>
              <table:table-cell office:value-type="float" office:value="0.15">
                <text:p>0.15</text:p>
              </table:table-cell>
              <table:table-cell office:value-type="float" office:value="-69943.1">
                <text:p>-69943.1</text:p>
              </table:table-cell>
              <table:table-cell office:value-type="float" office:value="0.575">
                <text:p>0.575</text:p>
              </table:table-cell>
              <table:table-cell office:value-type="float" office:value="-113756">
                <text:p>-113756</text:p>
              </table:table-cell>
              <table:table-cell office:value-type="float" office:value="1.1">
                <text:p>1.1</text:p>
              </table:table-cell>
              <table:table-cell office:value-type="float" office:value="35755">
                <text:p>35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5">
                <text:p>0.975</text:p>
              </table:table-cell>
              <table:table-cell office:value-type="float" office:value="-22900.2">
                <text:p>-22900.2</text:p>
              </table:table-cell>
              <table:table-cell office:value-type="float" office:value="0.175">
                <text:p>0.175</text:p>
              </table:table-cell>
              <table:table-cell office:value-type="float" office:value="-69719.1">
                <text:p>-69719.1</text:p>
              </table:table-cell>
              <table:table-cell office:value-type="float" office:value="0.6">
                <text:p>0.6</text:p>
              </table:table-cell>
              <table:table-cell office:value-type="float" office:value="-111928">
                <text:p>-111928</text:p>
              </table:table-cell>
              <table:table-cell office:value-type="float" office:value="1.125">
                <text:p>1.125</text:p>
              </table:table-cell>
              <table:table-cell office:value-type="float" office:value="30822.2">
                <text:p>3082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-24116.9">
                <text:p>-24116.9</text:p>
              </table:table-cell>
              <table:table-cell office:value-type="float" office:value="0.2">
                <text:p>0.2</text:p>
              </table:table-cell>
              <table:table-cell office:value-type="float" office:value="-69460.7">
                <text:p>-69460.7</text:p>
              </table:table-cell>
              <table:table-cell office:value-type="float" office:value="0.625">
                <text:p>0.625</text:p>
              </table:table-cell>
              <table:table-cell office:value-type="float" office:value="-109745">
                <text:p>-109745</text:p>
              </table:table-cell>
              <table:table-cell office:value-type="float" office:value="1.15">
                <text:p>1.15</text:p>
              </table:table-cell>
              <table:table-cell office:value-type="float" office:value="26586.7">
                <text:p>26586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5">
                <text:p>1.025</text:p>
              </table:table-cell>
              <table:table-cell office:value-type="float" office:value="-24765.9">
                <text:p>-24765.9</text:p>
              </table:table-cell>
              <table:table-cell office:value-type="float" office:value="0.225">
                <text:p>0.225</text:p>
              </table:table-cell>
              <table:table-cell office:value-type="float" office:value="-69167.9">
                <text:p>-69167.9</text:p>
              </table:table-cell>
              <table:table-cell office:value-type="float" office:value="0.65">
                <text:p>0.65</text:p>
              </table:table-cell>
              <table:table-cell office:value-type="float" office:value="-107248">
                <text:p>-107248</text:p>
              </table:table-cell>
              <table:table-cell office:value-type="float" office:value="1.175">
                <text:p>1.175</text:p>
              </table:table-cell>
              <table:table-cell office:value-type="float" office:value="22947.1">
                <text:p>22947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5">
                <text:p>1.05</text:p>
              </table:table-cell>
              <table:table-cell office:value-type="float" office:value="-24968.8">
                <text:p>-24968.8</text:p>
              </table:table-cell>
              <table:table-cell office:value-type="float" office:value="0.25">
                <text:p>0.25</text:p>
              </table:table-cell>
              <table:table-cell office:value-type="float" office:value="-68840.5">
                <text:p>-68840.5</text:p>
              </table:table-cell>
              <table:table-cell office:value-type="float" office:value="0.675">
                <text:p>0.675</text:p>
              </table:table-cell>
              <table:table-cell office:value-type="float" office:value="-104473">
                <text:p>-104473</text:p>
              </table:table-cell>
              <table:table-cell office:value-type="float" office:value="1.2">
                <text:p>1.2</text:p>
              </table:table-cell>
              <table:table-cell office:value-type="float" office:value="19817.2">
                <text:p>1981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75">
                <text:p>1.075</text:p>
              </table:table-cell>
              <table:table-cell office:value-type="float" office:value="-24824.5">
                <text:p>-24824.5</text:p>
              </table:table-cell>
              <table:table-cell office:value-type="float" office:value="0.275">
                <text:p>0.275</text:p>
              </table:table-cell>
              <table:table-cell office:value-type="float" office:value="-68478.8">
                <text:p>-68478.8</text:p>
              </table:table-cell>
              <table:table-cell office:value-type="float" office:value="0.7">
                <text:p>0.7</text:p>
              </table:table-cell>
              <table:table-cell office:value-type="float" office:value="-101459">
                <text:p>-101459</text:p>
              </table:table-cell>
              <table:table-cell office:value-type="float" office:value="1.225">
                <text:p>1.225</text:p>
              </table:table-cell>
              <table:table-cell office:value-type="float" office:value="17123.7">
                <text:p>1712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24413.6">
                <text:p>-24413.6</text:p>
              </table:table-cell>
              <table:table-cell office:value-type="float" office:value="0.3">
                <text:p>0.3</text:p>
              </table:table-cell>
              <table:table-cell office:value-type="float" office:value="-68082.5">
                <text:p>-68082.5</text:p>
              </table:table-cell>
              <table:table-cell office:value-type="float" office:value="0.725">
                <text:p>0.725</text:p>
              </table:table-cell>
              <table:table-cell office:value-type="float" office:value="-98241.5">
                <text:p>-98241.5</text:p>
              </table:table-cell>
              <table:table-cell office:value-type="float" office:value="1.25">
                <text:p>1.25</text:p>
              </table:table-cell>
              <table:table-cell office:value-type="float" office:value="14804">
                <text:p>14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25">
                <text:p>1.125</text:p>
              </table:table-cell>
              <table:table-cell office:value-type="float" office:value="-23801.4">
                <text:p>-23801.4</text:p>
              </table:table-cell>
              <table:table-cell office:value-type="float" office:value="0.325">
                <text:p>0.325</text:p>
              </table:table-cell>
              <table:table-cell office:value-type="float" office:value="-67651.8">
                <text:p>-67651.8</text:p>
              </table:table-cell>
              <table:table-cell office:value-type="float" office:value="0.75">
                <text:p>0.75</text:p>
              </table:table-cell>
              <table:table-cell office:value-type="float" office:value="-94855">
                <text:p>-94855</text:p>
              </table:table-cell>
              <table:table-cell office:value-type="float" office:value="1.275">
                <text:p>1.275</text:p>
              </table:table-cell>
              <table:table-cell office:value-type="float" office:value="12805.1">
                <text:p>12805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5">
                <text:p>1.15</text:p>
              </table:table-cell>
              <table:table-cell office:value-type="float" office:value="-23040.8">
                <text:p>-23040.8</text:p>
              </table:table-cell>
              <table:table-cell office:value-type="float" office:value="0.35">
                <text:p>0.35</text:p>
              </table:table-cell>
              <table:table-cell office:value-type="float" office:value="-67186.7">
                <text:p>-67186.7</text:p>
              </table:table-cell>
              <table:table-cell office:value-type="float" office:value="0.775">
                <text:p>0.775</text:p>
              </table:table-cell>
              <table:table-cell office:value-type="float" office:value="-91332.7">
                <text:p>-91332.7</text:p>
              </table:table-cell>
              <table:table-cell office:value-type="float" office:value="1.3">
                <text:p>1.3</text:p>
              </table:table-cell>
              <table:table-cell office:value-type="float" office:value="11081.4">
                <text:p>1108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75">
                <text:p>1.175</text:p>
              </table:table-cell>
              <table:table-cell office:value-type="float" office:value="-22174.5">
                <text:p>-22174.5</text:p>
              </table:table-cell>
              <table:table-cell office:value-type="float" office:value="0.375">
                <text:p>0.375</text:p>
              </table:table-cell>
              <table:table-cell office:value-type="float" office:value="-66687.1">
                <text:p>-66687.1</text:p>
              </table:table-cell>
              <table:table-cell office:value-type="float" office:value="0.8">
                <text:p>0.8</text:p>
              </table:table-cell>
              <table:table-cell office:value-type="float" office:value="-87706.2">
                <text:p>-87706.2</text:p>
              </table:table-cell>
              <table:table-cell office:value-type="float" office:value="1.325">
                <text:p>1.325</text:p>
              </table:table-cell>
              <table:table-cell office:value-type="float" office:value="9594.16">
                <text:p>9594.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">
                <text:p>1.2</text:p>
              </table:table-cell>
              <table:table-cell office:value-type="float" office:value="-21236.6">
                <text:p>-21236.6</text:p>
              </table:table-cell>
              <table:table-cell office:value-type="float" office:value="0.4">
                <text:p>0.4</text:p>
              </table:table-cell>
              <table:table-cell office:value-type="float" office:value="-66153.1">
                <text:p>-66153.1</text:p>
              </table:table-cell>
              <table:table-cell office:value-type="float" office:value="0.825">
                <text:p>0.825</text:p>
              </table:table-cell>
              <table:table-cell office:value-type="float" office:value="-84004.8">
                <text:p>-84004.8</text:p>
              </table:table-cell>
              <table:table-cell office:value-type="float" office:value="1.35">
                <text:p>1.35</text:p>
              </table:table-cell>
              <table:table-cell office:value-type="float" office:value="8310.23">
                <text:p>8310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25">
                <text:p>1.225</text:p>
              </table:table-cell>
              <table:table-cell office:value-type="float" office:value="-20254.5">
                <text:p>-20254.5</text:p>
              </table:table-cell>
              <table:table-cell office:value-type="float" office:value="0.425">
                <text:p>0.425</text:p>
              </table:table-cell>
              <table:table-cell office:value-type="float" office:value="-65584.6">
                <text:p>-65584.6</text:p>
              </table:table-cell>
              <table:table-cell office:value-type="float" office:value="0.85">
                <text:p>0.85</text:p>
              </table:table-cell>
              <table:table-cell office:value-type="float" office:value="-80256.1">
                <text:p>-80256.1</text:p>
              </table:table-cell>
              <table:table-cell office:value-type="float" office:value="1.375">
                <text:p>1.375</text:p>
              </table:table-cell>
              <table:table-cell office:value-type="float" office:value="7201.2">
                <text:p>7201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-19250">
                <text:p>-19250</text:p>
              </table:table-cell>
              <table:table-cell office:value-type="float" office:value="0.45">
                <text:p>0.45</text:p>
              </table:table-cell>
              <table:table-cell office:value-type="float" office:value="-64981.6">
                <text:p>-64981.6</text:p>
              </table:table-cell>
              <table:table-cell office:value-type="float" office:value="0.875">
                <text:p>0.875</text:p>
              </table:table-cell>
              <table:table-cell office:value-type="float" office:value="-76485.6">
                <text:p>-76485.6</text:p>
              </table:table-cell>
              <table:table-cell office:value-type="float" office:value="1.4">
                <text:p>1.4</text:p>
              </table:table-cell>
              <table:table-cell office:value-type="float" office:value="6242.74">
                <text:p>6242.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75">
                <text:p>1.275</text:p>
              </table:table-cell>
              <table:table-cell office:value-type="float" office:value="-18240.2">
                <text:p>-18240.2</text:p>
              </table:table-cell>
              <table:table-cell office:value-type="float" office:value="0.475">
                <text:p>0.475</text:p>
              </table:table-cell>
              <table:table-cell office:value-type="float" office:value="-64344.2">
                <text:p>-64344.2</text:p>
              </table:table-cell>
              <table:table-cell office:value-type="float" office:value="0.9">
                <text:p>0.9</text:p>
              </table:table-cell>
              <table:table-cell office:value-type="float" office:value="-72716.9">
                <text:p>-72716.9</text:p>
              </table:table-cell>
              <table:table-cell office:value-type="float" office:value="1.425">
                <text:p>1.425</text:p>
              </table:table-cell>
              <table:table-cell office:value-type="float" office:value="5413.98">
                <text:p>5413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">
                <text:p>1.3</text:p>
              </table:table-cell>
              <table:table-cell office:value-type="float" office:value="-17238.4">
                <text:p>-17238.4</text:p>
              </table:table-cell>
              <table:table-cell office:value-type="float" office:value="0.5">
                <text:p>0.5</text:p>
              </table:table-cell>
              <table:table-cell office:value-type="float" office:value="-63672.3">
                <text:p>-63672.3</text:p>
              </table:table-cell>
              <table:table-cell office:value-type="float" office:value="0.925">
                <text:p>0.925</text:p>
              </table:table-cell>
              <table:table-cell office:value-type="float" office:value="-68971.3">
                <text:p>-68971.3</text:p>
              </table:table-cell>
              <table:table-cell office:value-type="float" office:value="1.45">
                <text:p>1.45</text:p>
              </table:table-cell>
              <table:table-cell office:value-type="float" office:value="4697.03">
                <text:p>4697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25">
                <text:p>1.325</text:p>
              </table:table-cell>
              <table:table-cell office:value-type="float" office:value="-16254.9">
                <text:p>-16254.9</text:p>
              </table:table-cell>
              <table:table-cell office:value-type="float" office:value="0.525">
                <text:p>0.525</text:p>
              </table:table-cell>
              <table:table-cell office:value-type="float" office:value="-62966">
                <text:p>-62966</text:p>
              </table:table-cell>
              <table:table-cell office:value-type="float" office:value="0.95">
                <text:p>0.95</text:p>
              </table:table-cell>
              <table:table-cell office:value-type="float" office:value="-65268.2">
                <text:p>-65268.2</text:p>
              </table:table-cell>
              <table:table-cell office:value-type="float" office:value="1.475">
                <text:p>1.475</text:p>
              </table:table-cell>
              <table:table-cell office:value-type="float" office:value="4076.52">
                <text:p>4076.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5">
                <text:p>1.35</text:p>
              </table:table-cell>
              <table:table-cell office:value-type="float" office:value="-15297.4">
                <text:p>-15297.4</text:p>
              </table:table-cell>
              <table:table-cell office:value-type="float" office:value="0.55">
                <text:p>0.55</text:p>
              </table:table-cell>
              <table:table-cell office:value-type="float" office:value="-62225.2">
                <text:p>-62225.2</text:p>
              </table:table-cell>
              <table:table-cell office:value-type="float" office:value="0.975">
                <text:p>0.975</text:p>
              </table:table-cell>
              <table:table-cell office:value-type="float" office:value="-61624.8">
                <text:p>-61624.8</text:p>
              </table:table-cell>
              <table:table-cell office:value-type="float" office:value="1.5">
                <text:p>1.5</text:p>
              </table:table-cell>
              <table:table-cell office:value-type="float" office:value="3539.23">
                <text:p>3539.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5">
                <text:p>1.375</text:p>
              </table:table-cell>
              <table:table-cell office:value-type="float" office:value="-14371.5">
                <text:p>-14371.5</text:p>
              </table:table-cell>
              <table:table-cell office:value-type="float" office:value="0.575">
                <text:p>0.575</text:p>
              </table:table-cell>
              <table:table-cell office:value-type="float" office:value="-61450">
                <text:p>-61450</text:p>
              </table:table-cell>
              <table:table-cell office:value-type="float" office:value="1">
                <text:p>1</text:p>
              </table:table-cell>
              <table:table-cell office:value-type="float" office:value="-58056.5">
                <text:p>-58056.5</text:p>
              </table:table-cell>
              <table:table-cell office:value-type="float" office:value="1.525">
                <text:p>1.525</text:p>
              </table:table-cell>
              <table:table-cell office:value-type="float" office:value="3073.8">
                <text:p>3073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">
                <text:p>1.4</text:p>
              </table:table-cell>
              <table:table-cell office:value-type="float" office:value="-13481.3">
                <text:p>-13481.3</text:p>
              </table:table-cell>
              <table:table-cell office:value-type="float" office:value="0.6">
                <text:p>0.6</text:p>
              </table:table-cell>
              <table:table-cell office:value-type="float" office:value="-60640.3">
                <text:p>-60640.3</text:p>
              </table:table-cell>
              <table:table-cell office:value-type="float" office:value="1.025">
                <text:p>1.025</text:p>
              </table:table-cell>
              <table:table-cell office:value-type="float" office:value="-54576.7">
                <text:p>-54576.7</text:p>
              </table:table-cell>
              <table:table-cell office:value-type="float" office:value="1.55">
                <text:p>1.55</text:p>
              </table:table-cell>
              <table:table-cell office:value-type="float" office:value="2670.45">
                <text:p>2670.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25">
                <text:p>1.425</text:p>
              </table:table-cell>
              <table:table-cell office:value-type="float" office:value="-12629.5">
                <text:p>-12629.5</text:p>
              </table:table-cell>
              <table:table-cell office:value-type="float" office:value="0.625">
                <text:p>0.625</text:p>
              </table:table-cell>
              <table:table-cell office:value-type="float" office:value="-59796.2">
                <text:p>-59796.2</text:p>
              </table:table-cell>
              <table:table-cell office:value-type="float" office:value="1.05">
                <text:p>1.05</text:p>
              </table:table-cell>
              <table:table-cell office:value-type="float" office:value="-51196.7">
                <text:p>-51196.7</text:p>
              </table:table-cell>
              <table:table-cell office:value-type="float" office:value="1.575">
                <text:p>1.575</text:p>
              </table:table-cell>
              <table:table-cell office:value-type="float" office:value="2320.77">
                <text:p>2320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5">
                <text:p>1.45</text:p>
              </table:table-cell>
              <table:table-cell office:value-type="float" office:value="-11817.9">
                <text:p>-11817.9</text:p>
              </table:table-cell>
              <table:table-cell office:value-type="float" office:value="0.65">
                <text:p>0.65</text:p>
              </table:table-cell>
              <table:table-cell office:value-type="float" office:value="-58917.6">
                <text:p>-58917.6</text:p>
              </table:table-cell>
              <table:table-cell office:value-type="float" office:value="1.075">
                <text:p>1.075</text:p>
              </table:table-cell>
              <table:table-cell office:value-type="float" office:value="-47926.4">
                <text:p>-47926.4</text:p>
              </table:table-cell>
              <table:table-cell office:value-type="float" office:value="1.6">
                <text:p>1.6</text:p>
              </table:table-cell>
              <table:table-cell office:value-type="float" office:value="2017.49">
                <text:p>2017.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75">
                <text:p>1.475</text:p>
              </table:table-cell>
              <table:table-cell office:value-type="float" office:value="-11047.1">
                <text:p>-11047.1</text:p>
              </table:table-cell>
              <table:table-cell office:value-type="float" office:value="0.675">
                <text:p>0.675</text:p>
              </table:table-cell>
              <table:table-cell office:value-type="float" office:value="-58004.5">
                <text:p>-58004.5</text:p>
              </table:table-cell>
              <table:table-cell office:value-type="float" office:value="1.1">
                <text:p>1.1</text:p>
              </table:table-cell>
              <table:table-cell office:value-type="float" office:value="-44773.6">
                <text:p>-44773.6</text:p>
              </table:table-cell>
              <table:table-cell office:value-type="float" office:value="1.625">
                <text:p>1.625</text:p>
              </table:table-cell>
              <table:table-cell office:value-type="float" office:value="1754.37">
                <text:p>1754.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">
                <text:p>1.5</text:p>
              </table:table-cell>
              <table:table-cell office:value-type="float" office:value="-10317.3">
                <text:p>-10317.3</text:p>
              </table:table-cell>
              <table:table-cell office:value-type="float" office:value="0.7">
                <text:p>0.7</text:p>
              </table:table-cell>
              <table:table-cell office:value-type="float" office:value="-57057">
                <text:p>-57057</text:p>
              </table:table-cell>
              <table:table-cell office:value-type="float" office:value="1.125">
                <text:p>1.125</text:p>
              </table:table-cell>
              <table:table-cell office:value-type="float" office:value="-41744.8">
                <text:p>-41744.8</text:p>
              </table:table-cell>
              <table:table-cell office:value-type="float" office:value="1.65">
                <text:p>1.65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25">
                <text:p>1.525</text:p>
              </table:table-cell>
              <table:table-cell office:value-type="float" office:value="-9628.12">
                <text:p>-9628.12</text:p>
              </table:table-cell>
              <table:table-cell office:value-type="float" office:value="0.725">
                <text:p>0.725</text:p>
              </table:table-cell>
              <table:table-cell office:value-type="float" office:value="-56075.1">
                <text:p>-56075.1</text:p>
              </table:table-cell>
              <table:table-cell office:value-type="float" office:value="1.15">
                <text:p>1.15</text:p>
              </table:table-cell>
              <table:table-cell office:value-type="float" office:value="-38844.9">
                <text:p>-38844.9</text:p>
              </table:table-cell>
              <table:table-cell office:value-type="float" office:value="1.675">
                <text:p>1.675</text:p>
              </table:table-cell>
              <table:table-cell office:value-type="float" office:value="1327.73">
                <text:p>1327.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5">
                <text:p>1.55</text:p>
              </table:table-cell>
              <table:table-cell office:value-type="float" office:value="-8978.79">
                <text:p>-8978.79</text:p>
              </table:table-cell>
              <table:table-cell office:value-type="float" office:value="0.75">
                <text:p>0.75</text:p>
              </table:table-cell>
              <table:table-cell office:value-type="float" office:value="-55058.6">
                <text:p>-55058.6</text:p>
              </table:table-cell>
              <table:table-cell office:value-type="float" office:value="1.175">
                <text:p>1.175</text:p>
              </table:table-cell>
              <table:table-cell office:value-type="float" office:value="-36077.3">
                <text:p>-36077.3</text:p>
              </table:table-cell>
              <table:table-cell office:value-type="float" office:value="1.7">
                <text:p>1.7</text:p>
              </table:table-cell>
              <table:table-cell office:value-type="float" office:value="1155.53">
                <text:p>1155.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75">
                <text:p>1.575</text:p>
              </table:table-cell>
              <table:table-cell office:value-type="float" office:value="-8368.21">
                <text:p>-8368.21</text:p>
              </table:table-cell>
              <table:table-cell office:value-type="float" office:value="0.775">
                <text:p>0.775</text:p>
              </table:table-cell>
              <table:table-cell office:value-type="float" office:value="-54007.8">
                <text:p>-54007.8</text:p>
              </table:table-cell>
              <table:table-cell office:value-type="float" office:value="1.2">
                <text:p>1.2</text:p>
              </table:table-cell>
              <table:table-cell office:value-type="float" office:value="-33444.2">
                <text:p>-33444.2</text:p>
              </table:table-cell>
              <table:table-cell office:value-type="float" office:value="1.725">
                <text:p>1.725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">
                <text:p>1.6</text:p>
              </table:table-cell>
              <table:table-cell office:value-type="float" office:value="-7795.07">
                <text:p>-7795.07</text:p>
              </table:table-cell>
              <table:table-cell office:value-type="float" office:value="0.8">
                <text:p>0.8</text:p>
              </table:table-cell>
              <table:table-cell office:value-type="float" office:value="-52922.5">
                <text:p>-52922.5</text:p>
              </table:table-cell>
              <table:table-cell office:value-type="float" office:value="1.225">
                <text:p>1.225</text:p>
              </table:table-cell>
              <table:table-cell office:value-type="float" office:value="-30946.7">
                <text:p>-30946.7</text:p>
              </table:table-cell>
              <table:table-cell office:value-type="float" office:value="1.75">
                <text:p>1.75</text:p>
              </table:table-cell>
              <table:table-cell office:value-type="float" office:value="875.903">
                <text:p>875.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25">
                <text:p>1.625</text:p>
              </table:table-cell>
              <table:table-cell office:value-type="float" office:value="-7257.9">
                <text:p>-7257.9</text:p>
              </table:table-cell>
              <table:table-cell office:value-type="float" office:value="0.825">
                <text:p>0.825</text:p>
              </table:table-cell>
              <table:table-cell office:value-type="float" office:value="-51802.7">
                <text:p>-51802.7</text:p>
              </table:table-cell>
              <table:table-cell office:value-type="float" office:value="1.25">
                <text:p>1.25</text:p>
              </table:table-cell>
              <table:table-cell office:value-type="float" office:value="-28584.6">
                <text:p>-28584.6</text:p>
              </table:table-cell>
              <table:table-cell office:value-type="float" office:value="1.775">
                <text:p>1.775</text:p>
              </table:table-cell>
              <table:table-cell office:value-type="float" office:value="762.879">
                <text:p>762.8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-6755.13">
                <text:p>-6755.13</text:p>
              </table:table-cell>
              <table:table-cell office:value-type="float" office:value="0.85">
                <text:p>0.85</text:p>
              </table:table-cell>
              <table:table-cell office:value-type="float" office:value="-50648.4">
                <text:p>-50648.4</text:p>
              </table:table-cell>
              <table:table-cell office:value-type="float" office:value="1.275">
                <text:p>1.275</text:p>
              </table:table-cell>
              <table:table-cell office:value-type="float" office:value="-26357.1">
                <text:p>-26357.1</text:p>
              </table:table-cell>
              <table:table-cell office:value-type="float" office:value="1.8">
                <text:p>1.8</text:p>
              </table:table-cell>
              <table:table-cell office:value-type="float" office:value="664.596">
                <text:p>664.5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75">
                <text:p>1.675</text:p>
              </table:table-cell>
              <table:table-cell office:value-type="float" office:value="-6285.13">
                <text:p>-6285.13</text:p>
              </table:table-cell>
              <table:table-cell office:value-type="float" office:value="0.875">
                <text:p>0.875</text:p>
              </table:table-cell>
              <table:table-cell office:value-type="float" office:value="-49459.8">
                <text:p>-49459.8</text:p>
              </table:table-cell>
              <table:table-cell office:value-type="float" office:value="1.3">
                <text:p>1.3</text:p>
              </table:table-cell>
              <table:table-cell office:value-type="float" office:value="-24262.2">
                <text:p>-24262.2</text:p>
              </table:table-cell>
              <table:table-cell office:value-type="float" office:value="1.825">
                <text:p>1.825</text:p>
              </table:table-cell>
              <table:table-cell office:value-type="float" office:value="579.109">
                <text:p>579.1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">
                <text:p>1.7</text:p>
              </table:table-cell>
              <table:table-cell office:value-type="float" office:value="-5846.22">
                <text:p>-5846.22</text:p>
              </table:table-cell>
              <table:table-cell office:value-type="float" office:value="0.9">
                <text:p>0.9</text:p>
              </table:table-cell>
              <table:table-cell office:value-type="float" office:value="-48236.6">
                <text:p>-48236.6</text:p>
              </table:table-cell>
              <table:table-cell office:value-type="float" office:value="1.325">
                <text:p>1.325</text:p>
              </table:table-cell>
              <table:table-cell office:value-type="float" office:value="-22297.4">
                <text:p>-22297.4</text:p>
              </table:table-cell>
              <table:table-cell office:value-type="float" office:value="1.85">
                <text:p>1.85</text:p>
              </table:table-cell>
              <table:table-cell office:value-type="float" office:value="504.731">
                <text:p>504.7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25">
                <text:p>1.725</text:p>
              </table:table-cell>
              <table:table-cell office:value-type="float" office:value="-5436.75">
                <text:p>-5436.75</text:p>
              </table:table-cell>
              <table:table-cell office:value-type="float" office:value="0.925">
                <text:p>0.925</text:p>
              </table:table-cell>
              <table:table-cell office:value-type="float" office:value="-46979">
                <text:p>-46979</text:p>
              </table:table-cell>
              <table:table-cell office:value-type="float" office:value="1.35">
                <text:p>1.35</text:p>
              </table:table-cell>
              <table:table-cell office:value-type="float" office:value="-20459.5">
                <text:p>-20459.5</text:p>
              </table:table-cell>
              <table:table-cell office:value-type="float" office:value="1.875">
                <text:p>1.875</text:p>
              </table:table-cell>
              <table:table-cell office:value-type="float" office:value="440.001">
                <text:p>440.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5">
                <text:p>1.75</text:p>
              </table:table-cell>
              <table:table-cell office:value-type="float" office:value="-5055.05">
                <text:p>-5055.05</text:p>
              </table:table-cell>
              <table:table-cell office:value-type="float" office:value="0.95">
                <text:p>0.95</text:p>
              </table:table-cell>
              <table:table-cell office:value-type="float" office:value="-45687">
                <text:p>-45687</text:p>
              </table:table-cell>
              <table:table-cell office:value-type="float" office:value="1.375">
                <text:p>1.375</text:p>
              </table:table-cell>
              <table:table-cell office:value-type="float" office:value="-18744.8">
                <text:p>-18744.8</text:p>
              </table:table-cell>
              <table:table-cell office:value-type="float" office:value="1.9">
                <text:p>1.9</text:p>
              </table:table-cell>
              <table:table-cell office:value-type="float" office:value="383.653">
                <text:p>383.6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75">
                <text:p>1.775</text:p>
              </table:table-cell>
              <table:table-cell office:value-type="float" office:value="-4699.52">
                <text:p>-4699.52</text:p>
              </table:table-cell>
              <table:table-cell office:value-type="float" office:value="0.975">
                <text:p>0.975</text:p>
              </table:table-cell>
              <table:table-cell office:value-type="float" office:value="-44360.5">
                <text:p>-44360.5</text:p>
              </table:table-cell>
              <table:table-cell office:value-type="float" office:value="1.4">
                <text:p>1.4</text:p>
              </table:table-cell>
              <table:table-cell office:value-type="float" office:value="-17148.9">
                <text:p>-17148.9</text:p>
              </table:table-cell>
              <table:table-cell office:value-type="float" office:value="1.925">
                <text:p>1.925</text:p>
              </table:table-cell>
              <table:table-cell office:value-type="float" office:value="334.59">
                <text:p>334.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">
                <text:p>1.8</text:p>
              </table:table-cell>
              <table:table-cell office:value-type="float" office:value="-4368.57">
                <text:p>-4368.57</text:p>
              </table:table-cell>
              <table:table-cell office:value-type="float" office:value="1">
                <text:p>1</text:p>
              </table:table-cell>
              <table:table-cell office:value-type="float" office:value="-42999.5">
                <text:p>-42999.5</text:p>
              </table:table-cell>
              <table:table-cell office:value-type="float" office:value="1.425">
                <text:p>1.425</text:p>
              </table:table-cell>
              <table:table-cell office:value-type="float" office:value="-15667.4">
                <text:p>-15667.4</text:p>
              </table:table-cell>
              <table:table-cell office:value-type="float" office:value="1.95">
                <text:p>1.95</text:p>
              </table:table-cell>
              <table:table-cell office:value-type="float" office:value="291.86">
                <text:p>291.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25">
                <text:p>1.825</text:p>
              </table:table-cell>
              <table:table-cell office:value-type="float" office:value="-4060.69">
                <text:p>-4060.69</text:p>
              </table:table-cell>
              <table:table-cell office:value-type="float" office:value="1.025">
                <text:p>1.025</text:p>
              </table:table-cell>
              <table:table-cell office:value-type="float" office:value="-41604.1">
                <text:p>-41604.1</text:p>
              </table:table-cell>
              <table:table-cell office:value-type="float" office:value="1.45">
                <text:p>1.45</text:p>
              </table:table-cell>
              <table:table-cell office:value-type="float" office:value="-14295.3">
                <text:p>-14295.3</text:p>
              </table:table-cell>
              <table:table-cell office:value-type="float" office:value="1.975">
                <text:p>1.975</text:p>
              </table:table-cell>
              <table:table-cell office:value-type="float" office:value="254.636">
                <text:p>254.6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5">
                <text:p>1.85</text:p>
              </table:table-cell>
              <table:table-cell office:value-type="float" office:value="-3774.43">
                <text:p>-3774.43</text:p>
              </table:table-cell>
              <table:table-cell office:value-type="float" office:value="1.05">
                <text:p>1.05</text:p>
              </table:table-cell>
              <table:table-cell office:value-type="float" office:value="-40174.2">
                <text:p>-40174.2</text:p>
              </table:table-cell>
              <table:table-cell office:value-type="float" office:value="1.475">
                <text:p>1.475</text:p>
              </table:table-cell>
              <table:table-cell office:value-type="float" office:value="-13027.6">
                <text:p>-13027.6</text:p>
              </table:table-cell>
              <table:table-cell office:value-type="float" office:value="2">
                <text:p>2</text:p>
              </table:table-cell>
              <table:table-cell office:value-type="float" office:value="222.201">
                <text:p>222.2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75">
                <text:p>1.875</text:p>
              </table:table-cell>
              <table:table-cell office:value-type="float" office:value="-3508.37">
                <text:p>-3508.37</text:p>
              </table:table-cell>
              <table:table-cell office:value-type="float" office:value="1.075">
                <text:p>1.075</text:p>
              </table:table-cell>
              <table:table-cell office:value-type="float" office:value="-38709.9">
                <text:p>-38709.9</text:p>
              </table:table-cell>
              <table:table-cell office:value-type="float" office:value="1.5">
                <text:p>1.5</text:p>
              </table:table-cell>
              <table:table-cell office:value-type="float" office:value="-11859.1">
                <text:p>-11859.1</text:p>
              </table:table-cell>
              <table:table-cell office:value-type="float" office:value="2.025">
                <text:p>2.025</text:p>
              </table:table-cell>
              <table:table-cell office:value-type="float" office:value="193.934">
                <text:p>193.9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">
                <text:p>1.9</text:p>
              </table:table-cell>
              <table:table-cell office:value-type="float" office:value="-3261.21">
                <text:p>-3261.21</text:p>
              </table:table-cell>
              <table:table-cell office:value-type="float" office:value="1.1">
                <text:p>1.1</text:p>
              </table:table-cell>
              <table:table-cell office:value-type="float" office:value="-37211.1">
                <text:p>-37211.1</text:p>
              </table:table-cell>
              <table:table-cell office:value-type="float" office:value="1.525">
                <text:p>1.525</text:p>
              </table:table-cell>
              <table:table-cell office:value-type="float" office:value="-10784.5">
                <text:p>-10784.5</text:p>
              </table:table-cell>
              <table:table-cell office:value-type="float" office:value="2.05">
                <text:p>2.05</text:p>
              </table:table-cell>
              <table:table-cell office:value-type="float" office:value="169.293">
                <text:p>169.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25">
                <text:p>1.925</text:p>
              </table:table-cell>
              <table:table-cell office:value-type="float" office:value="-3031.67">
                <text:p>-3031.67</text:p>
              </table:table-cell>
              <table:table-cell office:value-type="float" office:value="1.125">
                <text:p>1.125</text:p>
              </table:table-cell>
              <table:table-cell office:value-type="float" office:value="-35677.9">
                <text:p>-35677.9</text:p>
              </table:table-cell>
              <table:table-cell office:value-type="float" office:value="1.55">
                <text:p>1.55</text:p>
              </table:table-cell>
              <table:table-cell office:value-type="float" office:value="-9798.39">
                <text:p>-9798.39</text:p>
              </table:table-cell>
              <table:table-cell office:value-type="float" office:value="2.075">
                <text:p>2.075</text:p>
              </table:table-cell>
              <table:table-cell office:value-type="float" office:value="147.808">
                <text:p>147.8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5">
                <text:p>1.95</text:p>
              </table:table-cell>
              <table:table-cell office:value-type="float" office:value="-2818.56">
                <text:p>-2818.56</text:p>
              </table:table-cell>
              <table:table-cell office:value-type="float" office:value="1.15">
                <text:p>1.15</text:p>
              </table:table-cell>
              <table:table-cell office:value-type="float" office:value="-34110.2">
                <text:p>-34110.2</text:p>
              </table:table-cell>
              <table:table-cell office:value-type="float" office:value="1.575">
                <text:p>1.575</text:p>
              </table:table-cell>
              <table:table-cell office:value-type="float" office:value="-8895.46">
                <text:p>-8895.46</text:p>
              </table:table-cell>
              <table:table-cell office:value-type="float" office:value="2.1">
                <text:p>2.1</text:p>
              </table:table-cell>
              <table:table-cell office:value-type="float" office:value="129.073">
                <text:p>129.0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75">
                <text:p>1.975</text:p>
              </table:table-cell>
              <table:table-cell office:value-type="float" office:value="-2620.77">
                <text:p>-2620.77</text:p>
              </table:table-cell>
              <table:table-cell office:value-type="float" office:value="1.175">
                <text:p>1.175</text:p>
              </table:table-cell>
              <table:table-cell office:value-type="float" office:value="-32508">
                <text:p>-32508</text:p>
              </table:table-cell>
              <table:table-cell office:value-type="float" office:value="1.6">
                <text:p>1.6</text:p>
              </table:table-cell>
              <table:table-cell office:value-type="float" office:value="-8070.48">
                <text:p>-8070.48</text:p>
              </table:table-cell>
              <table:table-cell office:value-type="float" office:value="2.125">
                <text:p>2.125</text:p>
              </table:table-cell>
              <table:table-cell office:value-type="float" office:value="112.73">
                <text:p>112.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-2437.22">
                <text:p>-2437.22</text:p>
              </table:table-cell>
              <table:table-cell office:value-type="float" office:value="1.2">
                <text:p>1.2</text:p>
              </table:table-cell>
              <table:table-cell office:value-type="float" office:value="-30871.4">
                <text:p>-30871.4</text:p>
              </table:table-cell>
              <table:table-cell office:value-type="float" office:value="1.625">
                <text:p>1.625</text:p>
              </table:table-cell>
              <table:table-cell office:value-type="float" office:value="-7318.26">
                <text:p>-7318.26</text:p>
              </table:table-cell>
              <table:table-cell office:value-type="float" office:value="2.15">
                <text:p>2.15</text:p>
              </table:table-cell>
              <table:table-cell office:value-type="float" office:value="98.473">
                <text:p>98.4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25">
                <text:p>2.025</text:p>
              </table:table-cell>
              <table:table-cell office:value-type="float" office:value="-2266.93">
                <text:p>-2266.93</text:p>
              </table:table-cell>
              <table:table-cell office:value-type="float" office:value="1.225">
                <text:p>1.225</text:p>
              </table:table-cell>
              <table:table-cell office:value-type="float" office:value="-29200.4">
                <text:p>-29200.4</text:p>
              </table:table-cell>
              <table:table-cell office:value-type="float" office:value="1.65">
                <text:p>1.65</text:p>
              </table:table-cell>
              <table:table-cell office:value-type="float" office:value="-6633.77">
                <text:p>-6633.77</text:p>
              </table:table-cell>
              <table:table-cell office:value-type="float" office:value="2.175">
                <text:p>2.175</text:p>
              </table:table-cell>
              <table:table-cell office:value-type="float" office:value="86.0324">
                <text:p>86.03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5">
                <text:p>2.05</text:p>
              </table:table-cell>
              <table:table-cell office:value-type="float" office:value="-2108.96">
                <text:p>-2108.96</text:p>
              </table:table-cell>
              <table:table-cell office:value-type="float" office:value="1.25">
                <text:p>1.25</text:p>
              </table:table-cell>
              <table:table-cell office:value-type="float" office:value="-27494.9">
                <text:p>-27494.9</text:p>
              </table:table-cell>
              <table:table-cell office:value-type="float" office:value="1.675">
                <text:p>1.675</text:p>
              </table:table-cell>
              <table:table-cell office:value-type="float" office:value="-6012.14">
                <text:p>-6012.14</text:p>
              </table:table-cell>
              <table:table-cell office:value-type="float" office:value="2.2">
                <text:p>2.2</text:p>
              </table:table-cell>
              <table:table-cell office:value-type="float" office:value="75.1751">
                <text:p>75.17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75">
                <text:p>2.075</text:p>
              </table:table-cell>
              <table:table-cell office:value-type="float" office:value="-1962.44">
                <text:p>-1962.44</text:p>
              </table:table-cell>
              <table:table-cell office:value-type="float" office:value="1.275">
                <text:p>1.275</text:p>
              </table:table-cell>
              <table:table-cell office:value-type="float" office:value="-25754.9">
                <text:p>-25754.9</text:p>
              </table:table-cell>
              <table:table-cell office:value-type="float" office:value="1.7">
                <text:p>1.7</text:p>
              </table:table-cell>
              <table:table-cell office:value-type="float" office:value="-5448.66">
                <text:p>-5448.66</text:p>
              </table:table-cell>
              <table:table-cell office:value-type="float" office:value="2.225">
                <text:p>2.225</text:p>
              </table:table-cell>
              <table:table-cell office:value-type="float" office:value="65.6979">
                <text:p>65.69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">
                <text:p>2.1</text:p>
              </table:table-cell>
              <table:table-cell office:value-type="float" office:value="-1826.55">
                <text:p>-1826.55</text:p>
              </table:table-cell>
              <table:table-cell office:value-type="float" office:value="1.3">
                <text:p>1.3</text:p>
              </table:table-cell>
              <table:table-cell office:value-type="float" office:value="-23980.5">
                <text:p>-23980.5</text:p>
              </table:table-cell>
              <table:table-cell office:value-type="float" office:value="1.725">
                <text:p>1.725</text:p>
              </table:table-cell>
              <table:table-cell office:value-type="float" office:value="-4938.82">
                <text:p>-4938.82</text:p>
              </table:table-cell>
              <table:table-cell office:value-type="float" office:value="2.25">
                <text:p>2.25</text:p>
              </table:table-cell>
              <table:table-cell office:value-type="float" office:value="57.4238">
                <text:p>57.42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25">
                <text:p>2.125</text:p>
              </table:table-cell>
              <table:table-cell office:value-type="float" office:value="-1700.52">
                <text:p>-1700.52</text:p>
              </table:table-cell>
              <table:table-cell office:value-type="float" office:value="1.325">
                <text:p>1.325</text:p>
              </table:table-cell>
              <table:table-cell office:value-type="float" office:value="-22171.6">
                <text:p>-22171.6</text:p>
              </table:table-cell>
              <table:table-cell office:value-type="float" office:value="1.75">
                <text:p>1.75</text:p>
              </table:table-cell>
              <table:table-cell office:value-type="float" office:value="-4478.31">
                <text:p>-4478.31</text:p>
              </table:table-cell>
              <table:table-cell office:value-type="float" office:value="2.275">
                <text:p>2.275</text:p>
              </table:table-cell>
              <table:table-cell office:value-type="float" office:value="50.199">
                <text:p>50.1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5">
                <text:p>2.15</text:p>
              </table:table-cell>
              <table:table-cell office:value-type="float" office:value="-1583.65">
                <text:p>-1583.65</text:p>
              </table:table-cell>
              <table:table-cell office:value-type="float" office:value="1.35">
                <text:p>1.35</text:p>
              </table:table-cell>
              <table:table-cell office:value-type="float" office:value="-20328.3">
                <text:p>-20328.3</text:p>
              </table:table-cell>
              <table:table-cell office:value-type="float" office:value="1.775">
                <text:p>1.775</text:p>
              </table:table-cell>
              <table:table-cell office:value-type="float" office:value="-4063.05">
                <text:p>-4063.05</text:p>
              </table:table-cell>
              <table:table-cell office:value-type="float" office:value="2.3">
                <text:p>2.3</text:p>
              </table:table-cell>
              <table:table-cell office:value-type="float" office:value="43.8893">
                <text:p>43.88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75">
                <text:p>2.175</text:p>
              </table:table-cell>
              <table:table-cell office:value-type="float" office:value="-1475.27">
                <text:p>-1475.27</text:p>
              </table:table-cell>
              <table:table-cell office:value-type="float" office:value="1.375">
                <text:p>1.375</text:p>
              </table:table-cell>
              <table:table-cell office:value-type="float" office:value="-18450.5">
                <text:p>-18450.5</text:p>
              </table:table-cell>
              <table:table-cell office:value-type="float" office:value="1.8">
                <text:p>1.8</text:p>
              </table:table-cell>
              <table:table-cell office:value-type="float" office:value="-3689.17">
                <text:p>-3689.17</text:p>
              </table:table-cell>
              <table:table-cell office:value-type="float" office:value="2.325">
                <text:p>2.325</text:p>
              </table:table-cell>
              <table:table-cell office:value-type="float" office:value="38.378">
                <text:p>38.3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-1374.76">
                <text:p>-1374.76</text:p>
              </table:table-cell>
              <table:table-cell office:value-type="float" office:value="1.4">
                <text:p>1.4</text:p>
              </table:table-cell>
              <table:table-cell office:value-type="float" office:value="-16538.3">
                <text:p>-16538.3</text:p>
              </table:table-cell>
              <table:table-cell office:value-type="float" office:value="1.825">
                <text:p>1.825</text:p>
              </table:table-cell>
              <table:table-cell office:value-type="float" office:value="-3353.05">
                <text:p>-3353.05</text:p>
              </table:table-cell>
              <table:table-cell office:value-type="float" office:value="2.35">
                <text:p>2.35</text:p>
              </table:table-cell>
              <table:table-cell office:value-type="float" office:value="33.5632">
                <text:p>33.56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25">
                <text:p>2.225</text:p>
              </table:table-cell>
              <table:table-cell office:value-type="float" office:value="-1281.54">
                <text:p>-1281.54</text:p>
              </table:table-cell>
              <table:table-cell office:value-type="float" office:value="1.425">
                <text:p>1.425</text:p>
              </table:table-cell>
              <table:table-cell office:value-type="float" office:value="-14591.6">
                <text:p>-14591.6</text:p>
              </table:table-cell>
              <table:table-cell office:value-type="float" office:value="1.85">
                <text:p>1.85</text:p>
              </table:table-cell>
              <table:table-cell office:value-type="float" office:value="-3051.26">
                <text:p>-3051.26</text:p>
              </table:table-cell>
              <table:table-cell office:value-type="float" office:value="2.375">
                <text:p>2.375</text:p>
              </table:table-cell>
              <table:table-cell office:value-type="float" office:value="29.3563">
                <text:p>29.3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5">
                <text:p>2.25</text:p>
              </table:table-cell>
              <table:table-cell office:value-type="float" office:value="-1195.09">
                <text:p>-1195.09</text:p>
              </table:table-cell>
              <table:table-cell office:value-type="float" office:value="1.45">
                <text:p>1.45</text:p>
              </table:table-cell>
              <table:table-cell office:value-type="float" office:value="-12610.4">
                <text:p>-12610.4</text:p>
              </table:table-cell>
              <table:table-cell office:value-type="float" office:value="1.875">
                <text:p>1.875</text:p>
              </table:table-cell>
              <table:table-cell office:value-type="float" office:value="-2780.62">
                <text:p>-2780.62</text:p>
              </table:table-cell>
              <table:table-cell office:value-type="float" office:value="2.4">
                <text:p>2.4</text:p>
              </table:table-cell>
              <table:table-cell office:value-type="float" office:value="25.6799">
                <text:p>25.67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75">
                <text:p>2.275</text:p>
              </table:table-cell>
              <table:table-cell office:value-type="float" office:value="-1114.9">
                <text:p>-1114.9</text:p>
              </table:table-cell>
              <table:table-cell office:value-type="float" office:value="1.475">
                <text:p>1.475</text:p>
              </table:table-cell>
              <table:table-cell office:value-type="float" office:value="-10594.8">
                <text:p>-10594.8</text:p>
              </table:table-cell>
              <table:table-cell office:value-type="float" office:value="1.9">
                <text:p>1.9</text:p>
              </table:table-cell>
              <table:table-cell office:value-type="float" office:value="-2538.17">
                <text:p>-2538.17</text:p>
              </table:table-cell>
              <table:table-cell office:value-type="float" office:value="2.425">
                <text:p>2.425</text:p>
              </table:table-cell>
              <table:table-cell office:value-type="float" office:value="22.4668">
                <text:p>22.46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">
                <text:p>2.3</text:p>
              </table:table-cell>
              <table:table-cell office:value-type="float" office:value="-1040.52">
                <text:p>-1040.52</text:p>
              </table:table-cell>
              <table:table-cell office:value-type="float" office:value="1.5">
                <text:p>1.5</text:p>
              </table:table-cell>
              <table:table-cell office:value-type="float" office:value="-8544.77">
                <text:p>-8544.77</text:p>
              </table:table-cell>
              <table:table-cell office:value-type="float" office:value="1.925">
                <text:p>1.925</text:p>
              </table:table-cell>
              <table:table-cell office:value-type="float" office:value="-2321.15">
                <text:p>-2321.15</text:p>
              </table:table-cell>
              <table:table-cell office:value-type="float" office:value="2.45">
                <text:p>2.45</text:p>
              </table:table-cell>
              <table:table-cell office:value-type="float" office:value="19.6581">
                <text:p>19.65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25">
                <text:p>2.325</text:p>
              </table:table-cell>
              <table:table-cell office:value-type="float" office:value="-971.513">
                <text:p>-971.513</text:p>
              </table:table-cell>
              <table:table-cell office:value-type="float" office:value="1.525">
                <text:p>1.525</text:p>
              </table:table-cell>
              <table:table-cell office:value-type="float" office:value="-6460.26">
                <text:p>-6460.26</text:p>
              </table:table-cell>
              <table:table-cell office:value-type="float" office:value="1.95">
                <text:p>1.95</text:p>
              </table:table-cell>
              <table:table-cell office:value-type="float" office:value="-2127.03">
                <text:p>-2127.03</text:p>
              </table:table-cell>
              <table:table-cell office:value-type="float" office:value="2.475">
                <text:p>2.475</text:p>
              </table:table-cell>
              <table:table-cell office:value-type="float" office:value="17.2026">
                <text:p>17.20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5">
                <text:p>2.35</text:p>
              </table:table-cell>
              <table:table-cell office:value-type="float" office:value="-907.484">
                <text:p>-907.484</text:p>
              </table:table-cell>
              <table:table-cell office:value-type="float" office:value="1.55">
                <text:p>1.55</text:p>
              </table:table-cell>
              <table:table-cell office:value-type="float" office:value="-4341.29">
                <text:p>-4341.29</text:p>
              </table:table-cell>
              <table:table-cell office:value-type="float" office:value="1.975">
                <text:p>1.975</text:p>
              </table:table-cell>
              <table:table-cell office:value-type="float" office:value="-1953.46">
                <text:p>-1953.46</text:p>
              </table:table-cell>
              <table:table-cell office:value-type="float" office:value="2.5">
                <text:p>2.5</text:p>
              </table:table-cell>
              <table:table-cell office:value-type="float" office:value="15.0556">
                <text:p>15.05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75">
                <text:p>2.375</text:p>
              </table:table-cell>
              <table:table-cell office:value-type="float" office:value="-848.065">
                <text:p>-848.065</text:p>
              </table:table-cell>
              <table:table-cell office:value-type="float" office:value="1.575">
                <text:p>1.575</text:p>
              </table:table-cell>
              <table:table-cell office:value-type="float" office:value="-2187.87">
                <text:p>-2187.87</text:p>
              </table:table-cell>
              <table:table-cell office:value-type="float" office:value="2">
                <text:p>2</text:p>
              </table:table-cell>
              <table:table-cell office:value-type="float" office:value="-1798.31">
                <text:p>-1798.31</text:p>
              </table:table-cell>
              <table:table-cell office:value-type="float" office:value="2.525">
                <text:p>2.525</text:p>
              </table:table-cell>
              <table:table-cell office:value-type="float" office:value="13.178">
                <text:p>13.1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4">
                <text:p>2.4</text:p>
              </table:table-cell>
              <table:table-cell office:value-type="float" office:value="-792.915">
                <text:p>-792.915</text:p>
              </table:table-cell>
              <table:table-cell office:value-type="float" office:value="1.6">
                <text:p>1.6</text:p>
              </table:table-cell>
              <table:table-cell office:value-type="float" office:value="-0">
                <text:p>-0</text:p>
              </table:table-cell>
              <table:table-cell office:value-type="float" office:value="2.025">
                <text:p>2.025</text:p>
              </table:table-cell>
              <table:table-cell office:value-type="float" office:value="-1659.6">
                <text:p>-1659.6</text:p>
              </table:table-cell>
              <table:table-cell office:value-type="float" office:value="2.55">
                <text:p>2.55</text:p>
              </table:table-cell>
              <table:table-cell office:value-type="float" office:value="11.5359">
                <text:p>11.53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25">
                <text:p>2.425</text:p>
              </table:table-cell>
              <table:table-cell office:value-type="float" office:value="-741.717">
                <text:p>-741.717</text:p>
              </table:table-cell>
              <table:table-cell office:value-type="float" office:value="1.625">
                <text:p>1.625</text:p>
              </table:table-cell>
              <table:table-cell office:value-type="float" office:value="-0">
                <text:p>-0</text:p>
              </table:table-cell>
              <table:table-cell office:value-type="float" office:value="2.05">
                <text:p>2.05</text:p>
              </table:table-cell>
              <table:table-cell office:value-type="float" office:value="-1535.55">
                <text:p>-1535.55</text:p>
              </table:table-cell>
              <table:table-cell office:value-type="float" office:value="2.575">
                <text:p>2.575</text:p>
              </table:table-cell>
              <table:table-cell office:value-type="float" office:value="10.0995">
                <text:p>10.09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45">
                <text:p>2.45</text:p>
              </table:table-cell>
              <table:table-cell office:value-type="float" office:value="-694.178">
                <text:p>-694.178</text:p>
              </table:table-cell>
              <table:table-cell office:value-type="float" office:value="1.65">
                <text:p>1.65</text:p>
              </table:table-cell>
              <table:table-cell office:value-type="float" office:value="-0">
                <text:p>-0</text:p>
              </table:table-cell>
              <table:table-cell office:value-type="float" office:value="2.075">
                <text:p>2.075</text:p>
              </table:table-cell>
              <table:table-cell office:value-type="float" office:value="-1424.53">
                <text:p>-1424.53</text:p>
              </table:table-cell>
              <table:table-cell office:value-type="float" office:value="2.6">
                <text:p>2.6</text:p>
              </table:table-cell>
              <table:table-cell office:value-type="float" office:value="8.84295">
                <text:p>8.842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75">
                <text:p>2.475</text:p>
              </table:table-cell>
              <table:table-cell office:value-type="float" office:value="-650.028">
                <text:p>-650.028</text:p>
              </table:table-cell>
              <table:table-cell office:value-type="float" office:value="1.675">
                <text:p>1.675</text:p>
              </table:table-cell>
              <table:table-cell office:value-type="float" office:value="-0">
                <text:p>-0</text:p>
              </table:table-cell>
              <table:table-cell office:value-type="float" office:value="2.1">
                <text:p>2.1</text:p>
              </table:table-cell>
              <table:table-cell office:value-type="float" office:value="-1325.08">
                <text:p>-1325.08</text:p>
              </table:table-cell>
              <table:table-cell office:value-type="float" office:value="2.625">
                <text:p>2.625</text:p>
              </table:table-cell>
              <table:table-cell office:value-type="float" office:value="7.74353">
                <text:p>7.743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5">
                <text:p>2.5</text:p>
              </table:table-cell>
              <table:table-cell office:value-type="float" office:value="-609.015">
                <text:p>-609.015</text:p>
              </table:table-cell>
              <table:table-cell office:value-type="float" office:value="1.7">
                <text:p>1.7</text:p>
              </table:table-cell>
              <table:table-cell office:value-type="float" office:value="-0">
                <text:p>-0</text:p>
              </table:table-cell>
              <table:table-cell office:value-type="float" office:value="2.125">
                <text:p>2.125</text:p>
              </table:table-cell>
              <table:table-cell office:value-type="float" office:value="-1235.86">
                <text:p>-1235.86</text:p>
              </table:table-cell>
              <table:table-cell office:value-type="float" office:value="2.65">
                <text:p>2.65</text:p>
              </table:table-cell>
              <table:table-cell office:value-type="float" office:value="6.7815">
                <text:p>6.78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525">
                <text:p>2.525</text:p>
              </table:table-cell>
              <table:table-cell office:value-type="float" office:value="-570.907">
                <text:p>-570.907</text:p>
              </table:table-cell>
              <table:table-cell office:value-type="float" office:value="1.725">
                <text:p>1.725</text:p>
              </table:table-cell>
              <table:table-cell office:value-type="float" office:value="-0">
                <text:p>-0</text:p>
              </table:table-cell>
              <table:table-cell office:value-type="float" office:value="2.15">
                <text:p>2.15</text:p>
              </table:table-cell>
              <table:table-cell office:value-type="float" office:value="-1155.67">
                <text:p>-1155.67</text:p>
              </table:table-cell>
              <table:table-cell office:value-type="float" office:value="2.675">
                <text:p>2.675</text:p>
              </table:table-cell>
              <table:table-cell office:value-type="float" office:value="5.93959">
                <text:p>5.939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5">
                <text:p>2.55</text:p>
              </table:table-cell>
              <table:table-cell office:value-type="float" office:value="-535.488">
                <text:p>-535.488</text:p>
              </table:table-cell>
              <table:table-cell office:value-type="float" office:value="1.75">
                <text:p>1.75</text:p>
              </table:table-cell>
              <table:table-cell office:value-type="float" office:value="-0">
                <text:p>-0</text:p>
              </table:table-cell>
              <table:table-cell office:value-type="float" office:value="2.175">
                <text:p>2.175</text:p>
              </table:table-cell>
              <table:table-cell office:value-type="float" office:value="-1083.45">
                <text:p>-1083.45</text:p>
              </table:table-cell>
              <table:table-cell office:value-type="float" office:value="2.7">
                <text:p>2.7</text:p>
              </table:table-cell>
              <table:table-cell office:value-type="float" office:value="5.20272">
                <text:p>5.202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75">
                <text:p>2.575</text:p>
              </table:table-cell>
              <table:table-cell office:value-type="float" office:value="-502.56">
                <text:p>-502.56</text:p>
              </table:table-cell>
              <table:table-cell office:value-type="float" office:value="1.775">
                <text:p>1.775</text:p>
              </table:table-cell>
              <table:table-cell office:value-type="float" office:value="-0">
                <text:p>-0</text:p>
              </table:table-cell>
              <table:table-cell office:value-type="float" office:value="2.2">
                <text:p>2.2</text:p>
              </table:table-cell>
              <table:table-cell office:value-type="float" office:value="-1018.24">
                <text:p>-1018.24</text:p>
              </table:table-cell>
              <table:table-cell office:value-type="float" office:value="2.725">
                <text:p>2.725</text:p>
              </table:table-cell>
              <table:table-cell office:value-type="float" office:value="4.55771">
                <text:p>4.557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">
                <text:p>2.6</text:p>
              </table:table-cell>
              <table:table-cell office:value-type="float" office:value="-471.937">
                <text:p>-471.937</text:p>
              </table:table-cell>
              <table:table-cell office:value-type="float" office:value="1.8">
                <text:p>1.8</text:p>
              </table:table-cell>
              <table:table-cell office:value-type="float" office:value="-0">
                <text:p>-0</text:p>
              </table:table-cell>
              <table:table-cell office:value-type="float" office:value="2.225">
                <text:p>2.225</text:p>
              </table:table-cell>
              <table:table-cell office:value-type="float" office:value="-959.191">
                <text:p>-959.191</text:p>
              </table:table-cell>
              <table:table-cell office:value-type="float" office:value="2.75">
                <text:p>2.75</text:p>
              </table:table-cell>
              <table:table-cell office:value-type="float" office:value="3.99304">
                <text:p>3.993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25">
                <text:p>2.625</text:p>
              </table:table-cell>
              <table:table-cell office:value-type="float" office:value="-443.45">
                <text:p>-443.45</text:p>
              </table:table-cell>
              <table:table-cell office:value-type="float" office:value="1.825">
                <text:p>1.825</text:p>
              </table:table-cell>
              <table:table-cell office:value-type="float" office:value="-0">
                <text:p>-0</text:p>
              </table:table-cell>
              <table:table-cell office:value-type="float" office:value="2.25">
                <text:p>2.25</text:p>
              </table:table-cell>
              <table:table-cell office:value-type="float" office:value="-905.538">
                <text:p>-905.538</text:p>
              </table:table-cell>
              <table:table-cell office:value-type="float" office:value="2.775">
                <text:p>2.775</text:p>
              </table:table-cell>
              <table:table-cell office:value-type="float" office:value="3.49866">
                <text:p>3.498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5">
                <text:p>2.65</text:p>
              </table:table-cell>
              <table:table-cell office:value-type="float" office:value="-416.942">
                <text:p>-416.942</text:p>
              </table:table-cell>
              <table:table-cell office:value-type="float" office:value="1.85">
                <text:p>1.85</text:p>
              </table:table-cell>
              <table:table-cell office:value-type="float" office:value="-0">
                <text:p>-0</text:p>
              </table:table-cell>
              <table:table-cell office:value-type="float" office:value="2.275">
                <text:p>2.275</text:p>
              </table:table-cell>
              <table:table-cell office:value-type="float" office:value="-856.617">
                <text:p>-856.617</text:p>
              </table:table-cell>
              <table:table-cell office:value-type="float" office:value="2.8">
                <text:p>2.8</text:p>
              </table:table-cell>
              <table:table-cell office:value-type="float" office:value="3.06577">
                <text:p>3.065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75">
                <text:p>2.675</text:p>
              </table:table-cell>
              <table:table-cell office:value-type="float" office:value="-392.265">
                <text:p>-392.265</text:p>
              </table:table-cell>
              <table:table-cell office:value-type="float" office:value="1.875">
                <text:p>1.875</text:p>
              </table:table-cell>
              <table:table-cell office:value-type="float" office:value="-0">
                <text:p>-0</text:p>
              </table:table-cell>
              <table:table-cell office:value-type="float" office:value="2.3">
                <text:p>2.3</text:p>
              </table:table-cell>
              <table:table-cell office:value-type="float" office:value="-811.838">
                <text:p>-811.838</text:p>
              </table:table-cell>
              <table:table-cell office:value-type="float" office:value="2.825">
                <text:p>2.825</text:p>
              </table:table-cell>
              <table:table-cell office:value-type="float" office:value="2.68669">
                <text:p>2.686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">
                <text:p>2.7</text:p>
              </table:table-cell>
              <table:table-cell office:value-type="float" office:value="-369.286">
                <text:p>-369.286</text:p>
              </table:table-cell>
              <table:table-cell office:value-type="float" office:value="1.9">
                <text:p>1.9</text:p>
              </table:table-cell>
              <table:table-cell office:value-type="float" office:value="-0">
                <text:p>-0</text:p>
              </table:table-cell>
              <table:table-cell office:value-type="float" office:value="2.325">
                <text:p>2.325</text:p>
              </table:table-cell>
              <table:table-cell office:value-type="float" office:value="-770.686">
                <text:p>-770.686</text:p>
              </table:table-cell>
              <table:table-cell office:value-type="float" office:value="2.85">
                <text:p>2.85</text:p>
              </table:table-cell>
              <table:table-cell office:value-type="float" office:value="2.35469">
                <text:p>2.354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25">
                <text:p>2.725</text:p>
              </table:table-cell>
              <table:table-cell office:value-type="float" office:value="-347.88">
                <text:p>-347.88</text:p>
              </table:table-cell>
              <table:table-cell office:value-type="float" office:value="1.925">
                <text:p>1.925</text:p>
              </table:table-cell>
              <table:table-cell office:value-type="float" office:value="-0">
                <text:p>-0</text:p>
              </table:table-cell>
              <table:table-cell office:value-type="float" office:value="2.35">
                <text:p>2.35</text:p>
              </table:table-cell>
              <table:table-cell office:value-type="float" office:value="-732.71">
                <text:p>-732.71</text:p>
              </table:table-cell>
              <table:table-cell office:value-type="float" office:value="2.875">
                <text:p>2.875</text:p>
              </table:table-cell>
              <table:table-cell office:value-type="float" office:value="2.06389">
                <text:p>2.063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5">
                <text:p>2.75</text:p>
              </table:table-cell>
              <table:table-cell office:value-type="float" office:value="-327.932">
                <text:p>-327.932</text:p>
              </table:table-cell>
              <table:table-cell office:value-type="float" office:value="1.95">
                <text:p>1.95</text:p>
              </table:table-cell>
              <table:table-cell office:value-type="float" office:value="-0">
                <text:p>-0</text:p>
              </table:table-cell>
              <table:table-cell office:value-type="float" office:value="2.375">
                <text:p>2.375</text:p>
              </table:table-cell>
              <table:table-cell office:value-type="float" office:value="-697.517">
                <text:p>-697.517</text:p>
              </table:table-cell>
              <table:table-cell office:value-type="float" office:value="2.9">
                <text:p>2.9</text:p>
              </table:table-cell>
              <table:table-cell office:value-type="float" office:value="1.80916">
                <text:p>1.80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75">
                <text:p>2.775</text:p>
              </table:table-cell>
              <table:table-cell office:value-type="float" office:value="-309.334">
                <text:p>-309.334</text:p>
              </table:table-cell>
              <table:table-cell office:value-type="float" office:value="1.975">
                <text:p>1.975</text:p>
              </table:table-cell>
              <table:table-cell office:value-type="float" office:value="-0">
                <text:p>-0</text:p>
              </table:table-cell>
              <table:table-cell office:value-type="float" office:value="2.4">
                <text:p>2.4</text:p>
              </table:table-cell>
              <table:table-cell office:value-type="float" office:value="-664.767">
                <text:p>-664.767</text:p>
              </table:table-cell>
              <table:table-cell office:value-type="float" office:value="2.925">
                <text:p>2.925</text:p>
              </table:table-cell>
              <table:table-cell office:value-type="float" office:value="1.586">
                <text:p>1.5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">
                <text:p>2.8</text:p>
              </table:table-cell>
              <table:table-cell office:value-type="float" office:value="-291.988">
                <text:p>-291.988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2.425">
                <text:p>2.425</text:p>
              </table:table-cell>
              <table:table-cell office:value-type="float" office:value="-634.168">
                <text:p>-634.168</text:p>
              </table:table-cell>
              <table:table-cell office:value-type="float" office:value="2.95">
                <text:p>2.95</text:p>
              </table:table-cell>
              <table:table-cell office:value-type="float" office:value="1.39049">
                <text:p>1.390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825">
                <text:p>2.825</text:p>
              </table:table-cell>
              <table:table-cell office:value-type="float" office:value="-275.803">
                <text:p>-275.803</text:p>
              </table:table-cell>
              <table:table-cell office:value-type="float" office:value="2.025">
                <text:p>2.025</text:p>
              </table:table-cell>
              <table:table-cell office:value-type="float" office:value="-0">
                <text:p>-0</text:p>
              </table:table-cell>
              <table:table-cell office:value-type="float" office:value="2.45">
                <text:p>2.45</text:p>
              </table:table-cell>
              <table:table-cell office:value-type="float" office:value="-605.469">
                <text:p>-605.469</text:p>
              </table:table-cell>
              <table:table-cell office:value-type="float" office:value="2.975">
                <text:p>2.975</text:p>
              </table:table-cell>
              <table:table-cell office:value-type="float" office:value="1.21917">
                <text:p>1.219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85">
                <text:p>2.85</text:p>
              </table:table-cell>
              <table:table-cell office:value-type="float" office:value="-260.695">
                <text:p>-260.695</text:p>
              </table:table-cell>
              <table:table-cell office:value-type="float" office:value="2.05">
                <text:p>2.05</text:p>
              </table:table-cell>
              <table:table-cell office:value-type="float" office:value="-0">
                <text:p>-0</text:p>
              </table:table-cell>
              <table:table-cell office:value-type="float" office:value="2.475">
                <text:p>2.475</text:p>
              </table:table-cell>
              <table:table-cell office:value-type="float" office:value="-578.455">
                <text:p>-578.455</text:p>
              </table:table-cell>
              <table:table-cell office:value-type="float" office:value="3">
                <text:p>3</text:p>
              </table:table-cell>
              <table:table-cell office:value-type="float" office:value="1.06905">
                <text:p>1.069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875">
                <text:p>2.875</text:p>
              </table:table-cell>
              <table:table-cell office:value-type="float" office:value="-246.586">
                <text:p>-246.586</text:p>
              </table:table-cell>
              <table:table-cell office:value-type="float" office:value="2.075">
                <text:p>2.075</text:p>
              </table:table-cell>
              <table:table-cell office:value-type="float" office:value="-0">
                <text:p>-0</text:p>
              </table:table-cell>
              <table:table-cell office:value-type="float" office:value="2.5">
                <text:p>2.5</text:p>
              </table:table-cell>
              <table:table-cell office:value-type="float" office:value="-552.944">
                <text:p>-552.944</text:p>
              </table:table-cell>
              <table:table-cell office:value-type="float" office:value="3.025">
                <text:p>3.025</text:p>
              </table:table-cell>
              <table:table-cell office:value-type="float" office:value="0.937482">
                <text:p>0.9374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9">
                <text:p>2.9</text:p>
              </table:table-cell>
              <table:table-cell office:value-type="float" office:value="-233.402">
                <text:p>-233.402</text:p>
              </table:table-cell>
              <table:table-cell office:value-type="float" office:value="2.1">
                <text:p>2.1</text:p>
              </table:table-cell>
              <table:table-cell office:value-type="float" office:value="-0">
                <text:p>-0</text:p>
              </table:table-cell>
              <table:table-cell office:value-type="float" office:value="2.525">
                <text:p>2.525</text:p>
              </table:table-cell>
              <table:table-cell office:value-type="float" office:value="-528.779">
                <text:p>-528.779</text:p>
              </table:table-cell>
              <table:table-cell office:value-type="float" office:value="3.05">
                <text:p>3.05</text:p>
              </table:table-cell>
              <table:table-cell office:value-type="float" office:value="0.822172">
                <text:p>0.8221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925">
                <text:p>2.925</text:p>
              </table:table-cell>
              <table:table-cell office:value-type="float" office:value="-221.079">
                <text:p>-221.079</text:p>
              </table:table-cell>
              <table:table-cell office:value-type="float" office:value="2.125">
                <text:p>2.125</text:p>
              </table:table-cell>
              <table:table-cell office:value-type="float" office:value="-0">
                <text:p>-0</text:p>
              </table:table-cell>
              <table:table-cell office:value-type="float" office:value="2.55">
                <text:p>2.55</text:p>
              </table:table-cell>
              <table:table-cell office:value-type="float" office:value="-505.831">
                <text:p>-505.831</text:p>
              </table:table-cell>
              <table:table-cell office:value-type="float" office:value="3.075">
                <text:p>3.075</text:p>
              </table:table-cell>
              <table:table-cell office:value-type="float" office:value="0.721099">
                <text:p>0.7210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95">
                <text:p>2.95</text:p>
              </table:table-cell>
              <table:table-cell office:value-type="float" office:value="-209.553">
                <text:p>-209.553</text:p>
              </table:table-cell>
              <table:table-cell office:value-type="float" office:value="2.15">
                <text:p>2.15</text:p>
              </table:table-cell>
              <table:table-cell office:value-type="float" office:value="-0">
                <text:p>-0</text:p>
              </table:table-cell>
              <table:table-cell office:value-type="float" office:value="2.575">
                <text:p>2.575</text:p>
              </table:table-cell>
              <table:table-cell office:value-type="float" office:value="-483.99">
                <text:p>-483.99</text:p>
              </table:table-cell>
              <table:table-cell office:value-type="float" office:value="3.1">
                <text:p>3.1</text:p>
              </table:table-cell>
              <table:table-cell office:value-type="float" office:value="0.632498">
                <text:p>0.6324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75">
                <text:p>2.975</text:p>
              </table:table-cell>
              <table:table-cell office:value-type="float" office:value="-198.768">
                <text:p>-198.768</text:p>
              </table:table-cell>
              <table:table-cell office:value-type="float" office:value="2.175">
                <text:p>2.175</text:p>
              </table:table-cell>
              <table:table-cell office:value-type="float" office:value="-0">
                <text:p>-0</text:p>
              </table:table-cell>
              <table:table-cell office:value-type="float" office:value="2.6">
                <text:p>2.6</text:p>
              </table:table-cell>
              <table:table-cell office:value-type="float" office:value="-463.162">
                <text:p>-463.162</text:p>
              </table:table-cell>
              <table:table-cell office:value-type="float" office:value="3.125">
                <text:p>3.125</text:p>
              </table:table-cell>
              <table:table-cell office:value-type="float" office:value="0.554824">
                <text:p>0.5548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-188.671">
                <text:p>-188.671</text:p>
              </table:table-cell>
              <table:table-cell office:value-type="float" office:value="2.2">
                <text:p>2.2</text:p>
              </table:table-cell>
              <table:table-cell office:value-type="float" office:value="-0">
                <text:p>-0</text:p>
              </table:table-cell>
              <table:table-cell office:value-type="float" office:value="2.625">
                <text:p>2.625</text:p>
              </table:table-cell>
              <table:table-cell office:value-type="float" office:value="-443.269">
                <text:p>-443.269</text:p>
              </table:table-cell>
              <table:table-cell office:value-type="float" office:value="3.15">
                <text:p>3.15</text:p>
              </table:table-cell>
              <table:table-cell office:value-type="float" office:value="0.486723">
                <text:p>0.4867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25">
                <text:p>3.025</text:p>
              </table:table-cell>
              <table:table-cell office:value-type="float" office:value="-179.213">
                <text:p>-179.213</text:p>
              </table:table-cell>
              <table:table-cell office:value-type="float" office:value="2.225">
                <text:p>2.225</text:p>
              </table:table-cell>
              <table:table-cell office:value-type="float" office:value="-0">
                <text:p>-0</text:p>
              </table:table-cell>
              <table:table-cell office:value-type="float" office:value="2.65">
                <text:p>2.65</text:p>
              </table:table-cell>
              <table:table-cell office:value-type="float" office:value="-424.245">
                <text:p>-424.245</text:p>
              </table:table-cell>
              <table:table-cell office:value-type="float" office:value="3.175">
                <text:p>3.175</text:p>
              </table:table-cell>
              <table:table-cell office:value-type="float" office:value="0.427012">
                <text:p>0.4270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5">
                <text:p>3.05</text:p>
              </table:table-cell>
              <table:table-cell office:value-type="float" office:value="-170.349">
                <text:p>-170.349</text:p>
              </table:table-cell>
              <table:table-cell office:value-type="float" office:value="2.25">
                <text:p>2.25</text:p>
              </table:table-cell>
              <table:table-cell office:value-type="float" office:value="-0">
                <text:p>-0</text:p>
              </table:table-cell>
              <table:table-cell office:value-type="float" office:value="2.675">
                <text:p>2.675</text:p>
              </table:table-cell>
              <table:table-cell office:value-type="float" office:value="-406.034">
                <text:p>-406.034</text:p>
              </table:table-cell>
              <table:table-cell office:value-type="float" office:value="3.2">
                <text:p>3.2</text:p>
              </table:table-cell>
              <table:table-cell office:value-type="float" office:value="0.374651">
                <text:p>0.3746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75">
                <text:p>3.075</text:p>
              </table:table-cell>
              <table:table-cell office:value-type="float" office:value="-162.037">
                <text:p>-162.037</text:p>
              </table:table-cell>
              <table:table-cell office:value-type="float" office:value="2.275">
                <text:p>2.275</text:p>
              </table:table-cell>
              <table:table-cell office:value-type="float" office:value="-0">
                <text:p>-0</text:p>
              </table:table-cell>
              <table:table-cell office:value-type="float" office:value="2.7">
                <text:p>2.7</text:p>
              </table:table-cell>
              <table:table-cell office:value-type="float" office:value="-388.587">
                <text:p>-388.587</text:p>
              </table:table-cell>
              <table:table-cell office:value-type="float" office:value="3.225">
                <text:p>3.225</text:p>
              </table:table-cell>
              <table:table-cell office:value-type="float" office:value="0.328734">
                <text:p>0.3287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1">
                <text:p>3.1</text:p>
              </table:table-cell>
              <table:table-cell office:value-type="float" office:value="-154.237">
                <text:p>-154.237</text:p>
              </table:table-cell>
              <table:table-cell office:value-type="float" office:value="2.3">
                <text:p>2.3</text:p>
              </table:table-cell>
              <table:table-cell office:value-type="float" office:value="-0">
                <text:p>-0</text:p>
              </table:table-cell>
              <table:table-cell office:value-type="float" office:value="2.725">
                <text:p>2.725</text:p>
              </table:table-cell>
              <table:table-cell office:value-type="float" office:value="-371.865">
                <text:p>-371.865</text:p>
              </table:table-cell>
              <table:table-cell office:value-type="float" office:value="3.25">
                <text:p>3.25</text:p>
              </table:table-cell>
              <table:table-cell office:value-type="float" office:value="0.288464">
                <text:p>0.2884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25">
                <text:p>3.125</text:p>
              </table:table-cell>
              <table:table-cell office:value-type="float" office:value="-146.915">
                <text:p>-146.915</text:p>
              </table:table-cell>
              <table:table-cell office:value-type="float" office:value="2.325">
                <text:p>2.325</text:p>
              </table:table-cell>
              <table:table-cell office:value-type="float" office:value="-0">
                <text:p>-0</text:p>
              </table:table-cell>
              <table:table-cell office:value-type="float" office:value="2.75">
                <text:p>2.75</text:p>
              </table:table-cell>
              <table:table-cell office:value-type="float" office:value="-355.83">
                <text:p>-355.83</text:p>
              </table:table-cell>
              <table:table-cell office:value-type="float" office:value="3.275">
                <text:p>3.275</text:p>
              </table:table-cell>
              <table:table-cell office:value-type="float" office:value="0.253143">
                <text:p>0.2531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5">
                <text:p>3.15</text:p>
              </table:table-cell>
              <table:table-cell office:value-type="float" office:value="-140.037">
                <text:p>-140.037</text:p>
              </table:table-cell>
              <table:table-cell office:value-type="float" office:value="2.35">
                <text:p>2.35</text:p>
              </table:table-cell>
              <table:table-cell office:value-type="float" office:value="-0">
                <text:p>-0</text:p>
              </table:table-cell>
              <table:table-cell office:value-type="float" office:value="2.775">
                <text:p>2.775</text:p>
              </table:table-cell>
              <table:table-cell office:value-type="float" office:value="-340.451">
                <text:p>-340.451</text:p>
              </table:table-cell>
              <table:table-cell office:value-type="float" office:value="3.3">
                <text:p>3.3</text:p>
              </table:table-cell>
              <table:table-cell office:value-type="float" office:value="0.222162">
                <text:p>0.2221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75">
                <text:p>3.175</text:p>
              </table:table-cell>
              <table:table-cell office:value-type="float" office:value="-133.572">
                <text:p>-133.572</text:p>
              </table:table-cell>
              <table:table-cell office:value-type="float" office:value="2.375">
                <text:p>2.375</text:p>
              </table:table-cell>
              <table:table-cell office:value-type="float" office:value="-0">
                <text:p>-0</text:p>
              </table:table-cell>
              <table:table-cell office:value-type="float" office:value="2.8">
                <text:p>2.8</text:p>
              </table:table-cell>
              <table:table-cell office:value-type="float" office:value="-325.699">
                <text:p>-325.699</text:p>
              </table:table-cell>
              <table:table-cell office:value-type="float" office:value="3.325">
                <text:p>3.325</text:p>
              </table:table-cell>
              <table:table-cell office:value-type="float" office:value="0.194985">
                <text:p>0.1949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">
                <text:p>3.2</text:p>
              </table:table-cell>
              <table:table-cell office:value-type="float" office:value="-127.491">
                <text:p>-127.491</text:p>
              </table:table-cell>
              <table:table-cell office:value-type="float" office:value="2.4">
                <text:p>2.4</text:p>
              </table:table-cell>
              <table:table-cell office:value-type="float" office:value="-0">
                <text:p>-0</text:p>
              </table:table-cell>
              <table:table-cell office:value-type="float" office:value="2.825">
                <text:p>2.825</text:p>
              </table:table-cell>
              <table:table-cell office:value-type="float" office:value="-311.549">
                <text:p>-311.549</text:p>
              </table:table-cell>
              <table:table-cell office:value-type="float" office:value="3.35">
                <text:p>3.35</text:p>
              </table:table-cell>
              <table:table-cell office:value-type="float" office:value="0.171143">
                <text:p>0.171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25">
                <text:p>3.225</text:p>
              </table:table-cell>
              <table:table-cell office:value-type="float" office:value="-121.769">
                <text:p>-121.769</text:p>
              </table:table-cell>
              <table:table-cell office:value-type="float" office:value="2.425">
                <text:p>2.425</text:p>
              </table:table-cell>
              <table:table-cell office:value-type="float" office:value="-0">
                <text:p>-0</text:p>
              </table:table-cell>
              <table:table-cell office:value-type="float" office:value="2.85">
                <text:p>2.85</text:p>
              </table:table-cell>
              <table:table-cell office:value-type="float" office:value="-297.976">
                <text:p>-297.976</text:p>
              </table:table-cell>
              <table:table-cell office:value-type="float" office:value="3.375">
                <text:p>3.375</text:p>
              </table:table-cell>
              <table:table-cell office:value-type="float" office:value="0.150226">
                <text:p>0.1502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5">
                <text:p>3.25</text:p>
              </table:table-cell>
              <table:table-cell office:value-type="float" office:value="-116.381">
                <text:p>-116.381</text:p>
              </table:table-cell>
              <table:table-cell office:value-type="float" office:value="2.45">
                <text:p>2.45</text:p>
              </table:table-cell>
              <table:table-cell office:value-type="float" office:value="-0">
                <text:p>-0</text:p>
              </table:table-cell>
              <table:table-cell office:value-type="float" office:value="2.875">
                <text:p>2.875</text:p>
              </table:table-cell>
              <table:table-cell office:value-type="float" office:value="-284.959">
                <text:p>-284.959</text:p>
              </table:table-cell>
              <table:table-cell office:value-type="float" office:value="3.4">
                <text:p>3.4</text:p>
              </table:table-cell>
              <table:table-cell office:value-type="float" office:value="0.131873">
                <text:p>0.1318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75">
                <text:p>3.275</text:p>
              </table:table-cell>
              <table:table-cell office:value-type="float" office:value="-111.303">
                <text:p>-111.303</text:p>
              </table:table-cell>
              <table:table-cell office:value-type="float" office:value="2.475">
                <text:p>2.475</text:p>
              </table:table-cell>
              <table:table-cell office:value-type="float" office:value="-0">
                <text:p>-0</text:p>
              </table:table-cell>
              <table:table-cell office:value-type="float" office:value="2.9">
                <text:p>2.9</text:p>
              </table:table-cell>
              <table:table-cell office:value-type="float" office:value="-272.475">
                <text:p>-272.475</text:p>
              </table:table-cell>
              <table:table-cell office:value-type="float" office:value="3.425">
                <text:p>3.425</text:p>
              </table:table-cell>
              <table:table-cell office:value-type="float" office:value="0.115769">
                <text:p>0.1157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">
                <text:p>3.3</text:p>
              </table:table-cell>
              <table:table-cell office:value-type="float" office:value="-106.516">
                <text:p>-106.516</text:p>
              </table:table-cell>
              <table:table-cell office:value-type="float" office:value="2.5">
                <text:p>2.5</text:p>
              </table:table-cell>
              <table:table-cell office:value-type="float" office:value="-0">
                <text:p>-0</text:p>
              </table:table-cell>
              <table:table-cell office:value-type="float" office:value="2.925">
                <text:p>2.925</text:p>
              </table:table-cell>
              <table:table-cell office:value-type="float" office:value="-260.506">
                <text:p>-260.506</text:p>
              </table:table-cell>
              <table:table-cell office:value-type="float" office:value="3.45">
                <text:p>3.45</text:p>
              </table:table-cell>
              <table:table-cell office:value-type="float" office:value="0.101638">
                <text:p>0.101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25">
                <text:p>3.325</text:p>
              </table:table-cell>
              <table:table-cell office:value-type="float" office:value="-101.999">
                <text:p>-101.999</text:p>
              </table:table-cell>
              <table:table-cell office:value-type="float" office:value="2.525">
                <text:p>2.525</text:p>
              </table:table-cell>
              <table:table-cell office:value-type="float" office:value="-0">
                <text:p>-0</text:p>
              </table:table-cell>
              <table:table-cell office:value-type="float" office:value="2.95">
                <text:p>2.95</text:p>
              </table:table-cell>
              <table:table-cell office:value-type="float" office:value="-249.032">
                <text:p>-249.032</text:p>
              </table:table-cell>
              <table:table-cell office:value-type="float" office:value="3.475">
                <text:p>3.475</text:p>
              </table:table-cell>
              <table:table-cell office:value-type="float" office:value="0.0892371">
                <text:p>0.08923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35">
                <text:p>3.35</text:p>
              </table:table-cell>
              <table:table-cell office:value-type="float" office:value="-97.7347">
                <text:p>-97.7347</text:p>
              </table:table-cell>
              <table:table-cell office:value-type="float" office:value="2.55">
                <text:p>2.55</text:p>
              </table:table-cell>
              <table:table-cell office:value-type="float" office:value="-0">
                <text:p>-0</text:p>
              </table:table-cell>
              <table:table-cell office:value-type="float" office:value="2.975">
                <text:p>2.975</text:p>
              </table:table-cell>
              <table:table-cell office:value-type="float" office:value="-238.035">
                <text:p>-238.035</text:p>
              </table:table-cell>
              <table:table-cell office:value-type="float" office:value="3.5">
                <text:p>3.5</text:p>
              </table:table-cell>
              <table:table-cell office:value-type="float" office:value="0.0783536">
                <text:p>0.07835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375">
                <text:p>3.375</text:p>
              </table:table-cell>
              <table:table-cell office:value-type="float" office:value="-93.7061">
                <text:p>-93.7061</text:p>
              </table:table-cell>
              <table:table-cell office:value-type="float" office:value="2.575">
                <text:p>2.575</text:p>
              </table:table-cell>
              <table:table-cell office:value-type="float" office:value="-0">
                <text:p>-0</text:p>
              </table:table-cell>
              <table:table-cell office:value-type="float" office:value="3">
                <text:p>3</text:p>
              </table:table-cell>
              <table:table-cell office:value-type="float" office:value="-227.496">
                <text:p>-227.496</text:p>
              </table:table-cell>
              <table:table-cell office:value-type="float" office:value="3.525">
                <text:p>3.525</text:p>
              </table:table-cell>
              <table:table-cell office:value-type="float" office:value="0.0688014">
                <text:p>0.06880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">
                <text:p>3.4</text:p>
              </table:table-cell>
              <table:table-cell office:value-type="float" office:value="-89.8977">
                <text:p>-89.8977</text:p>
              </table:table-cell>
              <table:table-cell office:value-type="float" office:value="2.6">
                <text:p>2.6</text:p>
              </table:table-cell>
              <table:table-cell office:value-type="float" office:value="-0">
                <text:p>-0</text:p>
              </table:table-cell>
              <table:table-cell office:value-type="float" office:value="3.025">
                <text:p>3.025</text:p>
              </table:table-cell>
              <table:table-cell office:value-type="float" office:value="-217.398">
                <text:p>-217.398</text:p>
              </table:table-cell>
              <table:table-cell office:value-type="float" office:value="3.55">
                <text:p>3.55</text:p>
              </table:table-cell>
              <table:table-cell office:value-type="float" office:value="0.060417">
                <text:p>0.0604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425">
                <text:p>3.425</text:p>
              </table:table-cell>
              <table:table-cell office:value-type="float" office:value="-86.295">
                <text:p>-86.295</text:p>
              </table:table-cell>
              <table:table-cell office:value-type="float" office:value="2.625">
                <text:p>2.625</text:p>
              </table:table-cell>
              <table:table-cell office:value-type="float" office:value="-0">
                <text:p>-0</text:p>
              </table:table-cell>
              <table:table-cell office:value-type="float" office:value="3.05">
                <text:p>3.05</text:p>
              </table:table-cell>
              <table:table-cell office:value-type="float" office:value="-207.725">
                <text:p>-207.725</text:p>
              </table:table-cell>
              <table:table-cell office:value-type="float" office:value="3.575">
                <text:p>3.575</text:p>
              </table:table-cell>
              <table:table-cell office:value-type="float" office:value="0.0530573">
                <text:p>0.05305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45">
                <text:p>3.45</text:p>
              </table:table-cell>
              <table:table-cell office:value-type="float" office:value="-82.8847">
                <text:p>-82.8847</text:p>
              </table:table-cell>
              <table:table-cell office:value-type="float" office:value="2.65">
                <text:p>2.65</text:p>
              </table:table-cell>
              <table:table-cell office:value-type="float" office:value="-0">
                <text:p>-0</text:p>
              </table:table-cell>
              <table:table-cell office:value-type="float" office:value="3.075">
                <text:p>3.075</text:p>
              </table:table-cell>
              <table:table-cell office:value-type="float" office:value="-198.459">
                <text:p>-198.459</text:p>
              </table:table-cell>
              <table:table-cell office:value-type="float" office:value="3.6">
                <text:p>3.6</text:p>
              </table:table-cell>
              <table:table-cell office:value-type="float" office:value="0.0465967">
                <text:p>0.04659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475">
                <text:p>3.475</text:p>
              </table:table-cell>
              <table:table-cell office:value-type="float" office:value="-79.6542">
                <text:p>-79.6542</text:p>
              </table:table-cell>
              <table:table-cell office:value-type="float" office:value="2.675">
                <text:p>2.675</text:p>
              </table:table-cell>
              <table:table-cell office:value-type="float" office:value="-0">
                <text:p>-0</text:p>
              </table:table-cell>
              <table:table-cell office:value-type="float" office:value="3.1">
                <text:p>3.1</text:p>
              </table:table-cell>
              <table:table-cell office:value-type="float" office:value="-189.586">
                <text:p>-189.586</text:p>
              </table:table-cell>
              <table:table-cell office:value-type="float" office:value="3.625">
                <text:p>3.625</text:p>
              </table:table-cell>
              <table:table-cell office:value-type="float" office:value="0.0409249">
                <text:p>0.04092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5">
                <text:p>3.5</text:p>
              </table:table-cell>
              <table:table-cell office:value-type="float" office:value="-76.5921">
                <text:p>-76.5921</text:p>
              </table:table-cell>
              <table:table-cell office:value-type="float" office:value="2.7">
                <text:p>2.7</text:p>
              </table:table-cell>
              <table:table-cell office:value-type="float" office:value="-0">
                <text:p>-0</text:p>
              </table:table-cell>
              <table:table-cell office:value-type="float" office:value="3.125">
                <text:p>3.125</text:p>
              </table:table-cell>
              <table:table-cell office:value-type="float" office:value="-181.089">
                <text:p>-181.089</text:p>
              </table:table-cell>
              <table:table-cell office:value-type="float" office:value="3.65">
                <text:p>3.65</text:p>
              </table:table-cell>
              <table:table-cell office:value-type="float" office:value="0.0359454">
                <text:p>0.03594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525">
                <text:p>3.525</text:p>
              </table:table-cell>
              <table:table-cell office:value-type="float" office:value="-73.6877">
                <text:p>-73.6877</text:p>
              </table:table-cell>
              <table:table-cell office:value-type="float" office:value="2.725">
                <text:p>2.725</text:p>
              </table:table-cell>
              <table:table-cell office:value-type="float" office:value="-0">
                <text:p>-0</text:p>
              </table:table-cell>
              <table:table-cell office:value-type="float" office:value="3.15">
                <text:p>3.15</text:p>
              </table:table-cell>
              <table:table-cell office:value-type="float" office:value="-172.953">
                <text:p>-172.953</text:p>
              </table:table-cell>
              <table:table-cell office:value-type="float" office:value="3.675">
                <text:p>3.675</text:p>
              </table:table-cell>
              <table:table-cell office:value-type="float" office:value="0.0315734">
                <text:p>0.03157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55">
                <text:p>3.55</text:p>
              </table:table-cell>
              <table:table-cell office:value-type="float" office:value="-70.9308">
                <text:p>-70.9308</text:p>
              </table:table-cell>
              <table:table-cell office:value-type="float" office:value="2.75">
                <text:p>2.75</text:p>
              </table:table-cell>
              <table:table-cell office:value-type="float" office:value="-0">
                <text:p>-0</text:p>
              </table:table-cell>
              <table:table-cell office:value-type="float" office:value="3.175">
                <text:p>3.175</text:p>
              </table:table-cell>
              <table:table-cell office:value-type="float" office:value="-165.164">
                <text:p>-165.164</text:p>
              </table:table-cell>
              <table:table-cell office:value-type="float" office:value="3.7">
                <text:p>3.7</text:p>
              </table:table-cell>
              <table:table-cell office:value-type="float" office:value="0.0277346">
                <text:p>0.02773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575">
                <text:p>3.575</text:p>
              </table:table-cell>
              <table:table-cell office:value-type="float" office:value="-68.3124">
                <text:p>-68.3124</text:p>
              </table:table-cell>
              <table:table-cell office:value-type="float" office:value="2.775">
                <text:p>2.775</text:p>
              </table:table-cell>
              <table:table-cell office:value-type="float" office:value="-0">
                <text:p>-0</text:p>
              </table:table-cell>
              <table:table-cell office:value-type="float" office:value="3.2">
                <text:p>3.2</text:p>
              </table:table-cell>
              <table:table-cell office:value-type="float" office:value="-157.707">
                <text:p>-157.707</text:p>
              </table:table-cell>
              <table:table-cell office:value-type="float" office:value="3.725">
                <text:p>3.725</text:p>
              </table:table-cell>
              <table:table-cell office:value-type="float" office:value="0.0243637">
                <text:p>0.02436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6">
                <text:p>3.6</text:p>
              </table:table-cell>
              <table:table-cell office:value-type="float" office:value="-65.8237">
                <text:p>-65.8237</text:p>
              </table:table-cell>
              <table:table-cell office:value-type="float" office:value="2.8">
                <text:p>2.8</text:p>
              </table:table-cell>
              <table:table-cell office:value-type="float" office:value="-0">
                <text:p>-0</text:p>
              </table:table-cell>
              <table:table-cell office:value-type="float" office:value="3.225">
                <text:p>3.225</text:p>
              </table:table-cell>
              <table:table-cell office:value-type="float" office:value="-150.568">
                <text:p>-150.568</text:p>
              </table:table-cell>
              <table:table-cell office:value-type="float" office:value="3.75">
                <text:p>3.75</text:p>
              </table:table-cell>
              <table:table-cell office:value-type="float" office:value="0.0214036">
                <text:p>0.02140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625">
                <text:p>3.625</text:p>
              </table:table-cell>
              <table:table-cell office:value-type="float" office:value="-63.4568">
                <text:p>-63.4568</text:p>
              </table:table-cell>
              <table:table-cell office:value-type="float" office:value="2.825">
                <text:p>2.825</text:p>
              </table:table-cell>
              <table:table-cell office:value-type="float" office:value="-0">
                <text:p>-0</text:p>
              </table:table-cell>
              <table:table-cell office:value-type="float" office:value="3.25">
                <text:p>3.25</text:p>
              </table:table-cell>
              <table:table-cell office:value-type="float" office:value="-143.735">
                <text:p>-143.735</text:p>
              </table:table-cell>
              <table:table-cell office:value-type="float" office:value="3.775">
                <text:p>3.775</text:p>
              </table:table-cell>
              <table:table-cell office:value-type="float" office:value="0.0188041">
                <text:p>0.01880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65">
                <text:p>3.65</text:p>
              </table:table-cell>
              <table:table-cell office:value-type="float" office:value="-61.2042">
                <text:p>-61.2042</text:p>
              </table:table-cell>
              <table:table-cell office:value-type="float" office:value="2.85">
                <text:p>2.85</text:p>
              </table:table-cell>
              <table:table-cell office:value-type="float" office:value="-0">
                <text:p>-0</text:p>
              </table:table-cell>
              <table:table-cell office:value-type="float" office:value="3.275">
                <text:p>3.275</text:p>
              </table:table-cell>
              <table:table-cell office:value-type="float" office:value="-137.193">
                <text:p>-137.193</text:p>
              </table:table-cell>
              <table:table-cell office:value-type="float" office:value="3.8">
                <text:p>3.8</text:p>
              </table:table-cell>
              <table:table-cell office:value-type="float" office:value="0.016521">
                <text:p>0.0165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675">
                <text:p>3.675</text:p>
              </table:table-cell>
              <table:table-cell office:value-type="float" office:value="-59.059">
                <text:p>-59.059</text:p>
              </table:table-cell>
              <table:table-cell office:value-type="float" office:value="2.875">
                <text:p>2.875</text:p>
              </table:table-cell>
              <table:table-cell office:value-type="float" office:value="-0">
                <text:p>-0</text:p>
              </table:table-cell>
              <table:table-cell office:value-type="float" office:value="3.3">
                <text:p>3.3</text:p>
              </table:table-cell>
              <table:table-cell office:value-type="float" office:value="-130.932">
                <text:p>-130.932</text:p>
              </table:table-cell>
              <table:table-cell office:value-type="float" office:value="3.825">
                <text:p>3.825</text:p>
              </table:table-cell>
              <table:table-cell office:value-type="float" office:value="0.0145159">
                <text:p>0.01451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7">
                <text:p>3.7</text:p>
              </table:table-cell>
              <table:table-cell office:value-type="float" office:value="-57.0146">
                <text:p>-57.0146</text:p>
              </table:table-cell>
              <table:table-cell office:value-type="float" office:value="2.9">
                <text:p>2.9</text:p>
              </table:table-cell>
              <table:table-cell office:value-type="float" office:value="-0">
                <text:p>-0</text:p>
              </table:table-cell>
              <table:table-cell office:value-type="float" office:value="3.325">
                <text:p>3.325</text:p>
              </table:table-cell>
              <table:table-cell office:value-type="float" office:value="-124.938">
                <text:p>-124.938</text:p>
              </table:table-cell>
              <table:table-cell office:value-type="float" office:value="3.85">
                <text:p>3.85</text:p>
              </table:table-cell>
              <table:table-cell office:value-type="float" office:value="0.0127547">
                <text:p>0.01275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725">
                <text:p>3.725</text:p>
              </table:table-cell>
              <table:table-cell office:value-type="float" office:value="-55.0651">
                <text:p>-55.0651</text:p>
              </table:table-cell>
              <table:table-cell office:value-type="float" office:value="2.925">
                <text:p>2.925</text:p>
              </table:table-cell>
              <table:table-cell office:value-type="float" office:value="-0">
                <text:p>-0</text:p>
              </table:table-cell>
              <table:table-cell office:value-type="float" office:value="3.35">
                <text:p>3.35</text:p>
              </table:table-cell>
              <table:table-cell office:value-type="float" office:value="-119.2">
                <text:p>-119.2</text:p>
              </table:table-cell>
              <table:table-cell office:value-type="float" office:value="3.875">
                <text:p>3.875</text:p>
              </table:table-cell>
              <table:table-cell office:value-type="float" office:value="0.0112077">
                <text:p>0.01120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75">
                <text:p>3.75</text:p>
              </table:table-cell>
              <table:table-cell office:value-type="float" office:value="-53.2049">
                <text:p>-53.2049</text:p>
              </table:table-cell>
              <table:table-cell office:value-type="float" office:value="2.95">
                <text:p>2.95</text:p>
              </table:table-cell>
              <table:table-cell office:value-type="float" office:value="-0">
                <text:p>-0</text:p>
              </table:table-cell>
              <table:table-cell office:value-type="float" office:value="3.375">
                <text:p>3.375</text:p>
              </table:table-cell>
              <table:table-cell office:value-type="float" office:value="-113.708">
                <text:p>-113.708</text:p>
              </table:table-cell>
              <table:table-cell office:value-type="float" office:value="3.9">
                <text:p>3.9</text:p>
              </table:table-cell>
              <table:table-cell office:value-type="float" office:value="0.00984882">
                <text:p>0.009848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775">
                <text:p>3.775</text:p>
              </table:table-cell>
              <table:table-cell office:value-type="float" office:value="-51.4287">
                <text:p>-51.4287</text:p>
              </table:table-cell>
              <table:table-cell office:value-type="float" office:value="2.975">
                <text:p>2.975</text:p>
              </table:table-cell>
              <table:table-cell office:value-type="float" office:value="-0">
                <text:p>-0</text:p>
              </table:table-cell>
              <table:table-cell office:value-type="float" office:value="3.4">
                <text:p>3.4</text:p>
              </table:table-cell>
              <table:table-cell office:value-type="float" office:value="-108.45">
                <text:p>-108.45</text:p>
              </table:table-cell>
              <table:table-cell office:value-type="float" office:value="3.925">
                <text:p>3.925</text:p>
              </table:table-cell>
              <table:table-cell office:value-type="float" office:value="0.00865507">
                <text:p>0.008655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8">
                <text:p>3.8</text:p>
              </table:table-cell>
              <table:table-cell office:value-type="float" office:value="-49.7318">
                <text:p>-49.7318</text:p>
              </table:table-cell>
              <table:table-cell office:value-type="float" office:value="3">
                <text:p>3</text:p>
              </table:table-cell>
              <table:table-cell office:value-type="float" office:value="-0">
                <text:p>-0</text:p>
              </table:table-cell>
              <table:table-cell office:value-type="float" office:value="3.425">
                <text:p>3.425</text:p>
              </table:table-cell>
              <table:table-cell office:value-type="float" office:value="-103.416">
                <text:p>-103.416</text:p>
              </table:table-cell>
              <table:table-cell office:value-type="float" office:value="3.95">
                <text:p>3.95</text:p>
              </table:table-cell>
              <table:table-cell office:value-type="float" office:value="0.00760634">
                <text:p>0.007606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825">
                <text:p>3.825</text:p>
              </table:table-cell>
              <table:table-cell office:value-type="float" office:value="-48.1094">
                <text:p>-48.1094</text:p>
              </table:table-cell>
              <table:table-cell office:value-type="float" office:value="3.025">
                <text:p>3.025</text:p>
              </table:table-cell>
              <table:table-cell office:value-type="float" office:value="-0">
                <text:p>-0</text:p>
              </table:table-cell>
              <table:table-cell office:value-type="float" office:value="3.45">
                <text:p>3.45</text:p>
              </table:table-cell>
              <table:table-cell office:value-type="float" office:value="-98.5964">
                <text:p>-98.5964</text:p>
              </table:table-cell>
              <table:table-cell office:value-type="float" office:value="3.975">
                <text:p>3.975</text:p>
              </table:table-cell>
              <table:table-cell office:value-type="float" office:value="0.00668499">
                <text:p>0.006684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85">
                <text:p>3.85</text:p>
              </table:table-cell>
              <table:table-cell office:value-type="float" office:value="-46.5575">
                <text:p>-46.5575</text:p>
              </table:table-cell>
              <table:table-cell office:value-type="float" office:value="3.05">
                <text:p>3.05</text:p>
              </table:table-cell>
              <table:table-cell office:value-type="float" office:value="-0">
                <text:p>-0</text:p>
              </table:table-cell>
              <table:table-cell office:value-type="float" office:value="3.475">
                <text:p>3.475</text:p>
              </table:table-cell>
              <table:table-cell office:value-type="float" office:value="-93.9819">
                <text:p>-93.9819</text:p>
              </table:table-cell>
              <table:table-cell office:value-type="float" office:value="4">
                <text:p>4</text:p>
              </table:table-cell>
              <table:table-cell office:value-type="float" office:value="0.00587549">
                <text:p>0.005875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875">
                <text:p>3.875</text:p>
              </table:table-cell>
              <table:table-cell office:value-type="float" office:value="-45.072">
                <text:p>-45.072</text:p>
              </table:table-cell>
              <table:table-cell office:value-type="float" office:value="3.075">
                <text:p>3.075</text:p>
              </table:table-cell>
              <table:table-cell office:value-type="float" office:value="-0">
                <text:p>-0</text:p>
              </table:table-cell>
              <table:table-cell office:value-type="float" office:value="3.5">
                <text:p>3.5</text:p>
              </table:table-cell>
              <table:table-cell office:value-type="float" office:value="-89.5635">
                <text:p>-89.5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9">
                <text:p>3.9</text:p>
              </table:table-cell>
              <table:table-cell office:value-type="float" office:value="-43.6492">
                <text:p>-43.6492</text:p>
              </table:table-cell>
              <table:table-cell office:value-type="float" office:value="3.1">
                <text:p>3.1</text:p>
              </table:table-cell>
              <table:table-cell office:value-type="float" office:value="-0">
                <text:p>-0</text:p>
              </table:table-cell>
              <table:table-cell office:value-type="float" office:value="3.525">
                <text:p>3.525</text:p>
              </table:table-cell>
              <table:table-cell office:value-type="float" office:value="-85.3325">
                <text:p>-85.3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25">
                <text:p>3.925</text:p>
              </table:table-cell>
              <table:table-cell office:value-type="float" office:value="-42.2857">
                <text:p>-42.2857</text:p>
              </table:table-cell>
              <table:table-cell office:value-type="float" office:value="3.125">
                <text:p>3.125</text:p>
              </table:table-cell>
              <table:table-cell office:value-type="float" office:value="-0">
                <text:p>-0</text:p>
              </table:table-cell>
              <table:table-cell office:value-type="float" office:value="3.55">
                <text:p>3.55</text:p>
              </table:table-cell>
              <table:table-cell office:value-type="float" office:value="-81.2809">
                <text:p>-81.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95">
                <text:p>3.95</text:p>
              </table:table-cell>
              <table:table-cell office:value-type="float" office:value="-40.9783">
                <text:p>-40.9783</text:p>
              </table:table-cell>
              <table:table-cell office:value-type="float" office:value="3.15">
                <text:p>3.15</text:p>
              </table:table-cell>
              <table:table-cell office:value-type="float" office:value="-0">
                <text:p>-0</text:p>
              </table:table-cell>
              <table:table-cell office:value-type="float" office:value="3.575">
                <text:p>3.575</text:p>
              </table:table-cell>
              <table:table-cell office:value-type="float" office:value="-77.4008">
                <text:p>-77.4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975">
                <text:p>3.975</text:p>
              </table:table-cell>
              <table:table-cell office:value-type="float" office:value="-39.7239">
                <text:p>-39.7239</text:p>
              </table:table-cell>
              <table:table-cell office:value-type="float" office:value="3.175">
                <text:p>3.175</text:p>
              </table:table-cell>
              <table:table-cell office:value-type="float" office:value="-0">
                <text:p>-0</text:p>
              </table:table-cell>
              <table:table-cell office:value-type="float" office:value="3.6">
                <text:p>3.6</text:p>
              </table:table-cell>
              <table:table-cell office:value-type="float" office:value="-73.6848">
                <text:p>-73.6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-38.5198">
                <text:p>-38.5198</text:p>
              </table:table-cell>
              <table:table-cell office:value-type="float" office:value="3.2">
                <text:p>3.2</text:p>
              </table:table-cell>
              <table:table-cell office:value-type="float" office:value="-0">
                <text:p>-0</text:p>
              </table:table-cell>
              <table:table-cell office:value-type="float" office:value="3.625">
                <text:p>3.625</text:p>
              </table:table-cell>
              <table:table-cell office:value-type="float" office:value="-70.1258">
                <text:p>-70.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25">
                <text:p>3.225</text:p>
              </table:table-cell>
              <table:table-cell office:value-type="float" office:value="-0">
                <text:p>-0</text:p>
              </table:table-cell>
              <table:table-cell office:value-type="float" office:value="3.65">
                <text:p>3.65</text:p>
              </table:table-cell>
              <table:table-cell office:value-type="float" office:value="-66.717">
                <text:p>-66.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">
                <text:p>3.25</text:p>
              </table:table-cell>
              <table:table-cell office:value-type="float" office:value="-0">
                <text:p>-0</text:p>
              </table:table-cell>
              <table:table-cell office:value-type="float" office:value="3.675">
                <text:p>3.675</text:p>
              </table:table-cell>
              <table:table-cell office:value-type="float" office:value="-63.452">
                <text:p>-63.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75">
                <text:p>3.275</text:p>
              </table:table-cell>
              <table:table-cell office:value-type="float" office:value="-0">
                <text:p>-0</text:p>
              </table:table-cell>
              <table:table-cell office:value-type="float" office:value="3.7">
                <text:p>3.7</text:p>
              </table:table-cell>
              <table:table-cell office:value-type="float" office:value="-60.3248">
                <text:p>-60.3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-0">
                <text:p>-0</text:p>
              </table:table-cell>
              <table:table-cell office:value-type="float" office:value="3.725">
                <text:p>3.725</text:p>
              </table:table-cell>
              <table:table-cell office:value-type="float" office:value="-57.3294">
                <text:p>-57.3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5">
                <text:p>3.325</text:p>
              </table:table-cell>
              <table:table-cell office:value-type="float" office:value="-0">
                <text:p>-0</text:p>
              </table:table-cell>
              <table:table-cell office:value-type="float" office:value="3.75">
                <text:p>3.75</text:p>
              </table:table-cell>
              <table:table-cell office:value-type="float" office:value="-54.4605">
                <text:p>-54.4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5">
                <text:p>3.35</text:p>
              </table:table-cell>
              <table:table-cell office:value-type="float" office:value="-0">
                <text:p>-0</text:p>
              </table:table-cell>
              <table:table-cell office:value-type="float" office:value="3.775">
                <text:p>3.775</text:p>
              </table:table-cell>
              <table:table-cell office:value-type="float" office:value="-51.7127">
                <text:p>-51.7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5">
                <text:p>3.375</text:p>
              </table:table-cell>
              <table:table-cell office:value-type="float" office:value="-0">
                <text:p>-0</text:p>
              </table:table-cell>
              <table:table-cell office:value-type="float" office:value="3.8">
                <text:p>3.8</text:p>
              </table:table-cell>
              <table:table-cell office:value-type="float" office:value="-49.0812">
                <text:p>-49.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-0">
                <text:p>-0</text:p>
              </table:table-cell>
              <table:table-cell office:value-type="float" office:value="3.825">
                <text:p>3.825</text:p>
              </table:table-cell>
              <table:table-cell office:value-type="float" office:value="-46.5613">
                <text:p>-46.5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25">
                <text:p>3.425</text:p>
              </table:table-cell>
              <table:table-cell office:value-type="float" office:value="-0">
                <text:p>-0</text:p>
              </table:table-cell>
              <table:table-cell office:value-type="float" office:value="3.85">
                <text:p>3.85</text:p>
              </table:table-cell>
              <table:table-cell office:value-type="float" office:value="-44.1485">
                <text:p>-44.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">
                <text:p>3.45</text:p>
              </table:table-cell>
              <table:table-cell office:value-type="float" office:value="-0">
                <text:p>-0</text:p>
              </table:table-cell>
              <table:table-cell office:value-type="float" office:value="3.875">
                <text:p>3.875</text:p>
              </table:table-cell>
              <table:table-cell office:value-type="float" office:value="-41.8385">
                <text:p>-41.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75">
                <text:p>3.475</text:p>
              </table:table-cell>
              <table:table-cell office:value-type="float" office:value="-0">
                <text:p>-0</text:p>
              </table:table-cell>
              <table:table-cell office:value-type="float" office:value="3.9">
                <text:p>3.9</text:p>
              </table:table-cell>
              <table:table-cell office:value-type="float" office:value="-39.6274">
                <text:p>-39.6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-0">
                <text:p>-0</text:p>
              </table:table-cell>
              <table:table-cell office:value-type="float" office:value="3.925">
                <text:p>3.925</text:p>
              </table:table-cell>
              <table:table-cell office:value-type="float" office:value="-37.5114">
                <text:p>-37.5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25">
                <text:p>3.525</text:p>
              </table:table-cell>
              <table:table-cell office:value-type="float" office:value="-0">
                <text:p>-0</text:p>
              </table:table-cell>
              <table:table-cell office:value-type="float" office:value="3.95">
                <text:p>3.95</text:p>
              </table:table-cell>
              <table:table-cell office:value-type="float" office:value="-35.4868">
                <text:p>-35.4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5">
                <text:p>3.55</text:p>
              </table:table-cell>
              <table:table-cell office:value-type="float" office:value="-0">
                <text:p>-0</text:p>
              </table:table-cell>
              <table:table-cell office:value-type="float" office:value="3.975">
                <text:p>3.975</text:p>
              </table:table-cell>
              <table:table-cell office:value-type="float" office:value="-33.5502">
                <text:p>-33.5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5">
                <text:p>3.575</text:p>
              </table:table-cell>
              <table:table-cell office:value-type="float" office:value="-0">
                <text:p>-0</text:p>
              </table:table-cell>
              <table:table-cell office:value-type="float" office:value="4">
                <text:p>4</text:p>
              </table:table-cell>
              <table:table-cell office:value-type="float" office:value="-31.6984">
                <text:p>-31.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5">
                <text:p>3.62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">
                <text:p>3.6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5">
                <text:p>3.67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5">
                <text:p>3.72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5">
                <text:p>3.77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25">
                <text:p>3.82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">
                <text:p>3.8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75">
                <text:p>3.87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5">
                <text:p>3.92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5">
                <text:p>3.97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Long_20_Dash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ong_20_Dash"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22cm" svg:height="17.265cm" xlink:href=".." xlink:type="simple" chart:class="chart:scatter" chart:style-name="ch1">
        <chart:legend chart:legend-position="end" svg:x="13.559cm" svg:y="7.322cm" style:legend-expansion="high" chart:style-name="ch2"/>
        <chart:plot-area chart:style-name="ch3" table:cell-range-address="Tabelle1.A38:Tabelle1.B165 Tabelle1.B5:Tabelle1.B5 Tabelle1.D5:Tabelle1.G5 Tabelle1.D47:Tabelle1.E165 Tabelle1.F45:Tabelle1.F165 Tabelle1.G40:Tabelle1.G165" chart:data-source-has-labels="row" svg:x="0.364cm" svg:y="0.345cm" svg:width="12.831cm" svg:height="16.575cm">
          <chart:coordinate-region svg:x="1.885cm" svg:y="0.547cm" svg:width="11.065cm" svg:height="16.1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38:Tabelle1.B165" chart:label-cell-address="Tabelle1.B5:Tabelle1.B5" chart:class="chart:scatter">
            <chart:domain table:cell-range-address="Tabelle1.A38:Tabelle1.A165"/>
            <chart:data-point chart:repeated="128"/>
          </chart:series>
          <chart:series chart:style-name="ch8" chart:values-cell-range-address="Tabelle1.D47:Tabelle1.D165" chart:label-cell-address="Tabelle1.D5:Tabelle1.D5" chart:class="chart:scatter">
            <chart:domain table:cell-range-address="Tabelle1.A47:Tabelle1.A165"/>
            <chart:data-point chart:repeated="119"/>
          </chart:series>
          <chart:series chart:style-name="ch9" chart:values-cell-range-address="Tabelle1.E47:Tabelle1.E165" chart:label-cell-address="Tabelle1.E5:Tabelle1.E5" chart:class="chart:scatter">
            <chart:domain table:cell-range-address="Tabelle1.A47:Tabelle1.A165"/>
            <chart:data-point chart:repeated="119"/>
          </chart:series>
          <chart:series chart:style-name="ch10" chart:values-cell-range-address="Tabelle1.F45:Tabelle1.F165" chart:label-cell-address="Tabelle1.F5:Tabelle1.F5" chart:class="chart:scatter">
            <chart:domain table:cell-range-address="Tabelle1.A45:Tabelle1.A165"/>
            <chart:data-point chart:repeated="121"/>
          </chart:series>
          <chart:series chart:style-name="ch11" chart:values-cell-range-address="Tabelle1.G40:Tabelle1.G165" chart:label-cell-address="Tabelle1.G5:Tabelle1.G5" chart:class="chart:scatter">
            <chart:domain table:cell-range-address="Tabelle1.A40:Tabelle1.A165"/>
            <chart:data-point chart:repeated="1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eid</text:p>
                <draw:g>
                  <svg:desc>Tabelle1.B5:Tabelle1.B5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Fine</text:p>
                <draw:g>
                  <svg:desc>Tabelle1.D5:Tabelle1.D5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ReidRepel</text:p>
                <draw:g>
                  <svg:desc>Tabelle1.E5:Tabelle1.E5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ReidAttrac</text:p>
                <draw:g>
                  <svg:desc>Tabelle1.F5:Tabelle1.F5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Fine+ReidRepel</text:p>
                <draw:g>
                  <svg:desc>Tabelle1.G5:Tabelle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25">
                <text:p>0.825</text:p>
                <draw:g>
                  <svg:desc>Tabelle1.A38:Tabelle1.A165</svg:desc>
                </draw:g>
              </table:table-cell>
              <table:table-cell office:value-type="float" office:value="7520.48">
                <text:p>7520.48</text:p>
                <draw:g>
                  <svg:desc>Tabelle1.B38:Tabelle1.B165</svg:desc>
                </draw:g>
              </table:table-cell>
              <table:table-cell office:value-type="float" office:value="1.05">
                <text:p>1.05</text:p>
                <draw:g>
                  <svg:desc>Tabelle1.A47:Tabelle1.A165</svg:desc>
                </draw:g>
              </table:table-cell>
              <table:table-cell office:value-type="float" office:value="-51196.7">
                <text:p>-51196.7</text:p>
                <draw:g>
                  <svg:desc>Tabelle1.D47:Tabelle1.D165</svg:desc>
                </draw:g>
              </table:table-cell>
              <table:table-cell office:value-type="float" office:value="1.05">
                <text:p>1.05</text:p>
                <draw:g>
                  <svg:desc>Tabelle1.A47:Tabelle1.A165</svg:desc>
                </draw:g>
              </table:table-cell>
              <table:table-cell office:value-type="float" office:value="48213.3">
                <text:p>48213.3</text:p>
                <draw:g>
                  <svg:desc>Tabelle1.E47:Tabelle1.E165</svg:desc>
                </draw:g>
              </table:table-cell>
              <table:table-cell office:value-type="float" office:value="1">
                <text:p>1</text:p>
                <draw:g>
                  <svg:desc>Tabelle1.A45:Tabelle1.A165</svg:desc>
                </draw:g>
              </table:table-cell>
              <table:table-cell office:value-type="float" office:value="-89321.5">
                <text:p>-89321.5</text:p>
                <draw:g>
                  <svg:desc>Tabelle1.F45:Tabelle1.F165</svg:desc>
                </draw:g>
              </table:table-cell>
              <table:table-cell office:value-type="float" office:value="0.875">
                <text:p>0.875</text:p>
                <draw:g>
                  <svg:desc>Tabelle1.A40:Tabelle1.A165</svg:desc>
                </draw:g>
              </table:table-cell>
              <table:table-cell office:value-type="float" office:value="965.399999999994">
                <text:p>965.399999999994</text:p>
                <draw:g>
                  <svg:desc>Tabelle1.G40:Tabelle1.G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-1724.3">
                <text:p>-1724.3</text:p>
              </table:table-cell>
              <table:table-cell office:value-type="float" office:value="1.075">
                <text:p>1.075</text:p>
              </table:table-cell>
              <table:table-cell office:value-type="float" office:value="-47926.4">
                <text:p>-47926.4</text:p>
              </table:table-cell>
              <table:table-cell office:value-type="float" office:value="1.075">
                <text:p>1.075</text:p>
              </table:table-cell>
              <table:table-cell office:value-type="float" office:value="41505">
                <text:p>41505</text:p>
              </table:table-cell>
              <table:table-cell office:value-type="float" office:value="1.025">
                <text:p>1.025</text:p>
              </table:table-cell>
              <table:table-cell office:value-type="float" office:value="-80813.1">
                <text:p>-80813.1</text:p>
              </table:table-cell>
              <table:table-cell office:value-type="float" office:value="0.9">
                <text:p>0.9</text:p>
              </table:table-cell>
              <table:table-cell office:value-type="float" office:value="-6448.49999999999">
                <text:p>-6448.4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5">
                <text:p>0.875</text:p>
              </table:table-cell>
              <table:table-cell office:value-type="float" office:value="-8818.02">
                <text:p>-8818.02</text:p>
              </table:table-cell>
              <table:table-cell office:value-type="float" office:value="1.1">
                <text:p>1.1</text:p>
              </table:table-cell>
              <table:table-cell office:value-type="float" office:value="-44773.6">
                <text:p>-44773.6</text:p>
              </table:table-cell>
              <table:table-cell office:value-type="float" office:value="1.1">
                <text:p>1.1</text:p>
              </table:table-cell>
              <table:table-cell office:value-type="float" office:value="35755">
                <text:p>35755</text:p>
              </table:table-cell>
              <table:table-cell office:value-type="float" office:value="1.05">
                <text:p>1.05</text:p>
              </table:table-cell>
              <table:table-cell office:value-type="float" office:value="-73182.1">
                <text:p>-73182.1</text:p>
              </table:table-cell>
              <table:table-cell office:value-type="float" office:value="0.925">
                <text:p>0.925</text:p>
              </table:table-cell>
              <table:table-cell office:value-type="float" office:value="-12212.95">
                <text:p>-12212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-14175.1">
                <text:p>-14175.1</text:p>
              </table:table-cell>
              <table:table-cell office:value-type="float" office:value="1.125">
                <text:p>1.125</text:p>
              </table:table-cell>
              <table:table-cell office:value-type="float" office:value="-41744.8">
                <text:p>-41744.8</text:p>
              </table:table-cell>
              <table:table-cell office:value-type="float" office:value="1.125">
                <text:p>1.125</text:p>
              </table:table-cell>
              <table:table-cell office:value-type="float" office:value="30822.2">
                <text:p>30822.2</text:p>
              </table:table-cell>
              <table:table-cell office:value-type="float" office:value="1.075">
                <text:p>1.075</text:p>
              </table:table-cell>
              <table:table-cell office:value-type="float" office:value="-66329.5">
                <text:p>-66329.5</text:p>
              </table:table-cell>
              <table:table-cell office:value-type="float" office:value="0.95">
                <text:p>0.95</text:p>
              </table:table-cell>
              <table:table-cell office:value-type="float" office:value="-16607.775">
                <text:p>-16607.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5">
                <text:p>0.925</text:p>
              </table:table-cell>
              <table:table-cell office:value-type="float" office:value="-18132.9">
                <text:p>-18132.9</text:p>
              </table:table-cell>
              <table:table-cell office:value-type="float" office:value="1.15">
                <text:p>1.15</text:p>
              </table:table-cell>
              <table:table-cell office:value-type="float" office:value="-38844.9">
                <text:p>-38844.9</text:p>
              </table:table-cell>
              <table:table-cell office:value-type="float" office:value="1.15">
                <text:p>1.15</text:p>
              </table:table-cell>
              <table:table-cell office:value-type="float" office:value="26586.7">
                <text:p>26586.7</text:p>
              </table:table-cell>
              <table:table-cell office:value-type="float" office:value="1.1">
                <text:p>1.1</text:p>
              </table:table-cell>
              <table:table-cell office:value-type="float" office:value="-60168.6">
                <text:p>-60168.6</text:p>
              </table:table-cell>
              <table:table-cell office:value-type="float" office:value="0.975">
                <text:p>0.975</text:p>
              </table:table-cell>
              <table:table-cell office:value-type="float" office:value="-19868.69">
                <text:p>-19868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">
                <text:p>0.95</text:p>
              </table:table-cell>
              <table:table-cell office:value-type="float" office:value="-20966.5">
                <text:p>-20966.5</text:p>
              </table:table-cell>
              <table:table-cell office:value-type="float" office:value="1.175">
                <text:p>1.175</text:p>
              </table:table-cell>
              <table:table-cell office:value-type="float" office:value="-36077.3">
                <text:p>-36077.3</text:p>
              </table:table-cell>
              <table:table-cell office:value-type="float" office:value="1.175">
                <text:p>1.175</text:p>
              </table:table-cell>
              <table:table-cell office:value-type="float" office:value="22947.1">
                <text:p>22947.1</text:p>
              </table:table-cell>
              <table:table-cell office:value-type="float" office:value="1.125">
                <text:p>1.125</text:p>
              </table:table-cell>
              <table:table-cell office:value-type="float" office:value="-54623.6">
                <text:p>-54623.6</text:p>
              </table:table-cell>
              <table:table-cell office:value-type="float" office:value="1">
                <text:p>1</text:p>
              </table:table-cell>
              <table:table-cell office:value-type="float" office:value="-22194.025">
                <text:p>-22194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5">
                <text:p>0.975</text:p>
              </table:table-cell>
              <table:table-cell office:value-type="float" office:value="-22900.2">
                <text:p>-22900.2</text:p>
              </table:table-cell>
              <table:table-cell office:value-type="float" office:value="1.2">
                <text:p>1.2</text:p>
              </table:table-cell>
              <table:table-cell office:value-type="float" office:value="-33444.2">
                <text:p>-33444.2</text:p>
              </table:table-cell>
              <table:table-cell office:value-type="float" office:value="1.2">
                <text:p>1.2</text:p>
              </table:table-cell>
              <table:table-cell office:value-type="float" office:value="19817.2">
                <text:p>19817.2</text:p>
              </table:table-cell>
              <table:table-cell office:value-type="float" office:value="1.15">
                <text:p>1.15</text:p>
              </table:table-cell>
              <table:table-cell office:value-type="float" office:value="-49627.6">
                <text:p>-49627.6</text:p>
              </table:table-cell>
              <table:table-cell office:value-type="float" office:value="1.025">
                <text:p>1.025</text:p>
              </table:table-cell>
              <table:table-cell office:value-type="float" office:value="-23750.74">
                <text:p>-23750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-24116.9">
                <text:p>-24116.9</text:p>
              </table:table-cell>
              <table:table-cell office:value-type="float" office:value="1.225">
                <text:p>1.225</text:p>
              </table:table-cell>
              <table:table-cell office:value-type="float" office:value="-30946.7">
                <text:p>-30946.7</text:p>
              </table:table-cell>
              <table:table-cell office:value-type="float" office:value="1.225">
                <text:p>1.225</text:p>
              </table:table-cell>
              <table:table-cell office:value-type="float" office:value="17123.7">
                <text:p>17123.7</text:p>
              </table:table-cell>
              <table:table-cell office:value-type="float" office:value="1.175">
                <text:p>1.175</text:p>
              </table:table-cell>
              <table:table-cell office:value-type="float" office:value="-45121.6">
                <text:p>-45121.6</text:p>
              </table:table-cell>
              <table:table-cell office:value-type="float" office:value="1.05">
                <text:p>1.05</text:p>
              </table:table-cell>
              <table:table-cell office:value-type="float" office:value="-24679.385">
                <text:p>-24679.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5">
                <text:p>1.025</text:p>
              </table:table-cell>
              <table:table-cell office:value-type="float" office:value="-24765.9">
                <text:p>-24765.9</text:p>
              </table:table-cell>
              <table:table-cell office:value-type="float" office:value="1.25">
                <text:p>1.25</text:p>
              </table:table-cell>
              <table:table-cell office:value-type="float" office:value="-28584.6">
                <text:p>-28584.6</text:p>
              </table:table-cell>
              <table:table-cell office:value-type="float" office:value="1.25">
                <text:p>1.25</text:p>
              </table:table-cell>
              <table:table-cell office:value-type="float" office:value="14804">
                <text:p>14804</text:p>
              </table:table-cell>
              <table:table-cell office:value-type="float" office:value="1.2">
                <text:p>1.2</text:p>
              </table:table-cell>
              <table:table-cell office:value-type="float" office:value="-41053.8">
                <text:p>-41053.8</text:p>
              </table:table-cell>
              <table:table-cell office:value-type="float" office:value="1.075">
                <text:p>1.075</text:p>
              </table:table-cell>
              <table:table-cell office:value-type="float" office:value="-25098.65">
                <text:p>-25098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5">
                <text:p>1.05</text:p>
              </table:table-cell>
              <table:table-cell office:value-type="float" office:value="-24968.8">
                <text:p>-24968.8</text:p>
              </table:table-cell>
              <table:table-cell office:value-type="float" office:value="1.275">
                <text:p>1.275</text:p>
              </table:table-cell>
              <table:table-cell office:value-type="float" office:value="-26357.1">
                <text:p>-26357.1</text:p>
              </table:table-cell>
              <table:table-cell office:value-type="float" office:value="1.275">
                <text:p>1.275</text:p>
              </table:table-cell>
              <table:table-cell office:value-type="float" office:value="12805.1">
                <text:p>12805.1</text:p>
              </table:table-cell>
              <table:table-cell office:value-type="float" office:value="1.225">
                <text:p>1.225</text:p>
              </table:table-cell>
              <table:table-cell office:value-type="float" office:value="-37378.2">
                <text:p>-37378.2</text:p>
              </table:table-cell>
              <table:table-cell office:value-type="float" office:value="1.1">
                <text:p>1.1</text:p>
              </table:table-cell>
              <table:table-cell office:value-type="float" office:value="-25108.35">
                <text:p>-25108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75">
                <text:p>1.075</text:p>
              </table:table-cell>
              <table:table-cell office:value-type="float" office:value="-24824.5">
                <text:p>-24824.5</text:p>
              </table:table-cell>
              <table:table-cell office:value-type="float" office:value="1.3">
                <text:p>1.3</text:p>
              </table:table-cell>
              <table:table-cell office:value-type="float" office:value="-24262.2">
                <text:p>-24262.2</text:p>
              </table:table-cell>
              <table:table-cell office:value-type="float" office:value="1.3">
                <text:p>1.3</text:p>
              </table:table-cell>
              <table:table-cell office:value-type="float" office:value="11081.4">
                <text:p>11081.4</text:p>
              </table:table-cell>
              <table:table-cell office:value-type="float" office:value="1.25">
                <text:p>1.25</text:p>
              </table:table-cell>
              <table:table-cell office:value-type="float" office:value="-34054.1">
                <text:p>-34054.1</text:p>
              </table:table-cell>
              <table:table-cell office:value-type="float" office:value="1.125">
                <text:p>1.125</text:p>
              </table:table-cell>
              <table:table-cell office:value-type="float" office:value="-24792.59">
                <text:p>-24792.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24413.6">
                <text:p>-24413.6</text:p>
              </table:table-cell>
              <table:table-cell office:value-type="float" office:value="1.325">
                <text:p>1.325</text:p>
              </table:table-cell>
              <table:table-cell office:value-type="float" office:value="-22297.4">
                <text:p>-22297.4</text:p>
              </table:table-cell>
              <table:table-cell office:value-type="float" office:value="1.325">
                <text:p>1.325</text:p>
              </table:table-cell>
              <table:table-cell office:value-type="float" office:value="9594.16">
                <text:p>9594.16</text:p>
              </table:table-cell>
              <table:table-cell office:value-type="float" office:value="1.275">
                <text:p>1.275</text:p>
              </table:table-cell>
              <table:table-cell office:value-type="float" office:value="-31045.3">
                <text:p>-31045.3</text:p>
              </table:table-cell>
              <table:table-cell office:value-type="float" office:value="1.15">
                <text:p>1.15</text:p>
              </table:table-cell>
              <table:table-cell office:value-type="float" office:value="-24222.215">
                <text:p>-24222.2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25">
                <text:p>1.125</text:p>
              </table:table-cell>
              <table:table-cell office:value-type="float" office:value="-23801.4">
                <text:p>-23801.4</text:p>
              </table:table-cell>
              <table:table-cell office:value-type="float" office:value="1.35">
                <text:p>1.35</text:p>
              </table:table-cell>
              <table:table-cell office:value-type="float" office:value="-20459.5">
                <text:p>-20459.5</text:p>
              </table:table-cell>
              <table:table-cell office:value-type="float" office:value="1.35">
                <text:p>1.35</text:p>
              </table:table-cell>
              <table:table-cell office:value-type="float" office:value="8310.23">
                <text:p>8310.23</text:p>
              </table:table-cell>
              <table:table-cell office:value-type="float" office:value="1.3">
                <text:p>1.3</text:p>
              </table:table-cell>
              <table:table-cell office:value-type="float" office:value="-28319.8">
                <text:p>-28319.8</text:p>
              </table:table-cell>
              <table:table-cell office:value-type="float" office:value="1.175">
                <text:p>1.175</text:p>
              </table:table-cell>
              <table:table-cell office:value-type="float" office:value="-23456.395">
                <text:p>-23456.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5">
                <text:p>1.15</text:p>
              </table:table-cell>
              <table:table-cell office:value-type="float" office:value="-23040.8">
                <text:p>-23040.8</text:p>
              </table:table-cell>
              <table:table-cell office:value-type="float" office:value="1.375">
                <text:p>1.375</text:p>
              </table:table-cell>
              <table:table-cell office:value-type="float" office:value="-18744.8">
                <text:p>-18744.8</text:p>
              </table:table-cell>
              <table:table-cell office:value-type="float" office:value="1.375">
                <text:p>1.375</text:p>
              </table:table-cell>
              <table:table-cell office:value-type="float" office:value="7201.2">
                <text:p>7201.2</text:p>
              </table:table-cell>
              <table:table-cell office:value-type="float" office:value="1.325">
                <text:p>1.325</text:p>
              </table:table-cell>
              <table:table-cell office:value-type="float" office:value="-25849.1">
                <text:p>-25849.1</text:p>
              </table:table-cell>
              <table:table-cell office:value-type="float" office:value="1.2">
                <text:p>1.2</text:p>
              </table:table-cell>
              <table:table-cell office:value-type="float" office:value="-22544.74">
                <text:p>-22544.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75">
                <text:p>1.175</text:p>
              </table:table-cell>
              <table:table-cell office:value-type="float" office:value="-22174.5">
                <text:p>-22174.5</text:p>
              </table:table-cell>
              <table:table-cell office:value-type="float" office:value="1.4">
                <text:p>1.4</text:p>
              </table:table-cell>
              <table:table-cell office:value-type="float" office:value="-17148.9">
                <text:p>-17148.9</text:p>
              </table:table-cell>
              <table:table-cell office:value-type="float" office:value="1.4">
                <text:p>1.4</text:p>
              </table:table-cell>
              <table:table-cell office:value-type="float" office:value="6242.74">
                <text:p>6242.74</text:p>
              </table:table-cell>
              <table:table-cell office:value-type="float" office:value="1.35">
                <text:p>1.35</text:p>
              </table:table-cell>
              <table:table-cell office:value-type="float" office:value="-23607.6">
                <text:p>-23607.6</text:p>
              </table:table-cell>
              <table:table-cell office:value-type="float" office:value="1.225">
                <text:p>1.225</text:p>
              </table:table-cell>
              <table:table-cell office:value-type="float" office:value="-21528.665">
                <text:p>-21528.6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">
                <text:p>1.2</text:p>
              </table:table-cell>
              <table:table-cell office:value-type="float" office:value="-21236.6">
                <text:p>-21236.6</text:p>
              </table:table-cell>
              <table:table-cell office:value-type="float" office:value="1.425">
                <text:p>1.425</text:p>
              </table:table-cell>
              <table:table-cell office:value-type="float" office:value="-15667.4">
                <text:p>-15667.4</text:p>
              </table:table-cell>
              <table:table-cell office:value-type="float" office:value="1.425">
                <text:p>1.425</text:p>
              </table:table-cell>
              <table:table-cell office:value-type="float" office:value="5413.98">
                <text:p>5413.98</text:p>
              </table:table-cell>
              <table:table-cell office:value-type="float" office:value="1.375">
                <text:p>1.375</text:p>
              </table:table-cell>
              <table:table-cell office:value-type="float" office:value="-21572.7">
                <text:p>-21572.7</text:p>
              </table:table-cell>
              <table:table-cell office:value-type="float" office:value="1.25">
                <text:p>1.25</text:p>
              </table:table-cell>
              <table:table-cell office:value-type="float" office:value="-20442.4">
                <text:p>-20442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25">
                <text:p>1.225</text:p>
              </table:table-cell>
              <table:table-cell office:value-type="float" office:value="-20254.5">
                <text:p>-20254.5</text:p>
              </table:table-cell>
              <table:table-cell office:value-type="float" office:value="1.45">
                <text:p>1.45</text:p>
              </table:table-cell>
              <table:table-cell office:value-type="float" office:value="-14295.3">
                <text:p>-14295.3</text:p>
              </table:table-cell>
              <table:table-cell office:value-type="float" office:value="1.45">
                <text:p>1.45</text:p>
              </table:table-cell>
              <table:table-cell office:value-type="float" office:value="4697.03">
                <text:p>4697.03</text:p>
              </table:table-cell>
              <table:table-cell office:value-type="float" office:value="1.4">
                <text:p>1.4</text:p>
              </table:table-cell>
              <table:table-cell office:value-type="float" office:value="-19724">
                <text:p>-19724</text:p>
              </table:table-cell>
              <table:table-cell office:value-type="float" office:value="1.275">
                <text:p>1.275</text:p>
              </table:table-cell>
              <table:table-cell office:value-type="float" office:value="-19314.295">
                <text:p>-19314.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-19250">
                <text:p>-19250</text:p>
              </table:table-cell>
              <table:table-cell office:value-type="float" office:value="1.475">
                <text:p>1.475</text:p>
              </table:table-cell>
              <table:table-cell office:value-type="float" office:value="-13027.6">
                <text:p>-13027.6</text:p>
              </table:table-cell>
              <table:table-cell office:value-type="float" office:value="1.475">
                <text:p>1.475</text:p>
              </table:table-cell>
              <table:table-cell office:value-type="float" office:value="4076.52">
                <text:p>4076.52</text:p>
              </table:table-cell>
              <table:table-cell office:value-type="float" office:value="1.425">
                <text:p>1.425</text:p>
              </table:table-cell>
              <table:table-cell office:value-type="float" office:value="-18043.5">
                <text:p>-18043.5</text:p>
              </table:table-cell>
              <table:table-cell office:value-type="float" office:value="1.3">
                <text:p>1.3</text:p>
              </table:table-cell>
              <table:table-cell office:value-type="float" office:value="-18167.43">
                <text:p>-18167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75">
                <text:p>1.275</text:p>
              </table:table-cell>
              <table:table-cell office:value-type="float" office:value="-18240.2">
                <text:p>-18240.2</text:p>
              </table:table-cell>
              <table:table-cell office:value-type="float" office:value="1.5">
                <text:p>1.5</text:p>
              </table:table-cell>
              <table:table-cell office:value-type="float" office:value="-11859.1">
                <text:p>-11859.1</text:p>
              </table:table-cell>
              <table:table-cell office:value-type="float" office:value="1.5">
                <text:p>1.5</text:p>
              </table:table-cell>
              <table:table-cell office:value-type="float" office:value="3539.23">
                <text:p>3539.23</text:p>
              </table:table-cell>
              <table:table-cell office:value-type="float" office:value="1.45">
                <text:p>1.45</text:p>
              </table:table-cell>
              <table:table-cell office:value-type="float" office:value="-16514.9">
                <text:p>-16514.9</text:p>
              </table:table-cell>
              <table:table-cell office:value-type="float" office:value="1.325">
                <text:p>1.325</text:p>
              </table:table-cell>
              <table:table-cell office:value-type="float" office:value="-17020.612">
                <text:p>-17020.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">
                <text:p>1.3</text:p>
              </table:table-cell>
              <table:table-cell office:value-type="float" office:value="-17238.4">
                <text:p>-17238.4</text:p>
              </table:table-cell>
              <table:table-cell office:value-type="float" office:value="1.525">
                <text:p>1.525</text:p>
              </table:table-cell>
              <table:table-cell office:value-type="float" office:value="-10784.5">
                <text:p>-10784.5</text:p>
              </table:table-cell>
              <table:table-cell office:value-type="float" office:value="1.525">
                <text:p>1.525</text:p>
              </table:table-cell>
              <table:table-cell office:value-type="float" office:value="3073.8">
                <text:p>3073.8</text:p>
              </table:table-cell>
              <table:table-cell office:value-type="float" office:value="1.475">
                <text:p>1.475</text:p>
              </table:table-cell>
              <table:table-cell office:value-type="float" office:value="-15123.6">
                <text:p>-15123.6</text:p>
              </table:table-cell>
              <table:table-cell office:value-type="float" office:value="1.35">
                <text:p>1.35</text:p>
              </table:table-cell>
              <table:table-cell office:value-type="float" office:value="-15888.8735">
                <text:p>-15888.87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25">
                <text:p>1.325</text:p>
              </table:table-cell>
              <table:table-cell office:value-type="float" office:value="-16254.9">
                <text:p>-16254.9</text:p>
              </table:table-cell>
              <table:table-cell office:value-type="float" office:value="1.55">
                <text:p>1.55</text:p>
              </table:table-cell>
              <table:table-cell office:value-type="float" office:value="-9798.39">
                <text:p>-9798.39</text:p>
              </table:table-cell>
              <table:table-cell office:value-type="float" office:value="1.55">
                <text:p>1.55</text:p>
              </table:table-cell>
              <table:table-cell office:value-type="float" office:value="2670.45">
                <text:p>2670.45</text:p>
              </table:table-cell>
              <table:table-cell office:value-type="float" office:value="1.5">
                <text:p>1.5</text:p>
              </table:table-cell>
              <table:table-cell office:value-type="float" office:value="-13856.5">
                <text:p>-13856.5</text:p>
              </table:table-cell>
              <table:table-cell office:value-type="float" office:value="1.375">
                <text:p>1.375</text:p>
              </table:table-cell>
              <table:table-cell office:value-type="float" office:value="-14784.14">
                <text:p>-14784.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5">
                <text:p>1.35</text:p>
              </table:table-cell>
              <table:table-cell office:value-type="float" office:value="-15297.4">
                <text:p>-15297.4</text:p>
              </table:table-cell>
              <table:table-cell office:value-type="float" office:value="1.575">
                <text:p>1.575</text:p>
              </table:table-cell>
              <table:table-cell office:value-type="float" office:value="-8895.46">
                <text:p>-8895.46</text:p>
              </table:table-cell>
              <table:table-cell office:value-type="float" office:value="1.575">
                <text:p>1.575</text:p>
              </table:table-cell>
              <table:table-cell office:value-type="float" office:value="2320.77">
                <text:p>2320.77</text:p>
              </table:table-cell>
              <table:table-cell office:value-type="float" office:value="1.525">
                <text:p>1.525</text:p>
              </table:table-cell>
              <table:table-cell office:value-type="float" office:value="-12701.9">
                <text:p>-12701.9</text:p>
              </table:table-cell>
              <table:table-cell office:value-type="float" office:value="1.4">
                <text:p>1.4</text:p>
              </table:table-cell>
              <table:table-cell office:value-type="float" office:value="-13715.393">
                <text:p>-13715.3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5">
                <text:p>1.375</text:p>
              </table:table-cell>
              <table:table-cell office:value-type="float" office:value="-14371.5">
                <text:p>-14371.5</text:p>
              </table:table-cell>
              <table:table-cell office:value-type="float" office:value="1.6">
                <text:p>1.6</text:p>
              </table:table-cell>
              <table:table-cell office:value-type="float" office:value="-8070.48">
                <text:p>-8070.48</text:p>
              </table:table-cell>
              <table:table-cell office:value-type="float" office:value="1.6">
                <text:p>1.6</text:p>
              </table:table-cell>
              <table:table-cell office:value-type="float" office:value="2017.49">
                <text:p>2017.49</text:p>
              </table:table-cell>
              <table:table-cell office:value-type="float" office:value="1.55">
                <text:p>1.55</text:p>
              </table:table-cell>
              <table:table-cell office:value-type="float" office:value="-11649.2">
                <text:p>-11649.2</text:p>
              </table:table-cell>
              <table:table-cell office:value-type="float" office:value="1.425">
                <text:p>1.425</text:p>
              </table:table-cell>
              <table:table-cell office:value-type="float" office:value="-12689.711">
                <text:p>-12689.7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">
                <text:p>1.4</text:p>
              </table:table-cell>
              <table:table-cell office:value-type="float" office:value="-13481.3">
                <text:p>-13481.3</text:p>
              </table:table-cell>
              <table:table-cell office:value-type="float" office:value="1.625">
                <text:p>1.625</text:p>
              </table:table-cell>
              <table:table-cell office:value-type="float" office:value="-7318.26">
                <text:p>-7318.26</text:p>
              </table:table-cell>
              <table:table-cell office:value-type="float" office:value="1.625">
                <text:p>1.625</text:p>
              </table:table-cell>
              <table:table-cell office:value-type="float" office:value="1754.37">
                <text:p>1754.37</text:p>
              </table:table-cell>
              <table:table-cell office:value-type="float" office:value="1.575">
                <text:p>1.575</text:p>
              </table:table-cell>
              <table:table-cell office:value-type="float" office:value="-10689">
                <text:p>-10689</text:p>
              </table:table-cell>
              <table:table-cell office:value-type="float" office:value="1.45">
                <text:p>1.45</text:p>
              </table:table-cell>
              <table:table-cell office:value-type="float" office:value="-11711.9335">
                <text:p>-11711.93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25">
                <text:p>1.425</text:p>
              </table:table-cell>
              <table:table-cell office:value-type="float" office:value="-12629.5">
                <text:p>-12629.5</text:p>
              </table:table-cell>
              <table:table-cell office:value-type="float" office:value="1.65">
                <text:p>1.65</text:p>
              </table:table-cell>
              <table:table-cell office:value-type="float" office:value="-6633.77">
                <text:p>-6633.77</text:p>
              </table:table-cell>
              <table:table-cell office:value-type="float" office:value="1.65">
                <text:p>1.65</text:p>
              </table:table-cell>
              <table:table-cell office:value-type="float" office:value="1526">
                <text:p>1526</text:p>
              </table:table-cell>
              <table:table-cell office:value-type="float" office:value="1.6">
                <text:p>1.6</text:p>
              </table:table-cell>
              <table:table-cell office:value-type="float" office:value="-9812.56">
                <text:p>-9812.56</text:p>
              </table:table-cell>
              <table:table-cell office:value-type="float" office:value="1.475">
                <text:p>1.475</text:p>
              </table:table-cell>
              <table:table-cell office:value-type="float" office:value="-10785.514">
                <text:p>-10785.5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5">
                <text:p>1.45</text:p>
              </table:table-cell>
              <table:table-cell office:value-type="float" office:value="-11817.9">
                <text:p>-11817.9</text:p>
              </table:table-cell>
              <table:table-cell office:value-type="float" office:value="1.675">
                <text:p>1.675</text:p>
              </table:table-cell>
              <table:table-cell office:value-type="float" office:value="-6012.14">
                <text:p>-6012.14</text:p>
              </table:table-cell>
              <table:table-cell office:value-type="float" office:value="1.675">
                <text:p>1.675</text:p>
              </table:table-cell>
              <table:table-cell office:value-type="float" office:value="1327.73">
                <text:p>1327.73</text:p>
              </table:table-cell>
              <table:table-cell office:value-type="float" office:value="1.625">
                <text:p>1.625</text:p>
              </table:table-cell>
              <table:table-cell office:value-type="float" office:value="-9012.27">
                <text:p>-9012.27</text:p>
              </table:table-cell>
              <table:table-cell office:value-type="float" office:value="1.5">
                <text:p>1.5</text:p>
              </table:table-cell>
              <table:table-cell office:value-type="float" office:value="-9912.5235">
                <text:p>-9912.52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75">
                <text:p>1.475</text:p>
              </table:table-cell>
              <table:table-cell office:value-type="float" office:value="-11047.1">
                <text:p>-11047.1</text:p>
              </table:table-cell>
              <table:table-cell office:value-type="float" office:value="1.7">
                <text:p>1.7</text:p>
              </table:table-cell>
              <table:table-cell office:value-type="float" office:value="-5448.66">
                <text:p>-5448.66</text:p>
              </table:table-cell>
              <table:table-cell office:value-type="float" office:value="1.7">
                <text:p>1.7</text:p>
              </table:table-cell>
              <table:table-cell office:value-type="float" office:value="1155.53">
                <text:p>1155.53</text:p>
              </table:table-cell>
              <table:table-cell office:value-type="float" office:value="1.65">
                <text:p>1.65</text:p>
              </table:table-cell>
              <table:table-cell office:value-type="float" office:value="-8281.13">
                <text:p>-8281.13</text:p>
              </table:table-cell>
              <table:table-cell office:value-type="float" office:value="1.525">
                <text:p>1.525</text:p>
              </table:table-cell>
              <table:table-cell office:value-type="float" office:value="-9093.91">
                <text:p>-9093.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">
                <text:p>1.5</text:p>
              </table:table-cell>
              <table:table-cell office:value-type="float" office:value="-10317.3">
                <text:p>-10317.3</text:p>
              </table:table-cell>
              <table:table-cell office:value-type="float" office:value="1.725">
                <text:p>1.725</text:p>
              </table:table-cell>
              <table:table-cell office:value-type="float" office:value="-4938.82">
                <text:p>-4938.82</text:p>
              </table:table-cell>
              <table:table-cell office:value-type="float" office:value="1.725">
                <text:p>1.725</text:p>
              </table:table-cell>
              <table:table-cell office:value-type="float" office:value="1005.92">
                <text:p>1005.92</text:p>
              </table:table-cell>
              <table:table-cell office:value-type="float" office:value="1.675">
                <text:p>1.675</text:p>
              </table:table-cell>
              <table:table-cell office:value-type="float" office:value="-7612.85">
                <text:p>-7612.85</text:p>
              </table:table-cell>
              <table:table-cell office:value-type="float" office:value="1.55">
                <text:p>1.55</text:p>
              </table:table-cell>
              <table:table-cell office:value-type="float" office:value="-8329.6425">
                <text:p>-8329.6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25">
                <text:p>1.525</text:p>
              </table:table-cell>
              <table:table-cell office:value-type="float" office:value="-9628.12">
                <text:p>-9628.12</text:p>
              </table:table-cell>
              <table:table-cell office:value-type="float" office:value="1.75">
                <text:p>1.75</text:p>
              </table:table-cell>
              <table:table-cell office:value-type="float" office:value="-4478.31">
                <text:p>-4478.31</text:p>
              </table:table-cell>
              <table:table-cell office:value-type="float" office:value="1.75">
                <text:p>1.75</text:p>
              </table:table-cell>
              <table:table-cell office:value-type="float" office:value="875.903">
                <text:p>875.903</text:p>
              </table:table-cell>
              <table:table-cell office:value-type="float" office:value="1.7">
                <text:p>1.7</text:p>
              </table:table-cell>
              <table:table-cell office:value-type="float" office:value="-7001.75">
                <text:p>-7001.75</text:p>
              </table:table-cell>
              <table:table-cell office:value-type="float" office:value="1.575">
                <text:p>1.575</text:p>
              </table:table-cell>
              <table:table-cell office:value-type="float" office:value="-7619.0365">
                <text:p>-7619.0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5">
                <text:p>1.55</text:p>
              </table:table-cell>
              <table:table-cell office:value-type="float" office:value="-8978.79">
                <text:p>-8978.79</text:p>
              </table:table-cell>
              <table:table-cell office:value-type="float" office:value="1.775">
                <text:p>1.775</text:p>
              </table:table-cell>
              <table:table-cell office:value-type="float" office:value="-4063.05">
                <text:p>-4063.05</text:p>
              </table:table-cell>
              <table:table-cell office:value-type="float" office:value="1.775">
                <text:p>1.775</text:p>
              </table:table-cell>
              <table:table-cell office:value-type="float" office:value="762.879">
                <text:p>762.879</text:p>
              </table:table-cell>
              <table:table-cell office:value-type="float" office:value="1.725">
                <text:p>1.725</text:p>
              </table:table-cell>
              <table:table-cell office:value-type="float" office:value="-6442.67">
                <text:p>-6442.67</text:p>
              </table:table-cell>
              <table:table-cell office:value-type="float" office:value="1.6">
                <text:p>1.6</text:p>
              </table:table-cell>
              <table:table-cell office:value-type="float" office:value="-6960.8605">
                <text:p>-6960.86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75">
                <text:p>1.575</text:p>
              </table:table-cell>
              <table:table-cell office:value-type="float" office:value="-8368.21">
                <text:p>-8368.21</text:p>
              </table:table-cell>
              <table:table-cell office:value-type="float" office:value="1.8">
                <text:p>1.8</text:p>
              </table:table-cell>
              <table:table-cell office:value-type="float" office:value="-3689.17">
                <text:p>-3689.17</text:p>
              </table:table-cell>
              <table:table-cell office:value-type="float" office:value="1.8">
                <text:p>1.8</text:p>
              </table:table-cell>
              <table:table-cell office:value-type="float" office:value="664.596">
                <text:p>664.596</text:p>
              </table:table-cell>
              <table:table-cell office:value-type="float" office:value="1.75">
                <text:p>1.75</text:p>
              </table:table-cell>
              <table:table-cell office:value-type="float" office:value="-5930.96">
                <text:p>-5930.96</text:p>
              </table:table-cell>
              <table:table-cell office:value-type="float" office:value="1.625">
                <text:p>1.625</text:p>
              </table:table-cell>
              <table:table-cell office:value-type="float" office:value="-6353.3565">
                <text:p>-6353.35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">
                <text:p>1.6</text:p>
              </table:table-cell>
              <table:table-cell office:value-type="float" office:value="-7795.07">
                <text:p>-7795.07</text:p>
              </table:table-cell>
              <table:table-cell office:value-type="float" office:value="1.825">
                <text:p>1.825</text:p>
              </table:table-cell>
              <table:table-cell office:value-type="float" office:value="-3353.05">
                <text:p>-3353.05</text:p>
              </table:table-cell>
              <table:table-cell office:value-type="float" office:value="1.825">
                <text:p>1.825</text:p>
              </table:table-cell>
              <table:table-cell office:value-type="float" office:value="579.109">
                <text:p>579.109</text:p>
              </table:table-cell>
              <table:table-cell office:value-type="float" office:value="1.775">
                <text:p>1.775</text:p>
              </table:table-cell>
              <table:table-cell office:value-type="float" office:value="-5462.4">
                <text:p>-5462.4</text:p>
              </table:table-cell>
              <table:table-cell office:value-type="float" office:value="1.65">
                <text:p>1.65</text:p>
              </table:table-cell>
              <table:table-cell office:value-type="float" office:value="-5794.47">
                <text:p>-5794.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25">
                <text:p>1.625</text:p>
              </table:table-cell>
              <table:table-cell office:value-type="float" office:value="-7257.9">
                <text:p>-7257.9</text:p>
              </table:table-cell>
              <table:table-cell office:value-type="float" office:value="1.85">
                <text:p>1.85</text:p>
              </table:table-cell>
              <table:table-cell office:value-type="float" office:value="-3051.26">
                <text:p>-3051.26</text:p>
              </table:table-cell>
              <table:table-cell office:value-type="float" office:value="1.85">
                <text:p>1.85</text:p>
              </table:table-cell>
              <table:table-cell office:value-type="float" office:value="504.731">
                <text:p>504.731</text:p>
              </table:table-cell>
              <table:table-cell office:value-type="float" office:value="1.8">
                <text:p>1.8</text:p>
              </table:table-cell>
              <table:table-cell office:value-type="float" office:value="-5033.17">
                <text:p>-5033.17</text:p>
              </table:table-cell>
              <table:table-cell office:value-type="float" office:value="1.675">
                <text:p>1.675</text:p>
              </table:table-cell>
              <table:table-cell office:value-type="float" office:value="-5281.8885">
                <text:p>-5281.88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-6755.13">
                <text:p>-6755.13</text:p>
              </table:table-cell>
              <table:table-cell office:value-type="float" office:value="1.875">
                <text:p>1.875</text:p>
              </table:table-cell>
              <table:table-cell office:value-type="float" office:value="-2780.62">
                <text:p>-2780.62</text:p>
              </table:table-cell>
              <table:table-cell office:value-type="float" office:value="1.875">
                <text:p>1.875</text:p>
              </table:table-cell>
              <table:table-cell office:value-type="float" office:value="440.001">
                <text:p>440.001</text:p>
              </table:table-cell>
              <table:table-cell office:value-type="float" office:value="1.825">
                <text:p>1.825</text:p>
              </table:table-cell>
              <table:table-cell office:value-type="float" office:value="-4639.8">
                <text:p>-4639.8</text:p>
              </table:table-cell>
              <table:table-cell office:value-type="float" office:value="1.7">
                <text:p>1.7</text:p>
              </table:table-cell>
              <table:table-cell office:value-type="float" office:value="-4813.1185">
                <text:p>-4813.11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75">
                <text:p>1.675</text:p>
              </table:table-cell>
              <table:table-cell office:value-type="float" office:value="-6285.13">
                <text:p>-6285.13</text:p>
              </table:table-cell>
              <table:table-cell office:value-type="float" office:value="1.9">
                <text:p>1.9</text:p>
              </table:table-cell>
              <table:table-cell office:value-type="float" office:value="-2538.17">
                <text:p>-2538.17</text:p>
              </table:table-cell>
              <table:table-cell office:value-type="float" office:value="1.9">
                <text:p>1.9</text:p>
              </table:table-cell>
              <table:table-cell office:value-type="float" office:value="383.653">
                <text:p>383.653</text:p>
              </table:table-cell>
              <table:table-cell office:value-type="float" office:value="1.85">
                <text:p>1.85</text:p>
              </table:table-cell>
              <table:table-cell office:value-type="float" office:value="-4279.16">
                <text:p>-4279.16</text:p>
              </table:table-cell>
              <table:table-cell office:value-type="float" office:value="1.725">
                <text:p>1.725</text:p>
              </table:table-cell>
              <table:table-cell office:value-type="float" office:value="-4385.564">
                <text:p>-4385.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">
                <text:p>1.7</text:p>
              </table:table-cell>
              <table:table-cell office:value-type="float" office:value="-5846.22">
                <text:p>-5846.22</text:p>
              </table:table-cell>
              <table:table-cell office:value-type="float" office:value="1.925">
                <text:p>1.925</text:p>
              </table:table-cell>
              <table:table-cell office:value-type="float" office:value="-2321.15">
                <text:p>-2321.15</text:p>
              </table:table-cell>
              <table:table-cell office:value-type="float" office:value="1.925">
                <text:p>1.925</text:p>
              </table:table-cell>
              <table:table-cell office:value-type="float" office:value="334.59">
                <text:p>334.59</text:p>
              </table:table-cell>
              <table:table-cell office:value-type="float" office:value="1.875">
                <text:p>1.875</text:p>
              </table:table-cell>
              <table:table-cell office:value-type="float" office:value="-3948.37">
                <text:p>-3948.37</text:p>
              </table:table-cell>
              <table:table-cell office:value-type="float" office:value="1.75">
                <text:p>1.75</text:p>
              </table:table-cell>
              <table:table-cell office:value-type="float" office:value="-3996.56335">
                <text:p>-3996.563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25">
                <text:p>1.725</text:p>
              </table:table-cell>
              <table:table-cell office:value-type="float" office:value="-5436.75">
                <text:p>-5436.75</text:p>
              </table:table-cell>
              <table:table-cell office:value-type="float" office:value="1.95">
                <text:p>1.95</text:p>
              </table:table-cell>
              <table:table-cell office:value-type="float" office:value="-2127.03">
                <text:p>-2127.03</text:p>
              </table:table-cell>
              <table:table-cell office:value-type="float" office:value="1.95">
                <text:p>1.95</text:p>
              </table:table-cell>
              <table:table-cell office:value-type="float" office:value="291.86">
                <text:p>291.86</text:p>
              </table:table-cell>
              <table:table-cell office:value-type="float" office:value="1.9">
                <text:p>1.9</text:p>
              </table:table-cell>
              <table:table-cell office:value-type="float" office:value="-3644.86">
                <text:p>-3644.86</text:p>
              </table:table-cell>
              <table:table-cell office:value-type="float" office:value="1.775">
                <text:p>1.775</text:p>
              </table:table-cell>
              <table:table-cell office:value-type="float" office:value="-3643.46655">
                <text:p>-3643.466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5">
                <text:p>1.75</text:p>
              </table:table-cell>
              <table:table-cell office:value-type="float" office:value="-5055.05">
                <text:p>-5055.05</text:p>
              </table:table-cell>
              <table:table-cell office:value-type="float" office:value="1.975">
                <text:p>1.975</text:p>
              </table:table-cell>
              <table:table-cell office:value-type="float" office:value="-1953.46">
                <text:p>-1953.46</text:p>
              </table:table-cell>
              <table:table-cell office:value-type="float" office:value="1.975">
                <text:p>1.975</text:p>
              </table:table-cell>
              <table:table-cell office:value-type="float" office:value="254.636">
                <text:p>254.636</text:p>
              </table:table-cell>
              <table:table-cell office:value-type="float" office:value="1.925">
                <text:p>1.925</text:p>
              </table:table-cell>
              <table:table-cell office:value-type="float" office:value="-3366.26">
                <text:p>-3366.26</text:p>
              </table:table-cell>
              <table:table-cell office:value-type="float" office:value="1.8">
                <text:p>1.8</text:p>
              </table:table-cell>
              <table:table-cell office:value-type="float" office:value="-3323.6422">
                <text:p>-3323.64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75">
                <text:p>1.775</text:p>
              </table:table-cell>
              <table:table-cell office:value-type="float" office:value="-4699.52">
                <text:p>-4699.52</text:p>
              </table:table-cell>
              <table:table-cell office:value-type="float" office:value="2">
                <text:p>2</text:p>
              </table:table-cell>
              <table:table-cell office:value-type="float" office:value="-1798.31">
                <text:p>-1798.31</text:p>
              </table:table-cell>
              <table:table-cell office:value-type="float" office:value="2">
                <text:p>2</text:p>
              </table:table-cell>
              <table:table-cell office:value-type="float" office:value="222.201">
                <text:p>222.201</text:p>
              </table:table-cell>
              <table:table-cell office:value-type="float" office:value="1.95">
                <text:p>1.95</text:p>
              </table:table-cell>
              <table:table-cell office:value-type="float" office:value="-3110.42">
                <text:p>-3110.42</text:p>
              </table:table-cell>
              <table:table-cell office:value-type="float" office:value="1.825">
                <text:p>1.825</text:p>
              </table:table-cell>
              <table:table-cell office:value-type="float" office:value="-3034.54005">
                <text:p>-3034.54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">
                <text:p>1.8</text:p>
              </table:table-cell>
              <table:table-cell office:value-type="float" office:value="-4368.57">
                <text:p>-4368.57</text:p>
              </table:table-cell>
              <table:table-cell office:value-type="float" office:value="2.025">
                <text:p>2.025</text:p>
              </table:table-cell>
              <table:table-cell office:value-type="float" office:value="-1659.6">
                <text:p>-1659.6</text:p>
              </table:table-cell>
              <table:table-cell office:value-type="float" office:value="2.025">
                <text:p>2.025</text:p>
              </table:table-cell>
              <table:table-cell office:value-type="float" office:value="193.934">
                <text:p>193.934</text:p>
              </table:table-cell>
              <table:table-cell office:value-type="float" office:value="1.975">
                <text:p>1.975</text:p>
              </table:table-cell>
              <table:table-cell office:value-type="float" office:value="-2875.41">
                <text:p>-2875.41</text:p>
              </table:table-cell>
              <table:table-cell office:value-type="float" office:value="1.85">
                <text:p>1.85</text:p>
              </table:table-cell>
              <table:table-cell office:value-type="float" office:value="-2773.65795">
                <text:p>-2773.657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25">
                <text:p>1.825</text:p>
              </table:table-cell>
              <table:table-cell office:value-type="float" office:value="-4060.69">
                <text:p>-4060.69</text:p>
              </table:table-cell>
              <table:table-cell office:value-type="float" office:value="2.05">
                <text:p>2.05</text:p>
              </table:table-cell>
              <table:table-cell office:value-type="float" office:value="-1535.55">
                <text:p>-1535.55</text:p>
              </table:table-cell>
              <table:table-cell office:value-type="float" office:value="2.05">
                <text:p>2.05</text:p>
              </table:table-cell>
              <table:table-cell office:value-type="float" office:value="169.293">
                <text:p>169.293</text:p>
              </table:table-cell>
              <table:table-cell office:value-type="float" office:value="2">
                <text:p>2</text:p>
              </table:table-cell>
              <table:table-cell office:value-type="float" office:value="-2659.43">
                <text:p>-2659.43</text:p>
              </table:table-cell>
              <table:table-cell office:value-type="float" office:value="1.875">
                <text:p>1.875</text:p>
              </table:table-cell>
              <table:table-cell office:value-type="float" office:value="-2538.61945">
                <text:p>-2538.619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5">
                <text:p>1.85</text:p>
              </table:table-cell>
              <table:table-cell office:value-type="float" office:value="-3774.43">
                <text:p>-3774.43</text:p>
              </table:table-cell>
              <table:table-cell office:value-type="float" office:value="2.075">
                <text:p>2.075</text:p>
              </table:table-cell>
              <table:table-cell office:value-type="float" office:value="-1424.53">
                <text:p>-1424.53</text:p>
              </table:table-cell>
              <table:table-cell office:value-type="float" office:value="2.075">
                <text:p>2.075</text:p>
              </table:table-cell>
              <table:table-cell office:value-type="float" office:value="147.808">
                <text:p>147.808</text:p>
              </table:table-cell>
              <table:table-cell office:value-type="float" office:value="2.025">
                <text:p>2.025</text:p>
              </table:table-cell>
              <table:table-cell office:value-type="float" office:value="-2460.87">
                <text:p>-2460.87</text:p>
              </table:table-cell>
              <table:table-cell office:value-type="float" office:value="1.9">
                <text:p>1.9</text:p>
              </table:table-cell>
              <table:table-cell office:value-type="float" office:value="-2327.16085">
                <text:p>-2327.16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75">
                <text:p>1.875</text:p>
              </table:table-cell>
              <table:table-cell office:value-type="float" office:value="-3508.37">
                <text:p>-3508.37</text:p>
              </table:table-cell>
              <table:table-cell office:value-type="float" office:value="2.1">
                <text:p>2.1</text:p>
              </table:table-cell>
              <table:table-cell office:value-type="float" office:value="-1325.08">
                <text:p>-1325.08</text:p>
              </table:table-cell>
              <table:table-cell office:value-type="float" office:value="2.1">
                <text:p>2.1</text:p>
              </table:table-cell>
              <table:table-cell office:value-type="float" office:value="129.073">
                <text:p>129.073</text:p>
              </table:table-cell>
              <table:table-cell office:value-type="float" office:value="2.05">
                <text:p>2.05</text:p>
              </table:table-cell>
              <table:table-cell office:value-type="float" office:value="-2278.26">
                <text:p>-2278.26</text:p>
              </table:table-cell>
              <table:table-cell office:value-type="float" office:value="1.925">
                <text:p>1.925</text:p>
              </table:table-cell>
              <table:table-cell office:value-type="float" office:value="-2137.1255">
                <text:p>-2137.12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">
                <text:p>1.9</text:p>
              </table:table-cell>
              <table:table-cell office:value-type="float" office:value="-3261.21">
                <text:p>-3261.21</text:p>
              </table:table-cell>
              <table:table-cell office:value-type="float" office:value="2.125">
                <text:p>2.125</text:p>
              </table:table-cell>
              <table:table-cell office:value-type="float" office:value="-1235.86">
                <text:p>-1235.86</text:p>
              </table:table-cell>
              <table:table-cell office:value-type="float" office:value="2.125">
                <text:p>2.125</text:p>
              </table:table-cell>
              <table:table-cell office:value-type="float" office:value="112.73">
                <text:p>112.73</text:p>
              </table:table-cell>
              <table:table-cell office:value-type="float" office:value="2.075">
                <text:p>2.075</text:p>
              </table:table-cell>
              <table:table-cell office:value-type="float" office:value="-2110.25">
                <text:p>-2110.25</text:p>
              </table:table-cell>
              <table:table-cell office:value-type="float" office:value="1.95">
                <text:p>1.95</text:p>
              </table:table-cell>
              <table:table-cell office:value-type="float" office:value="-1966.507">
                <text:p>-1966.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25">
                <text:p>1.925</text:p>
              </table:table-cell>
              <table:table-cell office:value-type="float" office:value="-3031.67">
                <text:p>-3031.67</text:p>
              </table:table-cell>
              <table:table-cell office:value-type="float" office:value="2.15">
                <text:p>2.15</text:p>
              </table:table-cell>
              <table:table-cell office:value-type="float" office:value="-1155.67">
                <text:p>-1155.67</text:p>
              </table:table-cell>
              <table:table-cell office:value-type="float" office:value="2.15">
                <text:p>2.15</text:p>
              </table:table-cell>
              <table:table-cell office:value-type="float" office:value="98.473">
                <text:p>98.473</text:p>
              </table:table-cell>
              <table:table-cell office:value-type="float" office:value="2.1">
                <text:p>2.1</text:p>
              </table:table-cell>
              <table:table-cell office:value-type="float" office:value="-1955.62">
                <text:p>-1955.62</text:p>
              </table:table-cell>
              <table:table-cell office:value-type="float" office:value="1.975">
                <text:p>1.975</text:p>
              </table:table-cell>
              <table:table-cell office:value-type="float" office:value="-1813.4102">
                <text:p>-1813.41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5">
                <text:p>1.95</text:p>
              </table:table-cell>
              <table:table-cell office:value-type="float" office:value="-2818.56">
                <text:p>-2818.56</text:p>
              </table:table-cell>
              <table:table-cell office:value-type="float" office:value="2.175">
                <text:p>2.175</text:p>
              </table:table-cell>
              <table:table-cell office:value-type="float" office:value="-1083.45">
                <text:p>-1083.45</text:p>
              </table:table-cell>
              <table:table-cell office:value-type="float" office:value="2.175">
                <text:p>2.175</text:p>
              </table:table-cell>
              <table:table-cell office:value-type="float" office:value="86.0324">
                <text:p>86.0324</text:p>
              </table:table-cell>
              <table:table-cell office:value-type="float" office:value="2.125">
                <text:p>2.125</text:p>
              </table:table-cell>
              <table:table-cell office:value-type="float" office:value="-1813.25">
                <text:p>-1813.25</text:p>
              </table:table-cell>
              <table:table-cell office:value-type="float" office:value="2">
                <text:p>2</text:p>
              </table:table-cell>
              <table:table-cell office:value-type="float" office:value="-1676.09945">
                <text:p>-1676.09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75">
                <text:p>1.975</text:p>
              </table:table-cell>
              <table:table-cell office:value-type="float" office:value="-2620.77">
                <text:p>-2620.77</text:p>
              </table:table-cell>
              <table:table-cell office:value-type="float" office:value="2.2">
                <text:p>2.2</text:p>
              </table:table-cell>
              <table:table-cell office:value-type="float" office:value="-1018.24">
                <text:p>-1018.24</text:p>
              </table:table-cell>
              <table:table-cell office:value-type="float" office:value="2.2">
                <text:p>2.2</text:p>
              </table:table-cell>
              <table:table-cell office:value-type="float" office:value="75.1751">
                <text:p>75.1751</text:p>
              </table:table-cell>
              <table:table-cell office:value-type="float" office:value="2.15">
                <text:p>2.15</text:p>
              </table:table-cell>
              <table:table-cell office:value-type="float" office:value="-1682.12">
                <text:p>-1682.12</text:p>
              </table:table-cell>
              <table:table-cell office:value-type="float" office:value="2.025">
                <text:p>2.025</text:p>
              </table:table-cell>
              <table:table-cell office:value-type="float" office:value="-1552.9363">
                <text:p>-1552.93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-2437.22">
                <text:p>-2437.22</text:p>
              </table:table-cell>
              <table:table-cell office:value-type="float" office:value="2.225">
                <text:p>2.225</text:p>
              </table:table-cell>
              <table:table-cell office:value-type="float" office:value="-959.191">
                <text:p>-959.191</text:p>
              </table:table-cell>
              <table:table-cell office:value-type="float" office:value="2.225">
                <text:p>2.225</text:p>
              </table:table-cell>
              <table:table-cell office:value-type="float" office:value="65.6979">
                <text:p>65.6979</text:p>
              </table:table-cell>
              <table:table-cell office:value-type="float" office:value="2.175">
                <text:p>2.175</text:p>
              </table:table-cell>
              <table:table-cell office:value-type="float" office:value="-1561.3">
                <text:p>-1561.3</text:p>
              </table:table-cell>
              <table:table-cell office:value-type="float" office:value="2.05">
                <text:p>2.05</text:p>
              </table:table-cell>
              <table:table-cell office:value-type="float" office:value="-1442.43885">
                <text:p>-1442.438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25">
                <text:p>2.025</text:p>
              </table:table-cell>
              <table:table-cell office:value-type="float" office:value="-2266.93">
                <text:p>-2266.93</text:p>
              </table:table-cell>
              <table:table-cell office:value-type="float" office:value="2.25">
                <text:p>2.25</text:p>
              </table:table-cell>
              <table:table-cell office:value-type="float" office:value="-905.538">
                <text:p>-905.538</text:p>
              </table:table-cell>
              <table:table-cell office:value-type="float" office:value="2.25">
                <text:p>2.25</text:p>
              </table:table-cell>
              <table:table-cell office:value-type="float" office:value="57.4238">
                <text:p>57.4238</text:p>
              </table:table-cell>
              <table:table-cell office:value-type="float" office:value="2.2">
                <text:p>2.2</text:p>
              </table:table-cell>
              <table:table-cell office:value-type="float" office:value="-1449.93">
                <text:p>-1449.93</text:p>
              </table:table-cell>
              <table:table-cell office:value-type="float" office:value="2.075">
                <text:p>2.075</text:p>
              </table:table-cell>
              <table:table-cell office:value-type="float" office:value="-1343.2356">
                <text:p>-1343.2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5">
                <text:p>2.05</text:p>
              </table:table-cell>
              <table:table-cell office:value-type="float" office:value="-2108.96">
                <text:p>-2108.96</text:p>
              </table:table-cell>
              <table:table-cell office:value-type="float" office:value="2.275">
                <text:p>2.275</text:p>
              </table:table-cell>
              <table:table-cell office:value-type="float" office:value="-856.617">
                <text:p>-856.617</text:p>
              </table:table-cell>
              <table:table-cell office:value-type="float" office:value="2.275">
                <text:p>2.275</text:p>
              </table:table-cell>
              <table:table-cell office:value-type="float" office:value="50.199">
                <text:p>50.199</text:p>
              </table:table-cell>
              <table:table-cell office:value-type="float" office:value="2.225">
                <text:p>2.225</text:p>
              </table:table-cell>
              <table:table-cell office:value-type="float" office:value="-1347.24">
                <text:p>-1347.24</text:p>
              </table:table-cell>
              <table:table-cell office:value-type="float" office:value="2.1">
                <text:p>2.1</text:p>
              </table:table-cell>
              <table:table-cell office:value-type="float" office:value="-1254.08985">
                <text:p>-1254.089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75">
                <text:p>2.075</text:p>
              </table:table-cell>
              <table:table-cell office:value-type="float" office:value="-1962.44">
                <text:p>-1962.44</text:p>
              </table:table-cell>
              <table:table-cell office:value-type="float" office:value="2.3">
                <text:p>2.3</text:p>
              </table:table-cell>
              <table:table-cell office:value-type="float" office:value="-811.838">
                <text:p>-811.838</text:p>
              </table:table-cell>
              <table:table-cell office:value-type="float" office:value="2.3">
                <text:p>2.3</text:p>
              </table:table-cell>
              <table:table-cell office:value-type="float" office:value="43.8893">
                <text:p>43.8893</text:p>
              </table:table-cell>
              <table:table-cell office:value-type="float" office:value="2.25">
                <text:p>2.25</text:p>
              </table:table-cell>
              <table:table-cell office:value-type="float" office:value="-1252.52">
                <text:p>-1252.52</text:p>
              </table:table-cell>
              <table:table-cell office:value-type="float" office:value="2.125">
                <text:p>2.125</text:p>
              </table:table-cell>
              <table:table-cell office:value-type="float" office:value="-1173.8585">
                <text:p>-1173.85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">
                <text:p>2.1</text:p>
              </table:table-cell>
              <table:table-cell office:value-type="float" office:value="-1826.55">
                <text:p>-1826.55</text:p>
              </table:table-cell>
              <table:table-cell office:value-type="float" office:value="2.325">
                <text:p>2.325</text:p>
              </table:table-cell>
              <table:table-cell office:value-type="float" office:value="-770.686">
                <text:p>-770.686</text:p>
              </table:table-cell>
              <table:table-cell office:value-type="float" office:value="2.325">
                <text:p>2.325</text:p>
              </table:table-cell>
              <table:table-cell office:value-type="float" office:value="38.378">
                <text:p>38.378</text:p>
              </table:table-cell>
              <table:table-cell office:value-type="float" office:value="2.275">
                <text:p>2.275</text:p>
              </table:table-cell>
              <table:table-cell office:value-type="float" office:value="-1165.1">
                <text:p>-1165.1</text:p>
              </table:table-cell>
              <table:table-cell office:value-type="float" office:value="2.15">
                <text:p>2.15</text:p>
              </table:table-cell>
              <table:table-cell office:value-type="float" office:value="-1101.50985">
                <text:p>-1101.509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25">
                <text:p>2.125</text:p>
              </table:table-cell>
              <table:table-cell office:value-type="float" office:value="-1700.52">
                <text:p>-1700.52</text:p>
              </table:table-cell>
              <table:table-cell office:value-type="float" office:value="2.35">
                <text:p>2.35</text:p>
              </table:table-cell>
              <table:table-cell office:value-type="float" office:value="-732.71">
                <text:p>-732.71</text:p>
              </table:table-cell>
              <table:table-cell office:value-type="float" office:value="2.35">
                <text:p>2.35</text:p>
              </table:table-cell>
              <table:table-cell office:value-type="float" office:value="33.5632">
                <text:p>33.5632</text:p>
              </table:table-cell>
              <table:table-cell office:value-type="float" office:value="2.3">
                <text:p>2.3</text:p>
              </table:table-cell>
              <table:table-cell office:value-type="float" office:value="-1084.41">
                <text:p>-1084.41</text:p>
              </table:table-cell>
              <table:table-cell office:value-type="float" office:value="2.175">
                <text:p>2.175</text:p>
              </table:table-cell>
              <table:table-cell office:value-type="float" office:value="-1036.13218">
                <text:p>-1036.132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5">
                <text:p>2.15</text:p>
              </table:table-cell>
              <table:table-cell office:value-type="float" office:value="-1583.65">
                <text:p>-1583.65</text:p>
              </table:table-cell>
              <table:table-cell office:value-type="float" office:value="2.375">
                <text:p>2.375</text:p>
              </table:table-cell>
              <table:table-cell office:value-type="float" office:value="-697.517">
                <text:p>-697.517</text:p>
              </table:table-cell>
              <table:table-cell office:value-type="float" office:value="2.375">
                <text:p>2.375</text:p>
              </table:table-cell>
              <table:table-cell office:value-type="float" office:value="29.3563">
                <text:p>29.3563</text:p>
              </table:table-cell>
              <table:table-cell office:value-type="float" office:value="2.325">
                <text:p>2.325</text:p>
              </table:table-cell>
              <table:table-cell office:value-type="float" office:value="-1009.89">
                <text:p>-1009.89</text:p>
              </table:table-cell>
              <table:table-cell office:value-type="float" office:value="2.2">
                <text:p>2.2</text:p>
              </table:table-cell>
              <table:table-cell office:value-type="float" office:value="-976.893695">
                <text:p>-976.8936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75">
                <text:p>2.175</text:p>
              </table:table-cell>
              <table:table-cell office:value-type="float" office:value="-1475.27">
                <text:p>-1475.27</text:p>
              </table:table-cell>
              <table:table-cell office:value-type="float" office:value="2.4">
                <text:p>2.4</text:p>
              </table:table-cell>
              <table:table-cell office:value-type="float" office:value="-664.767">
                <text:p>-664.767</text:p>
              </table:table-cell>
              <table:table-cell office:value-type="float" office:value="2.4">
                <text:p>2.4</text:p>
              </table:table-cell>
              <table:table-cell office:value-type="float" office:value="25.6799">
                <text:p>25.6799</text:p>
              </table:table-cell>
              <table:table-cell office:value-type="float" office:value="2.35">
                <text:p>2.35</text:p>
              </table:table-cell>
              <table:table-cell office:value-type="float" office:value="-941.047">
                <text:p>-941.047</text:p>
              </table:table-cell>
              <table:table-cell office:value-type="float" office:value="2.225">
                <text:p>2.225</text:p>
              </table:table-cell>
              <table:table-cell office:value-type="float" office:value="-923.057155">
                <text:p>-923.057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-1374.76">
                <text:p>-1374.76</text:p>
              </table:table-cell>
              <table:table-cell office:value-type="float" office:value="2.425">
                <text:p>2.425</text:p>
              </table:table-cell>
              <table:table-cell office:value-type="float" office:value="-634.168">
                <text:p>-634.168</text:p>
              </table:table-cell>
              <table:table-cell office:value-type="float" office:value="2.425">
                <text:p>2.425</text:p>
              </table:table-cell>
              <table:table-cell office:value-type="float" office:value="22.4668">
                <text:p>22.4668</text:p>
              </table:table-cell>
              <table:table-cell office:value-type="float" office:value="2.375">
                <text:p>2.375</text:p>
              </table:table-cell>
              <table:table-cell office:value-type="float" office:value="-877.421">
                <text:p>-877.421</text:p>
              </table:table-cell>
              <table:table-cell office:value-type="float" office:value="2.25">
                <text:p>2.25</text:p>
              </table:table-cell>
              <table:table-cell office:value-type="float" office:value="-873.95491">
                <text:p>-873.954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25">
                <text:p>2.225</text:p>
              </table:table-cell>
              <table:table-cell office:value-type="float" office:value="-1281.54">
                <text:p>-1281.54</text:p>
              </table:table-cell>
              <table:table-cell office:value-type="float" office:value="2.45">
                <text:p>2.45</text:p>
              </table:table-cell>
              <table:table-cell office:value-type="float" office:value="-605.469">
                <text:p>-605.469</text:p>
              </table:table-cell>
              <table:table-cell office:value-type="float" office:value="2.45">
                <text:p>2.45</text:p>
              </table:table-cell>
              <table:table-cell office:value-type="float" office:value="19.6581">
                <text:p>19.6581</text:p>
              </table:table-cell>
              <table:table-cell office:value-type="float" office:value="2.4">
                <text:p>2.4</text:p>
              </table:table-cell>
              <table:table-cell office:value-type="float" office:value="-818.594">
                <text:p>-818.594</text:p>
              </table:table-cell>
              <table:table-cell office:value-type="float" office:value="2.275">
                <text:p>2.275</text:p>
              </table:table-cell>
              <table:table-cell office:value-type="float" office:value="-829.00755">
                <text:p>-829.007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5">
                <text:p>2.25</text:p>
              </table:table-cell>
              <table:table-cell office:value-type="float" office:value="-1195.09">
                <text:p>-1195.09</text:p>
              </table:table-cell>
              <table:table-cell office:value-type="float" office:value="2.475">
                <text:p>2.475</text:p>
              </table:table-cell>
              <table:table-cell office:value-type="float" office:value="-578.455">
                <text:p>-578.455</text:p>
              </table:table-cell>
              <table:table-cell office:value-type="float" office:value="2.475">
                <text:p>2.475</text:p>
              </table:table-cell>
              <table:table-cell office:value-type="float" office:value="17.2026">
                <text:p>17.2026</text:p>
              </table:table-cell>
              <table:table-cell office:value-type="float" office:value="2.425">
                <text:p>2.425</text:p>
              </table:table-cell>
              <table:table-cell office:value-type="float" office:value="-764.183">
                <text:p>-764.183</text:p>
              </table:table-cell>
              <table:table-cell office:value-type="float" office:value="2.3">
                <text:p>2.3</text:p>
              </table:table-cell>
              <table:table-cell office:value-type="float" office:value="-787.698885">
                <text:p>-787.6988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75">
                <text:p>2.275</text:p>
              </table:table-cell>
              <table:table-cell office:value-type="float" office:value="-1114.9">
                <text:p>-1114.9</text:p>
              </table:table-cell>
              <table:table-cell office:value-type="float" office:value="2.5">
                <text:p>2.5</text:p>
              </table:table-cell>
              <table:table-cell office:value-type="float" office:value="-552.944">
                <text:p>-552.944</text:p>
              </table:table-cell>
              <table:table-cell office:value-type="float" office:value="2.5">
                <text:p>2.5</text:p>
              </table:table-cell>
              <table:table-cell office:value-type="float" office:value="15.0556">
                <text:p>15.0556</text:p>
              </table:table-cell>
              <table:table-cell office:value-type="float" office:value="2.45">
                <text:p>2.45</text:p>
              </table:table-cell>
              <table:table-cell office:value-type="float" office:value="-713.837">
                <text:p>-713.837</text:p>
              </table:table-cell>
              <table:table-cell office:value-type="float" office:value="2.325">
                <text:p>2.325</text:p>
              </table:table-cell>
              <table:table-cell office:value-type="float" office:value="-749.5781">
                <text:p>-749.57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">
                <text:p>2.3</text:p>
              </table:table-cell>
              <table:table-cell office:value-type="float" office:value="-1040.52">
                <text:p>-1040.52</text:p>
              </table:table-cell>
              <table:table-cell office:value-type="float" office:value="2.525">
                <text:p>2.525</text:p>
              </table:table-cell>
              <table:table-cell office:value-type="float" office:value="-528.779">
                <text:p>-528.779</text:p>
              </table:table-cell>
              <table:table-cell office:value-type="float" office:value="2.525">
                <text:p>2.525</text:p>
              </table:table-cell>
              <table:table-cell office:value-type="float" office:value="13.178">
                <text:p>13.178</text:p>
              </table:table-cell>
              <table:table-cell office:value-type="float" office:value="2.475">
                <text:p>2.475</text:p>
              </table:table-cell>
              <table:table-cell office:value-type="float" office:value="-667.231">
                <text:p>-667.231</text:p>
              </table:table-cell>
              <table:table-cell office:value-type="float" office:value="2.35">
                <text:p>2.35</text:p>
              </table:table-cell>
              <table:table-cell office:value-type="float" office:value="-714.25024">
                <text:p>-714.250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25">
                <text:p>2.325</text:p>
              </table:table-cell>
              <table:table-cell office:value-type="float" office:value="-971.513">
                <text:p>-971.513</text:p>
              </table:table-cell>
              <table:table-cell office:value-type="float" office:value="2.55">
                <text:p>2.55</text:p>
              </table:table-cell>
              <table:table-cell office:value-type="float" office:value="-505.831">
                <text:p>-505.831</text:p>
              </table:table-cell>
              <table:table-cell office:value-type="float" office:value="2.55">
                <text:p>2.55</text:p>
              </table:table-cell>
              <table:table-cell office:value-type="float" office:value="11.5359">
                <text:p>11.5359</text:p>
              </table:table-cell>
              <table:table-cell office:value-type="float" office:value="2.5">
                <text:p>2.5</text:p>
              </table:table-cell>
              <table:table-cell office:value-type="float" office:value="-624.071">
                <text:p>-624.071</text:p>
              </table:table-cell>
              <table:table-cell office:value-type="float" office:value="2.375">
                <text:p>2.375</text:p>
              </table:table-cell>
              <table:table-cell office:value-type="float" office:value="-681.371035">
                <text:p>-681.3710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5">
                <text:p>2.35</text:p>
              </table:table-cell>
              <table:table-cell office:value-type="float" office:value="-907.484">
                <text:p>-907.484</text:p>
              </table:table-cell>
              <table:table-cell office:value-type="float" office:value="2.575">
                <text:p>2.575</text:p>
              </table:table-cell>
              <table:table-cell office:value-type="float" office:value="-483.99">
                <text:p>-483.99</text:p>
              </table:table-cell>
              <table:table-cell office:value-type="float" office:value="2.575">
                <text:p>2.575</text:p>
              </table:table-cell>
              <table:table-cell office:value-type="float" office:value="10.0995">
                <text:p>10.0995</text:p>
              </table:table-cell>
              <table:table-cell office:value-type="float" office:value="2.525">
                <text:p>2.525</text:p>
              </table:table-cell>
              <table:table-cell office:value-type="float" office:value="-584.085">
                <text:p>-584.085</text:p>
              </table:table-cell>
              <table:table-cell office:value-type="float" office:value="2.4">
                <text:p>2.4</text:p>
              </table:table-cell>
              <table:table-cell office:value-type="float" office:value="-650.643055">
                <text:p>-650.6430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75">
                <text:p>2.375</text:p>
              </table:table-cell>
              <table:table-cell office:value-type="float" office:value="-848.065">
                <text:p>-848.065</text:p>
              </table:table-cell>
              <table:table-cell office:value-type="float" office:value="2.6">
                <text:p>2.6</text:p>
              </table:table-cell>
              <table:table-cell office:value-type="float" office:value="-463.162">
                <text:p>-463.162</text:p>
              </table:table-cell>
              <table:table-cell office:value-type="float" office:value="2.6">
                <text:p>2.6</text:p>
              </table:table-cell>
              <table:table-cell office:value-type="float" office:value="8.84295">
                <text:p>8.84295</text:p>
              </table:table-cell>
              <table:table-cell office:value-type="float" office:value="2.55">
                <text:p>2.55</text:p>
              </table:table-cell>
              <table:table-cell office:value-type="float" office:value="-547.024">
                <text:p>-547.024</text:p>
              </table:table-cell>
              <table:table-cell office:value-type="float" office:value="2.425">
                <text:p>2.425</text:p>
              </table:table-cell>
              <table:table-cell office:value-type="float" office:value="-621.81126">
                <text:p>-621.811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4">
                <text:p>2.4</text:p>
              </table:table-cell>
              <table:table-cell office:value-type="float" office:value="-792.915">
                <text:p>-792.915</text:p>
              </table:table-cell>
              <table:table-cell office:value-type="float" office:value="2.625">
                <text:p>2.625</text:p>
              </table:table-cell>
              <table:table-cell office:value-type="float" office:value="-443.269">
                <text:p>-443.269</text:p>
              </table:table-cell>
              <table:table-cell office:value-type="float" office:value="2.625">
                <text:p>2.625</text:p>
              </table:table-cell>
              <table:table-cell office:value-type="float" office:value="7.74353">
                <text:p>7.74353</text:p>
              </table:table-cell>
              <table:table-cell office:value-type="float" office:value="2.575">
                <text:p>2.575</text:p>
              </table:table-cell>
              <table:table-cell office:value-type="float" office:value="-512.659">
                <text:p>-512.659</text:p>
              </table:table-cell>
              <table:table-cell office:value-type="float" office:value="2.45">
                <text:p>2.45</text:p>
              </table:table-cell>
              <table:table-cell office:value-type="float" office:value="-594.657045">
                <text:p>-594.6570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25">
                <text:p>2.425</text:p>
              </table:table-cell>
              <table:table-cell office:value-type="float" office:value="-741.717">
                <text:p>-741.717</text:p>
              </table:table-cell>
              <table:table-cell office:value-type="float" office:value="2.65">
                <text:p>2.65</text:p>
              </table:table-cell>
              <table:table-cell office:value-type="float" office:value="-424.245">
                <text:p>-424.245</text:p>
              </table:table-cell>
              <table:table-cell office:value-type="float" office:value="2.65">
                <text:p>2.65</text:p>
              </table:table-cell>
              <table:table-cell office:value-type="float" office:value="6.7815">
                <text:p>6.7815</text:p>
              </table:table-cell>
              <table:table-cell office:value-type="float" office:value="2.6">
                <text:p>2.6</text:p>
              </table:table-cell>
              <table:table-cell office:value-type="float" office:value="-480.78">
                <text:p>-480.78</text:p>
              </table:table-cell>
              <table:table-cell office:value-type="float" office:value="2.475">
                <text:p>2.475</text:p>
              </table:table-cell>
              <table:table-cell office:value-type="float" office:value="-568.99357">
                <text:p>-568.993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45">
                <text:p>2.45</text:p>
              </table:table-cell>
              <table:table-cell office:value-type="float" office:value="-694.178">
                <text:p>-694.178</text:p>
              </table:table-cell>
              <table:table-cell office:value-type="float" office:value="2.675">
                <text:p>2.675</text:p>
              </table:table-cell>
              <table:table-cell office:value-type="float" office:value="-406.034">
                <text:p>-406.034</text:p>
              </table:table-cell>
              <table:table-cell office:value-type="float" office:value="2.675">
                <text:p>2.675</text:p>
              </table:table-cell>
              <table:table-cell office:value-type="float" office:value="5.93959">
                <text:p>5.93959</text:p>
              </table:table-cell>
              <table:table-cell office:value-type="float" office:value="2.625">
                <text:p>2.625</text:p>
              </table:table-cell>
              <table:table-cell office:value-type="float" office:value="-451.194">
                <text:p>-451.194</text:p>
              </table:table-cell>
              <table:table-cell office:value-type="float" office:value="2.5">
                <text:p>2.5</text:p>
              </table:table-cell>
              <table:table-cell office:value-type="float" office:value="-544.66342">
                <text:p>-544.663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75">
                <text:p>2.475</text:p>
              </table:table-cell>
              <table:table-cell office:value-type="float" office:value="-650.028">
                <text:p>-650.028</text:p>
              </table:table-cell>
              <table:table-cell office:value-type="float" office:value="2.7">
                <text:p>2.7</text:p>
              </table:table-cell>
              <table:table-cell office:value-type="float" office:value="-388.587">
                <text:p>-388.587</text:p>
              </table:table-cell>
              <table:table-cell office:value-type="float" office:value="2.7">
                <text:p>2.7</text:p>
              </table:table-cell>
              <table:table-cell office:value-type="float" office:value="5.20272">
                <text:p>5.20272</text:p>
              </table:table-cell>
              <table:table-cell office:value-type="float" office:value="2.65">
                <text:p>2.65</text:p>
              </table:table-cell>
              <table:table-cell office:value-type="float" office:value="-423.723">
                <text:p>-423.723</text:p>
              </table:table-cell>
              <table:table-cell office:value-type="float" office:value="2.525">
                <text:p>2.525</text:p>
              </table:table-cell>
              <table:table-cell office:value-type="float" office:value="-521.5311">
                <text:p>-521.53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5">
                <text:p>2.5</text:p>
              </table:table-cell>
              <table:table-cell office:value-type="float" office:value="-609.015">
                <text:p>-609.015</text:p>
              </table:table-cell>
              <table:table-cell office:value-type="float" office:value="2.725">
                <text:p>2.725</text:p>
              </table:table-cell>
              <table:table-cell office:value-type="float" office:value="-371.865">
                <text:p>-371.865</text:p>
              </table:table-cell>
              <table:table-cell office:value-type="float" office:value="2.725">
                <text:p>2.725</text:p>
              </table:table-cell>
              <table:table-cell office:value-type="float" office:value="4.55771">
                <text:p>4.55771</text:p>
              </table:table-cell>
              <table:table-cell office:value-type="float" office:value="2.675">
                <text:p>2.675</text:p>
              </table:table-cell>
              <table:table-cell office:value-type="float" office:value="-398.205">
                <text:p>-398.205</text:p>
              </table:table-cell>
              <table:table-cell office:value-type="float" office:value="2.55">
                <text:p>2.55</text:p>
              </table:table-cell>
              <table:table-cell office:value-type="float" office:value="-499.486255">
                <text:p>-499.486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525">
                <text:p>2.525</text:p>
              </table:table-cell>
              <table:table-cell office:value-type="float" office:value="-570.907">
                <text:p>-570.907</text:p>
              </table:table-cell>
              <table:table-cell office:value-type="float" office:value="2.75">
                <text:p>2.75</text:p>
              </table:table-cell>
              <table:table-cell office:value-type="float" office:value="-355.83">
                <text:p>-355.83</text:p>
              </table:table-cell>
              <table:table-cell office:value-type="float" office:value="2.75">
                <text:p>2.75</text:p>
              </table:table-cell>
              <table:table-cell office:value-type="float" office:value="3.99304">
                <text:p>3.99304</text:p>
              </table:table-cell>
              <table:table-cell office:value-type="float" office:value="2.7">
                <text:p>2.7</text:p>
              </table:table-cell>
              <table:table-cell office:value-type="float" office:value="-374.489">
                <text:p>-374.489</text:p>
              </table:table-cell>
              <table:table-cell office:value-type="float" office:value="2.575">
                <text:p>2.575</text:p>
              </table:table-cell>
              <table:table-cell office:value-type="float" office:value="-478.435275">
                <text:p>-478.4352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5">
                <text:p>2.55</text:p>
              </table:table-cell>
              <table:table-cell office:value-type="float" office:value="-535.488">
                <text:p>-535.488</text:p>
              </table:table-cell>
              <table:table-cell office:value-type="float" office:value="2.775">
                <text:p>2.775</text:p>
              </table:table-cell>
              <table:table-cell office:value-type="float" office:value="-340.451">
                <text:p>-340.451</text:p>
              </table:table-cell>
              <table:table-cell office:value-type="float" office:value="2.775">
                <text:p>2.775</text:p>
              </table:table-cell>
              <table:table-cell office:value-type="float" office:value="3.49866">
                <text:p>3.49866</text:p>
              </table:table-cell>
              <table:table-cell office:value-type="float" office:value="2.725">
                <text:p>2.725</text:p>
              </table:table-cell>
              <table:table-cell office:value-type="float" office:value="-352.438">
                <text:p>-352.438</text:p>
              </table:table-cell>
              <table:table-cell office:value-type="float" office:value="2.6">
                <text:p>2.6</text:p>
              </table:table-cell>
              <table:table-cell office:value-type="float" office:value="-458.2983775">
                <text:p>-458.29837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75">
                <text:p>2.575</text:p>
              </table:table-cell>
              <table:table-cell office:value-type="float" office:value="-502.56">
                <text:p>-502.56</text:p>
              </table:table-cell>
              <table:table-cell office:value-type="float" office:value="2.8">
                <text:p>2.8</text:p>
              </table:table-cell>
              <table:table-cell office:value-type="float" office:value="-325.699">
                <text:p>-325.699</text:p>
              </table:table-cell>
              <table:table-cell office:value-type="float" office:value="2.8">
                <text:p>2.8</text:p>
              </table:table-cell>
              <table:table-cell office:value-type="float" office:value="3.06577">
                <text:p>3.06577</text:p>
              </table:table-cell>
              <table:table-cell office:value-type="float" office:value="2.75">
                <text:p>2.75</text:p>
              </table:table-cell>
              <table:table-cell office:value-type="float" office:value="-331.925">
                <text:p>-331.925</text:p>
              </table:table-cell>
              <table:table-cell office:value-type="float" office:value="2.625">
                <text:p>2.625</text:p>
              </table:table-cell>
              <table:table-cell office:value-type="float" office:value="-439.0100585">
                <text:p>-439.01005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">
                <text:p>2.6</text:p>
              </table:table-cell>
              <table:table-cell office:value-type="float" office:value="-471.937">
                <text:p>-471.937</text:p>
              </table:table-cell>
              <table:table-cell office:value-type="float" office:value="2.825">
                <text:p>2.825</text:p>
              </table:table-cell>
              <table:table-cell office:value-type="float" office:value="-311.549">
                <text:p>-311.549</text:p>
              </table:table-cell>
              <table:table-cell office:value-type="float" office:value="2.825">
                <text:p>2.825</text:p>
              </table:table-cell>
              <table:table-cell office:value-type="float" office:value="2.68669">
                <text:p>2.68669</text:p>
              </table:table-cell>
              <table:table-cell office:value-type="float" office:value="2.775">
                <text:p>2.775</text:p>
              </table:table-cell>
              <table:table-cell office:value-type="float" office:value="-312.832">
                <text:p>-312.832</text:p>
              </table:table-cell>
              <table:table-cell office:value-type="float" office:value="2.65">
                <text:p>2.65</text:p>
              </table:table-cell>
              <table:table-cell office:value-type="float" office:value="-420.515175">
                <text:p>-420.5151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25">
                <text:p>2.625</text:p>
              </table:table-cell>
              <table:table-cell office:value-type="float" office:value="-443.45">
                <text:p>-443.45</text:p>
              </table:table-cell>
              <table:table-cell office:value-type="float" office:value="2.85">
                <text:p>2.85</text:p>
              </table:table-cell>
              <table:table-cell office:value-type="float" office:value="-297.976">
                <text:p>-297.976</text:p>
              </table:table-cell>
              <table:table-cell office:value-type="float" office:value="2.85">
                <text:p>2.85</text:p>
              </table:table-cell>
              <table:table-cell office:value-type="float" office:value="2.35469">
                <text:p>2.35469</text:p>
              </table:table-cell>
              <table:table-cell office:value-type="float" office:value="2.8">
                <text:p>2.8</text:p>
              </table:table-cell>
              <table:table-cell office:value-type="float" office:value="-295.054">
                <text:p>-295.054</text:p>
              </table:table-cell>
              <table:table-cell office:value-type="float" office:value="2.675">
                <text:p>2.675</text:p>
              </table:table-cell>
              <table:table-cell office:value-type="float" office:value="-402.7672255">
                <text:p>-402.76722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5">
                <text:p>2.65</text:p>
              </table:table-cell>
              <table:table-cell office:value-type="float" office:value="-416.942">
                <text:p>-416.942</text:p>
              </table:table-cell>
              <table:table-cell office:value-type="float" office:value="2.875">
                <text:p>2.875</text:p>
              </table:table-cell>
              <table:table-cell office:value-type="float" office:value="-284.959">
                <text:p>-284.959</text:p>
              </table:table-cell>
              <table:table-cell office:value-type="float" office:value="2.875">
                <text:p>2.875</text:p>
              </table:table-cell>
              <table:table-cell office:value-type="float" office:value="2.06389">
                <text:p>2.06389</text:p>
              </table:table-cell>
              <table:table-cell office:value-type="float" office:value="2.825">
                <text:p>2.825</text:p>
              </table:table-cell>
              <table:table-cell office:value-type="float" office:value="-278.49">
                <text:p>-278.49</text:p>
              </table:table-cell>
              <table:table-cell office:value-type="float" office:value="2.7">
                <text:p>2.7</text:p>
              </table:table-cell>
              <table:table-cell office:value-type="float" office:value="-385.725504">
                <text:p>-385.7255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75">
                <text:p>2.675</text:p>
              </table:table-cell>
              <table:table-cell office:value-type="float" office:value="-392.265">
                <text:p>-392.265</text:p>
              </table:table-cell>
              <table:table-cell office:value-type="float" office:value="2.9">
                <text:p>2.9</text:p>
              </table:table-cell>
              <table:table-cell office:value-type="float" office:value="-272.475">
                <text:p>-272.475</text:p>
              </table:table-cell>
              <table:table-cell office:value-type="float" office:value="2.9">
                <text:p>2.9</text:p>
              </table:table-cell>
              <table:table-cell office:value-type="float" office:value="1.80916">
                <text:p>1.80916</text:p>
              </table:table-cell>
              <table:table-cell office:value-type="float" office:value="2.85">
                <text:p>2.85</text:p>
              </table:table-cell>
              <table:table-cell office:value-type="float" office:value="-263.05">
                <text:p>-263.05</text:p>
              </table:table-cell>
              <table:table-cell office:value-type="float" office:value="2.725">
                <text:p>2.725</text:p>
              </table:table-cell>
              <table:table-cell office:value-type="float" office:value="-369.3582595">
                <text:p>-369.35825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">
                <text:p>2.7</text:p>
              </table:table-cell>
              <table:table-cell office:value-type="float" office:value="-369.286">
                <text:p>-369.286</text:p>
              </table:table-cell>
              <table:table-cell office:value-type="float" office:value="2.925">
                <text:p>2.925</text:p>
              </table:table-cell>
              <table:table-cell office:value-type="float" office:value="-260.506">
                <text:p>-260.506</text:p>
              </table:table-cell>
              <table:table-cell office:value-type="float" office:value="2.925">
                <text:p>2.925</text:p>
              </table:table-cell>
              <table:table-cell office:value-type="float" office:value="1.586">
                <text:p>1.586</text:p>
              </table:table-cell>
              <table:table-cell office:value-type="float" office:value="2.875">
                <text:p>2.875</text:p>
              </table:table-cell>
              <table:table-cell office:value-type="float" office:value="-248.649">
                <text:p>-248.649</text:p>
              </table:table-cell>
              <table:table-cell office:value-type="float" office:value="2.75">
                <text:p>2.75</text:p>
              </table:table-cell>
              <table:table-cell office:value-type="float" office:value="-353.633828">
                <text:p>-353.6338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25">
                <text:p>2.725</text:p>
              </table:table-cell>
              <table:table-cell office:value-type="float" office:value="-347.88">
                <text:p>-347.88</text:p>
              </table:table-cell>
              <table:table-cell office:value-type="float" office:value="2.95">
                <text:p>2.95</text:p>
              </table:table-cell>
              <table:table-cell office:value-type="float" office:value="-249.032">
                <text:p>-249.032</text:p>
              </table:table-cell>
              <table:table-cell office:value-type="float" office:value="2.95">
                <text:p>2.95</text:p>
              </table:table-cell>
              <table:table-cell office:value-type="float" office:value="1.39049">
                <text:p>1.39049</text:p>
              </table:table-cell>
              <table:table-cell office:value-type="float" office:value="2.9">
                <text:p>2.9</text:p>
              </table:table-cell>
              <table:table-cell office:value-type="float" office:value="-235.211">
                <text:p>-235.211</text:p>
              </table:table-cell>
              <table:table-cell office:value-type="float" office:value="2.775">
                <text:p>2.775</text:p>
              </table:table-cell>
              <table:table-cell office:value-type="float" office:value="-338.526737">
                <text:p>-338.5267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5">
                <text:p>2.75</text:p>
              </table:table-cell>
              <table:table-cell office:value-type="float" office:value="-327.932">
                <text:p>-327.932</text:p>
              </table:table-cell>
              <table:table-cell office:value-type="float" office:value="2.975">
                <text:p>2.975</text:p>
              </table:table-cell>
              <table:table-cell office:value-type="float" office:value="-238.035">
                <text:p>-238.035</text:p>
              </table:table-cell>
              <table:table-cell office:value-type="float" office:value="2.975">
                <text:p>2.975</text:p>
              </table:table-cell>
              <table:table-cell office:value-type="float" office:value="1.21917">
                <text:p>1.21917</text:p>
              </table:table-cell>
              <table:table-cell office:value-type="float" office:value="2.925">
                <text:p>2.925</text:p>
              </table:table-cell>
              <table:table-cell office:value-type="float" office:value="-222.665">
                <text:p>-222.665</text:p>
              </table:table-cell>
              <table:table-cell office:value-type="float" office:value="2.8">
                <text:p>2.8</text:p>
              </table:table-cell>
              <table:table-cell office:value-type="float" office:value="-324.0128265">
                <text:p>-324.01282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75">
                <text:p>2.775</text:p>
              </table:table-cell>
              <table:table-cell office:value-type="float" office:value="-309.334">
                <text:p>-309.334</text:p>
              </table:table-cell>
              <table:table-cell office:value-type="float" office:value="3">
                <text:p>3</text:p>
              </table:table-cell>
              <table:table-cell office:value-type="float" office:value="-227.496">
                <text:p>-227.496</text:p>
              </table:table-cell>
              <table:table-cell office:value-type="float" office:value="3">
                <text:p>3</text:p>
              </table:table-cell>
              <table:table-cell office:value-type="float" office:value="1.06905">
                <text:p>1.06905</text:p>
              </table:table-cell>
              <table:table-cell office:value-type="float" office:value="2.95">
                <text:p>2.95</text:p>
              </table:table-cell>
              <table:table-cell office:value-type="float" office:value="-210.944">
                <text:p>-210.944</text:p>
              </table:table-cell>
              <table:table-cell office:value-type="float" office:value="2.825">
                <text:p>2.825</text:p>
              </table:table-cell>
              <table:table-cell office:value-type="float" office:value="-310.0713205">
                <text:p>-310.07132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">
                <text:p>2.8</text:p>
              </table:table-cell>
              <table:table-cell office:value-type="float" office:value="-291.988">
                <text:p>-291.988</text:p>
              </table:table-cell>
              <table:table-cell office:value-type="float" office:value="3.025">
                <text:p>3.025</text:p>
              </table:table-cell>
              <table:table-cell office:value-type="float" office:value="-217.398">
                <text:p>-217.398</text:p>
              </table:table-cell>
              <table:table-cell office:value-type="float" office:value="3.025">
                <text:p>3.025</text:p>
              </table:table-cell>
              <table:table-cell office:value-type="float" office:value="0.937482">
                <text:p>0.937482</text:p>
              </table:table-cell>
              <table:table-cell office:value-type="float" office:value="2.975">
                <text:p>2.975</text:p>
              </table:table-cell>
              <table:table-cell office:value-type="float" office:value="-199.987">
                <text:p>-199.987</text:p>
              </table:table-cell>
              <table:table-cell office:value-type="float" office:value="2.85">
                <text:p>2.85</text:p>
              </table:table-cell>
              <table:table-cell office:value-type="float" office:value="-296.6809205">
                <text:p>-296.68092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825">
                <text:p>2.825</text:p>
              </table:table-cell>
              <table:table-cell office:value-type="float" office:value="-275.803">
                <text:p>-275.803</text:p>
              </table:table-cell>
              <table:table-cell office:value-type="float" office:value="3.05">
                <text:p>3.05</text:p>
              </table:table-cell>
              <table:table-cell office:value-type="float" office:value="-207.725">
                <text:p>-207.725</text:p>
              </table:table-cell>
              <table:table-cell office:value-type="float" office:value="3.05">
                <text:p>3.05</text:p>
              </table:table-cell>
              <table:table-cell office:value-type="float" office:value="0.822172">
                <text:p>0.822172</text:p>
              </table:table-cell>
              <table:table-cell office:value-type="float" office:value="3">
                <text:p>3</text:p>
              </table:table-cell>
              <table:table-cell office:value-type="float" office:value="-189.74">
                <text:p>-189.74</text:p>
              </table:table-cell>
              <table:table-cell office:value-type="float" office:value="2.875">
                <text:p>2.875</text:p>
              </table:table-cell>
              <table:table-cell office:value-type="float" office:value="-283.8238605">
                <text:p>-283.82386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85">
                <text:p>2.85</text:p>
              </table:table-cell>
              <table:table-cell office:value-type="float" office:value="-260.695">
                <text:p>-260.695</text:p>
              </table:table-cell>
              <table:table-cell office:value-type="float" office:value="3.075">
                <text:p>3.075</text:p>
              </table:table-cell>
              <table:table-cell office:value-type="float" office:value="-198.459">
                <text:p>-198.459</text:p>
              </table:table-cell>
              <table:table-cell office:value-type="float" office:value="3.075">
                <text:p>3.075</text:p>
              </table:table-cell>
              <table:table-cell office:value-type="float" office:value="0.721099">
                <text:p>0.721099</text:p>
              </table:table-cell>
              <table:table-cell office:value-type="float" office:value="3.025">
                <text:p>3.025</text:p>
              </table:table-cell>
              <table:table-cell office:value-type="float" office:value="-180.151">
                <text:p>-180.151</text:p>
              </table:table-cell>
              <table:table-cell office:value-type="float" office:value="2.9">
                <text:p>2.9</text:p>
              </table:table-cell>
              <table:table-cell office:value-type="float" office:value="-271.479962">
                <text:p>-271.4799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875">
                <text:p>2.875</text:p>
              </table:table-cell>
              <table:table-cell office:value-type="float" office:value="-246.586">
                <text:p>-246.586</text:p>
              </table:table-cell>
              <table:table-cell office:value-type="float" office:value="3.1">
                <text:p>3.1</text:p>
              </table:table-cell>
              <table:table-cell office:value-type="float" office:value="-189.586">
                <text:p>-189.586</text:p>
              </table:table-cell>
              <table:table-cell office:value-type="float" office:value="3.1">
                <text:p>3.1</text:p>
              </table:table-cell>
              <table:table-cell office:value-type="float" office:value="0.632498">
                <text:p>0.632498</text:p>
              </table:table-cell>
              <table:table-cell office:value-type="float" office:value="3.05">
                <text:p>3.05</text:p>
              </table:table-cell>
              <table:table-cell office:value-type="float" office:value="-171.171">
                <text:p>-171.171</text:p>
              </table:table-cell>
              <table:table-cell office:value-type="float" office:value="2.925">
                <text:p>2.925</text:p>
              </table:table-cell>
              <table:table-cell office:value-type="float" office:value="-259.6337">
                <text:p>-259.63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9">
                <text:p>2.9</text:p>
              </table:table-cell>
              <table:table-cell office:value-type="float" office:value="-233.402">
                <text:p>-233.402</text:p>
              </table:table-cell>
              <table:table-cell office:value-type="float" office:value="3.125">
                <text:p>3.125</text:p>
              </table:table-cell>
              <table:table-cell office:value-type="float" office:value="-181.089">
                <text:p>-181.089</text:p>
              </table:table-cell>
              <table:table-cell office:value-type="float" office:value="3.125">
                <text:p>3.125</text:p>
              </table:table-cell>
              <table:table-cell office:value-type="float" office:value="0.554824">
                <text:p>0.554824</text:p>
              </table:table-cell>
              <table:table-cell office:value-type="float" office:value="3.075">
                <text:p>3.075</text:p>
              </table:table-cell>
              <table:table-cell office:value-type="float" office:value="-162.758">
                <text:p>-162.758</text:p>
              </table:table-cell>
              <table:table-cell office:value-type="float" office:value="2.95">
                <text:p>2.95</text:p>
              </table:table-cell>
              <table:table-cell office:value-type="float" office:value="-248.2672305">
                <text:p>-248.26723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925">
                <text:p>2.925</text:p>
              </table:table-cell>
              <table:table-cell office:value-type="float" office:value="-221.079">
                <text:p>-221.079</text:p>
              </table:table-cell>
              <table:table-cell office:value-type="float" office:value="3.15">
                <text:p>3.15</text:p>
              </table:table-cell>
              <table:table-cell office:value-type="float" office:value="-172.953">
                <text:p>-172.953</text:p>
              </table:table-cell>
              <table:table-cell office:value-type="float" office:value="3.15">
                <text:p>3.15</text:p>
              </table:table-cell>
              <table:table-cell office:value-type="float" office:value="0.486723">
                <text:p>0.486723</text:p>
              </table:table-cell>
              <table:table-cell office:value-type="float" office:value="3.1">
                <text:p>3.1</text:p>
              </table:table-cell>
              <table:table-cell office:value-type="float" office:value="-154.87">
                <text:p>-154.87</text:p>
              </table:table-cell>
              <table:table-cell office:value-type="float" office:value="2.975">
                <text:p>2.975</text:p>
              </table:table-cell>
              <table:table-cell office:value-type="float" office:value="-237.3644565">
                <text:p>-237.36445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95">
                <text:p>2.95</text:p>
              </table:table-cell>
              <table:table-cell office:value-type="float" office:value="-209.553">
                <text:p>-209.553</text:p>
              </table:table-cell>
              <table:table-cell office:value-type="float" office:value="3.175">
                <text:p>3.175</text:p>
              </table:table-cell>
              <table:table-cell office:value-type="float" office:value="-165.164">
                <text:p>-165.164</text:p>
              </table:table-cell>
              <table:table-cell office:value-type="float" office:value="3.175">
                <text:p>3.175</text:p>
              </table:table-cell>
              <table:table-cell office:value-type="float" office:value="0.427012">
                <text:p>0.427012</text:p>
              </table:table-cell>
              <table:table-cell office:value-type="float" office:value="3.125">
                <text:p>3.125</text:p>
              </table:table-cell>
              <table:table-cell office:value-type="float" office:value="-147.47">
                <text:p>-147.47</text:p>
              </table:table-cell>
              <table:table-cell office:value-type="float" office:value="3">
                <text:p>3</text:p>
              </table:table-cell>
              <table:table-cell office:value-type="float" office:value="-226.9080225">
                <text:p>-226.90802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75">
                <text:p>2.975</text:p>
              </table:table-cell>
              <table:table-cell office:value-type="float" office:value="-198.768">
                <text:p>-198.768</text:p>
              </table:table-cell>
              <table:table-cell office:value-type="float" office:value="3.2">
                <text:p>3.2</text:p>
              </table:table-cell>
              <table:table-cell office:value-type="float" office:value="-157.707">
                <text:p>-157.707</text:p>
              </table:table-cell>
              <table:table-cell office:value-type="float" office:value="3.2">
                <text:p>3.2</text:p>
              </table:table-cell>
              <table:table-cell office:value-type="float" office:value="0.374651">
                <text:p>0.374651</text:p>
              </table:table-cell>
              <table:table-cell office:value-type="float" office:value="3.15">
                <text:p>3.15</text:p>
              </table:table-cell>
              <table:table-cell office:value-type="float" office:value="-140.523">
                <text:p>-140.523</text:p>
              </table:table-cell>
              <table:table-cell office:value-type="float" office:value="3.025">
                <text:p>3.025</text:p>
              </table:table-cell>
              <table:table-cell office:value-type="float" office:value="-216.8823849">
                <text:p>-216.88238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-188.671">
                <text:p>-188.671</text:p>
              </table:table-cell>
              <table:table-cell office:value-type="float" office:value="3.225">
                <text:p>3.225</text:p>
              </table:table-cell>
              <table:table-cell office:value-type="float" office:value="-150.568">
                <text:p>-150.568</text:p>
              </table:table-cell>
              <table:table-cell office:value-type="float" office:value="3.225">
                <text:p>3.225</text:p>
              </table:table-cell>
              <table:table-cell office:value-type="float" office:value="0.328734">
                <text:p>0.328734</text:p>
              </table:table-cell>
              <table:table-cell office:value-type="float" office:value="3.175">
                <text:p>3.175</text:p>
              </table:table-cell>
              <table:table-cell office:value-type="float" office:value="-133.999">
                <text:p>-133.999</text:p>
              </table:table-cell>
              <table:table-cell office:value-type="float" office:value="3.05">
                <text:p>3.05</text:p>
              </table:table-cell>
              <table:table-cell office:value-type="float" office:value="-207.2728054">
                <text:p>-207.27280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25">
                <text:p>3.025</text:p>
              </table:table-cell>
              <table:table-cell office:value-type="float" office:value="-179.213">
                <text:p>-179.213</text:p>
              </table:table-cell>
              <table:table-cell office:value-type="float" office:value="3.25">
                <text:p>3.25</text:p>
              </table:table-cell>
              <table:table-cell office:value-type="float" office:value="-143.735">
                <text:p>-143.735</text:p>
              </table:table-cell>
              <table:table-cell office:value-type="float" office:value="3.25">
                <text:p>3.25</text:p>
              </table:table-cell>
              <table:table-cell office:value-type="float" office:value="0.288464">
                <text:p>0.288464</text:p>
              </table:table-cell>
              <table:table-cell office:value-type="float" office:value="3.2">
                <text:p>3.2</text:p>
              </table:table-cell>
              <table:table-cell office:value-type="float" office:value="-127.866">
                <text:p>-127.866</text:p>
              </table:table-cell>
              <table:table-cell office:value-type="float" office:value="3.075">
                <text:p>3.075</text:p>
              </table:table-cell>
              <table:table-cell office:value-type="float" office:value="-198.06239555">
                <text:p>-198.062395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5">
                <text:p>3.05</text:p>
              </table:table-cell>
              <table:table-cell office:value-type="float" office:value="-170.349">
                <text:p>-170.349</text:p>
              </table:table-cell>
              <table:table-cell office:value-type="float" office:value="3.275">
                <text:p>3.275</text:p>
              </table:table-cell>
              <table:table-cell office:value-type="float" office:value="-137.193">
                <text:p>-137.193</text:p>
              </table:table-cell>
              <table:table-cell office:value-type="float" office:value="3.275">
                <text:p>3.275</text:p>
              </table:table-cell>
              <table:table-cell office:value-type="float" office:value="0.253143">
                <text:p>0.253143</text:p>
              </table:table-cell>
              <table:table-cell office:value-type="float" office:value="3.225">
                <text:p>3.225</text:p>
              </table:table-cell>
              <table:table-cell office:value-type="float" office:value="-122.098">
                <text:p>-122.098</text:p>
              </table:table-cell>
              <table:table-cell office:value-type="float" office:value="3.1">
                <text:p>3.1</text:p>
              </table:table-cell>
              <table:table-cell office:value-type="float" office:value="-189.2381261">
                <text:p>-189.23812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75">
                <text:p>3.075</text:p>
              </table:table-cell>
              <table:table-cell office:value-type="float" office:value="-162.037">
                <text:p>-162.037</text:p>
              </table:table-cell>
              <table:table-cell office:value-type="float" office:value="3.3">
                <text:p>3.3</text:p>
              </table:table-cell>
              <table:table-cell office:value-type="float" office:value="-130.932">
                <text:p>-130.932</text:p>
              </table:table-cell>
              <table:table-cell office:value-type="float" office:value="3.3">
                <text:p>3.3</text:p>
              </table:table-cell>
              <table:table-cell office:value-type="float" office:value="0.222162">
                <text:p>0.222162</text:p>
              </table:table-cell>
              <table:table-cell office:value-type="float" office:value="3.25">
                <text:p>3.25</text:p>
              </table:table-cell>
              <table:table-cell office:value-type="float" office:value="-116.669">
                <text:p>-116.669</text:p>
              </table:table-cell>
              <table:table-cell office:value-type="float" office:value="3.125">
                <text:p>3.125</text:p>
              </table:table-cell>
              <table:table-cell office:value-type="float" office:value="-180.7838468">
                <text:p>-180.78384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1">
                <text:p>3.1</text:p>
              </table:table-cell>
              <table:table-cell office:value-type="float" office:value="-154.237">
                <text:p>-154.237</text:p>
              </table:table-cell>
              <table:table-cell office:value-type="float" office:value="3.325">
                <text:p>3.325</text:p>
              </table:table-cell>
              <table:table-cell office:value-type="float" office:value="-124.938">
                <text:p>-124.938</text:p>
              </table:table-cell>
              <table:table-cell office:value-type="float" office:value="3.325">
                <text:p>3.325</text:p>
              </table:table-cell>
              <table:table-cell office:value-type="float" office:value="0.194985">
                <text:p>0.194985</text:p>
              </table:table-cell>
              <table:table-cell office:value-type="float" office:value="3.275">
                <text:p>3.275</text:p>
              </table:table-cell>
              <table:table-cell office:value-type="float" office:value="-111.556">
                <text:p>-111.556</text:p>
              </table:table-cell>
              <table:table-cell office:value-type="float" office:value="3.15">
                <text:p>3.15</text:p>
              </table:table-cell>
              <table:table-cell office:value-type="float" office:value="-172.68530235">
                <text:p>-172.685302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25">
                <text:p>3.125</text:p>
              </table:table-cell>
              <table:table-cell office:value-type="float" office:value="-146.915">
                <text:p>-146.915</text:p>
              </table:table-cell>
              <table:table-cell office:value-type="float" office:value="3.35">
                <text:p>3.35</text:p>
              </table:table-cell>
              <table:table-cell office:value-type="float" office:value="-119.2">
                <text:p>-119.2</text:p>
              </table:table-cell>
              <table:table-cell office:value-type="float" office:value="3.35">
                <text:p>3.35</text:p>
              </table:table-cell>
              <table:table-cell office:value-type="float" office:value="0.171143">
                <text:p>0.171143</text:p>
              </table:table-cell>
              <table:table-cell office:value-type="float" office:value="3.3">
                <text:p>3.3</text:p>
              </table:table-cell>
              <table:table-cell office:value-type="float" office:value="-106.738">
                <text:p>-106.738</text:p>
              </table:table-cell>
              <table:table-cell office:value-type="float" office:value="3.175">
                <text:p>3.175</text:p>
              </table:table-cell>
              <table:table-cell office:value-type="float" office:value="-164.9291434">
                <text:p>-164.92914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5">
                <text:p>3.15</text:p>
              </table:table-cell>
              <table:table-cell office:value-type="float" office:value="-140.037">
                <text:p>-140.037</text:p>
              </table:table-cell>
              <table:table-cell office:value-type="float" office:value="3.375">
                <text:p>3.375</text:p>
              </table:table-cell>
              <table:table-cell office:value-type="float" office:value="-113.708">
                <text:p>-113.708</text:p>
              </table:table-cell>
              <table:table-cell office:value-type="float" office:value="3.375">
                <text:p>3.375</text:p>
              </table:table-cell>
              <table:table-cell office:value-type="float" office:value="0.150226">
                <text:p>0.150226</text:p>
              </table:table-cell>
              <table:table-cell office:value-type="float" office:value="3.325">
                <text:p>3.325</text:p>
              </table:table-cell>
              <table:table-cell office:value-type="float" office:value="-102.194">
                <text:p>-102.194</text:p>
              </table:table-cell>
              <table:table-cell office:value-type="float" office:value="3.2">
                <text:p>3.2</text:p>
              </table:table-cell>
              <table:table-cell office:value-type="float" office:value="-157.50094195">
                <text:p>-157.500941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75">
                <text:p>3.175</text:p>
              </table:table-cell>
              <table:table-cell office:value-type="float" office:value="-133.572">
                <text:p>-133.572</text:p>
              </table:table-cell>
              <table:table-cell office:value-type="float" office:value="3.4">
                <text:p>3.4</text:p>
              </table:table-cell>
              <table:table-cell office:value-type="float" office:value="-108.45">
                <text:p>-108.45</text:p>
              </table:table-cell>
              <table:table-cell office:value-type="float" office:value="3.4">
                <text:p>3.4</text:p>
              </table:table-cell>
              <table:table-cell office:value-type="float" office:value="0.131873">
                <text:p>0.131873</text:p>
              </table:table-cell>
              <table:table-cell office:value-type="float" office:value="3.35">
                <text:p>3.35</text:p>
              </table:table-cell>
              <table:table-cell office:value-type="float" office:value="-97.9058">
                <text:p>-97.9058</text:p>
              </table:table-cell>
              <table:table-cell office:value-type="float" office:value="3.225">
                <text:p>3.225</text:p>
              </table:table-cell>
              <table:table-cell office:value-type="float" office:value="-150.3871963">
                <text:p>-150.38719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">
                <text:p>3.2</text:p>
              </table:table-cell>
              <table:table-cell office:value-type="float" office:value="-127.491">
                <text:p>-127.491</text:p>
              </table:table-cell>
              <table:table-cell office:value-type="float" office:value="3.425">
                <text:p>3.425</text:p>
              </table:table-cell>
              <table:table-cell office:value-type="float" office:value="-103.416">
                <text:p>-103.416</text:p>
              </table:table-cell>
              <table:table-cell office:value-type="float" office:value="3.425">
                <text:p>3.425</text:p>
              </table:table-cell>
              <table:table-cell office:value-type="float" office:value="0.115769">
                <text:p>0.115769</text:p>
              </table:table-cell>
              <table:table-cell office:value-type="float" office:value="3.375">
                <text:p>3.375</text:p>
              </table:table-cell>
              <table:table-cell office:value-type="float" office:value="-93.8563">
                <text:p>-93.8563</text:p>
              </table:table-cell>
              <table:table-cell office:value-type="float" office:value="3.25">
                <text:p>3.25</text:p>
              </table:table-cell>
              <table:table-cell office:value-type="float" office:value="-143.5763448">
                <text:p>-143.57634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25">
                <text:p>3.225</text:p>
              </table:table-cell>
              <table:table-cell office:value-type="float" office:value="-121.769">
                <text:p>-121.769</text:p>
              </table:table-cell>
              <table:table-cell office:value-type="float" office:value="3.45">
                <text:p>3.45</text:p>
              </table:table-cell>
              <table:table-cell office:value-type="float" office:value="-98.5964">
                <text:p>-98.5964</text:p>
              </table:table-cell>
              <table:table-cell office:value-type="float" office:value="3.45">
                <text:p>3.45</text:p>
              </table:table-cell>
              <table:table-cell office:value-type="float" office:value="0.101638">
                <text:p>0.101638</text:p>
              </table:table-cell>
              <table:table-cell office:value-type="float" office:value="3.4">
                <text:p>3.4</text:p>
              </table:table-cell>
              <table:table-cell office:value-type="float" office:value="-90.0296">
                <text:p>-90.0296</text:p>
              </table:table-cell>
              <table:table-cell office:value-type="float" office:value="3.275">
                <text:p>3.275</text:p>
              </table:table-cell>
              <table:table-cell office:value-type="float" office:value="-137.05377135">
                <text:p>-137.053771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5">
                <text:p>3.25</text:p>
              </table:table-cell>
              <table:table-cell office:value-type="float" office:value="-116.381">
                <text:p>-116.381</text:p>
              </table:table-cell>
              <table:table-cell office:value-type="float" office:value="3.475">
                <text:p>3.475</text:p>
              </table:table-cell>
              <table:table-cell office:value-type="float" office:value="-93.9819">
                <text:p>-93.9819</text:p>
              </table:table-cell>
              <table:table-cell office:value-type="float" office:value="3.475">
                <text:p>3.475</text:p>
              </table:table-cell>
              <table:table-cell office:value-type="float" office:value="0.0892371">
                <text:p>0.0892371</text:p>
              </table:table-cell>
              <table:table-cell office:value-type="float" office:value="3.425">
                <text:p>3.425</text:p>
              </table:table-cell>
              <table:table-cell office:value-type="float" office:value="-86.4108">
                <text:p>-86.4108</text:p>
              </table:table-cell>
              <table:table-cell office:value-type="float" office:value="3.3">
                <text:p>3.3</text:p>
              </table:table-cell>
              <table:table-cell office:value-type="float" office:value="-130.8098109">
                <text:p>-130.80981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75">
                <text:p>3.275</text:p>
              </table:table-cell>
              <table:table-cell office:value-type="float" office:value="-111.303">
                <text:p>-111.303</text:p>
              </table:table-cell>
              <table:table-cell office:value-type="float" office:value="3.5">
                <text:p>3.5</text:p>
              </table:table-cell>
              <table:table-cell office:value-type="float" office:value="-89.5635">
                <text:p>-89.5635</text:p>
              </table:table-cell>
              <table:table-cell office:value-type="float" office:value="3.5">
                <text:p>3.5</text:p>
              </table:table-cell>
              <table:table-cell office:value-type="float" office:value="0.0783536">
                <text:p>0.0783536</text:p>
              </table:table-cell>
              <table:table-cell office:value-type="float" office:value="3.45">
                <text:p>3.45</text:p>
              </table:table-cell>
              <table:table-cell office:value-type="float" office:value="-82.9863">
                <text:p>-82.9863</text:p>
              </table:table-cell>
              <table:table-cell office:value-type="float" office:value="3.325">
                <text:p>3.325</text:p>
              </table:table-cell>
              <table:table-cell office:value-type="float" office:value="-124.83075825">
                <text:p>-124.830758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">
                <text:p>3.3</text:p>
              </table:table-cell>
              <table:table-cell office:value-type="float" office:value="-106.516">
                <text:p>-106.516</text:p>
              </table:table-cell>
              <table:table-cell office:value-type="float" office:value="3.525">
                <text:p>3.525</text:p>
              </table:table-cell>
              <table:table-cell office:value-type="float" office:value="-85.3325">
                <text:p>-85.3325</text:p>
              </table:table-cell>
              <table:table-cell office:value-type="float" office:value="3.525">
                <text:p>3.525</text:p>
              </table:table-cell>
              <table:table-cell office:value-type="float" office:value="0.0688014">
                <text:p>0.0688014</text:p>
              </table:table-cell>
              <table:table-cell office:value-type="float" office:value="3.475">
                <text:p>3.475</text:p>
              </table:table-cell>
              <table:table-cell office:value-type="float" office:value="-79.7435">
                <text:p>-79.7435</text:p>
              </table:table-cell>
              <table:table-cell office:value-type="float" office:value="3.35">
                <text:p>3.35</text:p>
              </table:table-cell>
              <table:table-cell office:value-type="float" office:value="-119.10587135">
                <text:p>-119.105871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25">
                <text:p>3.325</text:p>
              </table:table-cell>
              <table:table-cell office:value-type="float" office:value="-101.999">
                <text:p>-101.999</text:p>
              </table:table-cell>
              <table:table-cell office:value-type="float" office:value="3.55">
                <text:p>3.55</text:p>
              </table:table-cell>
              <table:table-cell office:value-type="float" office:value="-81.2809">
                <text:p>-81.2809</text:p>
              </table:table-cell>
              <table:table-cell office:value-type="float" office:value="3.55">
                <text:p>3.55</text:p>
              </table:table-cell>
              <table:table-cell office:value-type="float" office:value="0.060417">
                <text:p>0.060417</text:p>
              </table:table-cell>
              <table:table-cell office:value-type="float" office:value="3.5">
                <text:p>3.5</text:p>
              </table:table-cell>
              <table:table-cell office:value-type="float" office:value="-76.6705">
                <text:p>-76.6705</text:p>
              </table:table-cell>
              <table:table-cell office:value-type="float" office:value="3.375">
                <text:p>3.375</text:p>
              </table:table-cell>
              <table:table-cell office:value-type="float" office:value="-113.6253757">
                <text:p>-113.62537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35">
                <text:p>3.35</text:p>
              </table:table-cell>
              <table:table-cell office:value-type="float" office:value="-97.7347">
                <text:p>-97.7347</text:p>
              </table:table-cell>
              <table:table-cell office:value-type="float" office:value="3.575">
                <text:p>3.575</text:p>
              </table:table-cell>
              <table:table-cell office:value-type="float" office:value="-77.4008">
                <text:p>-77.4008</text:p>
              </table:table-cell>
              <table:table-cell office:value-type="float" office:value="3.575">
                <text:p>3.575</text:p>
              </table:table-cell>
              <table:table-cell office:value-type="float" office:value="0.0530573">
                <text:p>0.0530573</text:p>
              </table:table-cell>
              <table:table-cell office:value-type="float" office:value="3.525">
                <text:p>3.525</text:p>
              </table:table-cell>
              <table:table-cell office:value-type="float" office:value="-73.7565">
                <text:p>-73.7565</text:p>
              </table:table-cell>
              <table:table-cell office:value-type="float" office:value="3.4">
                <text:p>3.4</text:p>
              </table:table-cell>
              <table:table-cell office:value-type="float" office:value="-108.37746985">
                <text:p>-108.377469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375">
                <text:p>3.375</text:p>
              </table:table-cell>
              <table:table-cell office:value-type="float" office:value="-93.7061">
                <text:p>-93.7061</text:p>
              </table:table-cell>
              <table:table-cell office:value-type="float" office:value="3.6">
                <text:p>3.6</text:p>
              </table:table-cell>
              <table:table-cell office:value-type="float" office:value="-73.6848">
                <text:p>-73.6848</text:p>
              </table:table-cell>
              <table:table-cell office:value-type="float" office:value="3.6">
                <text:p>3.6</text:p>
              </table:table-cell>
              <table:table-cell office:value-type="float" office:value="0.0465967">
                <text:p>0.0465967</text:p>
              </table:table-cell>
              <table:table-cell office:value-type="float" office:value="3.55">
                <text:p>3.55</text:p>
              </table:table-cell>
              <table:table-cell office:value-type="float" office:value="-70.9913">
                <text:p>-70.9913</text:p>
              </table:table-cell>
              <table:table-cell office:value-type="float" office:value="3.425">
                <text:p>3.425</text:p>
              </table:table-cell>
              <table:table-cell office:value-type="float" office:value="-103.35232705">
                <text:p>-103.352327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">
                <text:p>3.4</text:p>
              </table:table-cell>
              <table:table-cell office:value-type="float" office:value="-89.8977">
                <text:p>-89.8977</text:p>
              </table:table-cell>
              <table:table-cell office:value-type="float" office:value="3.625">
                <text:p>3.625</text:p>
              </table:table-cell>
              <table:table-cell office:value-type="float" office:value="-70.1258">
                <text:p>-70.1258</text:p>
              </table:table-cell>
              <table:table-cell office:value-type="float" office:value="3.625">
                <text:p>3.625</text:p>
              </table:table-cell>
              <table:table-cell office:value-type="float" office:value="0.0409249">
                <text:p>0.0409249</text:p>
              </table:table-cell>
              <table:table-cell office:value-type="float" office:value="3.575">
                <text:p>3.575</text:p>
              </table:table-cell>
              <table:table-cell office:value-type="float" office:value="-68.3655">
                <text:p>-68.3655</text:p>
              </table:table-cell>
              <table:table-cell office:value-type="float" office:value="3.45">
                <text:p>3.45</text:p>
              </table:table-cell>
              <table:table-cell office:value-type="float" office:value="-98.5404991">
                <text:p>-98.54049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425">
                <text:p>3.425</text:p>
              </table:table-cell>
              <table:table-cell office:value-type="float" office:value="-86.295">
                <text:p>-86.295</text:p>
              </table:table-cell>
              <table:table-cell office:value-type="float" office:value="3.65">
                <text:p>3.65</text:p>
              </table:table-cell>
              <table:table-cell office:value-type="float" office:value="-66.717">
                <text:p>-66.717</text:p>
              </table:table-cell>
              <table:table-cell office:value-type="float" office:value="3.65">
                <text:p>3.65</text:p>
              </table:table-cell>
              <table:table-cell office:value-type="float" office:value="0.0359454">
                <text:p>0.0359454</text:p>
              </table:table-cell>
              <table:table-cell office:value-type="float" office:value="3.6">
                <text:p>3.6</text:p>
              </table:table-cell>
              <table:table-cell office:value-type="float" office:value="-65.8703">
                <text:p>-65.8703</text:p>
              </table:table-cell>
              <table:table-cell office:value-type="float" office:value="3.475">
                <text:p>3.475</text:p>
              </table:table-cell>
              <table:table-cell office:value-type="float" office:value="-93.932819595">
                <text:p>-93.9328195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45">
                <text:p>3.45</text:p>
              </table:table-cell>
              <table:table-cell office:value-type="float" office:value="-82.8847">
                <text:p>-82.8847</text:p>
              </table:table-cell>
              <table:table-cell office:value-type="float" office:value="3.675">
                <text:p>3.675</text:p>
              </table:table-cell>
              <table:table-cell office:value-type="float" office:value="-63.452">
                <text:p>-63.452</text:p>
              </table:table-cell>
              <table:table-cell office:value-type="float" office:value="3.675">
                <text:p>3.675</text:p>
              </table:table-cell>
              <table:table-cell office:value-type="float" office:value="0.0315734">
                <text:p>0.0315734</text:p>
              </table:table-cell>
              <table:table-cell office:value-type="float" office:value="3.625">
                <text:p>3.625</text:p>
              </table:table-cell>
              <table:table-cell office:value-type="float" office:value="-63.4978">
                <text:p>-63.4978</text:p>
              </table:table-cell>
              <table:table-cell office:value-type="float" office:value="3.5">
                <text:p>3.5</text:p>
              </table:table-cell>
              <table:table-cell office:value-type="float" office:value="-89.52040552">
                <text:p>-89.520405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475">
                <text:p>3.475</text:p>
              </table:table-cell>
              <table:table-cell office:value-type="float" office:value="-79.6542">
                <text:p>-79.6542</text:p>
              </table:table-cell>
              <table:table-cell office:value-type="float" office:value="3.7">
                <text:p>3.7</text:p>
              </table:table-cell>
              <table:table-cell office:value-type="float" office:value="-60.3248">
                <text:p>-60.3248</text:p>
              </table:table-cell>
              <table:table-cell office:value-type="float" office:value="3.7">
                <text:p>3.7</text:p>
              </table:table-cell>
              <table:table-cell office:value-type="float" office:value="0.0277346">
                <text:p>0.0277346</text:p>
              </table:table-cell>
              <table:table-cell office:value-type="float" office:value="3.65">
                <text:p>3.65</text:p>
              </table:table-cell>
              <table:table-cell office:value-type="float" office:value="-61.2402">
                <text:p>-61.2402</text:p>
              </table:table-cell>
              <table:table-cell office:value-type="float" office:value="3.525">
                <text:p>3.525</text:p>
              </table:table-cell>
              <table:table-cell office:value-type="float" office:value="-85.29465923">
                <text:p>-85.294659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5">
                <text:p>3.5</text:p>
              </table:table-cell>
              <table:table-cell office:value-type="float" office:value="-76.5921">
                <text:p>-76.5921</text:p>
              </table:table-cell>
              <table:table-cell office:value-type="float" office:value="3.725">
                <text:p>3.725</text:p>
              </table:table-cell>
              <table:table-cell office:value-type="float" office:value="-57.3294">
                <text:p>-57.3294</text:p>
              </table:table-cell>
              <table:table-cell office:value-type="float" office:value="3.725">
                <text:p>3.725</text:p>
              </table:table-cell>
              <table:table-cell office:value-type="float" office:value="0.0243637">
                <text:p>0.0243637</text:p>
              </table:table-cell>
              <table:table-cell office:value-type="float" office:value="3.675">
                <text:p>3.675</text:p>
              </table:table-cell>
              <table:table-cell office:value-type="float" office:value="-59.0905">
                <text:p>-59.0905</text:p>
              </table:table-cell>
              <table:table-cell office:value-type="float" office:value="3.55">
                <text:p>3.55</text:p>
              </table:table-cell>
              <table:table-cell office:value-type="float" office:value="-81.24767065">
                <text:p>-81.247670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525">
                <text:p>3.525</text:p>
              </table:table-cell>
              <table:table-cell office:value-type="float" office:value="-73.6877">
                <text:p>-73.6877</text:p>
              </table:table-cell>
              <table:table-cell office:value-type="float" office:value="3.75">
                <text:p>3.75</text:p>
              </table:table-cell>
              <table:table-cell office:value-type="float" office:value="-54.4605">
                <text:p>-54.4605</text:p>
              </table:table-cell>
              <table:table-cell office:value-type="float" office:value="3.75">
                <text:p>3.75</text:p>
              </table:table-cell>
              <table:table-cell office:value-type="float" office:value="0.0214036">
                <text:p>0.0214036</text:p>
              </table:table-cell>
              <table:table-cell office:value-type="float" office:value="3.7">
                <text:p>3.7</text:p>
              </table:table-cell>
              <table:table-cell office:value-type="float" office:value="-57.0423">
                <text:p>-57.0423</text:p>
              </table:table-cell>
              <table:table-cell office:value-type="float" office:value="3.575">
                <text:p>3.575</text:p>
              </table:table-cell>
              <table:table-cell office:value-type="float" office:value="-77.371618485">
                <text:p>-77.3716184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55">
                <text:p>3.55</text:p>
              </table:table-cell>
              <table:table-cell office:value-type="float" office:value="-70.9308">
                <text:p>-70.9308</text:p>
              </table:table-cell>
              <table:table-cell office:value-type="float" office:value="3.775">
                <text:p>3.775</text:p>
              </table:table-cell>
              <table:table-cell office:value-type="float" office:value="-51.7127">
                <text:p>-51.7127</text:p>
              </table:table-cell>
              <table:table-cell office:value-type="float" office:value="3.775">
                <text:p>3.775</text:p>
              </table:table-cell>
              <table:table-cell office:value-type="float" office:value="0.0188041">
                <text:p>0.0188041</text:p>
              </table:table-cell>
              <table:table-cell office:value-type="float" office:value="3.725">
                <text:p>3.725</text:p>
              </table:table-cell>
              <table:table-cell office:value-type="float" office:value="-55.0895">
                <text:p>-55.0895</text:p>
              </table:table-cell>
              <table:table-cell office:value-type="float" office:value="3.6">
                <text:p>3.6</text:p>
              </table:table-cell>
              <table:table-cell office:value-type="float" office:value="-73.659171815">
                <text:p>-73.6591718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575">
                <text:p>3.575</text:p>
              </table:table-cell>
              <table:table-cell office:value-type="float" office:value="-68.3124">
                <text:p>-68.3124</text:p>
              </table:table-cell>
              <table:table-cell office:value-type="float" office:value="3.8">
                <text:p>3.8</text:p>
              </table:table-cell>
              <table:table-cell office:value-type="float" office:value="-49.0812">
                <text:p>-49.0812</text:p>
              </table:table-cell>
              <table:table-cell office:value-type="float" office:value="3.8">
                <text:p>3.8</text:p>
              </table:table-cell>
              <table:table-cell office:value-type="float" office:value="0.016521">
                <text:p>0.016521</text:p>
              </table:table-cell>
              <table:table-cell office:value-type="float" office:value="3.75">
                <text:p>3.75</text:p>
              </table:table-cell>
              <table:table-cell office:value-type="float" office:value="-53.2263">
                <text:p>-53.2263</text:p>
              </table:table-cell>
              <table:table-cell office:value-type="float" office:value="3.625">
                <text:p>3.625</text:p>
              </table:table-cell>
              <table:table-cell office:value-type="float" office:value="-70.103291305">
                <text:p>-70.1032913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6">
                <text:p>3.6</text:p>
              </table:table-cell>
              <table:table-cell office:value-type="float" office:value="-65.8237">
                <text:p>-65.8237</text:p>
              </table:table-cell>
              <table:table-cell office:value-type="float" office:value="3.825">
                <text:p>3.825</text:p>
              </table:table-cell>
              <table:table-cell office:value-type="float" office:value="-46.5613">
                <text:p>-46.5613</text:p>
              </table:table-cell>
              <table:table-cell office:value-type="float" office:value="3.825">
                <text:p>3.825</text:p>
              </table:table-cell>
              <table:table-cell office:value-type="float" office:value="0.0145159">
                <text:p>0.0145159</text:p>
              </table:table-cell>
              <table:table-cell office:value-type="float" office:value="3.775">
                <text:p>3.775</text:p>
              </table:table-cell>
              <table:table-cell office:value-type="float" office:value="-51.4475">
                <text:p>-51.4475</text:p>
              </table:table-cell>
              <table:table-cell office:value-type="float" office:value="3.65">
                <text:p>3.65</text:p>
              </table:table-cell>
              <table:table-cell office:value-type="float" office:value="-66.69723003">
                <text:p>-66.697230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625">
                <text:p>3.625</text:p>
              </table:table-cell>
              <table:table-cell office:value-type="float" office:value="-63.4568">
                <text:p>-63.4568</text:p>
              </table:table-cell>
              <table:table-cell office:value-type="float" office:value="3.85">
                <text:p>3.85</text:p>
              </table:table-cell>
              <table:table-cell office:value-type="float" office:value="-44.1485">
                <text:p>-44.1485</text:p>
              </table:table-cell>
              <table:table-cell office:value-type="float" office:value="3.85">
                <text:p>3.85</text:p>
              </table:table-cell>
              <table:table-cell office:value-type="float" office:value="0.0127547">
                <text:p>0.0127547</text:p>
              </table:table-cell>
              <table:table-cell office:value-type="float" office:value="3.8">
                <text:p>3.8</text:p>
              </table:table-cell>
              <table:table-cell office:value-type="float" office:value="-49.7483">
                <text:p>-49.7483</text:p>
              </table:table-cell>
              <table:table-cell office:value-type="float" office:value="3.675">
                <text:p>3.675</text:p>
              </table:table-cell>
              <table:table-cell office:value-type="float" office:value="-63.43463463">
                <text:p>-63.434634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65">
                <text:p>3.65</text:p>
              </table:table-cell>
              <table:table-cell office:value-type="float" office:value="-61.2042">
                <text:p>-61.2042</text:p>
              </table:table-cell>
              <table:table-cell office:value-type="float" office:value="3.875">
                <text:p>3.875</text:p>
              </table:table-cell>
              <table:table-cell office:value-type="float" office:value="-41.8385">
                <text:p>-41.8385</text:p>
              </table:table-cell>
              <table:table-cell office:value-type="float" office:value="3.875">
                <text:p>3.875</text:p>
              </table:table-cell>
              <table:table-cell office:value-type="float" office:value="0.0112077">
                <text:p>0.0112077</text:p>
              </table:table-cell>
              <table:table-cell office:value-type="float" office:value="3.825">
                <text:p>3.825</text:p>
              </table:table-cell>
              <table:table-cell office:value-type="float" office:value="-48.1239">
                <text:p>-48.1239</text:p>
              </table:table-cell>
              <table:table-cell office:value-type="float" office:value="3.7">
                <text:p>3.7</text:p>
              </table:table-cell>
              <table:table-cell office:value-type="float" office:value="-60.30954597">
                <text:p>-60.309545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675">
                <text:p>3.675</text:p>
              </table:table-cell>
              <table:table-cell office:value-type="float" office:value="-59.059">
                <text:p>-59.059</text:p>
              </table:table-cell>
              <table:table-cell office:value-type="float" office:value="3.9">
                <text:p>3.9</text:p>
              </table:table-cell>
              <table:table-cell office:value-type="float" office:value="-39.6274">
                <text:p>-39.6274</text:p>
              </table:table-cell>
              <table:table-cell office:value-type="float" office:value="3.9">
                <text:p>3.9</text:p>
              </table:table-cell>
              <table:table-cell office:value-type="float" office:value="0.00984882">
                <text:p>0.00984882</text:p>
              </table:table-cell>
              <table:table-cell office:value-type="float" office:value="3.85">
                <text:p>3.85</text:p>
              </table:table-cell>
              <table:table-cell office:value-type="float" office:value="-46.5702">
                <text:p>-46.5702</text:p>
              </table:table-cell>
              <table:table-cell office:value-type="float" office:value="3.725">
                <text:p>3.725</text:p>
              </table:table-cell>
              <table:table-cell office:value-type="float" office:value="-57.315999965">
                <text:p>-57.3159999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7">
                <text:p>3.7</text:p>
              </table:table-cell>
              <table:table-cell office:value-type="float" office:value="-57.0146">
                <text:p>-57.0146</text:p>
              </table:table-cell>
              <table:table-cell office:value-type="float" office:value="3.925">
                <text:p>3.925</text:p>
              </table:table-cell>
              <table:table-cell office:value-type="float" office:value="-37.5114">
                <text:p>-37.5114</text:p>
              </table:table-cell>
              <table:table-cell office:value-type="float" office:value="3.925">
                <text:p>3.925</text:p>
              </table:table-cell>
              <table:table-cell office:value-type="float" office:value="0.00865507">
                <text:p>0.00865507</text:p>
              </table:table-cell>
              <table:table-cell office:value-type="float" office:value="3.875">
                <text:p>3.875</text:p>
              </table:table-cell>
              <table:table-cell office:value-type="float" office:value="-45.0832">
                <text:p>-45.0832</text:p>
              </table:table-cell>
              <table:table-cell office:value-type="float" office:value="3.75">
                <text:p>3.75</text:p>
              </table:table-cell>
              <table:table-cell office:value-type="float" office:value="-54.44872802">
                <text:p>-54.448728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725">
                <text:p>3.725</text:p>
              </table:table-cell>
              <table:table-cell office:value-type="float" office:value="-55.0651">
                <text:p>-55.0651</text:p>
              </table:table-cell>
              <table:table-cell office:value-type="float" office:value="3.95">
                <text:p>3.95</text:p>
              </table:table-cell>
              <table:table-cell office:value-type="float" office:value="-35.4868">
                <text:p>-35.4868</text:p>
              </table:table-cell>
              <table:table-cell office:value-type="float" office:value="3.95">
                <text:p>3.95</text:p>
              </table:table-cell>
              <table:table-cell office:value-type="float" office:value="0.00760634">
                <text:p>0.00760634</text:p>
              </table:table-cell>
              <table:table-cell office:value-type="float" office:value="3.9">
                <text:p>3.9</text:p>
              </table:table-cell>
              <table:table-cell office:value-type="float" office:value="-43.659">
                <text:p>-43.659</text:p>
              </table:table-cell>
              <table:table-cell office:value-type="float" office:value="3.775">
                <text:p>3.775</text:p>
              </table:table-cell>
              <table:table-cell office:value-type="float" office:value="-51.702357745">
                <text:p>-51.7023577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75">
                <text:p>3.75</text:p>
              </table:table-cell>
              <table:table-cell office:value-type="float" office:value="-53.2049">
                <text:p>-53.2049</text:p>
              </table:table-cell>
              <table:table-cell office:value-type="float" office:value="3.975">
                <text:p>3.975</text:p>
              </table:table-cell>
              <table:table-cell office:value-type="float" office:value="-33.5502">
                <text:p>-33.5502</text:p>
              </table:table-cell>
              <table:table-cell office:value-type="float" office:value="3.975">
                <text:p>3.975</text:p>
              </table:table-cell>
              <table:table-cell office:value-type="float" office:value="0.00668499">
                <text:p>0.00668499</text:p>
              </table:table-cell>
              <table:table-cell office:value-type="float" office:value="3.925">
                <text:p>3.925</text:p>
              </table:table-cell>
              <table:table-cell office:value-type="float" office:value="-42.2944">
                <text:p>-42.2944</text:p>
              </table:table-cell>
              <table:table-cell office:value-type="float" office:value="3.8">
                <text:p>3.8</text:p>
              </table:table-cell>
              <table:table-cell office:value-type="float" office:value="-49.07211345">
                <text:p>-49.072113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775">
                <text:p>3.775</text:p>
              </table:table-cell>
              <table:table-cell office:value-type="float" office:value="-51.4287">
                <text:p>-51.4287</text:p>
              </table:table-cell>
              <table:table-cell office:value-type="float" office:value="4">
                <text:p>4</text:p>
              </table:table-cell>
              <table:table-cell office:value-type="float" office:value="-31.6984">
                <text:p>-31.6984</text:p>
              </table:table-cell>
              <table:table-cell office:value-type="float" office:value="4">
                <text:p>4</text:p>
              </table:table-cell>
              <table:table-cell office:value-type="float" office:value="0.00587549">
                <text:p>0.00587549</text:p>
              </table:table-cell>
              <table:table-cell office:value-type="float" office:value="3.95">
                <text:p>3.95</text:p>
              </table:table-cell>
              <table:table-cell office:value-type="float" office:value="-40.9859">
                <text:p>-40.9859</text:p>
              </table:table-cell>
              <table:table-cell office:value-type="float" office:value="3.825">
                <text:p>3.825</text:p>
              </table:table-cell>
              <table:table-cell office:value-type="float" office:value="-46.553316255">
                <text:p>-46.5533162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8">
                <text:p>3.8</text:p>
              </table:table-cell>
              <table:table-cell office:value-type="float" office:value="-49.7318">
                <text:p>-49.7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5">
                <text:p>3.975</text:p>
              </table:table-cell>
              <table:table-cell office:value-type="float" office:value="-39.7306">
                <text:p>-39.7306</text:p>
              </table:table-cell>
              <table:table-cell office:value-type="float" office:value="3.85">
                <text:p>3.85</text:p>
              </table:table-cell>
              <table:table-cell office:value-type="float" office:value="-44.141484915">
                <text:p>-44.1414849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825">
                <text:p>3.825</text:p>
              </table:table-cell>
              <table:table-cell office:value-type="float" office:value="-48.1094">
                <text:p>-48.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38.5257">
                <text:p>-38.5257</text:p>
              </table:table-cell>
              <table:table-cell office:value-type="float" office:value="3.875">
                <text:p>3.875</text:p>
              </table:table-cell>
              <table:table-cell office:value-type="float" office:value="-41.832335765">
                <text:p>-41.8323357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85">
                <text:p>3.85</text:p>
              </table:table-cell>
              <table:table-cell office:value-type="float" office:value="-46.5575">
                <text:p>-46.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-39.621983149">
                <text:p>-39.6219831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875">
                <text:p>3.875</text:p>
              </table:table-cell>
              <table:table-cell office:value-type="float" office:value="-45.072">
                <text:p>-45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5">
                <text:p>3.925</text:p>
              </table:table-cell>
              <table:table-cell office:value-type="float" office:value="-37.5066397115">
                <text:p>-37.5066397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9">
                <text:p>3.9</text:p>
              </table:table-cell>
              <table:table-cell office:value-type="float" office:value="-43.6492">
                <text:p>-43.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-35.482616513">
                <text:p>-35.4826165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25">
                <text:p>3.925</text:p>
              </table:table-cell>
              <table:table-cell office:value-type="float" office:value="-42.2857">
                <text:p>-42.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5">
                <text:p>3.975</text:p>
              </table:table-cell>
              <table:table-cell office:value-type="float" office:value="-33.5465232555">
                <text:p>-33.54652325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95">
                <text:p>3.95</text:p>
              </table:table-cell>
              <table:table-cell office:value-type="float" office:value="-40.9783">
                <text:p>-40.9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31.6951684805">
                <text:p>-31.6951684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975">
                <text:p>3.975</text:p>
              </table:table-cell>
              <table:table-cell office:value-type="float" office:value="-39.7239">
                <text:p>-39.7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-38.5198">
                <text:p>-38.5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legend chart:legend-position="end" svg:x="14.463cm" svg:y="4.192cm" style:legend-expansion="high" chart:style-name="ch2"/>
        <chart:plot-area chart:style-name="ch3" table:cell-range-address="Tabelle2.B3:Tabelle2.C26" chart:data-source-has-labels="row" svg:x="0.319cm" svg:y="0.179cm" svg:width="13.825cm" svg:height="8.631cm">
          <chart:coordinate-region svg:x="2.073cm" svg:y="0.381cm" svg:width="11.783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2.C4:Tabelle2.C26" chart:label-cell-address="Tabelle2.C3:Tabelle2.C3" chart:class="chart:scatter">
            <chart:domain table:cell-range-address="Tabelle2.B4:Tabelle2.B26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d</text:p>
                <draw:g>
                  <svg:desc>Tabelle2.C3:Tabelle2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2.B4:Tabelle2.B26</svg:desc>
                </draw:g>
              </table:table-cell>
              <table:table-cell office:value-type="float" office:value="1.69E-015">
                <text:p>1.69E-015</text:p>
                <draw:g>
                  <svg:desc>Tabelle2.C4:Tabelle2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.11E-015">
                <text:p>1.11E-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9.76E-016">
                <text:p>9.76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8.87E-016">
                <text:p>8.87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8.17E-016">
                <text:p>8.17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7.58E-016">
                <text:p>7.58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7.07E-016">
                <text:p>7.07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">
                <text:p>175</text:p>
              </table:table-cell>
              <table:table-cell office:value-type="float" office:value="6.6E-016">
                <text:p>6.6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6.16E-016">
                <text:p>6.16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">
                <text:p>225</text:p>
              </table:table-cell>
              <table:table-cell office:value-type="float" office:value="5.75E-016">
                <text:p>5.75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5.36E-016">
                <text:p>5.36E-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4.6E-016">
                <text:p>4.6E-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3.04E-016">
                <text:p>3.04E-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">
                <text:p>450</text:p>
              </table:table-cell>
              <table:table-cell office:value-type="float" office:value="2.08E-016">
                <text:p>2.08E-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1.45E-016">
                <text:p>1.45E-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9">
                <text:p>499</text:p>
              </table:table-cell>
              <table:table-cell office:value-type="float" office:value="2.04E-017">
                <text:p>2.04E-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ash" draw:display-name="Long Dash" draw:style="rect" draw:dots1="1" draw:dots1-length="400%" draw:distance="300%"/>
  </office:styles>
</office:document-styles>
</file>